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13cm"/>
    </style:style>
    <style:style style:name="co2" style:family="table-column">
      <style:table-column-properties fo:break-before="auto" style:column-width="2.90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style-name="Default" office:value-type="string">
            <text:p>Mesure effectuée le 31/03/2014 à 15:17</text:p>
          </table:table-cell>
          <table:table-cell table:number-columns-repeated="1023"/>
        </table:table-row>
        <table:table-row table:style-name="ro2">
          <table:table-cell table:style-name="Default" office:value-type="string">
            <text:p>exl 116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Vitesse 0.1mm/s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Section 0.9mm2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gain force</text:p>
          </table:table-cell>
          <table:table-cell office:value-type="string">
            <text:p>gain longi</text:p>
          </table:table-cell>
          <table:table-cell office:value-type="string">
            <text:p>fact <text:s/>J longi</text:p>
          </table:table-cell>
          <table:table-cell office:value-type="string">
            <text:p>gain J trans</text:p>
          </table:table-cell>
          <table:table-cell office:value-type="string">
            <text:p>fact <text:s/>J trans <text:s/></text:p>
          </table:table-cell>
          <table:table-cell office:value-type="string">
            <text:p>section mm² </text:p>
          </table:table-cell>
          <table:table-cell table:number-columns-repeated="1018"/>
        </table:table-row>
        <table:table-row table:style-name="ro1">
          <table:table-cell office:value-type="float" office:value="0.004">
            <text:p>0,004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9">
            <text:p>0,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ontrainte MPa <text:s/></text:p>
          </table:table-cell>
          <table:table-cell office:value-type="string">
            <text:p>def longi</text:p>
          </table:table-cell>
          <table:table-cell office:value-type="string">
            <text:p>def trans </text:p>
          </table:table-cell>
          <table:table-cell office:value-type="string">
            <text:p>Force en kN</text:p>
          </table:table-cell>
          <table:table-cell office:value-type="string">
            <text:p>Position</text:p>
          </table:table-cell>
          <table:table-cell table:number-columns-repeated="1019"/>
        </table:table-row>
        <table:table-row table:style-name="ro1">
          <table:table-cell office:value-type="float" office:value="10.41055">
            <text:p>10,41055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09369">
            <text:p>0,009369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11.104588">
            <text:p>11,104588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009994">
            <text:p>0,009994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11.798624">
            <text:p>11,798624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010619">
            <text:p>0,010619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11.798624">
            <text:p>11,798624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10619">
            <text:p>0,010619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11.798624">
            <text:p>11,798624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010619">
            <text:p>0,010619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11.798624">
            <text:p>11,798624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10619">
            <text:p>0,010619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11.798624">
            <text:p>11,798624</text:p>
          </table:table-cell>
          <table:table-cell office:value-type="float" office:value="-0.003236">
            <text:p>-0,003236</text:p>
          </table:table-cell>
          <table:table-cell office:value-type="float" office:value="-0.003198">
            <text:p>-0,003198</text:p>
          </table:table-cell>
          <table:table-cell office:value-type="float" office:value="0.010619">
            <text:p>0,010619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13.186697">
            <text:p>13,186697</text:p>
          </table:table-cell>
          <table:table-cell office:value-type="float" office:value="-0.003236">
            <text:p>-0,003236</text:p>
          </table:table-cell>
          <table:table-cell office:value-type="float" office:value="-0.003198">
            <text:p>-0,003198</text:p>
          </table:table-cell>
          <table:table-cell office:value-type="float" office:value="0.011868">
            <text:p>0,011868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11.798624">
            <text:p>11,798624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10619">
            <text:p>0,010619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11.798624">
            <text:p>11,798624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10619">
            <text:p>0,010619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11.104588">
            <text:p>11,104588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09994">
            <text:p>0,009994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11.104588">
            <text:p>11,104588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009994">
            <text:p>0,009994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13.186697">
            <text:p>13,186697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11868">
            <text:p>0,011868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13.186697">
            <text:p>13,186697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011868">
            <text:p>0,011868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10.41055">
            <text:p>10,41055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09369">
            <text:p>0,009369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10.41055">
            <text:p>10,41055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09369">
            <text:p>0,009369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10.41055">
            <text:p>10,41055</text:p>
          </table:table-cell>
          <table:table-cell office:value-type="float" office:value="-0.003237">
            <text:p>-0,003237</text:p>
          </table:table-cell>
          <table:table-cell office:value-type="float" office:value="-0.003198">
            <text:p>-0,003198</text:p>
          </table:table-cell>
          <table:table-cell office:value-type="float" office:value="0.009369">
            <text:p>0,009369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10.41055">
            <text:p>10,41055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009369">
            <text:p>0,009369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10.41055">
            <text:p>10,41055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009369">
            <text:p>0,009369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12.492661">
            <text:p>12,492661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11243">
            <text:p>0,011243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11.104588">
            <text:p>11,104588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009994">
            <text:p>0,009994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11.104588">
            <text:p>11,104588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09994">
            <text:p>0,009994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9.716514">
            <text:p>9,716514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08745">
            <text:p>0,008745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9.716514">
            <text:p>9,716514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008745">
            <text:p>0,008745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10.41055">
            <text:p>10,41055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009369">
            <text:p>0,009369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10.41055">
            <text:p>10,41055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09369">
            <text:p>0,009369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11.798624">
            <text:p>11,798624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10619">
            <text:p>0,010619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11.798624">
            <text:p>11,798624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010619">
            <text:p>0,010619</text:p>
          </table:table-cell>
          <table:table-cell office:value-type="float" office:value="-0.002353">
            <text:p>-0,002353</text:p>
          </table:table-cell>
          <table:table-cell table:number-columns-repeated="1019"/>
        </table:table-row>
        <table:table-row table:style-name="ro1">
          <table:table-cell office:value-type="float" office:value="9.716514">
            <text:p>9,716514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008745">
            <text:p>0,008745</text:p>
          </table:table-cell>
          <table:table-cell office:value-type="float" office:value="-0.025882">
            <text:p>-0,025882</text:p>
          </table:table-cell>
          <table:table-cell table:number-columns-repeated="1019"/>
        </table:table-row>
        <table:table-row table:style-name="ro1">
          <table:table-cell office:value-type="float" office:value="9.716514">
            <text:p>9,716514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08745">
            <text:p>0,008745</text:p>
          </table:table-cell>
          <table:table-cell office:value-type="float" office:value="-0.025882">
            <text:p>-0,025882</text:p>
          </table:table-cell>
          <table:table-cell table:number-columns-repeated="1019"/>
        </table:table-row>
        <table:table-row table:style-name="ro1">
          <table:table-cell office:value-type="float" office:value="13.880733">
            <text:p>13,880733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12493">
            <text:p>0,012493</text:p>
          </table:table-cell>
          <table:table-cell office:value-type="float" office:value="-0.047059">
            <text:p>-0,047059</text:p>
          </table:table-cell>
          <table:table-cell table:number-columns-repeated="1019"/>
        </table:table-row>
        <table:table-row table:style-name="ro1">
          <table:table-cell office:value-type="float" office:value="13.880733">
            <text:p>13,880733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12493">
            <text:p>0,012493</text:p>
          </table:table-cell>
          <table:table-cell office:value-type="float" office:value="-0.047059">
            <text:p>-0,047059</text:p>
          </table:table-cell>
          <table:table-cell table:number-columns-repeated="1019"/>
        </table:table-row>
        <table:table-row table:style-name="ro1">
          <table:table-cell office:value-type="float" office:value="14.574771">
            <text:p>14,574771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13117">
            <text:p>0,013117</text:p>
          </table:table-cell>
          <table:table-cell office:value-type="float" office:value="-0.068529">
            <text:p>-0,068529</text:p>
          </table:table-cell>
          <table:table-cell table:number-columns-repeated="1019"/>
        </table:table-row>
        <table:table-row table:style-name="ro1">
          <table:table-cell office:value-type="float" office:value="14.574771">
            <text:p>14,574771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013117">
            <text:p>0,013117</text:p>
          </table:table-cell>
          <table:table-cell office:value-type="float" office:value="-0.068529">
            <text:p>-0,068529</text:p>
          </table:table-cell>
          <table:table-cell table:number-columns-repeated="1019"/>
        </table:table-row>
        <table:table-row table:style-name="ro1">
          <table:table-cell office:value-type="float" office:value="14.574771">
            <text:p>14,574771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13117">
            <text:p>0,013117</text:p>
          </table:table-cell>
          <table:table-cell office:value-type="float" office:value="-0.089118">
            <text:p>-0,089118</text:p>
          </table:table-cell>
          <table:table-cell table:number-columns-repeated="1019"/>
        </table:table-row>
        <table:table-row table:style-name="ro1">
          <table:table-cell office:value-type="float" office:value="14.574771">
            <text:p>14,574771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13117">
            <text:p>0,013117</text:p>
          </table:table-cell>
          <table:table-cell office:value-type="float" office:value="-0.089118">
            <text:p>-0,089118</text:p>
          </table:table-cell>
          <table:table-cell table:number-columns-repeated="1019"/>
        </table:table-row>
        <table:table-row table:style-name="ro1">
          <table:table-cell office:value-type="float" office:value="16.656881">
            <text:p>16,656881</text:p>
          </table:table-cell>
          <table:table-cell office:value-type="float" office:value="-0.003232">
            <text:p>-0,003232</text:p>
          </table:table-cell>
          <table:table-cell office:value-type="float" office:value="-0.003202">
            <text:p>-0,003202</text:p>
          </table:table-cell>
          <table:table-cell office:value-type="float" office:value="0.014991">
            <text:p>0,014991</text:p>
          </table:table-cell>
          <table:table-cell office:value-type="float" office:value="-0.109412">
            <text:p>-0,109412</text:p>
          </table:table-cell>
          <table:table-cell table:number-columns-repeated="1019"/>
        </table:table-row>
        <table:table-row table:style-name="ro1">
          <table:table-cell office:value-type="float" office:value="16.656881">
            <text:p>16,656881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14991">
            <text:p>0,014991</text:p>
          </table:table-cell>
          <table:table-cell office:value-type="float" office:value="-0.109412">
            <text:p>-0,109412</text:p>
          </table:table-cell>
          <table:table-cell table:number-columns-repeated="1019"/>
        </table:table-row>
        <table:table-row table:style-name="ro1">
          <table:table-cell office:value-type="float" office:value="20.127064">
            <text:p>20,127064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18114">
            <text:p>0,018114</text:p>
          </table:table-cell>
          <table:table-cell office:value-type="float" office:value="-0.130588">
            <text:p>-0,130588</text:p>
          </table:table-cell>
          <table:table-cell table:number-columns-repeated="1019"/>
        </table:table-row>
        <table:table-row table:style-name="ro1">
          <table:table-cell office:value-type="float" office:value="20.127064">
            <text:p>20,127064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018114">
            <text:p>0,018114</text:p>
          </table:table-cell>
          <table:table-cell office:value-type="float" office:value="-0.130588">
            <text:p>-0,130588</text:p>
          </table:table-cell>
          <table:table-cell table:number-columns-repeated="1019"/>
        </table:table-row>
        <table:table-row table:style-name="ro1">
          <table:table-cell office:value-type="float" office:value="20.8211">
            <text:p>20,8211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18739">
            <text:p>0,018739</text:p>
          </table:table-cell>
          <table:table-cell office:value-type="float" office:value="-0.151176">
            <text:p>-0,151176</text:p>
          </table:table-cell>
          <table:table-cell table:number-columns-repeated="1019"/>
        </table:table-row>
        <table:table-row table:style-name="ro1">
          <table:table-cell office:value-type="float" office:value="20.8211">
            <text:p>20,8211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018739">
            <text:p>0,018739</text:p>
          </table:table-cell>
          <table:table-cell office:value-type="float" office:value="-0.151176">
            <text:p>-0,151176</text:p>
          </table:table-cell>
          <table:table-cell table:number-columns-repeated="1019"/>
        </table:table-row>
        <table:table-row table:style-name="ro1">
          <table:table-cell office:value-type="float" office:value="21.515137">
            <text:p>21,515137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019364">
            <text:p>0,019364</text:p>
          </table:table-cell>
          <table:table-cell office:value-type="float" office:value="-0.171765">
            <text:p>-0,171765</text:p>
          </table:table-cell>
          <table:table-cell table:number-columns-repeated="1019"/>
        </table:table-row>
        <table:table-row table:style-name="ro1">
          <table:table-cell office:value-type="float" office:value="21.515137">
            <text:p>21,515137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19364">
            <text:p>0,019364</text:p>
          </table:table-cell>
          <table:table-cell office:value-type="float" office:value="-0.171765">
            <text:p>-0,171765</text:p>
          </table:table-cell>
          <table:table-cell table:number-columns-repeated="1019"/>
        </table:table-row>
        <table:table-row table:style-name="ro1">
          <table:table-cell office:value-type="float" office:value="23.597248">
            <text:p>23,597248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21238">
            <text:p>0,021238</text:p>
          </table:table-cell>
          <table:table-cell office:value-type="float" office:value="-0.190882">
            <text:p>-0,190882</text:p>
          </table:table-cell>
          <table:table-cell table:number-columns-repeated="1019"/>
        </table:table-row>
        <table:table-row table:style-name="ro1">
          <table:table-cell office:value-type="float" office:value="23.597248">
            <text:p>23,597248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021238">
            <text:p>0,021238</text:p>
          </table:table-cell>
          <table:table-cell office:value-type="float" office:value="-0.190882">
            <text:p>-0,190882</text:p>
          </table:table-cell>
          <table:table-cell table:number-columns-repeated="1019"/>
        </table:table-row>
        <table:table-row table:style-name="ro1">
          <table:table-cell office:value-type="float" office:value="25.679358">
            <text:p>25,679358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023111">
            <text:p>0,023111</text:p>
          </table:table-cell>
          <table:table-cell office:value-type="float" office:value="-0.210882">
            <text:p>-0,210882</text:p>
          </table:table-cell>
          <table:table-cell table:number-columns-repeated="1019"/>
        </table:table-row>
        <table:table-row table:style-name="ro1">
          <table:table-cell office:value-type="float" office:value="25.679358">
            <text:p>25,679358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023111">
            <text:p>0,023111</text:p>
          </table:table-cell>
          <table:table-cell office:value-type="float" office:value="-0.210882">
            <text:p>-0,210882</text:p>
          </table:table-cell>
          <table:table-cell table:number-columns-repeated="1019"/>
        </table:table-row>
        <table:table-row table:style-name="ro1">
          <table:table-cell office:value-type="float" office:value="26.373394">
            <text:p>26,373394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23736">
            <text:p>0,023736</text:p>
          </table:table-cell>
          <table:table-cell office:value-type="float" office:value="-0.232059">
            <text:p>-0,232059</text:p>
          </table:table-cell>
          <table:table-cell table:number-columns-repeated="1019"/>
        </table:table-row>
        <table:table-row table:style-name="ro1">
          <table:table-cell office:value-type="float" office:value="26.373394">
            <text:p>26,373394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023736">
            <text:p>0,023736</text:p>
          </table:table-cell>
          <table:table-cell office:value-type="float" office:value="-0.232059">
            <text:p>-0,232059</text:p>
          </table:table-cell>
          <table:table-cell table:number-columns-repeated="1019"/>
        </table:table-row>
        <table:table-row table:style-name="ro1">
          <table:table-cell office:value-type="float" office:value="28.455505">
            <text:p>28,455505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02561">
            <text:p>0,02561</text:p>
          </table:table-cell>
          <table:table-cell office:value-type="float" office:value="-0.251176">
            <text:p>-0,251176</text:p>
          </table:table-cell>
          <table:table-cell table:number-columns-repeated="1019"/>
        </table:table-row>
        <table:table-row table:style-name="ro1">
          <table:table-cell office:value-type="float" office:value="28.455505">
            <text:p>28,455505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2561">
            <text:p>0,02561</text:p>
          </table:table-cell>
          <table:table-cell office:value-type="float" office:value="-0.251176">
            <text:p>-0,251176</text:p>
          </table:table-cell>
          <table:table-cell table:number-columns-repeated="1019"/>
        </table:table-row>
        <table:table-row table:style-name="ro1">
          <table:table-cell office:value-type="float" office:value="31.231651">
            <text:p>31,231651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28108">
            <text:p>0,028108</text:p>
          </table:table-cell>
          <table:table-cell office:value-type="float" office:value="-0.270294">
            <text:p>-0,270294</text:p>
          </table:table-cell>
          <table:table-cell table:number-columns-repeated="1019"/>
        </table:table-row>
        <table:table-row table:style-name="ro1">
          <table:table-cell office:value-type="float" office:value="31.231651">
            <text:p>31,231651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28108">
            <text:p>0,028108</text:p>
          </table:table-cell>
          <table:table-cell office:value-type="float" office:value="-0.270294">
            <text:p>-0,270294</text:p>
          </table:table-cell>
          <table:table-cell table:number-columns-repeated="1019"/>
        </table:table-row>
        <table:table-row table:style-name="ro1">
          <table:table-cell office:value-type="float" office:value="31.925688">
            <text:p>31,925688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28733">
            <text:p>0,028733</text:p>
          </table:table-cell>
          <table:table-cell office:value-type="float" office:value="-0.29">
            <text:p>-0,29</text:p>
          </table:table-cell>
          <table:table-cell table:number-columns-repeated="1019"/>
        </table:table-row>
        <table:table-row table:style-name="ro1">
          <table:table-cell office:value-type="float" office:value="31.925688">
            <text:p>31,925688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28733">
            <text:p>0,028733</text:p>
          </table:table-cell>
          <table:table-cell office:value-type="float" office:value="-0.29">
            <text:p>-0,29</text:p>
          </table:table-cell>
          <table:table-cell table:number-columns-repeated="1019"/>
        </table:table-row>
        <table:table-row table:style-name="ro1">
          <table:table-cell office:value-type="float" office:value="34.701836">
            <text:p>34,701836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31232">
            <text:p>0,031232</text:p>
          </table:table-cell>
          <table:table-cell office:value-type="float" office:value="-0.309412">
            <text:p>-0,309412</text:p>
          </table:table-cell>
          <table:table-cell table:number-columns-repeated="1019"/>
        </table:table-row>
        <table:table-row table:style-name="ro1">
          <table:table-cell office:value-type="float" office:value="34.701836">
            <text:p>34,701836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31232">
            <text:p>0,031232</text:p>
          </table:table-cell>
          <table:table-cell office:value-type="float" office:value="-0.309412">
            <text:p>-0,309412</text:p>
          </table:table-cell>
          <table:table-cell table:number-columns-repeated="1019"/>
        </table:table-row>
        <table:table-row table:style-name="ro1">
          <table:table-cell office:value-type="float" office:value="35.39587">
            <text:p>35,39587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31856">
            <text:p>0,031856</text:p>
          </table:table-cell>
          <table:table-cell office:value-type="float" office:value="-0.331765">
            <text:p>-0,331765</text:p>
          </table:table-cell>
          <table:table-cell table:number-columns-repeated="1019"/>
        </table:table-row>
        <table:table-row table:style-name="ro1">
          <table:table-cell office:value-type="float" office:value="35.39587">
            <text:p>35,39587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31856">
            <text:p>0,031856</text:p>
          </table:table-cell>
          <table:table-cell office:value-type="float" office:value="-0.331765">
            <text:p>-0,331765</text:p>
          </table:table-cell>
          <table:table-cell table:number-columns-repeated="1019"/>
        </table:table-row>
        <table:table-row table:style-name="ro1">
          <table:table-cell office:value-type="float" office:value="35.39587">
            <text:p>35,39587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31856">
            <text:p>0,031856</text:p>
          </table:table-cell>
          <table:table-cell office:value-type="float" office:value="-0.350588">
            <text:p>-0,350588</text:p>
          </table:table-cell>
          <table:table-cell table:number-columns-repeated="1019"/>
        </table:table-row>
        <table:table-row table:style-name="ro1">
          <table:table-cell office:value-type="float" office:value="35.39587">
            <text:p>35,39587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31856">
            <text:p>0,031856</text:p>
          </table:table-cell>
          <table:table-cell office:value-type="float" office:value="-0.350588">
            <text:p>-0,350588</text:p>
          </table:table-cell>
          <table:table-cell table:number-columns-repeated="1019"/>
        </table:table-row>
        <table:table-row table:style-name="ro1">
          <table:table-cell office:value-type="float" office:value="37.477982">
            <text:p>37,477982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03373">
            <text:p>0,03373</text:p>
          </table:table-cell>
          <table:table-cell office:value-type="float" office:value="-0.37">
            <text:p>-0,37</text:p>
          </table:table-cell>
          <table:table-cell table:number-columns-repeated="1019"/>
        </table:table-row>
        <table:table-row table:style-name="ro1">
          <table:table-cell office:value-type="float" office:value="37.477982">
            <text:p>37,477982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03373">
            <text:p>0,03373</text:p>
          </table:table-cell>
          <table:table-cell office:value-type="float" office:value="-0.37">
            <text:p>-0,37</text:p>
          </table:table-cell>
          <table:table-cell table:number-columns-repeated="1019"/>
        </table:table-row>
        <table:table-row table:style-name="ro1">
          <table:table-cell office:value-type="float" office:value="38.866055">
            <text:p>38,866055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34979">
            <text:p>0,034979</text:p>
          </table:table-cell>
          <table:table-cell office:value-type="float" office:value="-0.389412">
            <text:p>-0,389412</text:p>
          </table:table-cell>
          <table:table-cell table:number-columns-repeated="1019"/>
        </table:table-row>
        <table:table-row table:style-name="ro1">
          <table:table-cell office:value-type="float" office:value="38.866055">
            <text:p>38,866055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034979">
            <text:p>0,034979</text:p>
          </table:table-cell>
          <table:table-cell office:value-type="float" office:value="-0.389412">
            <text:p>-0,389412</text:p>
          </table:table-cell>
          <table:table-cell table:number-columns-repeated="1019"/>
        </table:table-row>
        <table:table-row table:style-name="ro1">
          <table:table-cell office:value-type="float" office:value="43.030273">
            <text:p>43,030273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038727">
            <text:p>0,038727</text:p>
          </table:table-cell>
          <table:table-cell office:value-type="float" office:value="-0.411765">
            <text:p>-0,411765</text:p>
          </table:table-cell>
          <table:table-cell table:number-columns-repeated="1019"/>
        </table:table-row>
        <table:table-row table:style-name="ro1">
          <table:table-cell office:value-type="float" office:value="43.030273">
            <text:p>43,030273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038727">
            <text:p>0,038727</text:p>
          </table:table-cell>
          <table:table-cell office:value-type="float" office:value="-0.411765">
            <text:p>-0,411765</text:p>
          </table:table-cell>
          <table:table-cell table:number-columns-repeated="1019"/>
        </table:table-row>
        <table:table-row table:style-name="ro1">
          <table:table-cell office:value-type="float" office:value="43.724312">
            <text:p>43,724312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39352">
            <text:p>0,039352</text:p>
          </table:table-cell>
          <table:table-cell office:value-type="float" office:value="-0.430882">
            <text:p>-0,430882</text:p>
          </table:table-cell>
          <table:table-cell table:number-columns-repeated="1019"/>
        </table:table-row>
        <table:table-row table:style-name="ro1">
          <table:table-cell office:value-type="float" office:value="43.724312">
            <text:p>43,724312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39352">
            <text:p>0,039352</text:p>
          </table:table-cell>
          <table:table-cell office:value-type="float" office:value="-0.430882">
            <text:p>-0,430882</text:p>
          </table:table-cell>
          <table:table-cell table:number-columns-repeated="1019"/>
        </table:table-row>
        <table:table-row table:style-name="ro1">
          <table:table-cell office:value-type="float" office:value="45.806423">
            <text:p>45,806423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41226">
            <text:p>0,041226</text:p>
          </table:table-cell>
          <table:table-cell office:value-type="float" office:value="-0.45">
            <text:p>-0,45</text:p>
          </table:table-cell>
          <table:table-cell table:number-columns-repeated="1019"/>
        </table:table-row>
        <table:table-row table:style-name="ro1">
          <table:table-cell office:value-type="float" office:value="45.806423">
            <text:p>45,806423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041226">
            <text:p>0,041226</text:p>
          </table:table-cell>
          <table:table-cell office:value-type="float" office:value="-0.45">
            <text:p>-0,45</text:p>
          </table:table-cell>
          <table:table-cell table:number-columns-repeated="1019"/>
        </table:table-row>
        <table:table-row table:style-name="ro1">
          <table:table-cell office:value-type="float" office:value="47.194496">
            <text:p>47,19449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42475">
            <text:p>0,042475</text:p>
          </table:table-cell>
          <table:table-cell office:value-type="float" office:value="-0.470294">
            <text:p>-0,470294</text:p>
          </table:table-cell>
          <table:table-cell table:number-columns-repeated="1019"/>
        </table:table-row>
        <table:table-row table:style-name="ro1">
          <table:table-cell office:value-type="float" office:value="47.194496">
            <text:p>47,194496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042475">
            <text:p>0,042475</text:p>
          </table:table-cell>
          <table:table-cell office:value-type="float" office:value="-0.470294">
            <text:p>-0,470294</text:p>
          </table:table-cell>
          <table:table-cell table:number-columns-repeated="1019"/>
        </table:table-row>
        <table:table-row table:style-name="ro1">
          <table:table-cell office:value-type="float" office:value="48.582569">
            <text:p>48,582569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043724">
            <text:p>0,043724</text:p>
          </table:table-cell>
          <table:table-cell office:value-type="float" office:value="-0.489706">
            <text:p>-0,489706</text:p>
          </table:table-cell>
          <table:table-cell table:number-columns-repeated="1019"/>
        </table:table-row>
        <table:table-row table:style-name="ro1">
          <table:table-cell office:value-type="float" office:value="48.582569">
            <text:p>48,582569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43724">
            <text:p>0,043724</text:p>
          </table:table-cell>
          <table:table-cell office:value-type="float" office:value="-0.489706">
            <text:p>-0,489706</text:p>
          </table:table-cell>
          <table:table-cell table:number-columns-repeated="1019"/>
        </table:table-row>
        <table:table-row table:style-name="ro1">
          <table:table-cell office:value-type="float" office:value="49.276604">
            <text:p>49,276604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44349">
            <text:p>0,044349</text:p>
          </table:table-cell>
          <table:table-cell office:value-type="float" office:value="-0.508824">
            <text:p>-0,508824</text:p>
          </table:table-cell>
          <table:table-cell table:number-columns-repeated="1019"/>
        </table:table-row>
        <table:table-row table:style-name="ro1">
          <table:table-cell office:value-type="float" office:value="49.276604">
            <text:p>49,276604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44349">
            <text:p>0,044349</text:p>
          </table:table-cell>
          <table:table-cell office:value-type="float" office:value="-0.508824">
            <text:p>-0,508824</text:p>
          </table:table-cell>
          <table:table-cell table:number-columns-repeated="1019"/>
        </table:table-row>
        <table:table-row table:style-name="ro1">
          <table:table-cell office:value-type="float" office:value="50.66468">
            <text:p>50,66468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45598">
            <text:p>0,045598</text:p>
          </table:table-cell>
          <table:table-cell office:value-type="float" office:value="-0.529412">
            <text:p>-0,529412</text:p>
          </table:table-cell>
          <table:table-cell table:number-columns-repeated="1019"/>
        </table:table-row>
        <table:table-row table:style-name="ro1">
          <table:table-cell office:value-type="float" office:value="50.66468">
            <text:p>50,66468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045598">
            <text:p>0,045598</text:p>
          </table:table-cell>
          <table:table-cell office:value-type="float" office:value="-0.529412">
            <text:p>-0,529412</text:p>
          </table:table-cell>
          <table:table-cell table:number-columns-repeated="1019"/>
        </table:table-row>
        <table:table-row table:style-name="ro1">
          <table:table-cell office:value-type="float" office:value="52.746788">
            <text:p>52,746788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047472">
            <text:p>0,047472</text:p>
          </table:table-cell>
          <table:table-cell office:value-type="float" office:value="-0.550294">
            <text:p>-0,550294</text:p>
          </table:table-cell>
          <table:table-cell table:number-columns-repeated="1019"/>
        </table:table-row>
        <table:table-row table:style-name="ro1">
          <table:table-cell office:value-type="float" office:value="52.746788">
            <text:p>52,746788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47472">
            <text:p>0,047472</text:p>
          </table:table-cell>
          <table:table-cell office:value-type="float" office:value="-0.550294">
            <text:p>-0,550294</text:p>
          </table:table-cell>
          <table:table-cell table:number-columns-repeated="1019"/>
        </table:table-row>
        <table:table-row table:style-name="ro1">
          <table:table-cell office:value-type="float" office:value="55.522934">
            <text:p>55,522934</text:p>
          </table:table-cell>
          <table:table-cell office:value-type="float" office:value="-0.003233">
            <text:p>-0,003233</text:p>
          </table:table-cell>
          <table:table-cell office:value-type="float" office:value="-0.003196">
            <text:p>-0,003196</text:p>
          </table:table-cell>
          <table:table-cell office:value-type="float" office:value="0.049971">
            <text:p>0,049971</text:p>
          </table:table-cell>
          <table:table-cell office:value-type="float" office:value="-0.569706">
            <text:p>-0,569706</text:p>
          </table:table-cell>
          <table:table-cell table:number-columns-repeated="1019"/>
        </table:table-row>
        <table:table-row table:style-name="ro1">
          <table:table-cell office:value-type="float" office:value="55.522934">
            <text:p>55,522934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49971">
            <text:p>0,049971</text:p>
          </table:table-cell>
          <table:table-cell office:value-type="float" office:value="-0.569706">
            <text:p>-0,569706</text:p>
          </table:table-cell>
          <table:table-cell table:number-columns-repeated="1019"/>
        </table:table-row>
        <table:table-row table:style-name="ro1">
          <table:table-cell office:value-type="float" office:value="55.522934">
            <text:p>55,522934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049971">
            <text:p>0,049971</text:p>
          </table:table-cell>
          <table:table-cell office:value-type="float" office:value="-0.59">
            <text:p>-0,59</text:p>
          </table:table-cell>
          <table:table-cell table:number-columns-repeated="1019"/>
        </table:table-row>
        <table:table-row table:style-name="ro1">
          <table:table-cell office:value-type="float" office:value="55.522934">
            <text:p>55,522934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49971">
            <text:p>0,049971</text:p>
          </table:table-cell>
          <table:table-cell office:value-type="float" office:value="-0.59">
            <text:p>-0,59</text:p>
          </table:table-cell>
          <table:table-cell table:number-columns-repeated="1019"/>
        </table:table-row>
        <table:table-row table:style-name="ro1">
          <table:table-cell office:value-type="float" office:value="56.911011">
            <text:p>56,911011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5122">
            <text:p>0,05122</text:p>
          </table:table-cell>
          <table:table-cell office:value-type="float" office:value="-0.607941">
            <text:p>-0,607941</text:p>
          </table:table-cell>
          <table:table-cell table:number-columns-repeated="1019"/>
        </table:table-row>
        <table:table-row table:style-name="ro1">
          <table:table-cell office:value-type="float" office:value="56.911011">
            <text:p>56,911011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05122">
            <text:p>0,05122</text:p>
          </table:table-cell>
          <table:table-cell office:value-type="float" office:value="-0.607941">
            <text:p>-0,607941</text:p>
          </table:table-cell>
          <table:table-cell table:number-columns-repeated="1019"/>
        </table:table-row>
        <table:table-row table:style-name="ro1">
          <table:table-cell office:value-type="float" office:value="57.605045">
            <text:p>57,605045</text:p>
          </table:table-cell>
          <table:table-cell office:value-type="float" office:value="-0.003237">
            <text:p>-0,003237</text:p>
          </table:table-cell>
          <table:table-cell office:value-type="float" office:value="-0.003198">
            <text:p>-0,003198</text:p>
          </table:table-cell>
          <table:table-cell office:value-type="float" office:value="0.051845">
            <text:p>0,051845</text:p>
          </table:table-cell>
          <table:table-cell office:value-type="float" office:value="-0.629118">
            <text:p>-0,629118</text:p>
          </table:table-cell>
          <table:table-cell table:number-columns-repeated="1019"/>
        </table:table-row>
        <table:table-row table:style-name="ro1">
          <table:table-cell office:value-type="float" office:value="57.605045">
            <text:p>57,605045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051845">
            <text:p>0,051845</text:p>
          </table:table-cell>
          <table:table-cell office:value-type="float" office:value="-0.629118">
            <text:p>-0,629118</text:p>
          </table:table-cell>
          <table:table-cell table:number-columns-repeated="1019"/>
        </table:table-row>
        <table:table-row table:style-name="ro1">
          <table:table-cell office:value-type="float" office:value="57.605045">
            <text:p>57,605045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51845">
            <text:p>0,051845</text:p>
          </table:table-cell>
          <table:table-cell office:value-type="float" office:value="-0.648529">
            <text:p>-0,648529</text:p>
          </table:table-cell>
          <table:table-cell table:number-columns-repeated="1019"/>
        </table:table-row>
        <table:table-row table:style-name="ro1">
          <table:table-cell office:value-type="float" office:value="57.605045">
            <text:p>57,605045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51845">
            <text:p>0,051845</text:p>
          </table:table-cell>
          <table:table-cell office:value-type="float" office:value="-0.648529">
            <text:p>-0,648529</text:p>
          </table:table-cell>
          <table:table-cell table:number-columns-repeated="1019"/>
        </table:table-row>
        <table:table-row table:style-name="ro1">
          <table:table-cell office:value-type="float" office:value="60.381191">
            <text:p>60,381191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054343">
            <text:p>0,054343</text:p>
          </table:table-cell>
          <table:table-cell office:value-type="float" office:value="-0.668235">
            <text:p>-0,668235</text:p>
          </table:table-cell>
          <table:table-cell table:number-columns-repeated="1019"/>
        </table:table-row>
        <table:table-row table:style-name="ro1">
          <table:table-cell office:value-type="float" office:value="60.381191">
            <text:p>60,381191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54343">
            <text:p>0,054343</text:p>
          </table:table-cell>
          <table:table-cell office:value-type="float" office:value="-0.668235">
            <text:p>-0,668235</text:p>
          </table:table-cell>
          <table:table-cell table:number-columns-repeated="1019"/>
        </table:table-row>
        <table:table-row table:style-name="ro1">
          <table:table-cell office:value-type="float" office:value="58.993118">
            <text:p>58,993118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53094">
            <text:p>0,053094</text:p>
          </table:table-cell>
          <table:table-cell office:value-type="float" office:value="-0.686765">
            <text:p>-0,686765</text:p>
          </table:table-cell>
          <table:table-cell table:number-columns-repeated="1019"/>
        </table:table-row>
        <table:table-row table:style-name="ro1">
          <table:table-cell office:value-type="float" office:value="58.993118">
            <text:p>58,993118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53094">
            <text:p>0,053094</text:p>
          </table:table-cell>
          <table:table-cell office:value-type="float" office:value="-0.686765">
            <text:p>-0,686765</text:p>
          </table:table-cell>
          <table:table-cell table:number-columns-repeated="1019"/>
        </table:table-row>
        <table:table-row table:style-name="ro1">
          <table:table-cell office:value-type="float" office:value="59.687157">
            <text:p>59,687157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053718">
            <text:p>0,053718</text:p>
          </table:table-cell>
          <table:table-cell office:value-type="float" office:value="-0.706471">
            <text:p>-0,706471</text:p>
          </table:table-cell>
          <table:table-cell table:number-columns-repeated="1019"/>
        </table:table-row>
        <table:table-row table:style-name="ro1">
          <table:table-cell office:value-type="float" office:value="59.687157">
            <text:p>59,687157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053718">
            <text:p>0,053718</text:p>
          </table:table-cell>
          <table:table-cell office:value-type="float" office:value="-0.724706">
            <text:p>-0,724706</text:p>
          </table:table-cell>
          <table:table-cell table:number-columns-repeated="1019"/>
        </table:table-row>
        <table:table-row table:style-name="ro1">
          <table:table-cell office:value-type="float" office:value="59.687157">
            <text:p>59,687157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53718">
            <text:p>0,053718</text:p>
          </table:table-cell>
          <table:table-cell office:value-type="float" office:value="-0.724706">
            <text:p>-0,724706</text:p>
          </table:table-cell>
          <table:table-cell table:number-columns-repeated="1019"/>
        </table:table-row>
        <table:table-row table:style-name="ro1">
          <table:table-cell office:value-type="float" office:value="59.687157">
            <text:p>59,687157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053718">
            <text:p>0,053718</text:p>
          </table:table-cell>
          <table:table-cell office:value-type="float" office:value="-0.743824">
            <text:p>-0,743824</text:p>
          </table:table-cell>
          <table:table-cell table:number-columns-repeated="1019"/>
        </table:table-row>
        <table:table-row table:style-name="ro1">
          <table:table-cell office:value-type="float" office:value="58.299084">
            <text:p>58,299084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52469">
            <text:p>0,052469</text:p>
          </table:table-cell>
          <table:table-cell office:value-type="float" office:value="-0.743824">
            <text:p>-0,743824</text:p>
          </table:table-cell>
          <table:table-cell table:number-columns-repeated="1019"/>
        </table:table-row>
        <table:table-row table:style-name="ro1">
          <table:table-cell office:value-type="float" office:value="59.687157">
            <text:p>59,687157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053718">
            <text:p>0,053718</text:p>
          </table:table-cell>
          <table:table-cell office:value-type="float" office:value="-0.763235">
            <text:p>-0,763235</text:p>
          </table:table-cell>
          <table:table-cell table:number-columns-repeated="1019"/>
        </table:table-row>
        <table:table-row table:style-name="ro1">
          <table:table-cell office:value-type="float" office:value="59.687157">
            <text:p>59,687157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053718">
            <text:p>0,053718</text:p>
          </table:table-cell>
          <table:table-cell office:value-type="float" office:value="-0.763235">
            <text:p>-0,763235</text:p>
          </table:table-cell>
          <table:table-cell table:number-columns-repeated="1019"/>
        </table:table-row>
        <table:table-row table:style-name="ro1">
          <table:table-cell office:value-type="float" office:value="59.687157">
            <text:p>59,687157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53718">
            <text:p>0,053718</text:p>
          </table:table-cell>
          <table:table-cell office:value-type="float" office:value="-0.782059">
            <text:p>-0,782059</text:p>
          </table:table-cell>
          <table:table-cell table:number-columns-repeated="1019"/>
        </table:table-row>
        <table:table-row table:style-name="ro1">
          <table:table-cell office:value-type="float" office:value="59.687157">
            <text:p>59,687157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053718">
            <text:p>0,053718</text:p>
          </table:table-cell>
          <table:table-cell office:value-type="float" office:value="-0.782059">
            <text:p>-0,782059</text:p>
          </table:table-cell>
          <table:table-cell table:number-columns-repeated="1019"/>
        </table:table-row>
        <table:table-row table:style-name="ro1">
          <table:table-cell office:value-type="float" office:value="59.687157">
            <text:p>59,687157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053718">
            <text:p>0,053718</text:p>
          </table:table-cell>
          <table:table-cell office:value-type="float" office:value="-0.801176">
            <text:p>-0,801176</text:p>
          </table:table-cell>
          <table:table-cell table:number-columns-repeated="1019"/>
        </table:table-row>
        <table:table-row table:style-name="ro1">
          <table:table-cell office:value-type="float" office:value="59.687157">
            <text:p>59,687157</text:p>
          </table:table-cell>
          <table:table-cell office:value-type="float" office:value="-0.003232">
            <text:p>-0,003232</text:p>
          </table:table-cell>
          <table:table-cell office:value-type="float" office:value="-0.003202">
            <text:p>-0,003202</text:p>
          </table:table-cell>
          <table:table-cell office:value-type="float" office:value="0.053718">
            <text:p>0,053718</text:p>
          </table:table-cell>
          <table:table-cell office:value-type="float" office:value="-0.801176">
            <text:p>-0,801176</text:p>
          </table:table-cell>
          <table:table-cell table:number-columns-repeated="1019"/>
        </table:table-row>
        <table:table-row table:style-name="ro1">
          <table:table-cell office:value-type="float" office:value="60.381191">
            <text:p>60,381191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54343">
            <text:p>0,054343</text:p>
          </table:table-cell>
          <table:table-cell office:value-type="float" office:value="-0.820882">
            <text:p>-0,820882</text:p>
          </table:table-cell>
          <table:table-cell table:number-columns-repeated="1019"/>
        </table:table-row>
        <table:table-row table:style-name="ro1">
          <table:table-cell office:value-type="float" office:value="60.381191">
            <text:p>60,381191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54343">
            <text:p>0,054343</text:p>
          </table:table-cell>
          <table:table-cell office:value-type="float" office:value="-0.820882">
            <text:p>-0,820882</text:p>
          </table:table-cell>
          <table:table-cell table:number-columns-repeated="1019"/>
        </table:table-row>
        <table:table-row table:style-name="ro1">
          <table:table-cell office:value-type="float" office:value="62.463303">
            <text:p>62,463303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056217">
            <text:p>0,056217</text:p>
          </table:table-cell>
          <table:table-cell office:value-type="float" office:value="-0.84">
            <text:p>-0,84</text:p>
          </table:table-cell>
          <table:table-cell table:number-columns-repeated="1019"/>
        </table:table-row>
        <table:table-row table:style-name="ro1">
          <table:table-cell office:value-type="float" office:value="62.463303">
            <text:p>62,463303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056217">
            <text:p>0,056217</text:p>
          </table:table-cell>
          <table:table-cell office:value-type="float" office:value="-0.84">
            <text:p>-0,84</text:p>
          </table:table-cell>
          <table:table-cell table:number-columns-repeated="1019"/>
        </table:table-row>
        <table:table-row table:style-name="ro1">
          <table:table-cell office:value-type="float" office:value="62.463303">
            <text:p>62,463303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56217">
            <text:p>0,056217</text:p>
          </table:table-cell>
          <table:table-cell office:value-type="float" office:value="-0.858824">
            <text:p>-0,858824</text:p>
          </table:table-cell>
          <table:table-cell table:number-columns-repeated="1019"/>
        </table:table-row>
        <table:table-row table:style-name="ro1">
          <table:table-cell office:value-type="float" office:value="62.463303">
            <text:p>62,463303</text:p>
          </table:table-cell>
          <table:table-cell office:value-type="float" office:value="-0.003233">
            <text:p>-0,003233</text:p>
          </table:table-cell>
          <table:table-cell office:value-type="float" office:value="-0.003196">
            <text:p>-0,003196</text:p>
          </table:table-cell>
          <table:table-cell office:value-type="float" office:value="0.056217">
            <text:p>0,056217</text:p>
          </table:table-cell>
          <table:table-cell office:value-type="float" office:value="-0.858824">
            <text:p>-0,858824</text:p>
          </table:table-cell>
          <table:table-cell table:number-columns-repeated="1019"/>
        </table:table-row>
        <table:table-row table:style-name="ro1">
          <table:table-cell office:value-type="float" office:value="63.157341">
            <text:p>63,157341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56842">
            <text:p>0,056842</text:p>
          </table:table-cell>
          <table:table-cell office:value-type="float" office:value="-0.878235">
            <text:p>-0,878235</text:p>
          </table:table-cell>
          <table:table-cell table:number-columns-repeated="1019"/>
        </table:table-row>
        <table:table-row table:style-name="ro1">
          <table:table-cell office:value-type="float" office:value="63.157341">
            <text:p>63,157341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056842">
            <text:p>0,056842</text:p>
          </table:table-cell>
          <table:table-cell office:value-type="float" office:value="-0.878235">
            <text:p>-0,878235</text:p>
          </table:table-cell>
          <table:table-cell table:number-columns-repeated="1019"/>
        </table:table-row>
        <table:table-row table:style-name="ro1">
          <table:table-cell office:value-type="float" office:value="65.239449">
            <text:p>65,239449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58716">
            <text:p>0,058716</text:p>
          </table:table-cell>
          <table:table-cell office:value-type="float" office:value="-0.898235">
            <text:p>-0,898235</text:p>
          </table:table-cell>
          <table:table-cell table:number-columns-repeated="1019"/>
        </table:table-row>
        <table:table-row table:style-name="ro1">
          <table:table-cell office:value-type="float" office:value="65.239449">
            <text:p>65,239449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058716">
            <text:p>0,058716</text:p>
          </table:table-cell>
          <table:table-cell office:value-type="float" office:value="-0.898235">
            <text:p>-0,898235</text:p>
          </table:table-cell>
          <table:table-cell table:number-columns-repeated="1019"/>
        </table:table-row>
        <table:table-row table:style-name="ro1">
          <table:table-cell office:value-type="float" office:value="64.54541">
            <text:p>64,54541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058091">
            <text:p>0,058091</text:p>
          </table:table-cell>
          <table:table-cell office:value-type="float" office:value="-0.916765">
            <text:p>-0,916765</text:p>
          </table:table-cell>
          <table:table-cell table:number-columns-repeated="1019"/>
        </table:table-row>
        <table:table-row table:style-name="ro1">
          <table:table-cell office:value-type="float" office:value="64.54541">
            <text:p>64,54541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58091">
            <text:p>0,058091</text:p>
          </table:table-cell>
          <table:table-cell office:value-type="float" office:value="-0.916765">
            <text:p>-0,916765</text:p>
          </table:table-cell>
          <table:table-cell table:number-columns-repeated="1019"/>
        </table:table-row>
        <table:table-row table:style-name="ro1">
          <table:table-cell office:value-type="float" office:value="66.627525">
            <text:p>66,627525</text:p>
          </table:table-cell>
          <table:table-cell office:value-type="float" office:value="-0.003236">
            <text:p>-0,003236</text:p>
          </table:table-cell>
          <table:table-cell office:value-type="float" office:value="-0.003198">
            <text:p>-0,003198</text:p>
          </table:table-cell>
          <table:table-cell office:value-type="float" office:value="0.059965">
            <text:p>0,059965</text:p>
          </table:table-cell>
          <table:table-cell office:value-type="float" office:value="-0.935882">
            <text:p>-0,935882</text:p>
          </table:table-cell>
          <table:table-cell table:number-columns-repeated="1019"/>
        </table:table-row>
        <table:table-row table:style-name="ro1">
          <table:table-cell office:value-type="float" office:value="66.627525">
            <text:p>66,627525</text:p>
          </table:table-cell>
          <table:table-cell office:value-type="float" office:value="-0.003232">
            <text:p>-0,003232</text:p>
          </table:table-cell>
          <table:table-cell office:value-type="float" office:value="-0.003202">
            <text:p>-0,003202</text:p>
          </table:table-cell>
          <table:table-cell office:value-type="float" office:value="0.059965">
            <text:p>0,059965</text:p>
          </table:table-cell>
          <table:table-cell office:value-type="float" office:value="-0.955294">
            <text:p>-0,955294</text:p>
          </table:table-cell>
          <table:table-cell table:number-columns-repeated="1019"/>
        </table:table-row>
        <table:table-row table:style-name="ro1">
          <table:table-cell office:value-type="float" office:value="68.015594">
            <text:p>68,015594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61214">
            <text:p>0,061214</text:p>
          </table:table-cell>
          <table:table-cell office:value-type="float" office:value="-0.955294">
            <text:p>-0,955294</text:p>
          </table:table-cell>
          <table:table-cell table:number-columns-repeated="1019"/>
        </table:table-row>
        <table:table-row table:style-name="ro1">
          <table:table-cell office:value-type="float" office:value="68.015594">
            <text:p>68,015594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61214">
            <text:p>0,061214</text:p>
          </table:table-cell>
          <table:table-cell office:value-type="float" office:value="-0.974118">
            <text:p>-0,974118</text:p>
          </table:table-cell>
          <table:table-cell table:number-columns-repeated="1019"/>
        </table:table-row>
        <table:table-row table:style-name="ro1">
          <table:table-cell office:value-type="float" office:value="68.709633">
            <text:p>68,709633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61839">
            <text:p>0,061839</text:p>
          </table:table-cell>
          <table:table-cell office:value-type="float" office:value="-0.974118">
            <text:p>-0,974118</text:p>
          </table:table-cell>
          <table:table-cell table:number-columns-repeated="1019"/>
        </table:table-row>
        <table:table-row table:style-name="ro1">
          <table:table-cell office:value-type="float" office:value="72.873856">
            <text:p>72,873856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65586">
            <text:p>0,065586</text:p>
          </table:table-cell>
          <table:table-cell office:value-type="float" office:value="-0.993529">
            <text:p>-0,993529</text:p>
          </table:table-cell>
          <table:table-cell table:number-columns-repeated="1019"/>
        </table:table-row>
        <table:table-row table:style-name="ro1">
          <table:table-cell office:value-type="float" office:value="72.873856">
            <text:p>72,873856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65586">
            <text:p>0,065586</text:p>
          </table:table-cell>
          <table:table-cell office:value-type="float" office:value="-0.993529">
            <text:p>-0,993529</text:p>
          </table:table-cell>
          <table:table-cell table:number-columns-repeated="1019"/>
        </table:table-row>
        <table:table-row table:style-name="ro1">
          <table:table-cell office:value-type="float" office:value="71.485779">
            <text:p>71,485779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64337">
            <text:p>0,064337</text:p>
          </table:table-cell>
          <table:table-cell office:value-type="float" office:value="-1.012353">
            <text:p>-1,012353</text:p>
          </table:table-cell>
          <table:table-cell table:number-columns-repeated="1019"/>
        </table:table-row>
        <table:table-row table:style-name="ro1">
          <table:table-cell office:value-type="float" office:value="71.485779">
            <text:p>71,485779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064337">
            <text:p>0,064337</text:p>
          </table:table-cell>
          <table:table-cell office:value-type="float" office:value="-1.012353">
            <text:p>-1,012353</text:p>
          </table:table-cell>
          <table:table-cell table:number-columns-repeated="1019"/>
        </table:table-row>
        <table:table-row table:style-name="ro1">
          <table:table-cell office:value-type="float" office:value="74.261925">
            <text:p>74,261925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066836">
            <text:p>0,066836</text:p>
          </table:table-cell>
          <table:table-cell office:value-type="float" office:value="-1.031765">
            <text:p>-1,031765</text:p>
          </table:table-cell>
          <table:table-cell table:number-columns-repeated="1019"/>
        </table:table-row>
        <table:table-row table:style-name="ro1">
          <table:table-cell office:value-type="float" office:value="74.261925">
            <text:p>74,261925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066836">
            <text:p>0,066836</text:p>
          </table:table-cell>
          <table:table-cell office:value-type="float" office:value="-1.031765">
            <text:p>-1,031765</text:p>
          </table:table-cell>
          <table:table-cell table:number-columns-repeated="1019"/>
        </table:table-row>
        <table:table-row table:style-name="ro1">
          <table:table-cell office:value-type="float" office:value="75.650002">
            <text:p>75,650002</text:p>
          </table:table-cell>
          <table:table-cell office:value-type="float" office:value="-0.003233">
            <text:p>-0,003233</text:p>
          </table:table-cell>
          <table:table-cell office:value-type="float" office:value="-0.003196">
            <text:p>-0,003196</text:p>
          </table:table-cell>
          <table:table-cell office:value-type="float" office:value="0.068085">
            <text:p>0,068085</text:p>
          </table:table-cell>
          <table:table-cell office:value-type="float" office:value="-1.050882">
            <text:p>-1,050882</text:p>
          </table:table-cell>
          <table:table-cell table:number-columns-repeated="1019"/>
        </table:table-row>
        <table:table-row table:style-name="ro1">
          <table:table-cell office:value-type="float" office:value="75.650002">
            <text:p>75,650002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068085">
            <text:p>0,068085</text:p>
          </table:table-cell>
          <table:table-cell office:value-type="float" office:value="-1.050882">
            <text:p>-1,050882</text:p>
          </table:table-cell>
          <table:table-cell table:number-columns-repeated="1019"/>
        </table:table-row>
        <table:table-row table:style-name="ro1">
          <table:table-cell office:value-type="float" office:value="75.650002">
            <text:p>75,650002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68085">
            <text:p>0,068085</text:p>
          </table:table-cell>
          <table:table-cell office:value-type="float" office:value="-1.069706">
            <text:p>-1,069706</text:p>
          </table:table-cell>
          <table:table-cell table:number-columns-repeated="1019"/>
        </table:table-row>
        <table:table-row table:style-name="ro1">
          <table:table-cell office:value-type="float" office:value="75.650002">
            <text:p>75,650002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68085">
            <text:p>0,068085</text:p>
          </table:table-cell>
          <table:table-cell office:value-type="float" office:value="-1.069706">
            <text:p>-1,069706</text:p>
          </table:table-cell>
          <table:table-cell table:number-columns-repeated="1019"/>
        </table:table-row>
        <table:table-row table:style-name="ro1">
          <table:table-cell office:value-type="float" office:value="78.426147">
            <text:p>78,426147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70584">
            <text:p>0,070584</text:p>
          </table:table-cell>
          <table:table-cell office:value-type="float" office:value="-1.088529">
            <text:p>-1,088529</text:p>
          </table:table-cell>
          <table:table-cell table:number-columns-repeated="1019"/>
        </table:table-row>
        <table:table-row table:style-name="ro1">
          <table:table-cell office:value-type="float" office:value="78.426147">
            <text:p>78,426147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070584">
            <text:p>0,070584</text:p>
          </table:table-cell>
          <table:table-cell office:value-type="float" office:value="-1.088529">
            <text:p>-1,088529</text:p>
          </table:table-cell>
          <table:table-cell table:number-columns-repeated="1019"/>
        </table:table-row>
        <table:table-row table:style-name="ro1">
          <table:table-cell office:value-type="float" office:value="79.120186">
            <text:p>79,120186</text:p>
          </table:table-cell>
          <table:table-cell office:value-type="float" office:value="-0.003231">
            <text:p>-0,003231</text:p>
          </table:table-cell>
          <table:table-cell office:value-type="float" office:value="-0.003202">
            <text:p>-0,003202</text:p>
          </table:table-cell>
          <table:table-cell office:value-type="float" office:value="0.071208">
            <text:p>0,071208</text:p>
          </table:table-cell>
          <table:table-cell office:value-type="float" office:value="-1.107941">
            <text:p>-1,107941</text:p>
          </table:table-cell>
          <table:table-cell table:number-columns-repeated="1019"/>
        </table:table-row>
        <table:table-row table:style-name="ro1">
          <table:table-cell office:value-type="float" office:value="79.120186">
            <text:p>79,12018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071208">
            <text:p>0,071208</text:p>
          </table:table-cell>
          <table:table-cell office:value-type="float" office:value="-1.107941">
            <text:p>-1,107941</text:p>
          </table:table-cell>
          <table:table-cell table:number-columns-repeated="1019"/>
        </table:table-row>
        <table:table-row table:style-name="ro1">
          <table:table-cell office:value-type="float" office:value="81.896332">
            <text:p>81,896332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073707">
            <text:p>0,073707</text:p>
          </table:table-cell>
          <table:table-cell office:value-type="float" office:value="-1.128529">
            <text:p>-1,128529</text:p>
          </table:table-cell>
          <table:table-cell table:number-columns-repeated="1019"/>
        </table:table-row>
        <table:table-row table:style-name="ro1">
          <table:table-cell office:value-type="float" office:value="81.896332">
            <text:p>81,896332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073707">
            <text:p>0,073707</text:p>
          </table:table-cell>
          <table:table-cell office:value-type="float" office:value="-1.128529">
            <text:p>-1,128529</text:p>
          </table:table-cell>
          <table:table-cell table:number-columns-repeated="1019"/>
        </table:table-row>
        <table:table-row table:style-name="ro1">
          <table:table-cell office:value-type="float" office:value="83.284401">
            <text:p>83,284401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074956">
            <text:p>0,074956</text:p>
          </table:table-cell>
          <table:table-cell office:value-type="float" office:value="-1.150588">
            <text:p>-1,150588</text:p>
          </table:table-cell>
          <table:table-cell table:number-columns-repeated="1019"/>
        </table:table-row>
        <table:table-row table:style-name="ro1">
          <table:table-cell office:value-type="float" office:value="83.284401">
            <text:p>83,284401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74956">
            <text:p>0,074956</text:p>
          </table:table-cell>
          <table:table-cell office:value-type="float" office:value="-1.150588">
            <text:p>-1,150588</text:p>
          </table:table-cell>
          <table:table-cell table:number-columns-repeated="1019"/>
        </table:table-row>
        <table:table-row table:style-name="ro1">
          <table:table-cell office:value-type="float" office:value="83.978439">
            <text:p>83,97843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75581">
            <text:p>0,075581</text:p>
          </table:table-cell>
          <table:table-cell office:value-type="float" office:value="-1.17">
            <text:p>-1,17</text:p>
          </table:table-cell>
          <table:table-cell table:number-columns-repeated="1019"/>
        </table:table-row>
        <table:table-row table:style-name="ro1">
          <table:table-cell office:value-type="float" office:value="83.978439">
            <text:p>83,978439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075581">
            <text:p>0,075581</text:p>
          </table:table-cell>
          <table:table-cell office:value-type="float" office:value="-1.17">
            <text:p>-1,17</text:p>
          </table:table-cell>
          <table:table-cell table:number-columns-repeated="1019"/>
        </table:table-row>
        <table:table-row table:style-name="ro1">
          <table:table-cell office:value-type="float" office:value="85.366516">
            <text:p>85,366516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7683">
            <text:p>0,07683</text:p>
          </table:table-cell>
          <table:table-cell office:value-type="float" office:value="-1.189412">
            <text:p>-1,189412</text:p>
          </table:table-cell>
          <table:table-cell table:number-columns-repeated="1019"/>
        </table:table-row>
        <table:table-row table:style-name="ro1">
          <table:table-cell office:value-type="float" office:value="85.366516">
            <text:p>85,366516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7683">
            <text:p>0,07683</text:p>
          </table:table-cell>
          <table:table-cell office:value-type="float" office:value="-1.189412">
            <text:p>-1,189412</text:p>
          </table:table-cell>
          <table:table-cell table:number-columns-repeated="1019"/>
        </table:table-row>
        <table:table-row table:style-name="ro1">
          <table:table-cell office:value-type="float" office:value="87.448624">
            <text:p>87,448624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078704">
            <text:p>0,078704</text:p>
          </table:table-cell>
          <table:table-cell office:value-type="float" office:value="-1.208529">
            <text:p>-1,208529</text:p>
          </table:table-cell>
          <table:table-cell table:number-columns-repeated="1019"/>
        </table:table-row>
        <table:table-row table:style-name="ro1">
          <table:table-cell office:value-type="float" office:value="87.448624">
            <text:p>87,448624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78704">
            <text:p>0,078704</text:p>
          </table:table-cell>
          <table:table-cell office:value-type="float" office:value="-1.208529">
            <text:p>-1,208529</text:p>
          </table:table-cell>
          <table:table-cell table:number-columns-repeated="1019"/>
        </table:table-row>
        <table:table-row table:style-name="ro1">
          <table:table-cell office:value-type="float" office:value="90.22477">
            <text:p>90,22477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81202">
            <text:p>0,081202</text:p>
          </table:table-cell>
          <table:table-cell office:value-type="float" office:value="-1.228824">
            <text:p>-1,228824</text:p>
          </table:table-cell>
          <table:table-cell table:number-columns-repeated="1019"/>
        </table:table-row>
        <table:table-row table:style-name="ro1">
          <table:table-cell office:value-type="float" office:value="90.22477">
            <text:p>90,22477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081202">
            <text:p>0,081202</text:p>
          </table:table-cell>
          <table:table-cell office:value-type="float" office:value="-1.228824">
            <text:p>-1,228824</text:p>
          </table:table-cell>
          <table:table-cell table:number-columns-repeated="1019"/>
        </table:table-row>
        <table:table-row table:style-name="ro1">
          <table:table-cell office:value-type="float" office:value="90.918808">
            <text:p>90,918808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81827">
            <text:p>0,081827</text:p>
          </table:table-cell>
          <table:table-cell office:value-type="float" office:value="-1.250588">
            <text:p>-1,250588</text:p>
          </table:table-cell>
          <table:table-cell table:number-columns-repeated="1019"/>
        </table:table-row>
        <table:table-row table:style-name="ro1">
          <table:table-cell office:value-type="float" office:value="90.918808">
            <text:p>90,918808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81827">
            <text:p>0,081827</text:p>
          </table:table-cell>
          <table:table-cell office:value-type="float" office:value="-1.250588">
            <text:p>-1,250588</text:p>
          </table:table-cell>
          <table:table-cell table:number-columns-repeated="1019"/>
        </table:table-row>
        <table:table-row table:style-name="ro1">
          <table:table-cell office:value-type="float" office:value="93.000916">
            <text:p>93,000916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83701">
            <text:p>0,083701</text:p>
          </table:table-cell>
          <table:table-cell office:value-type="float" office:value="-1.269412">
            <text:p>-1,269412</text:p>
          </table:table-cell>
          <table:table-cell table:number-columns-repeated="1019"/>
        </table:table-row>
        <table:table-row table:style-name="ro1">
          <table:table-cell office:value-type="float" office:value="93.000916">
            <text:p>93,000916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083701">
            <text:p>0,083701</text:p>
          </table:table-cell>
          <table:table-cell office:value-type="float" office:value="-1.269412">
            <text:p>-1,269412</text:p>
          </table:table-cell>
          <table:table-cell table:number-columns-repeated="1019"/>
        </table:table-row>
        <table:table-row table:style-name="ro1">
          <table:table-cell office:value-type="float" office:value="92.306877">
            <text:p>92,306877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083076">
            <text:p>0,083076</text:p>
          </table:table-cell>
          <table:table-cell office:value-type="float" office:value="-1.289118">
            <text:p>-1,289118</text:p>
          </table:table-cell>
          <table:table-cell table:number-columns-repeated="1019"/>
        </table:table-row>
        <table:table-row table:style-name="ro1">
          <table:table-cell office:value-type="float" office:value="92.306877">
            <text:p>92,306877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83076">
            <text:p>0,083076</text:p>
          </table:table-cell>
          <table:table-cell office:value-type="float" office:value="-1.289118">
            <text:p>-1,289118</text:p>
          </table:table-cell>
          <table:table-cell table:number-columns-repeated="1019"/>
        </table:table-row>
        <table:table-row table:style-name="ro1">
          <table:table-cell office:value-type="float" office:value="95.083031">
            <text:p>95,083031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85575">
            <text:p>0,085575</text:p>
          </table:table-cell>
          <table:table-cell office:value-type="float" office:value="-1.307941">
            <text:p>-1,307941</text:p>
          </table:table-cell>
          <table:table-cell table:number-columns-repeated="1019"/>
        </table:table-row>
        <table:table-row table:style-name="ro1">
          <table:table-cell office:value-type="float" office:value="95.083031">
            <text:p>95,083031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85575">
            <text:p>0,085575</text:p>
          </table:table-cell>
          <table:table-cell office:value-type="float" office:value="-1.307941">
            <text:p>-1,307941</text:p>
          </table:table-cell>
          <table:table-cell table:number-columns-repeated="1019"/>
        </table:table-row>
        <table:table-row table:style-name="ro1">
          <table:table-cell office:value-type="float" office:value="97.859177">
            <text:p>97,859177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88073">
            <text:p>0,088073</text:p>
          </table:table-cell>
          <table:table-cell office:value-type="float" office:value="-1.328529">
            <text:p>-1,328529</text:p>
          </table:table-cell>
          <table:table-cell table:number-columns-repeated="1019"/>
        </table:table-row>
        <table:table-row table:style-name="ro1">
          <table:table-cell office:value-type="float" office:value="97.859177">
            <text:p>97,859177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88073">
            <text:p>0,088073</text:p>
          </table:table-cell>
          <table:table-cell office:value-type="float" office:value="-1.328529">
            <text:p>-1,328529</text:p>
          </table:table-cell>
          <table:table-cell table:number-columns-repeated="1019"/>
        </table:table-row>
        <table:table-row table:style-name="ro1">
          <table:table-cell office:value-type="float" office:value="97.859177">
            <text:p>97,859177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88073">
            <text:p>0,088073</text:p>
          </table:table-cell>
          <table:table-cell office:value-type="float" office:value="-1.347941">
            <text:p>-1,347941</text:p>
          </table:table-cell>
          <table:table-cell table:number-columns-repeated="1019"/>
        </table:table-row>
        <table:table-row table:style-name="ro1">
          <table:table-cell office:value-type="float" office:value="97.859177">
            <text:p>97,859177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088073">
            <text:p>0,088073</text:p>
          </table:table-cell>
          <table:table-cell office:value-type="float" office:value="-1.347941">
            <text:p>-1,347941</text:p>
          </table:table-cell>
          <table:table-cell table:number-columns-repeated="1019"/>
        </table:table-row>
        <table:table-row table:style-name="ro1">
          <table:table-cell office:value-type="float" office:value="100.635323">
            <text:p>100,635323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090572">
            <text:p>0,090572</text:p>
          </table:table-cell>
          <table:table-cell office:value-type="float" office:value="-1.367647">
            <text:p>-1,367647</text:p>
          </table:table-cell>
          <table:table-cell table:number-columns-repeated="1019"/>
        </table:table-row>
        <table:table-row table:style-name="ro1">
          <table:table-cell office:value-type="float" office:value="100.635323">
            <text:p>100,635323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90572">
            <text:p>0,090572</text:p>
          </table:table-cell>
          <table:table-cell office:value-type="float" office:value="-1.367647">
            <text:p>-1,367647</text:p>
          </table:table-cell>
          <table:table-cell table:number-columns-repeated="1019"/>
        </table:table-row>
        <table:table-row table:style-name="ro1">
          <table:table-cell office:value-type="float" office:value="102.71743">
            <text:p>102,71743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92446">
            <text:p>0,092446</text:p>
          </table:table-cell>
          <table:table-cell office:value-type="float" office:value="-1.389706">
            <text:p>-1,389706</text:p>
          </table:table-cell>
          <table:table-cell table:number-columns-repeated="1019"/>
        </table:table-row>
        <table:table-row table:style-name="ro1">
          <table:table-cell office:value-type="float" office:value="102.71743">
            <text:p>102,71743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92446">
            <text:p>0,092446</text:p>
          </table:table-cell>
          <table:table-cell office:value-type="float" office:value="-1.389706">
            <text:p>-1,389706</text:p>
          </table:table-cell>
          <table:table-cell table:number-columns-repeated="1019"/>
        </table:table-row>
        <table:table-row table:style-name="ro1">
          <table:table-cell office:value-type="float" office:value="104.799538">
            <text:p>104,799538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09432">
            <text:p>0,09432</text:p>
          </table:table-cell>
          <table:table-cell office:value-type="float" office:value="-1.408235">
            <text:p>-1,408235</text:p>
          </table:table-cell>
          <table:table-cell table:number-columns-repeated="1019"/>
        </table:table-row>
        <table:table-row table:style-name="ro1">
          <table:table-cell office:value-type="float" office:value="104.799538">
            <text:p>104,799538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9432">
            <text:p>0,09432</text:p>
          </table:table-cell>
          <table:table-cell office:value-type="float" office:value="-1.408235">
            <text:p>-1,408235</text:p>
          </table:table-cell>
          <table:table-cell table:number-columns-repeated="1019"/>
        </table:table-row>
        <table:table-row table:style-name="ro1">
          <table:table-cell office:value-type="float" office:value="105.493576">
            <text:p>105,493576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94944">
            <text:p>0,094944</text:p>
          </table:table-cell>
          <table:table-cell office:value-type="float" office:value="-1.428529">
            <text:p>-1,428529</text:p>
          </table:table-cell>
          <table:table-cell table:number-columns-repeated="1019"/>
        </table:table-row>
        <table:table-row table:style-name="ro1">
          <table:table-cell office:value-type="float" office:value="105.493576">
            <text:p>105,493576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094944">
            <text:p>0,094944</text:p>
          </table:table-cell>
          <table:table-cell office:value-type="float" office:value="-1.428529">
            <text:p>-1,428529</text:p>
          </table:table-cell>
          <table:table-cell table:number-columns-repeated="1019"/>
        </table:table-row>
        <table:table-row table:style-name="ro1">
          <table:table-cell office:value-type="float" office:value="106.187614">
            <text:p>106,187614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95569">
            <text:p>0,095569</text:p>
          </table:table-cell>
          <table:table-cell office:value-type="float" office:value="-1.447647">
            <text:p>-1,447647</text:p>
          </table:table-cell>
          <table:table-cell table:number-columns-repeated="1019"/>
        </table:table-row>
        <table:table-row table:style-name="ro1">
          <table:table-cell office:value-type="float" office:value="106.187614">
            <text:p>106,187614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95569">
            <text:p>0,095569</text:p>
          </table:table-cell>
          <table:table-cell office:value-type="float" office:value="-1.447647">
            <text:p>-1,447647</text:p>
          </table:table-cell>
          <table:table-cell table:number-columns-repeated="1019"/>
        </table:table-row>
        <table:table-row table:style-name="ro1">
          <table:table-cell office:value-type="float" office:value="107.575691">
            <text:p>107,575691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096818">
            <text:p>0,096818</text:p>
          </table:table-cell>
          <table:table-cell office:value-type="float" office:value="-1.467941">
            <text:p>-1,467941</text:p>
          </table:table-cell>
          <table:table-cell table:number-columns-repeated="1019"/>
        </table:table-row>
        <table:table-row table:style-name="ro1">
          <table:table-cell office:value-type="float" office:value="107.575691">
            <text:p>107,575691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96818">
            <text:p>0,096818</text:p>
          </table:table-cell>
          <table:table-cell office:value-type="float" office:value="-1.467941">
            <text:p>-1,467941</text:p>
          </table:table-cell>
          <table:table-cell table:number-columns-repeated="1019"/>
        </table:table-row>
        <table:table-row table:style-name="ro1">
          <table:table-cell office:value-type="float" office:value="108.96376">
            <text:p>108,96376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098067">
            <text:p>0,098067</text:p>
          </table:table-cell>
          <table:table-cell office:value-type="float" office:value="-1.487941">
            <text:p>-1,487941</text:p>
          </table:table-cell>
          <table:table-cell table:number-columns-repeated="1019"/>
        </table:table-row>
        <table:table-row table:style-name="ro1">
          <table:table-cell office:value-type="float" office:value="108.96376">
            <text:p>108,96376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98067">
            <text:p>0,098067</text:p>
          </table:table-cell>
          <table:table-cell office:value-type="float" office:value="-1.487941">
            <text:p>-1,487941</text:p>
          </table:table-cell>
          <table:table-cell table:number-columns-repeated="1019"/>
        </table:table-row>
        <table:table-row table:style-name="ro1">
          <table:table-cell office:value-type="float" office:value="111.045868">
            <text:p>111,045868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099941">
            <text:p>0,099941</text:p>
          </table:table-cell>
          <table:table-cell office:value-type="float" office:value="-1.507647">
            <text:p>-1,507647</text:p>
          </table:table-cell>
          <table:table-cell table:number-columns-repeated="1019"/>
        </table:table-row>
        <table:table-row table:style-name="ro1">
          <table:table-cell office:value-type="float" office:value="111.045868">
            <text:p>111,045868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99941">
            <text:p>0,099941</text:p>
          </table:table-cell>
          <table:table-cell office:value-type="float" office:value="-1.507647">
            <text:p>-1,507647</text:p>
          </table:table-cell>
          <table:table-cell table:number-columns-repeated="1019"/>
        </table:table-row>
        <table:table-row table:style-name="ro1">
          <table:table-cell office:value-type="float" office:value="111.739906">
            <text:p>111,739906</text:p>
          </table:table-cell>
          <table:table-cell office:value-type="float" office:value="-0.003232">
            <text:p>-0,003232</text:p>
          </table:table-cell>
          <table:table-cell office:value-type="float" office:value="-0.003202">
            <text:p>-0,003202</text:p>
          </table:table-cell>
          <table:table-cell office:value-type="float" office:value="0.100566">
            <text:p>0,100566</text:p>
          </table:table-cell>
          <table:table-cell office:value-type="float" office:value="-1.53">
            <text:p>-1,53</text:p>
          </table:table-cell>
          <table:table-cell table:number-columns-repeated="1019"/>
        </table:table-row>
        <table:table-row table:style-name="ro1">
          <table:table-cell office:value-type="float" office:value="111.739906">
            <text:p>111,739906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00566">
            <text:p>0,100566</text:p>
          </table:table-cell>
          <table:table-cell office:value-type="float" office:value="-1.53">
            <text:p>-1,53</text:p>
          </table:table-cell>
          <table:table-cell table:number-columns-repeated="1019"/>
        </table:table-row>
        <table:table-row table:style-name="ro1">
          <table:table-cell office:value-type="float" office:value="114.516052">
            <text:p>114,516052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103064">
            <text:p>0,103064</text:p>
          </table:table-cell>
          <table:table-cell office:value-type="float" office:value="-1.546765">
            <text:p>-1,546765</text:p>
          </table:table-cell>
          <table:table-cell table:number-columns-repeated="1019"/>
        </table:table-row>
        <table:table-row table:style-name="ro1">
          <table:table-cell office:value-type="float" office:value="114.516052">
            <text:p>114,516052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103064">
            <text:p>0,103064</text:p>
          </table:table-cell>
          <table:table-cell office:value-type="float" office:value="-1.546765">
            <text:p>-1,546765</text:p>
          </table:table-cell>
          <table:table-cell table:number-columns-repeated="1019"/>
        </table:table-row>
        <table:table-row table:style-name="ro1">
          <table:table-cell office:value-type="float" office:value="114.516052">
            <text:p>114,516052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103064">
            <text:p>0,103064</text:p>
          </table:table-cell>
          <table:table-cell office:value-type="float" office:value="-1.566176">
            <text:p>-1,566176</text:p>
          </table:table-cell>
          <table:table-cell table:number-columns-repeated="1019"/>
        </table:table-row>
        <table:table-row table:style-name="ro1">
          <table:table-cell office:value-type="float" office:value="114.516052">
            <text:p>114,516052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03064">
            <text:p>0,103064</text:p>
          </table:table-cell>
          <table:table-cell office:value-type="float" office:value="-1.585">
            <text:p>-1,585</text:p>
          </table:table-cell>
          <table:table-cell table:number-columns-repeated="1019"/>
        </table:table-row>
        <table:table-row table:style-name="ro1">
          <table:table-cell office:value-type="float" office:value="118.680275">
            <text:p>118,680275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106812">
            <text:p>0,106812</text:p>
          </table:table-cell>
          <table:table-cell office:value-type="float" office:value="-1.585">
            <text:p>-1,585</text:p>
          </table:table-cell>
          <table:table-cell table:number-columns-repeated="1019"/>
        </table:table-row>
        <table:table-row table:style-name="ro1">
          <table:table-cell office:value-type="float" office:value="118.680275">
            <text:p>118,680275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106812">
            <text:p>0,106812</text:p>
          </table:table-cell>
          <table:table-cell office:value-type="float" office:value="-1.604118">
            <text:p>-1,604118</text:p>
          </table:table-cell>
          <table:table-cell table:number-columns-repeated="1019"/>
        </table:table-row>
        <table:table-row table:style-name="ro1">
          <table:table-cell office:value-type="float" office:value="118.680275">
            <text:p>118,680275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106812">
            <text:p>0,106812</text:p>
          </table:table-cell>
          <table:table-cell office:value-type="float" office:value="-1.604118">
            <text:p>-1,604118</text:p>
          </table:table-cell>
          <table:table-cell table:number-columns-repeated="1019"/>
        </table:table-row>
        <table:table-row table:style-name="ro1">
          <table:table-cell office:value-type="float" office:value="120.762383">
            <text:p>120,762383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08686">
            <text:p>0,108686</text:p>
          </table:table-cell>
          <table:table-cell office:value-type="float" office:value="-1.623235">
            <text:p>-1,623235</text:p>
          </table:table-cell>
          <table:table-cell table:number-columns-repeated="1019"/>
        </table:table-row>
        <table:table-row table:style-name="ro1">
          <table:table-cell office:value-type="float" office:value="120.762383">
            <text:p>120,762383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108686">
            <text:p>0,108686</text:p>
          </table:table-cell>
          <table:table-cell office:value-type="float" office:value="-1.623235">
            <text:p>-1,623235</text:p>
          </table:table-cell>
          <table:table-cell table:number-columns-repeated="1019"/>
        </table:table-row>
        <table:table-row table:style-name="ro1">
          <table:table-cell office:value-type="float" office:value="120.762383">
            <text:p>120,762383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108686">
            <text:p>0,108686</text:p>
          </table:table-cell>
          <table:table-cell office:value-type="float" office:value="-1.642059">
            <text:p>-1,642059</text:p>
          </table:table-cell>
          <table:table-cell table:number-columns-repeated="1019"/>
        </table:table-row>
        <table:table-row table:style-name="ro1">
          <table:table-cell office:value-type="float" office:value="120.762383">
            <text:p>120,762383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108686">
            <text:p>0,108686</text:p>
          </table:table-cell>
          <table:table-cell office:value-type="float" office:value="-1.642059">
            <text:p>-1,642059</text:p>
          </table:table-cell>
          <table:table-cell table:number-columns-repeated="1019"/>
        </table:table-row>
        <table:table-row table:style-name="ro1">
          <table:table-cell office:value-type="float" office:value="122.844498">
            <text:p>122,844498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11056">
            <text:p>0,11056</text:p>
          </table:table-cell>
          <table:table-cell office:value-type="float" office:value="-1.661471">
            <text:p>-1,661471</text:p>
          </table:table-cell>
          <table:table-cell table:number-columns-repeated="1019"/>
        </table:table-row>
        <table:table-row table:style-name="ro1">
          <table:table-cell office:value-type="float" office:value="122.844498">
            <text:p>122,844498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1056">
            <text:p>0,11056</text:p>
          </table:table-cell>
          <table:table-cell office:value-type="float" office:value="-1.661471">
            <text:p>-1,661471</text:p>
          </table:table-cell>
          <table:table-cell table:number-columns-repeated="1019"/>
        </table:table-row>
        <table:table-row table:style-name="ro1">
          <table:table-cell office:value-type="float" office:value="124.926605">
            <text:p>124,926605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12434">
            <text:p>0,112434</text:p>
          </table:table-cell>
          <table:table-cell office:value-type="float" office:value="-1.680588">
            <text:p>-1,680588</text:p>
          </table:table-cell>
          <table:table-cell table:number-columns-repeated="1019"/>
        </table:table-row>
        <table:table-row table:style-name="ro1">
          <table:table-cell office:value-type="float" office:value="124.926605">
            <text:p>124,926605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12434">
            <text:p>0,112434</text:p>
          </table:table-cell>
          <table:table-cell office:value-type="float" office:value="-1.680588">
            <text:p>-1,680588</text:p>
          </table:table-cell>
          <table:table-cell table:number-columns-repeated="1019"/>
        </table:table-row>
        <table:table-row table:style-name="ro1">
          <table:table-cell office:value-type="float" office:value="124.926605">
            <text:p>124,926605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112434">
            <text:p>0,112434</text:p>
          </table:table-cell>
          <table:table-cell office:value-type="float" office:value="-1.7">
            <text:p>-1,7</text:p>
          </table:table-cell>
          <table:table-cell table:number-columns-repeated="1019"/>
        </table:table-row>
        <table:table-row table:style-name="ro1">
          <table:table-cell office:value-type="float" office:value="124.926605">
            <text:p>124,926605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112434">
            <text:p>0,112434</text:p>
          </table:table-cell>
          <table:table-cell office:value-type="float" office:value="-1.7">
            <text:p>-1,7</text:p>
          </table:table-cell>
          <table:table-cell table:number-columns-repeated="1019"/>
        </table:table-row>
        <table:table-row table:style-name="ro1">
          <table:table-cell office:value-type="float" office:value="127.008713">
            <text:p>127,008713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14308">
            <text:p>0,114308</text:p>
          </table:table-cell>
          <table:table-cell office:value-type="float" office:value="-1.719412">
            <text:p>-1,719412</text:p>
          </table:table-cell>
          <table:table-cell table:number-columns-repeated="1019"/>
        </table:table-row>
        <table:table-row table:style-name="ro1">
          <table:table-cell office:value-type="float" office:value="127.008713">
            <text:p>127,008713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14308">
            <text:p>0,114308</text:p>
          </table:table-cell>
          <table:table-cell office:value-type="float" office:value="-1.719412">
            <text:p>-1,719412</text:p>
          </table:table-cell>
          <table:table-cell table:number-columns-repeated="1019"/>
        </table:table-row>
        <table:table-row table:style-name="ro1">
          <table:table-cell office:value-type="float" office:value="128.39679">
            <text:p>128,39679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115557">
            <text:p>0,115557</text:p>
          </table:table-cell>
          <table:table-cell office:value-type="float" office:value="-1.737941">
            <text:p>-1,737941</text:p>
          </table:table-cell>
          <table:table-cell table:number-columns-repeated="1019"/>
        </table:table-row>
        <table:table-row table:style-name="ro1">
          <table:table-cell office:value-type="float" office:value="128.39679">
            <text:p>128,39679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115557">
            <text:p>0,115557</text:p>
          </table:table-cell>
          <table:table-cell office:value-type="float" office:value="-1.737941">
            <text:p>-1,737941</text:p>
          </table:table-cell>
          <table:table-cell table:number-columns-repeated="1019"/>
        </table:table-row>
        <table:table-row table:style-name="ro1">
          <table:table-cell office:value-type="float" office:value="129.784866">
            <text:p>129,784866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116806">
            <text:p>0,116806</text:p>
          </table:table-cell>
          <table:table-cell office:value-type="float" office:value="-1.757647">
            <text:p>-1,757647</text:p>
          </table:table-cell>
          <table:table-cell table:number-columns-repeated="1019"/>
        </table:table-row>
        <table:table-row table:style-name="ro1">
          <table:table-cell office:value-type="float" office:value="129.784866">
            <text:p>129,784866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16806">
            <text:p>0,116806</text:p>
          </table:table-cell>
          <table:table-cell office:value-type="float" office:value="-1.757647">
            <text:p>-1,757647</text:p>
          </table:table-cell>
          <table:table-cell table:number-columns-repeated="1019"/>
        </table:table-row>
        <table:table-row table:style-name="ro1">
          <table:table-cell office:value-type="float" office:value="131.172943">
            <text:p>131,172943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18056">
            <text:p>0,118056</text:p>
          </table:table-cell>
          <table:table-cell office:value-type="float" office:value="-1.777059">
            <text:p>-1,777059</text:p>
          </table:table-cell>
          <table:table-cell table:number-columns-repeated="1019"/>
        </table:table-row>
        <table:table-row table:style-name="ro1">
          <table:table-cell office:value-type="float" office:value="131.172943">
            <text:p>131,172943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18056">
            <text:p>0,118056</text:p>
          </table:table-cell>
          <table:table-cell office:value-type="float" office:value="-1.777059">
            <text:p>-1,777059</text:p>
          </table:table-cell>
          <table:table-cell table:number-columns-repeated="1019"/>
        </table:table-row>
        <table:table-row table:style-name="ro1">
          <table:table-cell office:value-type="float" office:value="133.949081">
            <text:p>133,949081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20554">
            <text:p>0,120554</text:p>
          </table:table-cell>
          <table:table-cell office:value-type="float" office:value="-1.795882">
            <text:p>-1,795882</text:p>
          </table:table-cell>
          <table:table-cell table:number-columns-repeated="1019"/>
        </table:table-row>
        <table:table-row table:style-name="ro1">
          <table:table-cell office:value-type="float" office:value="133.949081">
            <text:p>133,949081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120554">
            <text:p>0,120554</text:p>
          </table:table-cell>
          <table:table-cell office:value-type="float" office:value="-1.814706">
            <text:p>-1,814706</text:p>
          </table:table-cell>
          <table:table-cell table:number-columns-repeated="1019"/>
        </table:table-row>
        <table:table-row table:style-name="ro1">
          <table:table-cell office:value-type="float" office:value="133.949081">
            <text:p>133,949081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120554">
            <text:p>0,120554</text:p>
          </table:table-cell>
          <table:table-cell office:value-type="float" office:value="-1.814706">
            <text:p>-1,814706</text:p>
          </table:table-cell>
          <table:table-cell table:number-columns-repeated="1019"/>
        </table:table-row>
        <table:table-row table:style-name="ro1">
          <table:table-cell office:value-type="float" office:value="133.949081">
            <text:p>133,949081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120554">
            <text:p>0,120554</text:p>
          </table:table-cell>
          <table:table-cell office:value-type="float" office:value="-1.833824">
            <text:p>-1,833824</text:p>
          </table:table-cell>
          <table:table-cell table:number-columns-repeated="1019"/>
        </table:table-row>
        <table:table-row table:style-name="ro1">
          <table:table-cell office:value-type="float" office:value="136.031189">
            <text:p>136,031189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22428">
            <text:p>0,122428</text:p>
          </table:table-cell>
          <table:table-cell office:value-type="float" office:value="-1.833824">
            <text:p>-1,833824</text:p>
          </table:table-cell>
          <table:table-cell table:number-columns-repeated="1019"/>
        </table:table-row>
        <table:table-row table:style-name="ro1">
          <table:table-cell office:value-type="float" office:value="138.113297">
            <text:p>138,113297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124302">
            <text:p>0,124302</text:p>
          </table:table-cell>
          <table:table-cell office:value-type="float" office:value="-1.852941">
            <text:p>-1,852941</text:p>
          </table:table-cell>
          <table:table-cell table:number-columns-repeated="1019"/>
        </table:table-row>
        <table:table-row table:style-name="ro1">
          <table:table-cell office:value-type="float" office:value="138.113297">
            <text:p>138,113297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124302">
            <text:p>0,124302</text:p>
          </table:table-cell>
          <table:table-cell office:value-type="float" office:value="-1.852941">
            <text:p>-1,852941</text:p>
          </table:table-cell>
          <table:table-cell table:number-columns-repeated="1019"/>
        </table:table-row>
        <table:table-row table:style-name="ro1">
          <table:table-cell office:value-type="float" office:value="139.501373">
            <text:p>139,501373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125551">
            <text:p>0,125551</text:p>
          </table:table-cell>
          <table:table-cell office:value-type="float" office:value="-1.872353">
            <text:p>-1,872353</text:p>
          </table:table-cell>
          <table:table-cell table:number-columns-repeated="1019"/>
        </table:table-row>
        <table:table-row table:style-name="ro1">
          <table:table-cell office:value-type="float" office:value="139.501373">
            <text:p>139,501373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25551">
            <text:p>0,125551</text:p>
          </table:table-cell>
          <table:table-cell office:value-type="float" office:value="-1.872353">
            <text:p>-1,872353</text:p>
          </table:table-cell>
          <table:table-cell table:number-columns-repeated="1019"/>
        </table:table-row>
        <table:table-row table:style-name="ro1">
          <table:table-cell office:value-type="float" office:value="140.88945">
            <text:p>140,88945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126801">
            <text:p>0,126801</text:p>
          </table:table-cell>
          <table:table-cell office:value-type="float" office:value="-1.891176">
            <text:p>-1,891176</text:p>
          </table:table-cell>
          <table:table-cell table:number-columns-repeated="1019"/>
        </table:table-row>
        <table:table-row table:style-name="ro1">
          <table:table-cell office:value-type="float" office:value="140.88945">
            <text:p>140,88945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26801">
            <text:p>0,126801</text:p>
          </table:table-cell>
          <table:table-cell office:value-type="float" office:value="-1.891176">
            <text:p>-1,891176</text:p>
          </table:table-cell>
          <table:table-cell table:number-columns-repeated="1019"/>
        </table:table-row>
        <table:table-row table:style-name="ro1">
          <table:table-cell office:value-type="float" office:value="141.583481">
            <text:p>141,583481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27425">
            <text:p>0,127425</text:p>
          </table:table-cell>
          <table:table-cell office:value-type="float" office:value="-1.910294">
            <text:p>-1,910294</text:p>
          </table:table-cell>
          <table:table-cell table:number-columns-repeated="1019"/>
        </table:table-row>
        <table:table-row table:style-name="ro1">
          <table:table-cell office:value-type="float" office:value="141.583481">
            <text:p>141,583481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27425">
            <text:p>0,127425</text:p>
          </table:table-cell>
          <table:table-cell office:value-type="float" office:value="-1.910294">
            <text:p>-1,910294</text:p>
          </table:table-cell>
          <table:table-cell table:number-columns-repeated="1019"/>
        </table:table-row>
        <table:table-row table:style-name="ro1">
          <table:table-cell office:value-type="float" office:value="142.277527">
            <text:p>142,277527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12805">
            <text:p>0,12805</text:p>
          </table:table-cell>
          <table:table-cell office:value-type="float" office:value="-1.929412">
            <text:p>-1,929412</text:p>
          </table:table-cell>
          <table:table-cell table:number-columns-repeated="1019"/>
        </table:table-row>
        <table:table-row table:style-name="ro1">
          <table:table-cell office:value-type="float" office:value="142.277527">
            <text:p>142,277527</text:p>
          </table:table-cell>
          <table:table-cell office:value-type="float" office:value="-0.00323">
            <text:p>-0,00323</text:p>
          </table:table-cell>
          <table:table-cell office:value-type="float" office:value="-0.003202">
            <text:p>-0,003202</text:p>
          </table:table-cell>
          <table:table-cell office:value-type="float" office:value="0.12805">
            <text:p>0,12805</text:p>
          </table:table-cell>
          <table:table-cell office:value-type="float" office:value="-1.929412">
            <text:p>-1,929412</text:p>
          </table:table-cell>
          <table:table-cell table:number-columns-repeated="1019"/>
        </table:table-row>
        <table:table-row table:style-name="ro1">
          <table:table-cell office:value-type="float" office:value="145.747711">
            <text:p>145,747711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131173">
            <text:p>0,131173</text:p>
          </table:table-cell>
          <table:table-cell office:value-type="float" office:value="-1.948529">
            <text:p>-1,948529</text:p>
          </table:table-cell>
          <table:table-cell table:number-columns-repeated="1019"/>
        </table:table-row>
        <table:table-row table:style-name="ro1">
          <table:table-cell office:value-type="float" office:value="145.747711">
            <text:p>145,747711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31173">
            <text:p>0,131173</text:p>
          </table:table-cell>
          <table:table-cell office:value-type="float" office:value="-1.948529">
            <text:p>-1,948529</text:p>
          </table:table-cell>
          <table:table-cell table:number-columns-repeated="1019"/>
        </table:table-row>
        <table:table-row table:style-name="ro1">
          <table:table-cell office:value-type="float" office:value="146.441742">
            <text:p>146,441742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31798">
            <text:p>0,131798</text:p>
          </table:table-cell>
          <table:table-cell office:value-type="float" office:value="-1.967941">
            <text:p>-1,967941</text:p>
          </table:table-cell>
          <table:table-cell table:number-columns-repeated="1019"/>
        </table:table-row>
        <table:table-row table:style-name="ro1">
          <table:table-cell office:value-type="float" office:value="146.441742">
            <text:p>146,441742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131798">
            <text:p>0,131798</text:p>
          </table:table-cell>
          <table:table-cell office:value-type="float" office:value="-1.967941">
            <text:p>-1,967941</text:p>
          </table:table-cell>
          <table:table-cell table:number-columns-repeated="1019"/>
        </table:table-row>
        <table:table-row table:style-name="ro1">
          <table:table-cell office:value-type="float" office:value="147.829819">
            <text:p>147,829819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33047">
            <text:p>0,133047</text:p>
          </table:table-cell>
          <table:table-cell office:value-type="float" office:value="-1.987647">
            <text:p>-1,987647</text:p>
          </table:table-cell>
          <table:table-cell table:number-columns-repeated="1019"/>
        </table:table-row>
        <table:table-row table:style-name="ro1">
          <table:table-cell office:value-type="float" office:value="147.829819">
            <text:p>147,829819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133047">
            <text:p>0,133047</text:p>
          </table:table-cell>
          <table:table-cell office:value-type="float" office:value="-1.987647">
            <text:p>-1,987647</text:p>
          </table:table-cell>
          <table:table-cell table:number-columns-repeated="1019"/>
        </table:table-row>
        <table:table-row table:style-name="ro1">
          <table:table-cell office:value-type="float" office:value="150.605957">
            <text:p>150,605957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35545">
            <text:p>0,135545</text:p>
          </table:table-cell>
          <table:table-cell office:value-type="float" office:value="-2.007647">
            <text:p>-2,007647</text:p>
          </table:table-cell>
          <table:table-cell table:number-columns-repeated="1019"/>
        </table:table-row>
        <table:table-row table:style-name="ro1">
          <table:table-cell office:value-type="float" office:value="150.605957">
            <text:p>150,605957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35545">
            <text:p>0,135545</text:p>
          </table:table-cell>
          <table:table-cell office:value-type="float" office:value="-2.007647">
            <text:p>-2,007647</text:p>
          </table:table-cell>
          <table:table-cell table:number-columns-repeated="1019"/>
        </table:table-row>
        <table:table-row table:style-name="ro1">
          <table:table-cell office:value-type="float" office:value="149.911926">
            <text:p>149,911926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34921">
            <text:p>0,134921</text:p>
          </table:table-cell>
          <table:table-cell office:value-type="float" office:value="-2.028529">
            <text:p>-2,028529</text:p>
          </table:table-cell>
          <table:table-cell table:number-columns-repeated="1019"/>
        </table:table-row>
        <table:table-row table:style-name="ro1">
          <table:table-cell office:value-type="float" office:value="149.911926">
            <text:p>149,911926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34921">
            <text:p>0,134921</text:p>
          </table:table-cell>
          <table:table-cell office:value-type="float" office:value="-2.028529">
            <text:p>-2,028529</text:p>
          </table:table-cell>
          <table:table-cell table:number-columns-repeated="1019"/>
        </table:table-row>
        <table:table-row table:style-name="ro1">
          <table:table-cell office:value-type="float" office:value="150.605957">
            <text:p>150,605957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135545">
            <text:p>0,135545</text:p>
          </table:table-cell>
          <table:table-cell office:value-type="float" office:value="-2.048235">
            <text:p>-2,048235</text:p>
          </table:table-cell>
          <table:table-cell table:number-columns-repeated="1019"/>
        </table:table-row>
        <table:table-row table:style-name="ro1">
          <table:table-cell office:value-type="float" office:value="150.605957">
            <text:p>150,605957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135545">
            <text:p>0,135545</text:p>
          </table:table-cell>
          <table:table-cell office:value-type="float" office:value="-2.048235">
            <text:p>-2,048235</text:p>
          </table:table-cell>
          <table:table-cell table:number-columns-repeated="1019"/>
        </table:table-row>
        <table:table-row table:style-name="ro1">
          <table:table-cell office:value-type="float" office:value="154.770187">
            <text:p>154,770187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39293">
            <text:p>0,139293</text:p>
          </table:table-cell>
          <table:table-cell office:value-type="float" office:value="-2.067353">
            <text:p>-2,067353</text:p>
          </table:table-cell>
          <table:table-cell table:number-columns-repeated="1019"/>
        </table:table-row>
        <table:table-row table:style-name="ro1">
          <table:table-cell office:value-type="float" office:value="154.770187">
            <text:p>154,770187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39293">
            <text:p>0,139293</text:p>
          </table:table-cell>
          <table:table-cell office:value-type="float" office:value="-2.067353">
            <text:p>-2,067353</text:p>
          </table:table-cell>
          <table:table-cell table:number-columns-repeated="1019"/>
        </table:table-row>
        <table:table-row table:style-name="ro1">
          <table:table-cell office:value-type="float" office:value="155.464218">
            <text:p>155,464218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39918">
            <text:p>0,139918</text:p>
          </table:table-cell>
          <table:table-cell office:value-type="float" office:value="-2.087059">
            <text:p>-2,087059</text:p>
          </table:table-cell>
          <table:table-cell table:number-columns-repeated="1019"/>
        </table:table-row>
        <table:table-row table:style-name="ro1">
          <table:table-cell office:value-type="float" office:value="155.464218">
            <text:p>155,464218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139918">
            <text:p>0,139918</text:p>
          </table:table-cell>
          <table:table-cell office:value-type="float" office:value="-2.087059">
            <text:p>-2,087059</text:p>
          </table:table-cell>
          <table:table-cell table:number-columns-repeated="1019"/>
        </table:table-row>
        <table:table-row table:style-name="ro1">
          <table:table-cell office:value-type="float" office:value="157.546326">
            <text:p>157,54632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141792">
            <text:p>0,141792</text:p>
          </table:table-cell>
          <table:table-cell office:value-type="float" office:value="-2.105294">
            <text:p>-2,105294</text:p>
          </table:table-cell>
          <table:table-cell table:number-columns-repeated="1019"/>
        </table:table-row>
        <table:table-row table:style-name="ro1">
          <table:table-cell office:value-type="float" office:value="157.546326">
            <text:p>157,546326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141792">
            <text:p>0,141792</text:p>
          </table:table-cell>
          <table:table-cell office:value-type="float" office:value="-2.124118">
            <text:p>-2,124118</text:p>
          </table:table-cell>
          <table:table-cell table:number-columns-repeated="1019"/>
        </table:table-row>
        <table:table-row table:style-name="ro1">
          <table:table-cell office:value-type="float" office:value="158.240372">
            <text:p>158,240372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142416">
            <text:p>0,142416</text:p>
          </table:table-cell>
          <table:table-cell office:value-type="float" office:value="-2.124118">
            <text:p>-2,124118</text:p>
          </table:table-cell>
          <table:table-cell table:number-columns-repeated="1019"/>
        </table:table-row>
        <table:table-row table:style-name="ro1">
          <table:table-cell office:value-type="float" office:value="158.240372">
            <text:p>158,240372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142416">
            <text:p>0,142416</text:p>
          </table:table-cell>
          <table:table-cell office:value-type="float" office:value="-2.143824">
            <text:p>-2,143824</text:p>
          </table:table-cell>
          <table:table-cell table:number-columns-repeated="1019"/>
        </table:table-row>
        <table:table-row table:style-name="ro1">
          <table:table-cell office:value-type="float" office:value="158.934402">
            <text:p>158,934402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143041">
            <text:p>0,143041</text:p>
          </table:table-cell>
          <table:table-cell office:value-type="float" office:value="-2.143824">
            <text:p>-2,143824</text:p>
          </table:table-cell>
          <table:table-cell table:number-columns-repeated="1019"/>
        </table:table-row>
        <table:table-row table:style-name="ro1">
          <table:table-cell office:value-type="float" office:value="160.322479">
            <text:p>160,32247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4429">
            <text:p>0,14429</text:p>
          </table:table-cell>
          <table:table-cell office:value-type="float" office:value="-2.162647">
            <text:p>-2,162647</text:p>
          </table:table-cell>
          <table:table-cell table:number-columns-repeated="1019"/>
        </table:table-row>
        <table:table-row table:style-name="ro1">
          <table:table-cell office:value-type="float" office:value="160.322479">
            <text:p>160,322479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14429">
            <text:p>0,14429</text:p>
          </table:table-cell>
          <table:table-cell office:value-type="float" office:value="-2.162647">
            <text:p>-2,162647</text:p>
          </table:table-cell>
          <table:table-cell table:number-columns-repeated="1019"/>
        </table:table-row>
        <table:table-row table:style-name="ro1">
          <table:table-cell office:value-type="float" office:value="161.710556">
            <text:p>161,710556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45539">
            <text:p>0,145539</text:p>
          </table:table-cell>
          <table:table-cell office:value-type="float" office:value="-2.181765">
            <text:p>-2,181765</text:p>
          </table:table-cell>
          <table:table-cell table:number-columns-repeated="1019"/>
        </table:table-row>
        <table:table-row table:style-name="ro1">
          <table:table-cell office:value-type="float" office:value="161.710556">
            <text:p>161,710556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45539">
            <text:p>0,145539</text:p>
          </table:table-cell>
          <table:table-cell office:value-type="float" office:value="-2.181765">
            <text:p>-2,181765</text:p>
          </table:table-cell>
          <table:table-cell table:number-columns-repeated="1019"/>
        </table:table-row>
        <table:table-row table:style-name="ro1">
          <table:table-cell office:value-type="float" office:value="161.710556">
            <text:p>161,710556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145539">
            <text:p>0,145539</text:p>
          </table:table-cell>
          <table:table-cell office:value-type="float" office:value="-2.201176">
            <text:p>-2,201176</text:p>
          </table:table-cell>
          <table:table-cell table:number-columns-repeated="1019"/>
        </table:table-row>
        <table:table-row table:style-name="ro1">
          <table:table-cell office:value-type="float" office:value="161.710556">
            <text:p>161,71055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145539">
            <text:p>0,145539</text:p>
          </table:table-cell>
          <table:table-cell office:value-type="float" office:value="-2.201176">
            <text:p>-2,201176</text:p>
          </table:table-cell>
          <table:table-cell table:number-columns-repeated="1019"/>
        </table:table-row>
        <table:table-row table:style-name="ro1">
          <table:table-cell office:value-type="float" office:value="165.18074">
            <text:p>165,18074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148663">
            <text:p>0,148663</text:p>
          </table:table-cell>
          <table:table-cell office:value-type="float" office:value="-2.220294">
            <text:p>-2,220294</text:p>
          </table:table-cell>
          <table:table-cell table:number-columns-repeated="1019"/>
        </table:table-row>
        <table:table-row table:style-name="ro1">
          <table:table-cell office:value-type="float" office:value="165.18074">
            <text:p>165,18074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148663">
            <text:p>0,148663</text:p>
          </table:table-cell>
          <table:table-cell office:value-type="float" office:value="-2.220294">
            <text:p>-2,220294</text:p>
          </table:table-cell>
          <table:table-cell table:number-columns-repeated="1019"/>
        </table:table-row>
        <table:table-row table:style-name="ro1">
          <table:table-cell office:value-type="float" office:value="166.568802">
            <text:p>166,568802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149912">
            <text:p>0,149912</text:p>
          </table:table-cell>
          <table:table-cell office:value-type="float" office:value="-2.239412">
            <text:p>-2,239412</text:p>
          </table:table-cell>
          <table:table-cell table:number-columns-repeated="1019"/>
        </table:table-row>
        <table:table-row table:style-name="ro1">
          <table:table-cell office:value-type="float" office:value="166.568802">
            <text:p>166,568802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149912">
            <text:p>0,149912</text:p>
          </table:table-cell>
          <table:table-cell office:value-type="float" office:value="-2.239412">
            <text:p>-2,239412</text:p>
          </table:table-cell>
          <table:table-cell table:number-columns-repeated="1019"/>
        </table:table-row>
        <table:table-row table:style-name="ro1">
          <table:table-cell office:value-type="float" office:value="167.262848">
            <text:p>167,262848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50537">
            <text:p>0,150537</text:p>
          </table:table-cell>
          <table:table-cell office:value-type="float" office:value="-2.258235">
            <text:p>-2,258235</text:p>
          </table:table-cell>
          <table:table-cell table:number-columns-repeated="1019"/>
        </table:table-row>
        <table:table-row table:style-name="ro1">
          <table:table-cell office:value-type="float" office:value="167.262848">
            <text:p>167,262848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50537">
            <text:p>0,150537</text:p>
          </table:table-cell>
          <table:table-cell office:value-type="float" office:value="-2.258235">
            <text:p>-2,258235</text:p>
          </table:table-cell>
          <table:table-cell table:number-columns-repeated="1019"/>
        </table:table-row>
        <table:table-row table:style-name="ro1">
          <table:table-cell office:value-type="float" office:value="169.344955">
            <text:p>169,344955</text:p>
          </table:table-cell>
          <table:table-cell office:value-type="float" office:value="-0.003232">
            <text:p>-0,003232</text:p>
          </table:table-cell>
          <table:table-cell office:value-type="float" office:value="-0.003202">
            <text:p>-0,003202</text:p>
          </table:table-cell>
          <table:table-cell office:value-type="float" office:value="0.15241">
            <text:p>0,15241</text:p>
          </table:table-cell>
          <table:table-cell office:value-type="float" office:value="-2.277647">
            <text:p>-2,277647</text:p>
          </table:table-cell>
          <table:table-cell table:number-columns-repeated="1019"/>
        </table:table-row>
        <table:table-row table:style-name="ro1">
          <table:table-cell office:value-type="float" office:value="169.344955">
            <text:p>169,344955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5241">
            <text:p>0,15241</text:p>
          </table:table-cell>
          <table:table-cell office:value-type="float" office:value="-2.277647">
            <text:p>-2,277647</text:p>
          </table:table-cell>
          <table:table-cell table:number-columns-repeated="1019"/>
        </table:table-row>
        <table:table-row table:style-name="ro1">
          <table:table-cell office:value-type="float" office:value="171.427063">
            <text:p>171,427063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154284">
            <text:p>0,154284</text:p>
          </table:table-cell>
          <table:table-cell office:value-type="float" office:value="-2.296765">
            <text:p>-2,296765</text:p>
          </table:table-cell>
          <table:table-cell table:number-columns-repeated="1019"/>
        </table:table-row>
        <table:table-row table:style-name="ro1">
          <table:table-cell office:value-type="float" office:value="171.427063">
            <text:p>171,427063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154284">
            <text:p>0,154284</text:p>
          </table:table-cell>
          <table:table-cell office:value-type="float" office:value="-2.296765">
            <text:p>-2,296765</text:p>
          </table:table-cell>
          <table:table-cell table:number-columns-repeated="1019"/>
        </table:table-row>
        <table:table-row table:style-name="ro1">
          <table:table-cell office:value-type="float" office:value="170.733032">
            <text:p>170,733032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15366">
            <text:p>0,15366</text:p>
          </table:table-cell>
          <table:table-cell office:value-type="float" office:value="-2.317059">
            <text:p>-2,317059</text:p>
          </table:table-cell>
          <table:table-cell table:number-columns-repeated="1019"/>
        </table:table-row>
        <table:table-row table:style-name="ro1">
          <table:table-cell office:value-type="float" office:value="170.733032">
            <text:p>170,733032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5366">
            <text:p>0,15366</text:p>
          </table:table-cell>
          <table:table-cell office:value-type="float" office:value="-2.317059">
            <text:p>-2,317059</text:p>
          </table:table-cell>
          <table:table-cell table:number-columns-repeated="1019"/>
        </table:table-row>
        <table:table-row table:style-name="ro1">
          <table:table-cell office:value-type="float" office:value="174.203217">
            <text:p>174,203217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56783">
            <text:p>0,156783</text:p>
          </table:table-cell>
          <table:table-cell office:value-type="float" office:value="-2.337647">
            <text:p>-2,337647</text:p>
          </table:table-cell>
          <table:table-cell table:number-columns-repeated="1019"/>
        </table:table-row>
        <table:table-row table:style-name="ro1">
          <table:table-cell office:value-type="float" office:value="174.203217">
            <text:p>174,203217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156783">
            <text:p>0,156783</text:p>
          </table:table-cell>
          <table:table-cell office:value-type="float" office:value="-2.337647">
            <text:p>-2,337647</text:p>
          </table:table-cell>
          <table:table-cell table:number-columns-repeated="1019"/>
        </table:table-row>
        <table:table-row table:style-name="ro1">
          <table:table-cell office:value-type="float" office:value="175.591278">
            <text:p>175,591278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158032">
            <text:p>0,158032</text:p>
          </table:table-cell>
          <table:table-cell office:value-type="float" office:value="-2.357353">
            <text:p>-2,357353</text:p>
          </table:table-cell>
          <table:table-cell table:number-columns-repeated="1019"/>
        </table:table-row>
        <table:table-row table:style-name="ro1">
          <table:table-cell office:value-type="float" office:value="175.591278">
            <text:p>175,591278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158032">
            <text:p>0,158032</text:p>
          </table:table-cell>
          <table:table-cell office:value-type="float" office:value="-2.357353">
            <text:p>-2,357353</text:p>
          </table:table-cell>
          <table:table-cell table:number-columns-repeated="1019"/>
        </table:table-row>
        <table:table-row table:style-name="ro1">
          <table:table-cell office:value-type="float" office:value="176.285324">
            <text:p>176,285324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58657">
            <text:p>0,158657</text:p>
          </table:table-cell>
          <table:table-cell office:value-type="float" office:value="-2.377647">
            <text:p>-2,377647</text:p>
          </table:table-cell>
          <table:table-cell table:number-columns-repeated="1019"/>
        </table:table-row>
        <table:table-row table:style-name="ro1">
          <table:table-cell office:value-type="float" office:value="176.285324">
            <text:p>176,285324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58657">
            <text:p>0,158657</text:p>
          </table:table-cell>
          <table:table-cell office:value-type="float" office:value="-2.377647">
            <text:p>-2,377647</text:p>
          </table:table-cell>
          <table:table-cell table:number-columns-repeated="1019"/>
        </table:table-row>
        <table:table-row table:style-name="ro1">
          <table:table-cell office:value-type="float" office:value="179.755508">
            <text:p>179,755508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6178">
            <text:p>0,16178</text:p>
          </table:table-cell>
          <table:table-cell office:value-type="float" office:value="-2.397059">
            <text:p>-2,397059</text:p>
          </table:table-cell>
          <table:table-cell table:number-columns-repeated="1019"/>
        </table:table-row>
        <table:table-row table:style-name="ro1">
          <table:table-cell office:value-type="float" office:value="179.755508">
            <text:p>179,755508</text:p>
          </table:table-cell>
          <table:table-cell office:value-type="float" office:value="-0.003235">
            <text:p>-0,003235</text:p>
          </table:table-cell>
          <table:table-cell office:value-type="float" office:value="-0.003197">
            <text:p>-0,003197</text:p>
          </table:table-cell>
          <table:table-cell office:value-type="float" office:value="0.16178">
            <text:p>0,16178</text:p>
          </table:table-cell>
          <table:table-cell office:value-type="float" office:value="-2.397059">
            <text:p>-2,397059</text:p>
          </table:table-cell>
          <table:table-cell table:number-columns-repeated="1019"/>
        </table:table-row>
        <table:table-row table:style-name="ro1">
          <table:table-cell office:value-type="float" office:value="179.755508">
            <text:p>179,755508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6178">
            <text:p>0,16178</text:p>
          </table:table-cell>
          <table:table-cell office:value-type="float" office:value="-2.417941">
            <text:p>-2,417941</text:p>
          </table:table-cell>
          <table:table-cell table:number-columns-repeated="1019"/>
        </table:table-row>
        <table:table-row table:style-name="ro1">
          <table:table-cell office:value-type="float" office:value="179.755508">
            <text:p>179,755508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16178">
            <text:p>0,16178</text:p>
          </table:table-cell>
          <table:table-cell office:value-type="float" office:value="-2.417941">
            <text:p>-2,417941</text:p>
          </table:table-cell>
          <table:table-cell table:number-columns-repeated="1019"/>
        </table:table-row>
        <table:table-row table:style-name="ro1">
          <table:table-cell office:value-type="float" office:value="181.837616">
            <text:p>181,837616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163654">
            <text:p>0,163654</text:p>
          </table:table-cell>
          <table:table-cell office:value-type="float" office:value="-2.437647">
            <text:p>-2,437647</text:p>
          </table:table-cell>
          <table:table-cell table:number-columns-repeated="1019"/>
        </table:table-row>
        <table:table-row table:style-name="ro1">
          <table:table-cell office:value-type="float" office:value="181.837616">
            <text:p>181,837616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63654">
            <text:p>0,163654</text:p>
          </table:table-cell>
          <table:table-cell office:value-type="float" office:value="-2.437647">
            <text:p>-2,437647</text:p>
          </table:table-cell>
          <table:table-cell table:number-columns-repeated="1019"/>
        </table:table-row>
        <table:table-row table:style-name="ro1">
          <table:table-cell office:value-type="float" office:value="183.225693">
            <text:p>183,225693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164903">
            <text:p>0,164903</text:p>
          </table:table-cell>
          <table:table-cell office:value-type="float" office:value="-2.459118">
            <text:p>-2,459118</text:p>
          </table:table-cell>
          <table:table-cell table:number-columns-repeated="1019"/>
        </table:table-row>
        <table:table-row table:style-name="ro1">
          <table:table-cell office:value-type="float" office:value="183.225693">
            <text:p>183,225693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64903">
            <text:p>0,164903</text:p>
          </table:table-cell>
          <table:table-cell office:value-type="float" office:value="-2.459118">
            <text:p>-2,459118</text:p>
          </table:table-cell>
          <table:table-cell table:number-columns-repeated="1019"/>
        </table:table-row>
        <table:table-row table:style-name="ro1">
          <table:table-cell office:value-type="float" office:value="183.919724">
            <text:p>183,919724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65528">
            <text:p>0,165528</text:p>
          </table:table-cell>
          <table:table-cell office:value-type="float" office:value="-2.477059">
            <text:p>-2,477059</text:p>
          </table:table-cell>
          <table:table-cell table:number-columns-repeated="1019"/>
        </table:table-row>
        <table:table-row table:style-name="ro1">
          <table:table-cell office:value-type="float" office:value="183.919724">
            <text:p>183,919724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165528">
            <text:p>0,165528</text:p>
          </table:table-cell>
          <table:table-cell office:value-type="float" office:value="-2.477059">
            <text:p>-2,477059</text:p>
          </table:table-cell>
          <table:table-cell table:number-columns-repeated="1019"/>
        </table:table-row>
        <table:table-row table:style-name="ro1">
          <table:table-cell office:value-type="float" office:value="185.3078">
            <text:p>185,3078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66777">
            <text:p>0,166777</text:p>
          </table:table-cell>
          <table:table-cell office:value-type="float" office:value="-2.497059">
            <text:p>-2,497059</text:p>
          </table:table-cell>
          <table:table-cell table:number-columns-repeated="1019"/>
        </table:table-row>
        <table:table-row table:style-name="ro1">
          <table:table-cell office:value-type="float" office:value="185.3078">
            <text:p>185,3078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66777">
            <text:p>0,166777</text:p>
          </table:table-cell>
          <table:table-cell office:value-type="float" office:value="-2.497059">
            <text:p>-2,497059</text:p>
          </table:table-cell>
          <table:table-cell table:number-columns-repeated="1019"/>
        </table:table-row>
        <table:table-row table:style-name="ro1">
          <table:table-cell office:value-type="float" office:value="186.695877">
            <text:p>186,695877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68026">
            <text:p>0,168026</text:p>
          </table:table-cell>
          <table:table-cell office:value-type="float" office:value="-2.517353">
            <text:p>-2,517353</text:p>
          </table:table-cell>
          <table:table-cell table:number-columns-repeated="1019"/>
        </table:table-row>
        <table:table-row table:style-name="ro1">
          <table:table-cell office:value-type="float" office:value="186.695877">
            <text:p>186,695877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168026">
            <text:p>0,168026</text:p>
          </table:table-cell>
          <table:table-cell office:value-type="float" office:value="-2.517353">
            <text:p>-2,517353</text:p>
          </table:table-cell>
          <table:table-cell table:number-columns-repeated="1019"/>
        </table:table-row>
        <table:table-row table:style-name="ro1">
          <table:table-cell office:value-type="float" office:value="188.083939">
            <text:p>188,08393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69276">
            <text:p>0,169276</text:p>
          </table:table-cell>
          <table:table-cell office:value-type="float" office:value="-2.538235">
            <text:p>-2,538235</text:p>
          </table:table-cell>
          <table:table-cell table:number-columns-repeated="1019"/>
        </table:table-row>
        <table:table-row table:style-name="ro1">
          <table:table-cell office:value-type="float" office:value="188.083939">
            <text:p>188,08393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69276">
            <text:p>0,169276</text:p>
          </table:table-cell>
          <table:table-cell office:value-type="float" office:value="-2.538235">
            <text:p>-2,538235</text:p>
          </table:table-cell>
          <table:table-cell table:number-columns-repeated="1019"/>
        </table:table-row>
        <table:table-row table:style-name="ro1">
          <table:table-cell office:value-type="float" office:value="191.554123">
            <text:p>191,554123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172399">
            <text:p>0,172399</text:p>
          </table:table-cell>
          <table:table-cell office:value-type="float" office:value="-2.557353">
            <text:p>-2,557353</text:p>
          </table:table-cell>
          <table:table-cell table:number-columns-repeated="1019"/>
        </table:table-row>
        <table:table-row table:style-name="ro1">
          <table:table-cell office:value-type="float" office:value="191.554123">
            <text:p>191,554123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72399">
            <text:p>0,172399</text:p>
          </table:table-cell>
          <table:table-cell office:value-type="float" office:value="-2.557353">
            <text:p>-2,557353</text:p>
          </table:table-cell>
          <table:table-cell table:number-columns-repeated="1019"/>
        </table:table-row>
        <table:table-row table:style-name="ro1">
          <table:table-cell office:value-type="float" office:value="192.248169">
            <text:p>192,248169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173023">
            <text:p>0,173023</text:p>
          </table:table-cell>
          <table:table-cell office:value-type="float" office:value="-2.576765">
            <text:p>-2,576765</text:p>
          </table:table-cell>
          <table:table-cell table:number-columns-repeated="1019"/>
        </table:table-row>
        <table:table-row table:style-name="ro1">
          <table:table-cell office:value-type="float" office:value="192.248169">
            <text:p>192,248169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73023">
            <text:p>0,173023</text:p>
          </table:table-cell>
          <table:table-cell office:value-type="float" office:value="-2.576765">
            <text:p>-2,576765</text:p>
          </table:table-cell>
          <table:table-cell table:number-columns-repeated="1019"/>
        </table:table-row>
        <table:table-row table:style-name="ro1">
          <table:table-cell office:value-type="float" office:value="194.330276">
            <text:p>194,330276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174897">
            <text:p>0,174897</text:p>
          </table:table-cell>
          <table:table-cell office:value-type="float" office:value="-2.595">
            <text:p>-2,595</text:p>
          </table:table-cell>
          <table:table-cell table:number-columns-repeated="1019"/>
        </table:table-row>
        <table:table-row table:style-name="ro1">
          <table:table-cell office:value-type="float" office:value="194.330276">
            <text:p>194,330276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174897">
            <text:p>0,174897</text:p>
          </table:table-cell>
          <table:table-cell office:value-type="float" office:value="-2.595">
            <text:p>-2,595</text:p>
          </table:table-cell>
          <table:table-cell table:number-columns-repeated="1019"/>
        </table:table-row>
        <table:table-row table:style-name="ro1">
          <table:table-cell office:value-type="float" office:value="195.718353">
            <text:p>195,718353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176147">
            <text:p>0,176147</text:p>
          </table:table-cell>
          <table:table-cell office:value-type="float" office:value="-2.614412">
            <text:p>-2,614412</text:p>
          </table:table-cell>
          <table:table-cell table:number-columns-repeated="1019"/>
        </table:table-row>
        <table:table-row table:style-name="ro1">
          <table:table-cell office:value-type="float" office:value="195.718353">
            <text:p>195,718353</text:p>
          </table:table-cell>
          <table:table-cell office:value-type="float" office:value="-0.00323">
            <text:p>-0,00323</text:p>
          </table:table-cell>
          <table:table-cell office:value-type="float" office:value="-0.003203">
            <text:p>-0,003203</text:p>
          </table:table-cell>
          <table:table-cell office:value-type="float" office:value="0.176147">
            <text:p>0,176147</text:p>
          </table:table-cell>
          <table:table-cell office:value-type="float" office:value="-2.633529">
            <text:p>-2,633529</text:p>
          </table:table-cell>
          <table:table-cell table:number-columns-repeated="1019"/>
        </table:table-row>
        <table:table-row table:style-name="ro1">
          <table:table-cell office:value-type="float" office:value="195.718353">
            <text:p>195,718353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76147">
            <text:p>0,176147</text:p>
          </table:table-cell>
          <table:table-cell office:value-type="float" office:value="-2.633529">
            <text:p>-2,633529</text:p>
          </table:table-cell>
          <table:table-cell table:number-columns-repeated="1019"/>
        </table:table-row>
        <table:table-row table:style-name="ro1">
          <table:table-cell office:value-type="float" office:value="197.106415">
            <text:p>197,106415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177396">
            <text:p>0,177396</text:p>
          </table:table-cell>
          <table:table-cell office:value-type="float" office:value="-2.652647">
            <text:p>-2,652647</text:p>
          </table:table-cell>
          <table:table-cell table:number-columns-repeated="1019"/>
        </table:table-row>
        <table:table-row table:style-name="ro1">
          <table:table-cell office:value-type="float" office:value="197.106415">
            <text:p>197,106415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77396">
            <text:p>0,177396</text:p>
          </table:table-cell>
          <table:table-cell office:value-type="float" office:value="-2.652647">
            <text:p>-2,652647</text:p>
          </table:table-cell>
          <table:table-cell table:number-columns-repeated="1019"/>
        </table:table-row>
        <table:table-row table:style-name="ro1">
          <table:table-cell office:value-type="float" office:value="197.800461">
            <text:p>197,800461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7802">
            <text:p>0,17802</text:p>
          </table:table-cell>
          <table:table-cell office:value-type="float" office:value="-2.672059">
            <text:p>-2,672059</text:p>
          </table:table-cell>
          <table:table-cell table:number-columns-repeated="1019"/>
        </table:table-row>
        <table:table-row table:style-name="ro1">
          <table:table-cell office:value-type="float" office:value="197.800461">
            <text:p>197,800461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17802">
            <text:p>0,17802</text:p>
          </table:table-cell>
          <table:table-cell office:value-type="float" office:value="-2.672059">
            <text:p>-2,672059</text:p>
          </table:table-cell>
          <table:table-cell table:number-columns-repeated="1019"/>
        </table:table-row>
        <table:table-row table:style-name="ro1">
          <table:table-cell office:value-type="float" office:value="199.882568">
            <text:p>199,882568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179894">
            <text:p>0,179894</text:p>
          </table:table-cell>
          <table:table-cell office:value-type="float" office:value="-2.691471">
            <text:p>-2,691471</text:p>
          </table:table-cell>
          <table:table-cell table:number-columns-repeated="1019"/>
        </table:table-row>
        <table:table-row table:style-name="ro1">
          <table:table-cell office:value-type="float" office:value="199.882568">
            <text:p>199,882568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79894">
            <text:p>0,179894</text:p>
          </table:table-cell>
          <table:table-cell office:value-type="float" office:value="-2.691471">
            <text:p>-2,691471</text:p>
          </table:table-cell>
          <table:table-cell table:number-columns-repeated="1019"/>
        </table:table-row>
        <table:table-row table:style-name="ro1">
          <table:table-cell office:value-type="float" office:value="201.964676">
            <text:p>201,964676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81768">
            <text:p>0,181768</text:p>
          </table:table-cell>
          <table:table-cell office:value-type="float" office:value="-2.710882">
            <text:p>-2,710882</text:p>
          </table:table-cell>
          <table:table-cell table:number-columns-repeated="1019"/>
        </table:table-row>
        <table:table-row table:style-name="ro1">
          <table:table-cell office:value-type="float" office:value="201.964676">
            <text:p>201,964676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181768">
            <text:p>0,181768</text:p>
          </table:table-cell>
          <table:table-cell office:value-type="float" office:value="-2.710882">
            <text:p>-2,710882</text:p>
          </table:table-cell>
          <table:table-cell table:number-columns-repeated="1019"/>
        </table:table-row>
        <table:table-row table:style-name="ro1">
          <table:table-cell office:value-type="float" office:value="202.658722">
            <text:p>202,658722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182393">
            <text:p>0,182393</text:p>
          </table:table-cell>
          <table:table-cell office:value-type="float" office:value="-2.729118">
            <text:p>-2,729118</text:p>
          </table:table-cell>
          <table:table-cell table:number-columns-repeated="1019"/>
        </table:table-row>
        <table:table-row table:style-name="ro1">
          <table:table-cell office:value-type="float" office:value="202.658722">
            <text:p>202,658722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182393">
            <text:p>0,182393</text:p>
          </table:table-cell>
          <table:table-cell office:value-type="float" office:value="-2.729118">
            <text:p>-2,729118</text:p>
          </table:table-cell>
          <table:table-cell table:number-columns-repeated="1019"/>
        </table:table-row>
        <table:table-row table:style-name="ro1">
          <table:table-cell office:value-type="float" office:value="204.740829">
            <text:p>204,740829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184267">
            <text:p>0,184267</text:p>
          </table:table-cell>
          <table:table-cell office:value-type="float" office:value="-2.748529">
            <text:p>-2,748529</text:p>
          </table:table-cell>
          <table:table-cell table:number-columns-repeated="1019"/>
        </table:table-row>
        <table:table-row table:style-name="ro1">
          <table:table-cell office:value-type="float" office:value="204.740829">
            <text:p>204,740829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184267">
            <text:p>0,184267</text:p>
          </table:table-cell>
          <table:table-cell office:value-type="float" office:value="-2.748529">
            <text:p>-2,748529</text:p>
          </table:table-cell>
          <table:table-cell table:number-columns-repeated="1019"/>
        </table:table-row>
        <table:table-row table:style-name="ro1">
          <table:table-cell office:value-type="float" office:value="204.740829">
            <text:p>204,740829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184267">
            <text:p>0,184267</text:p>
          </table:table-cell>
          <table:table-cell office:value-type="float" office:value="-2.767941">
            <text:p>-2,767941</text:p>
          </table:table-cell>
          <table:table-cell table:number-columns-repeated="1019"/>
        </table:table-row>
        <table:table-row table:style-name="ro1">
          <table:table-cell office:value-type="float" office:value="204.740829">
            <text:p>204,740829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184267">
            <text:p>0,184267</text:p>
          </table:table-cell>
          <table:table-cell office:value-type="float" office:value="-2.767941">
            <text:p>-2,767941</text:p>
          </table:table-cell>
          <table:table-cell table:number-columns-repeated="1019"/>
        </table:table-row>
        <table:table-row table:style-name="ro1">
          <table:table-cell office:value-type="float" office:value="206.822937">
            <text:p>206,822937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186141">
            <text:p>0,186141</text:p>
          </table:table-cell>
          <table:table-cell office:value-type="float" office:value="-2.786765">
            <text:p>-2,786765</text:p>
          </table:table-cell>
          <table:table-cell table:number-columns-repeated="1019"/>
        </table:table-row>
        <table:table-row table:style-name="ro1">
          <table:table-cell office:value-type="float" office:value="206.822937">
            <text:p>206,822937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186141">
            <text:p>0,186141</text:p>
          </table:table-cell>
          <table:table-cell office:value-type="float" office:value="-2.786765">
            <text:p>-2,786765</text:p>
          </table:table-cell>
          <table:table-cell table:number-columns-repeated="1019"/>
        </table:table-row>
        <table:table-row table:style-name="ro1">
          <table:table-cell office:value-type="float" office:value="208.211014">
            <text:p>208,211014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18739">
            <text:p>0,18739</text:p>
          </table:table-cell>
          <table:table-cell office:value-type="float" office:value="-2.807353">
            <text:p>-2,807353</text:p>
          </table:table-cell>
          <table:table-cell table:number-columns-repeated="1019"/>
        </table:table-row>
        <table:table-row table:style-name="ro1">
          <table:table-cell office:value-type="float" office:value="208.211014">
            <text:p>208,211014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18739">
            <text:p>0,18739</text:p>
          </table:table-cell>
          <table:table-cell office:value-type="float" office:value="-2.807353">
            <text:p>-2,807353</text:p>
          </table:table-cell>
          <table:table-cell table:number-columns-repeated="1019"/>
        </table:table-row>
        <table:table-row table:style-name="ro1">
          <table:table-cell office:value-type="float" office:value="208.905045">
            <text:p>208,905045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188015">
            <text:p>0,188015</text:p>
          </table:table-cell>
          <table:table-cell office:value-type="float" office:value="-2.827353">
            <text:p>-2,827353</text:p>
          </table:table-cell>
          <table:table-cell table:number-columns-repeated="1019"/>
        </table:table-row>
        <table:table-row table:style-name="ro1">
          <table:table-cell office:value-type="float" office:value="208.905045">
            <text:p>208,905045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188015">
            <text:p>0,188015</text:p>
          </table:table-cell>
          <table:table-cell office:value-type="float" office:value="-2.827353">
            <text:p>-2,827353</text:p>
          </table:table-cell>
          <table:table-cell table:number-columns-repeated="1019"/>
        </table:table-row>
        <table:table-row table:style-name="ro1">
          <table:table-cell office:value-type="float" office:value="211.681198">
            <text:p>211,681198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190513">
            <text:p>0,190513</text:p>
          </table:table-cell>
          <table:table-cell office:value-type="float" office:value="-2.847353">
            <text:p>-2,847353</text:p>
          </table:table-cell>
          <table:table-cell table:number-columns-repeated="1019"/>
        </table:table-row>
        <table:table-row table:style-name="ro1">
          <table:table-cell office:value-type="float" office:value="211.681198">
            <text:p>211,681198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190513">
            <text:p>0,190513</text:p>
          </table:table-cell>
          <table:table-cell office:value-type="float" office:value="-2.847353">
            <text:p>-2,847353</text:p>
          </table:table-cell>
          <table:table-cell table:number-columns-repeated="1019"/>
        </table:table-row>
        <table:table-row table:style-name="ro1">
          <table:table-cell office:value-type="float" office:value="213.06926">
            <text:p>213,0692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191762">
            <text:p>0,191762</text:p>
          </table:table-cell>
          <table:table-cell office:value-type="float" office:value="-2.865588">
            <text:p>-2,865588</text:p>
          </table:table-cell>
          <table:table-cell table:number-columns-repeated="1019"/>
        </table:table-row>
        <table:table-row table:style-name="ro1">
          <table:table-cell office:value-type="float" office:value="213.06926">
            <text:p>213,06926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191762">
            <text:p>0,191762</text:p>
          </table:table-cell>
          <table:table-cell office:value-type="float" office:value="-2.865588">
            <text:p>-2,865588</text:p>
          </table:table-cell>
          <table:table-cell table:number-columns-repeated="1019"/>
        </table:table-row>
        <table:table-row table:style-name="ro1">
          <table:table-cell office:value-type="float" office:value="214.457336">
            <text:p>214,457336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193012">
            <text:p>0,193012</text:p>
          </table:table-cell>
          <table:table-cell office:value-type="float" office:value="-2.885294">
            <text:p>-2,885294</text:p>
          </table:table-cell>
          <table:table-cell table:number-columns-repeated="1019"/>
        </table:table-row>
        <table:table-row table:style-name="ro1">
          <table:table-cell office:value-type="float" office:value="214.457336">
            <text:p>214,457336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93012">
            <text:p>0,193012</text:p>
          </table:table-cell>
          <table:table-cell office:value-type="float" office:value="-2.903824">
            <text:p>-2,903824</text:p>
          </table:table-cell>
          <table:table-cell table:number-columns-repeated="1019"/>
        </table:table-row>
        <table:table-row table:style-name="ro1">
          <table:table-cell office:value-type="float" office:value="215.845413">
            <text:p>215,845413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194261">
            <text:p>0,194261</text:p>
          </table:table-cell>
          <table:table-cell office:value-type="float" office:value="-2.903824">
            <text:p>-2,903824</text:p>
          </table:table-cell>
          <table:table-cell table:number-columns-repeated="1019"/>
        </table:table-row>
        <table:table-row table:style-name="ro1">
          <table:table-cell office:value-type="float" office:value="215.845413">
            <text:p>215,845413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94261">
            <text:p>0,194261</text:p>
          </table:table-cell>
          <table:table-cell office:value-type="float" office:value="-2.923235">
            <text:p>-2,923235</text:p>
          </table:table-cell>
          <table:table-cell table:number-columns-repeated="1019"/>
        </table:table-row>
        <table:table-row table:style-name="ro1">
          <table:table-cell office:value-type="float" office:value="216.539444">
            <text:p>216,539444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194886">
            <text:p>0,194886</text:p>
          </table:table-cell>
          <table:table-cell office:value-type="float" office:value="-2.923235">
            <text:p>-2,923235</text:p>
          </table:table-cell>
          <table:table-cell table:number-columns-repeated="1019"/>
        </table:table-row>
        <table:table-row table:style-name="ro1">
          <table:table-cell office:value-type="float" office:value="216.539444">
            <text:p>216,539444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194886">
            <text:p>0,194886</text:p>
          </table:table-cell>
          <table:table-cell office:value-type="float" office:value="-2.942059">
            <text:p>-2,942059</text:p>
          </table:table-cell>
          <table:table-cell table:number-columns-repeated="1019"/>
        </table:table-row>
        <table:table-row table:style-name="ro1">
          <table:table-cell office:value-type="float" office:value="218.621567">
            <text:p>218,621567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96759">
            <text:p>0,196759</text:p>
          </table:table-cell>
          <table:table-cell office:value-type="float" office:value="-2.942059">
            <text:p>-2,942059</text:p>
          </table:table-cell>
          <table:table-cell table:number-columns-repeated="1019"/>
        </table:table-row>
        <table:table-row table:style-name="ro1">
          <table:table-cell office:value-type="float" office:value="219.315598">
            <text:p>219,315598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197384">
            <text:p>0,197384</text:p>
          </table:table-cell>
          <table:table-cell office:value-type="float" office:value="-2.960882">
            <text:p>-2,960882</text:p>
          </table:table-cell>
          <table:table-cell table:number-columns-repeated="1019"/>
        </table:table-row>
        <table:table-row table:style-name="ro1">
          <table:table-cell office:value-type="float" office:value="219.315598">
            <text:p>219,315598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197384">
            <text:p>0,197384</text:p>
          </table:table-cell>
          <table:table-cell office:value-type="float" office:value="-2.960882">
            <text:p>-2,960882</text:p>
          </table:table-cell>
          <table:table-cell table:number-columns-repeated="1019"/>
        </table:table-row>
        <table:table-row table:style-name="ro1">
          <table:table-cell office:value-type="float" office:value="222.091736">
            <text:p>222,091736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99883">
            <text:p>0,199883</text:p>
          </table:table-cell>
          <table:table-cell office:value-type="float" office:value="-2.980294">
            <text:p>-2,980294</text:p>
          </table:table-cell>
          <table:table-cell table:number-columns-repeated="1019"/>
        </table:table-row>
        <table:table-row table:style-name="ro1">
          <table:table-cell office:value-type="float" office:value="222.091736">
            <text:p>222,091736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99883">
            <text:p>0,199883</text:p>
          </table:table-cell>
          <table:table-cell office:value-type="float" office:value="-2.980294">
            <text:p>-2,980294</text:p>
          </table:table-cell>
          <table:table-cell table:number-columns-repeated="1019"/>
        </table:table-row>
        <table:table-row table:style-name="ro1">
          <table:table-cell office:value-type="float" office:value="222.785782">
            <text:p>222,785782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00507">
            <text:p>0,200507</text:p>
          </table:table-cell>
          <table:table-cell office:value-type="float" office:value="-3">
            <text:p>-3</text:p>
          </table:table-cell>
          <table:table-cell table:number-columns-repeated="1019"/>
        </table:table-row>
        <table:table-row table:style-name="ro1">
          <table:table-cell office:value-type="float" office:value="222.785782">
            <text:p>222,785782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00507">
            <text:p>0,200507</text:p>
          </table:table-cell>
          <table:table-cell office:value-type="float" office:value="-3">
            <text:p>-3</text:p>
          </table:table-cell>
          <table:table-cell table:number-columns-repeated="1019"/>
        </table:table-row>
        <table:table-row table:style-name="ro1">
          <table:table-cell office:value-type="float" office:value="223.479813">
            <text:p>223,479813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01132">
            <text:p>0,201132</text:p>
          </table:table-cell>
          <table:table-cell office:value-type="float" office:value="-3.018529">
            <text:p>-3,018529</text:p>
          </table:table-cell>
          <table:table-cell table:number-columns-repeated="1019"/>
        </table:table-row>
        <table:table-row table:style-name="ro1">
          <table:table-cell office:value-type="float" office:value="223.479813">
            <text:p>223,479813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01132">
            <text:p>0,201132</text:p>
          </table:table-cell>
          <table:table-cell office:value-type="float" office:value="-3.018529">
            <text:p>-3,018529</text:p>
          </table:table-cell>
          <table:table-cell table:number-columns-repeated="1019"/>
        </table:table-row>
        <table:table-row table:style-name="ro1">
          <table:table-cell office:value-type="float" office:value="224.867889">
            <text:p>224,867889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202381">
            <text:p>0,202381</text:p>
          </table:table-cell>
          <table:table-cell office:value-type="float" office:value="-3.037941">
            <text:p>-3,037941</text:p>
          </table:table-cell>
          <table:table-cell table:number-columns-repeated="1019"/>
        </table:table-row>
        <table:table-row table:style-name="ro1">
          <table:table-cell office:value-type="float" office:value="224.867889">
            <text:p>224,867889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02381">
            <text:p>0,202381</text:p>
          </table:table-cell>
          <table:table-cell office:value-type="float" office:value="-3.037941">
            <text:p>-3,037941</text:p>
          </table:table-cell>
          <table:table-cell table:number-columns-repeated="1019"/>
        </table:table-row>
        <table:table-row table:style-name="ro1">
          <table:table-cell office:value-type="float" office:value="224.173859">
            <text:p>224,173859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01756">
            <text:p>0,201756</text:p>
          </table:table-cell>
          <table:table-cell office:value-type="float" office:value="-3.057059">
            <text:p>-3,057059</text:p>
          </table:table-cell>
          <table:table-cell table:number-columns-repeated="1019"/>
        </table:table-row>
        <table:table-row table:style-name="ro1">
          <table:table-cell office:value-type="float" office:value="224.173859">
            <text:p>224,173859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01756">
            <text:p>0,201756</text:p>
          </table:table-cell>
          <table:table-cell office:value-type="float" office:value="-3.057059">
            <text:p>-3,057059</text:p>
          </table:table-cell>
          <table:table-cell table:number-columns-repeated="1019"/>
        </table:table-row>
        <table:table-row table:style-name="ro1">
          <table:table-cell office:value-type="float" office:value="228.338074">
            <text:p>228,338074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05504">
            <text:p>0,205504</text:p>
          </table:table-cell>
          <table:table-cell office:value-type="float" office:value="-3.076471">
            <text:p>-3,076471</text:p>
          </table:table-cell>
          <table:table-cell table:number-columns-repeated="1019"/>
        </table:table-row>
        <table:table-row table:style-name="ro1">
          <table:table-cell office:value-type="float" office:value="228.338074">
            <text:p>228,338074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05504">
            <text:p>0,205504</text:p>
          </table:table-cell>
          <table:table-cell office:value-type="float" office:value="-3.076471">
            <text:p>-3,076471</text:p>
          </table:table-cell>
          <table:table-cell table:number-columns-repeated="1019"/>
        </table:table-row>
        <table:table-row table:style-name="ro1">
          <table:table-cell office:value-type="float" office:value="229.032104">
            <text:p>229,032104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06129">
            <text:p>0,206129</text:p>
          </table:table-cell>
          <table:table-cell office:value-type="float" office:value="-3.094706">
            <text:p>-3,094706</text:p>
          </table:table-cell>
          <table:table-cell table:number-columns-repeated="1019"/>
        </table:table-row>
        <table:table-row table:style-name="ro1">
          <table:table-cell office:value-type="float" office:value="229.032104">
            <text:p>229,032104</text:p>
          </table:table-cell>
          <table:table-cell office:value-type="float" office:value="-0.003233">
            <text:p>-0,003233</text:p>
          </table:table-cell>
          <table:table-cell office:value-type="float" office:value="-0.003196">
            <text:p>-0,003196</text:p>
          </table:table-cell>
          <table:table-cell office:value-type="float" office:value="0.206129">
            <text:p>0,206129</text:p>
          </table:table-cell>
          <table:table-cell office:value-type="float" office:value="-3.094706">
            <text:p>-3,094706</text:p>
          </table:table-cell>
          <table:table-cell table:number-columns-repeated="1019"/>
        </table:table-row>
        <table:table-row table:style-name="ro1">
          <table:table-cell office:value-type="float" office:value="229.726151">
            <text:p>229,726151</text:p>
          </table:table-cell>
          <table:table-cell office:value-type="float" office:value="-0.003233">
            <text:p>-0,003233</text:p>
          </table:table-cell>
          <table:table-cell office:value-type="float" office:value="-0.003196">
            <text:p>-0,003196</text:p>
          </table:table-cell>
          <table:table-cell office:value-type="float" office:value="0.206754">
            <text:p>0,206754</text:p>
          </table:table-cell>
          <table:table-cell office:value-type="float" office:value="-3.114118">
            <text:p>-3,114118</text:p>
          </table:table-cell>
          <table:table-cell table:number-columns-repeated="1019"/>
        </table:table-row>
        <table:table-row table:style-name="ro1">
          <table:table-cell office:value-type="float" office:value="229.726151">
            <text:p>229,726151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06754">
            <text:p>0,206754</text:p>
          </table:table-cell>
          <table:table-cell office:value-type="float" office:value="-3.133529">
            <text:p>-3,133529</text:p>
          </table:table-cell>
          <table:table-cell table:number-columns-repeated="1019"/>
        </table:table-row>
        <table:table-row table:style-name="ro1">
          <table:table-cell office:value-type="float" office:value="231.808258">
            <text:p>231,808258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08627">
            <text:p>0,208627</text:p>
          </table:table-cell>
          <table:table-cell office:value-type="float" office:value="-3.133529">
            <text:p>-3,133529</text:p>
          </table:table-cell>
          <table:table-cell table:number-columns-repeated="1019"/>
        </table:table-row>
        <table:table-row table:style-name="ro1">
          <table:table-cell office:value-type="float" office:value="231.808258">
            <text:p>231,808258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08627">
            <text:p>0,208627</text:p>
          </table:table-cell>
          <table:table-cell office:value-type="float" office:value="-3.152353">
            <text:p>-3,152353</text:p>
          </table:table-cell>
          <table:table-cell table:number-columns-repeated="1019"/>
        </table:table-row>
        <table:table-row table:style-name="ro1">
          <table:table-cell office:value-type="float" office:value="232.502289">
            <text:p>232,502289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209252">
            <text:p>0,209252</text:p>
          </table:table-cell>
          <table:table-cell office:value-type="float" office:value="-3.152353">
            <text:p>-3,152353</text:p>
          </table:table-cell>
          <table:table-cell table:number-columns-repeated="1019"/>
        </table:table-row>
        <table:table-row table:style-name="ro1">
          <table:table-cell office:value-type="float" office:value="232.502289">
            <text:p>232,502289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09252">
            <text:p>0,209252</text:p>
          </table:table-cell>
          <table:table-cell office:value-type="float" office:value="-3.172059">
            <text:p>-3,172059</text:p>
          </table:table-cell>
          <table:table-cell table:number-columns-repeated="1019"/>
        </table:table-row>
        <table:table-row table:style-name="ro1">
          <table:table-cell office:value-type="float" office:value="232.502289">
            <text:p>232,502289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09252">
            <text:p>0,209252</text:p>
          </table:table-cell>
          <table:table-cell office:value-type="float" office:value="-3.172059">
            <text:p>-3,172059</text:p>
          </table:table-cell>
          <table:table-cell table:number-columns-repeated="1019"/>
        </table:table-row>
        <table:table-row table:style-name="ro1">
          <table:table-cell office:value-type="float" office:value="234.584396">
            <text:p>234,584396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211126">
            <text:p>0,211126</text:p>
          </table:table-cell>
          <table:table-cell office:value-type="float" office:value="-3.191176">
            <text:p>-3,191176</text:p>
          </table:table-cell>
          <table:table-cell table:number-columns-repeated="1019"/>
        </table:table-row>
        <table:table-row table:style-name="ro1">
          <table:table-cell office:value-type="float" office:value="234.584396">
            <text:p>234,584396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211126">
            <text:p>0,211126</text:p>
          </table:table-cell>
          <table:table-cell office:value-type="float" office:value="-3.191176">
            <text:p>-3,191176</text:p>
          </table:table-cell>
          <table:table-cell table:number-columns-repeated="1019"/>
        </table:table-row>
        <table:table-row table:style-name="ro1">
          <table:table-cell office:value-type="float" office:value="237.36055">
            <text:p>237,36055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213624">
            <text:p>0,213624</text:p>
          </table:table-cell>
          <table:table-cell office:value-type="float" office:value="-3.21">
            <text:p>-3,21</text:p>
          </table:table-cell>
          <table:table-cell table:number-columns-repeated="1019"/>
        </table:table-row>
        <table:table-row table:style-name="ro1">
          <table:table-cell office:value-type="float" office:value="237.36055">
            <text:p>237,36055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13624">
            <text:p>0,213624</text:p>
          </table:table-cell>
          <table:table-cell office:value-type="float" office:value="-3.21">
            <text:p>-3,21</text:p>
          </table:table-cell>
          <table:table-cell table:number-columns-repeated="1019"/>
        </table:table-row>
        <table:table-row table:style-name="ro1">
          <table:table-cell office:value-type="float" office:value="238.054581">
            <text:p>238,054581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214249">
            <text:p>0,214249</text:p>
          </table:table-cell>
          <table:table-cell office:value-type="float" office:value="-3.229118">
            <text:p>-3,229118</text:p>
          </table:table-cell>
          <table:table-cell table:number-columns-repeated="1019"/>
        </table:table-row>
        <table:table-row table:style-name="ro1">
          <table:table-cell office:value-type="float" office:value="238.054581">
            <text:p>238,054581</text:p>
          </table:table-cell>
          <table:table-cell office:value-type="float" office:value="-0.003237">
            <text:p>-0,003237</text:p>
          </table:table-cell>
          <table:table-cell office:value-type="float" office:value="-0.003197">
            <text:p>-0,003197</text:p>
          </table:table-cell>
          <table:table-cell office:value-type="float" office:value="0.214249">
            <text:p>0,214249</text:p>
          </table:table-cell>
          <table:table-cell office:value-type="float" office:value="-3.229118">
            <text:p>-3,229118</text:p>
          </table:table-cell>
          <table:table-cell table:number-columns-repeated="1019"/>
        </table:table-row>
        <table:table-row table:style-name="ro1">
          <table:table-cell office:value-type="float" office:value="239.442657">
            <text:p>239,442657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215498">
            <text:p>0,215498</text:p>
          </table:table-cell>
          <table:table-cell office:value-type="float" office:value="-3.247941">
            <text:p>-3,247941</text:p>
          </table:table-cell>
          <table:table-cell table:number-columns-repeated="1019"/>
        </table:table-row>
        <table:table-row table:style-name="ro1">
          <table:table-cell office:value-type="float" office:value="239.442657">
            <text:p>239,442657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215498">
            <text:p>0,215498</text:p>
          </table:table-cell>
          <table:table-cell office:value-type="float" office:value="-3.247941">
            <text:p>-3,247941</text:p>
          </table:table-cell>
          <table:table-cell table:number-columns-repeated="1019"/>
        </table:table-row>
        <table:table-row table:style-name="ro1">
          <table:table-cell office:value-type="float" office:value="241.524765">
            <text:p>241,524765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17372">
            <text:p>0,217372</text:p>
          </table:table-cell>
          <table:table-cell office:value-type="float" office:value="-3.267059">
            <text:p>-3,267059</text:p>
          </table:table-cell>
          <table:table-cell table:number-columns-repeated="1019"/>
        </table:table-row>
        <table:table-row table:style-name="ro1">
          <table:table-cell office:value-type="float" office:value="241.524765">
            <text:p>241,524765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217372">
            <text:p>0,217372</text:p>
          </table:table-cell>
          <table:table-cell office:value-type="float" office:value="-3.267059">
            <text:p>-3,267059</text:p>
          </table:table-cell>
          <table:table-cell table:number-columns-repeated="1019"/>
        </table:table-row>
        <table:table-row table:style-name="ro1">
          <table:table-cell office:value-type="float" office:value="242.218811">
            <text:p>242,218811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17997">
            <text:p>0,217997</text:p>
          </table:table-cell>
          <table:table-cell office:value-type="float" office:value="-3.288235">
            <text:p>-3,288235</text:p>
          </table:table-cell>
          <table:table-cell table:number-columns-repeated="1019"/>
        </table:table-row>
        <table:table-row table:style-name="ro1">
          <table:table-cell office:value-type="float" office:value="242.218811">
            <text:p>242,218811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17997">
            <text:p>0,217997</text:p>
          </table:table-cell>
          <table:table-cell office:value-type="float" office:value="-3.288235">
            <text:p>-3,288235</text:p>
          </table:table-cell>
          <table:table-cell table:number-columns-repeated="1019"/>
        </table:table-row>
        <table:table-row table:style-name="ro1">
          <table:table-cell office:value-type="float" office:value="242.218811">
            <text:p>242,218811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217997">
            <text:p>0,217997</text:p>
          </table:table-cell>
          <table:table-cell office:value-type="float" office:value="-3.307353">
            <text:p>-3,307353</text:p>
          </table:table-cell>
          <table:table-cell table:number-columns-repeated="1019"/>
        </table:table-row>
        <table:table-row table:style-name="ro1">
          <table:table-cell office:value-type="float" office:value="242.218811">
            <text:p>242,218811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17997">
            <text:p>0,217997</text:p>
          </table:table-cell>
          <table:table-cell office:value-type="float" office:value="-3.307353">
            <text:p>-3,307353</text:p>
          </table:table-cell>
          <table:table-cell table:number-columns-repeated="1019"/>
        </table:table-row>
        <table:table-row table:style-name="ro1">
          <table:table-cell office:value-type="float" office:value="236.666519">
            <text:p>236,666519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13">
            <text:p>0,213</text:p>
          </table:table-cell>
          <table:table-cell office:value-type="float" office:value="-3.326176">
            <text:p>-3,326176</text:p>
          </table:table-cell>
          <table:table-cell table:number-columns-repeated="1019"/>
        </table:table-row>
        <table:table-row table:style-name="ro1">
          <table:table-cell office:value-type="float" office:value="236.666519">
            <text:p>236,666519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13">
            <text:p>0,213</text:p>
          </table:table-cell>
          <table:table-cell office:value-type="float" office:value="-3.326176">
            <text:p>-3,326176</text:p>
          </table:table-cell>
          <table:table-cell table:number-columns-repeated="1019"/>
        </table:table-row>
        <table:table-row table:style-name="ro1">
          <table:table-cell office:value-type="float" office:value="238.748627">
            <text:p>238,748627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14874">
            <text:p>0,214874</text:p>
          </table:table-cell>
          <table:table-cell office:value-type="float" office:value="-3.346471">
            <text:p>-3,346471</text:p>
          </table:table-cell>
          <table:table-cell table:number-columns-repeated="1019"/>
        </table:table-row>
        <table:table-row table:style-name="ro1">
          <table:table-cell office:value-type="float" office:value="238.748627">
            <text:p>238,748627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14874">
            <text:p>0,214874</text:p>
          </table:table-cell>
          <table:table-cell office:value-type="float" office:value="-3.346471">
            <text:p>-3,346471</text:p>
          </table:table-cell>
          <table:table-cell table:number-columns-repeated="1019"/>
        </table:table-row>
        <table:table-row table:style-name="ro1">
          <table:table-cell office:value-type="float" office:value="240.830734">
            <text:p>240,830734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216748">
            <text:p>0,216748</text:p>
          </table:table-cell>
          <table:table-cell office:value-type="float" office:value="-3.366765">
            <text:p>-3,366765</text:p>
          </table:table-cell>
          <table:table-cell table:number-columns-repeated="1019"/>
        </table:table-row>
        <table:table-row table:style-name="ro1">
          <table:table-cell office:value-type="float" office:value="240.830734">
            <text:p>240,830734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216748">
            <text:p>0,216748</text:p>
          </table:table-cell>
          <table:table-cell office:value-type="float" office:value="-3.366765">
            <text:p>-3,366765</text:p>
          </table:table-cell>
          <table:table-cell table:number-columns-repeated="1019"/>
        </table:table-row>
        <table:table-row table:style-name="ro1">
          <table:table-cell office:value-type="float" office:value="242.218811">
            <text:p>242,218811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217997">
            <text:p>0,217997</text:p>
          </table:table-cell>
          <table:table-cell office:value-type="float" office:value="-3.386765">
            <text:p>-3,386765</text:p>
          </table:table-cell>
          <table:table-cell table:number-columns-repeated="1019"/>
        </table:table-row>
        <table:table-row table:style-name="ro1">
          <table:table-cell office:value-type="float" office:value="242.218811">
            <text:p>242,218811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17997">
            <text:p>0,217997</text:p>
          </table:table-cell>
          <table:table-cell office:value-type="float" office:value="-3.386765">
            <text:p>-3,386765</text:p>
          </table:table-cell>
          <table:table-cell table:number-columns-repeated="1019"/>
        </table:table-row>
        <table:table-row table:style-name="ro1">
          <table:table-cell office:value-type="float" office:value="244.994949">
            <text:p>244,994949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20495">
            <text:p>0,220495</text:p>
          </table:table-cell>
          <table:table-cell office:value-type="float" office:value="-3.406471">
            <text:p>-3,406471</text:p>
          </table:table-cell>
          <table:table-cell table:number-columns-repeated="1019"/>
        </table:table-row>
        <table:table-row table:style-name="ro1">
          <table:table-cell office:value-type="float" office:value="244.994949">
            <text:p>244,994949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220495">
            <text:p>0,220495</text:p>
          </table:table-cell>
          <table:table-cell office:value-type="float" office:value="-3.406471">
            <text:p>-3,406471</text:p>
          </table:table-cell>
          <table:table-cell table:number-columns-repeated="1019"/>
        </table:table-row>
        <table:table-row table:style-name="ro1">
          <table:table-cell office:value-type="float" office:value="245.688995">
            <text:p>245,688995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2112">
            <text:p>0,22112</text:p>
          </table:table-cell>
          <table:table-cell office:value-type="float" office:value="-3.427059">
            <text:p>-3,427059</text:p>
          </table:table-cell>
          <table:table-cell table:number-columns-repeated="1019"/>
        </table:table-row>
        <table:table-row table:style-name="ro1">
          <table:table-cell office:value-type="float" office:value="245.688995">
            <text:p>245,688995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22112">
            <text:p>0,22112</text:p>
          </table:table-cell>
          <table:table-cell office:value-type="float" office:value="-3.427059">
            <text:p>-3,427059</text:p>
          </table:table-cell>
          <table:table-cell table:number-columns-repeated="1019"/>
        </table:table-row>
        <table:table-row table:style-name="ro1">
          <table:table-cell office:value-type="float" office:value="247.771103">
            <text:p>247,771103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222994">
            <text:p>0,222994</text:p>
          </table:table-cell>
          <table:table-cell office:value-type="float" office:value="-3.444706">
            <text:p>-3,444706</text:p>
          </table:table-cell>
          <table:table-cell table:number-columns-repeated="1019"/>
        </table:table-row>
        <table:table-row table:style-name="ro1">
          <table:table-cell office:value-type="float" office:value="247.771103">
            <text:p>247,771103</text:p>
          </table:table-cell>
          <table:table-cell office:value-type="float" office:value="-0.003232">
            <text:p>-0,003232</text:p>
          </table:table-cell>
          <table:table-cell office:value-type="float" office:value="-0.003202">
            <text:p>-0,003202</text:p>
          </table:table-cell>
          <table:table-cell office:value-type="float" office:value="0.222994">
            <text:p>0,222994</text:p>
          </table:table-cell>
          <table:table-cell office:value-type="float" office:value="-3.444706">
            <text:p>-3,444706</text:p>
          </table:table-cell>
          <table:table-cell table:number-columns-repeated="1019"/>
        </table:table-row>
        <table:table-row table:style-name="ro1">
          <table:table-cell office:value-type="float" office:value="247.771103">
            <text:p>247,771103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222994">
            <text:p>0,222994</text:p>
          </table:table-cell>
          <table:table-cell office:value-type="float" office:value="-3.464118">
            <text:p>-3,464118</text:p>
          </table:table-cell>
          <table:table-cell table:number-columns-repeated="1019"/>
        </table:table-row>
        <table:table-row table:style-name="ro1">
          <table:table-cell office:value-type="float" office:value="247.771103">
            <text:p>247,771103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22994">
            <text:p>0,222994</text:p>
          </table:table-cell>
          <table:table-cell office:value-type="float" office:value="-3.483529">
            <text:p>-3,483529</text:p>
          </table:table-cell>
          <table:table-cell table:number-columns-repeated="1019"/>
        </table:table-row>
        <table:table-row table:style-name="ro1">
          <table:table-cell office:value-type="float" office:value="249.85321">
            <text:p>249,85321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224868">
            <text:p>0,224868</text:p>
          </table:table-cell>
          <table:table-cell office:value-type="float" office:value="-3.483529">
            <text:p>-3,483529</text:p>
          </table:table-cell>
          <table:table-cell table:number-columns-repeated="1019"/>
        </table:table-row>
        <table:table-row table:style-name="ro1">
          <table:table-cell office:value-type="float" office:value="250.547241">
            <text:p>250,547241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25493">
            <text:p>0,225493</text:p>
          </table:table-cell>
          <table:table-cell office:value-type="float" office:value="-3.502059">
            <text:p>-3,502059</text:p>
          </table:table-cell>
          <table:table-cell table:number-columns-repeated="1019"/>
        </table:table-row>
        <table:table-row table:style-name="ro1">
          <table:table-cell office:value-type="float" office:value="250.547241">
            <text:p>250,547241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25493">
            <text:p>0,225493</text:p>
          </table:table-cell>
          <table:table-cell office:value-type="float" office:value="-3.502059">
            <text:p>-3,502059</text:p>
          </table:table-cell>
          <table:table-cell table:number-columns-repeated="1019"/>
        </table:table-row>
        <table:table-row table:style-name="ro1">
          <table:table-cell office:value-type="float" office:value="251.241287">
            <text:p>251,241287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26117">
            <text:p>0,226117</text:p>
          </table:table-cell>
          <table:table-cell office:value-type="float" office:value="-3.521765">
            <text:p>-3,521765</text:p>
          </table:table-cell>
          <table:table-cell table:number-columns-repeated="1019"/>
        </table:table-row>
        <table:table-row table:style-name="ro1">
          <table:table-cell office:value-type="float" office:value="251.241287">
            <text:p>251,241287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226117">
            <text:p>0,226117</text:p>
          </table:table-cell>
          <table:table-cell office:value-type="float" office:value="-3.521765">
            <text:p>-3,521765</text:p>
          </table:table-cell>
          <table:table-cell table:number-columns-repeated="1019"/>
        </table:table-row>
        <table:table-row table:style-name="ro1">
          <table:table-cell office:value-type="float" office:value="253.323395">
            <text:p>253,323395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227991">
            <text:p>0,227991</text:p>
          </table:table-cell>
          <table:table-cell office:value-type="float" office:value="-3.541177">
            <text:p>-3,541177</text:p>
          </table:table-cell>
          <table:table-cell table:number-columns-repeated="1019"/>
        </table:table-row>
        <table:table-row table:style-name="ro1">
          <table:table-cell office:value-type="float" office:value="253.323395">
            <text:p>253,323395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27991">
            <text:p>0,227991</text:p>
          </table:table-cell>
          <table:table-cell office:value-type="float" office:value="-3.541177">
            <text:p>-3,541177</text:p>
          </table:table-cell>
          <table:table-cell table:number-columns-repeated="1019"/>
        </table:table-row>
        <table:table-row table:style-name="ro1">
          <table:table-cell office:value-type="float" office:value="255.405502">
            <text:p>255,405502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29865">
            <text:p>0,229865</text:p>
          </table:table-cell>
          <table:table-cell office:value-type="float" office:value="-3.559706">
            <text:p>-3,559706</text:p>
          </table:table-cell>
          <table:table-cell table:number-columns-repeated="1019"/>
        </table:table-row>
        <table:table-row table:style-name="ro1">
          <table:table-cell office:value-type="float" office:value="255.405502">
            <text:p>255,405502</text:p>
          </table:table-cell>
          <table:table-cell office:value-type="float" office:value="-0.00323">
            <text:p>-0,00323</text:p>
          </table:table-cell>
          <table:table-cell office:value-type="float" office:value="-0.003201">
            <text:p>-0,003201</text:p>
          </table:table-cell>
          <table:table-cell office:value-type="float" office:value="0.229865">
            <text:p>0,229865</text:p>
          </table:table-cell>
          <table:table-cell office:value-type="float" office:value="-3.559706">
            <text:p>-3,559706</text:p>
          </table:table-cell>
          <table:table-cell table:number-columns-repeated="1019"/>
        </table:table-row>
        <table:table-row table:style-name="ro1">
          <table:table-cell office:value-type="float" office:value="255.405502">
            <text:p>255,405502</text:p>
          </table:table-cell>
          <table:table-cell office:value-type="float" office:value="-0.00323">
            <text:p>-0,00323</text:p>
          </table:table-cell>
          <table:table-cell office:value-type="float" office:value="-0.003201">
            <text:p>-0,003201</text:p>
          </table:table-cell>
          <table:table-cell office:value-type="float" office:value="0.229865">
            <text:p>0,229865</text:p>
          </table:table-cell>
          <table:table-cell office:value-type="float" office:value="-3.578529">
            <text:p>-3,578529</text:p>
          </table:table-cell>
          <table:table-cell table:number-columns-repeated="1019"/>
        </table:table-row>
        <table:table-row table:style-name="ro1">
          <table:table-cell office:value-type="float" office:value="255.405502">
            <text:p>255,405502</text:p>
          </table:table-cell>
          <table:table-cell office:value-type="float" office:value="-0.00323">
            <text:p>-0,00323</text:p>
          </table:table-cell>
          <table:table-cell office:value-type="float" office:value="-0.003201">
            <text:p>-0,003201</text:p>
          </table:table-cell>
          <table:table-cell office:value-type="float" office:value="0.229865">
            <text:p>0,229865</text:p>
          </table:table-cell>
          <table:table-cell office:value-type="float" office:value="-3.578529">
            <text:p>-3,578529</text:p>
          </table:table-cell>
          <table:table-cell table:number-columns-repeated="1019"/>
        </table:table-row>
        <table:table-row table:style-name="ro1">
          <table:table-cell office:value-type="float" office:value="256.793579">
            <text:p>256,793579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31114">
            <text:p>0,231114</text:p>
          </table:table-cell>
          <table:table-cell office:value-type="float" office:value="-3.597647">
            <text:p>-3,597647</text:p>
          </table:table-cell>
          <table:table-cell table:number-columns-repeated="1019"/>
        </table:table-row>
        <table:table-row table:style-name="ro1">
          <table:table-cell office:value-type="float" office:value="256.793579">
            <text:p>256,793579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231114">
            <text:p>0,231114</text:p>
          </table:table-cell>
          <table:table-cell office:value-type="float" office:value="-3.597647">
            <text:p>-3,597647</text:p>
          </table:table-cell>
          <table:table-cell table:number-columns-repeated="1019"/>
        </table:table-row>
        <table:table-row table:style-name="ro1">
          <table:table-cell office:value-type="float" office:value="259.569733">
            <text:p>259,569733</text:p>
          </table:table-cell>
          <table:table-cell office:value-type="float" office:value="-0.003231">
            <text:p>-0,003231</text:p>
          </table:table-cell>
          <table:table-cell office:value-type="float" office:value="-0.003202">
            <text:p>-0,003202</text:p>
          </table:table-cell>
          <table:table-cell office:value-type="float" office:value="0.233613">
            <text:p>0,233613</text:p>
          </table:table-cell>
          <table:table-cell office:value-type="float" office:value="-3.616765">
            <text:p>-3,616765</text:p>
          </table:table-cell>
          <table:table-cell table:number-columns-repeated="1019"/>
        </table:table-row>
        <table:table-row table:style-name="ro1">
          <table:table-cell office:value-type="float" office:value="259.569733">
            <text:p>259,569733</text:p>
          </table:table-cell>
          <table:table-cell office:value-type="float" office:value="-0.003231">
            <text:p>-0,003231</text:p>
          </table:table-cell>
          <table:table-cell office:value-type="float" office:value="-0.003202">
            <text:p>-0,003202</text:p>
          </table:table-cell>
          <table:table-cell office:value-type="float" office:value="0.233613">
            <text:p>0,233613</text:p>
          </table:table-cell>
          <table:table-cell office:value-type="float" office:value="-3.616765">
            <text:p>-3,616765</text:p>
          </table:table-cell>
          <table:table-cell table:number-columns-repeated="1019"/>
        </table:table-row>
        <table:table-row table:style-name="ro1">
          <table:table-cell office:value-type="float" office:value="259.569733">
            <text:p>259,569733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233613">
            <text:p>0,233613</text:p>
          </table:table-cell>
          <table:table-cell office:value-type="float" office:value="-3.637059">
            <text:p>-3,637059</text:p>
          </table:table-cell>
          <table:table-cell table:number-columns-repeated="1019"/>
        </table:table-row>
        <table:table-row table:style-name="ro1">
          <table:table-cell office:value-type="float" office:value="259.569733">
            <text:p>259,569733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33613">
            <text:p>0,233613</text:p>
          </table:table-cell>
          <table:table-cell office:value-type="float" office:value="-3.637059">
            <text:p>-3,637059</text:p>
          </table:table-cell>
          <table:table-cell table:number-columns-repeated="1019"/>
        </table:table-row>
        <table:table-row table:style-name="ro1">
          <table:table-cell office:value-type="float" office:value="260.957794">
            <text:p>260,957794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34862">
            <text:p>0,234862</text:p>
          </table:table-cell>
          <table:table-cell office:value-type="float" office:value="-3.656471">
            <text:p>-3,656471</text:p>
          </table:table-cell>
          <table:table-cell table:number-columns-repeated="1019"/>
        </table:table-row>
        <table:table-row table:style-name="ro1">
          <table:table-cell office:value-type="float" office:value="260.957794">
            <text:p>260,957794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34862">
            <text:p>0,234862</text:p>
          </table:table-cell>
          <table:table-cell office:value-type="float" office:value="-3.656471">
            <text:p>-3,656471</text:p>
          </table:table-cell>
          <table:table-cell table:number-columns-repeated="1019"/>
        </table:table-row>
        <table:table-row table:style-name="ro1">
          <table:table-cell office:value-type="float" office:value="263.039917">
            <text:p>263,039917</text:p>
          </table:table-cell>
          <table:table-cell office:value-type="float" office:value="-0.003236">
            <text:p>-0,003236</text:p>
          </table:table-cell>
          <table:table-cell office:value-type="float" office:value="-0.003198">
            <text:p>-0,003198</text:p>
          </table:table-cell>
          <table:table-cell office:value-type="float" office:value="0.236736">
            <text:p>0,236736</text:p>
          </table:table-cell>
          <table:table-cell office:value-type="float" office:value="-3.676471">
            <text:p>-3,676471</text:p>
          </table:table-cell>
          <table:table-cell table:number-columns-repeated="1019"/>
        </table:table-row>
        <table:table-row table:style-name="ro1">
          <table:table-cell office:value-type="float" office:value="263.039917">
            <text:p>263,039917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236736">
            <text:p>0,236736</text:p>
          </table:table-cell>
          <table:table-cell office:value-type="float" office:value="-3.676471">
            <text:p>-3,676471</text:p>
          </table:table-cell>
          <table:table-cell table:number-columns-repeated="1019"/>
        </table:table-row>
        <table:table-row table:style-name="ro1">
          <table:table-cell office:value-type="float" office:value="263.733948">
            <text:p>263,733948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237361">
            <text:p>0,237361</text:p>
          </table:table-cell>
          <table:table-cell office:value-type="float" office:value="-3.696177">
            <text:p>-3,696177</text:p>
          </table:table-cell>
          <table:table-cell table:number-columns-repeated="1019"/>
        </table:table-row>
        <table:table-row table:style-name="ro1">
          <table:table-cell office:value-type="float" office:value="263.733948">
            <text:p>263,733948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237361">
            <text:p>0,237361</text:p>
          </table:table-cell>
          <table:table-cell office:value-type="float" office:value="-3.696177">
            <text:p>-3,696177</text:p>
          </table:table-cell>
          <table:table-cell table:number-columns-repeated="1019"/>
        </table:table-row>
        <table:table-row table:style-name="ro1">
          <table:table-cell office:value-type="float" office:value="264.427979">
            <text:p>264,427979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237985">
            <text:p>0,237985</text:p>
          </table:table-cell>
          <table:table-cell office:value-type="float" office:value="-3.715">
            <text:p>-3,715</text:p>
          </table:table-cell>
          <table:table-cell table:number-columns-repeated="1019"/>
        </table:table-row>
        <table:table-row table:style-name="ro1">
          <table:table-cell office:value-type="float" office:value="264.427979">
            <text:p>264,42797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37985">
            <text:p>0,237985</text:p>
          </table:table-cell>
          <table:table-cell office:value-type="float" office:value="-3.715">
            <text:p>-3,715</text:p>
          </table:table-cell>
          <table:table-cell table:number-columns-repeated="1019"/>
        </table:table-row>
        <table:table-row table:style-name="ro1">
          <table:table-cell office:value-type="float" office:value="267.204132">
            <text:p>267,204132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40484">
            <text:p>0,240484</text:p>
          </table:table-cell>
          <table:table-cell office:value-type="float" office:value="-3.734118">
            <text:p>-3,734118</text:p>
          </table:table-cell>
          <table:table-cell table:number-columns-repeated="1019"/>
        </table:table-row>
        <table:table-row table:style-name="ro1">
          <table:table-cell office:value-type="float" office:value="267.204132">
            <text:p>267,204132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40484">
            <text:p>0,240484</text:p>
          </table:table-cell>
          <table:table-cell office:value-type="float" office:value="-3.753235">
            <text:p>-3,753235</text:p>
          </table:table-cell>
          <table:table-cell table:number-columns-repeated="1019"/>
        </table:table-row>
        <table:table-row table:style-name="ro1">
          <table:table-cell office:value-type="float" office:value="266.510101">
            <text:p>266,510101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39859">
            <text:p>0,239859</text:p>
          </table:table-cell>
          <table:table-cell office:value-type="float" office:value="-3.753235">
            <text:p>-3,753235</text:p>
          </table:table-cell>
          <table:table-cell table:number-columns-repeated="1019"/>
        </table:table-row>
        <table:table-row table:style-name="ro1">
          <table:table-cell office:value-type="float" office:value="266.510101">
            <text:p>266,510101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39859">
            <text:p>0,239859</text:p>
          </table:table-cell>
          <table:table-cell office:value-type="float" office:value="-3.772353">
            <text:p>-3,772353</text:p>
          </table:table-cell>
          <table:table-cell table:number-columns-repeated="1019"/>
        </table:table-row>
        <table:table-row table:style-name="ro1">
          <table:table-cell office:value-type="float" office:value="268.592194">
            <text:p>268,592194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41733">
            <text:p>0,241733</text:p>
          </table:table-cell>
          <table:table-cell office:value-type="float" office:value="-3.772353">
            <text:p>-3,772353</text:p>
          </table:table-cell>
          <table:table-cell table:number-columns-repeated="1019"/>
        </table:table-row>
        <table:table-row table:style-name="ro1">
          <table:table-cell office:value-type="float" office:value="268.592194">
            <text:p>268,592194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41733">
            <text:p>0,241733</text:p>
          </table:table-cell>
          <table:table-cell office:value-type="float" office:value="-3.791471">
            <text:p>-3,791471</text:p>
          </table:table-cell>
          <table:table-cell table:number-columns-repeated="1019"/>
        </table:table-row>
        <table:table-row table:style-name="ro1">
          <table:table-cell office:value-type="float" office:value="269.980286">
            <text:p>269,980286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242982">
            <text:p>0,242982</text:p>
          </table:table-cell>
          <table:table-cell office:value-type="float" office:value="-3.791471">
            <text:p>-3,791471</text:p>
          </table:table-cell>
          <table:table-cell table:number-columns-repeated="1019"/>
        </table:table-row>
        <table:table-row table:style-name="ro1">
          <table:table-cell office:value-type="float" office:value="269.980286">
            <text:p>269,980286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42982">
            <text:p>0,242982</text:p>
          </table:table-cell>
          <table:table-cell office:value-type="float" office:value="-3.810588">
            <text:p>-3,810588</text:p>
          </table:table-cell>
          <table:table-cell table:number-columns-repeated="1019"/>
        </table:table-row>
        <table:table-row table:style-name="ro1">
          <table:table-cell office:value-type="float" office:value="269.980286">
            <text:p>269,980286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42982">
            <text:p>0,242982</text:p>
          </table:table-cell>
          <table:table-cell office:value-type="float" office:value="-3.810588">
            <text:p>-3,810588</text:p>
          </table:table-cell>
          <table:table-cell table:number-columns-repeated="1019"/>
        </table:table-row>
        <table:table-row table:style-name="ro1">
          <table:table-cell office:value-type="float" office:value="272.062378">
            <text:p>272,062378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244856">
            <text:p>0,244856</text:p>
          </table:table-cell>
          <table:table-cell office:value-type="float" office:value="-3.83">
            <text:p>-3,83</text:p>
          </table:table-cell>
          <table:table-cell table:number-columns-repeated="1019"/>
        </table:table-row>
        <table:table-row table:style-name="ro1">
          <table:table-cell office:value-type="float" office:value="272.062378">
            <text:p>272,062378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44856">
            <text:p>0,244856</text:p>
          </table:table-cell>
          <table:table-cell office:value-type="float" office:value="-3.83">
            <text:p>-3,83</text:p>
          </table:table-cell>
          <table:table-cell table:number-columns-repeated="1019"/>
        </table:table-row>
        <table:table-row table:style-name="ro1">
          <table:table-cell office:value-type="float" office:value="272.756409">
            <text:p>272,756409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45481">
            <text:p>0,245481</text:p>
          </table:table-cell>
          <table:table-cell office:value-type="float" office:value="-3.849118">
            <text:p>-3,849118</text:p>
          </table:table-cell>
          <table:table-cell table:number-columns-repeated="1019"/>
        </table:table-row>
        <table:table-row table:style-name="ro1">
          <table:table-cell office:value-type="float" office:value="272.756409">
            <text:p>272,756409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245481">
            <text:p>0,245481</text:p>
          </table:table-cell>
          <table:table-cell office:value-type="float" office:value="-3.849118">
            <text:p>-3,849118</text:p>
          </table:table-cell>
          <table:table-cell table:number-columns-repeated="1019"/>
        </table:table-row>
        <table:table-row table:style-name="ro1">
          <table:table-cell office:value-type="float" office:value="274.838531">
            <text:p>274,838531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47355">
            <text:p>0,247355</text:p>
          </table:table-cell>
          <table:table-cell office:value-type="float" office:value="-3.868529">
            <text:p>-3,868529</text:p>
          </table:table-cell>
          <table:table-cell table:number-columns-repeated="1019"/>
        </table:table-row>
        <table:table-row table:style-name="ro1">
          <table:table-cell office:value-type="float" office:value="274.838531">
            <text:p>274,838531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247355">
            <text:p>0,247355</text:p>
          </table:table-cell>
          <table:table-cell office:value-type="float" office:value="-3.868529">
            <text:p>-3,868529</text:p>
          </table:table-cell>
          <table:table-cell table:number-columns-repeated="1019"/>
        </table:table-row>
        <table:table-row table:style-name="ro1">
          <table:table-cell office:value-type="float" office:value="276.920654">
            <text:p>276,920654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249229">
            <text:p>0,249229</text:p>
          </table:table-cell>
          <table:table-cell office:value-type="float" office:value="-3.887353">
            <text:p>-3,887353</text:p>
          </table:table-cell>
          <table:table-cell table:number-columns-repeated="1019"/>
        </table:table-row>
        <table:table-row table:style-name="ro1">
          <table:table-cell office:value-type="float" office:value="276.920654">
            <text:p>276,920654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249229">
            <text:p>0,249229</text:p>
          </table:table-cell>
          <table:table-cell office:value-type="float" office:value="-3.887353">
            <text:p>-3,887353</text:p>
          </table:table-cell>
          <table:table-cell table:number-columns-repeated="1019"/>
        </table:table-row>
        <table:table-row table:style-name="ro1">
          <table:table-cell office:value-type="float" office:value="278.308716">
            <text:p>278,308716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50478">
            <text:p>0,250478</text:p>
          </table:table-cell>
          <table:table-cell office:value-type="float" office:value="-3.907353">
            <text:p>-3,907353</text:p>
          </table:table-cell>
          <table:table-cell table:number-columns-repeated="1019"/>
        </table:table-row>
        <table:table-row table:style-name="ro1">
          <table:table-cell office:value-type="float" office:value="278.308716">
            <text:p>278,308716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250478">
            <text:p>0,250478</text:p>
          </table:table-cell>
          <table:table-cell office:value-type="float" office:value="-3.907353">
            <text:p>-3,907353</text:p>
          </table:table-cell>
          <table:table-cell table:number-columns-repeated="1019"/>
        </table:table-row>
        <table:table-row table:style-name="ro1">
          <table:table-cell office:value-type="float" office:value="277.614685">
            <text:p>277,614685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249853">
            <text:p>0,249853</text:p>
          </table:table-cell>
          <table:table-cell office:value-type="float" office:value="-3.926765">
            <text:p>-3,926765</text:p>
          </table:table-cell>
          <table:table-cell table:number-columns-repeated="1019"/>
        </table:table-row>
        <table:table-row table:style-name="ro1">
          <table:table-cell office:value-type="float" office:value="277.614685">
            <text:p>277,614685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249853">
            <text:p>0,249853</text:p>
          </table:table-cell>
          <table:table-cell office:value-type="float" office:value="-3.926765">
            <text:p>-3,926765</text:p>
          </table:table-cell>
          <table:table-cell table:number-columns-repeated="1019"/>
        </table:table-row>
        <table:table-row table:style-name="ro1">
          <table:table-cell office:value-type="float" office:value="280.390839">
            <text:p>280,390839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52352">
            <text:p>0,252352</text:p>
          </table:table-cell>
          <table:table-cell office:value-type="float" office:value="-3.946177">
            <text:p>-3,946177</text:p>
          </table:table-cell>
          <table:table-cell table:number-columns-repeated="1019"/>
        </table:table-row>
        <table:table-row table:style-name="ro1">
          <table:table-cell office:value-type="float" office:value="280.390839">
            <text:p>280,390839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52352">
            <text:p>0,252352</text:p>
          </table:table-cell>
          <table:table-cell office:value-type="float" office:value="-3.946177">
            <text:p>-3,946177</text:p>
          </table:table-cell>
          <table:table-cell table:number-columns-repeated="1019"/>
        </table:table-row>
        <table:table-row table:style-name="ro1">
          <table:table-cell office:value-type="float" office:value="281.084869">
            <text:p>281,084869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252976">
            <text:p>0,252976</text:p>
          </table:table-cell>
          <table:table-cell office:value-type="float" office:value="-3.966177">
            <text:p>-3,966177</text:p>
          </table:table-cell>
          <table:table-cell table:number-columns-repeated="1019"/>
        </table:table-row>
        <table:table-row table:style-name="ro1">
          <table:table-cell office:value-type="float" office:value="281.084869">
            <text:p>281,084869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52976">
            <text:p>0,252976</text:p>
          </table:table-cell>
          <table:table-cell office:value-type="float" office:value="-3.966177">
            <text:p>-3,966177</text:p>
          </table:table-cell>
          <table:table-cell table:number-columns-repeated="1019"/>
        </table:table-row>
        <table:table-row table:style-name="ro1">
          <table:table-cell office:value-type="float" office:value="283.861023">
            <text:p>283,861023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55475">
            <text:p>0,255475</text:p>
          </table:table-cell>
          <table:table-cell office:value-type="float" office:value="-3.985882">
            <text:p>-3,985882</text:p>
          </table:table-cell>
          <table:table-cell table:number-columns-repeated="1019"/>
        </table:table-row>
        <table:table-row table:style-name="ro1">
          <table:table-cell office:value-type="float" office:value="283.861023">
            <text:p>283,861023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55475">
            <text:p>0,255475</text:p>
          </table:table-cell>
          <table:table-cell office:value-type="float" office:value="-3.985882">
            <text:p>-3,985882</text:p>
          </table:table-cell>
          <table:table-cell table:number-columns-repeated="1019"/>
        </table:table-row>
        <table:table-row table:style-name="ro1">
          <table:table-cell office:value-type="float" office:value="283.166962">
            <text:p>283,166962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5485">
            <text:p>0,25485</text:p>
          </table:table-cell>
          <table:table-cell office:value-type="float" office:value="-4.005882">
            <text:p>-4,005882</text:p>
          </table:table-cell>
          <table:table-cell table:number-columns-repeated="1019"/>
        </table:table-row>
        <table:table-row table:style-name="ro1">
          <table:table-cell office:value-type="float" office:value="283.166962">
            <text:p>283,166962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25485">
            <text:p>0,25485</text:p>
          </table:table-cell>
          <table:table-cell office:value-type="float" office:value="-4.005882">
            <text:p>-4,005882</text:p>
          </table:table-cell>
          <table:table-cell table:number-columns-repeated="1019"/>
        </table:table-row>
        <table:table-row table:style-name="ro1">
          <table:table-cell office:value-type="float" office:value="283.166962">
            <text:p>283,166962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5485">
            <text:p>0,25485</text:p>
          </table:table-cell>
          <table:table-cell office:value-type="float" office:value="-4.027353">
            <text:p>-4,027353</text:p>
          </table:table-cell>
          <table:table-cell table:number-columns-repeated="1019"/>
        </table:table-row>
        <table:table-row table:style-name="ro1">
          <table:table-cell office:value-type="float" office:value="283.166962">
            <text:p>283,166962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5485">
            <text:p>0,25485</text:p>
          </table:table-cell>
          <table:table-cell office:value-type="float" office:value="-4.027353">
            <text:p>-4,027353</text:p>
          </table:table-cell>
          <table:table-cell table:number-columns-repeated="1019"/>
        </table:table-row>
        <table:table-row table:style-name="ro1">
          <table:table-cell office:value-type="float" office:value="285.943115">
            <text:p>285,943115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257349">
            <text:p>0,257349</text:p>
          </table:table-cell>
          <table:table-cell office:value-type="float" office:value="-4.047059">
            <text:p>-4,047059</text:p>
          </table:table-cell>
          <table:table-cell table:number-columns-repeated="1019"/>
        </table:table-row>
        <table:table-row table:style-name="ro1">
          <table:table-cell office:value-type="float" office:value="285.943115">
            <text:p>285,943115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257349">
            <text:p>0,257349</text:p>
          </table:table-cell>
          <table:table-cell office:value-type="float" office:value="-4.047059">
            <text:p>-4,047059</text:p>
          </table:table-cell>
          <table:table-cell table:number-columns-repeated="1019"/>
        </table:table-row>
        <table:table-row table:style-name="ro1">
          <table:table-cell office:value-type="float" office:value="288.025238">
            <text:p>288,025238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59223">
            <text:p>0,259223</text:p>
          </table:table-cell>
          <table:table-cell office:value-type="float" office:value="-4.065882">
            <text:p>-4,065882</text:p>
          </table:table-cell>
          <table:table-cell table:number-columns-repeated="1019"/>
        </table:table-row>
        <table:table-row table:style-name="ro1">
          <table:table-cell office:value-type="float" office:value="288.025238">
            <text:p>288,025238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59223">
            <text:p>0,259223</text:p>
          </table:table-cell>
          <table:table-cell office:value-type="float" office:value="-4.065882">
            <text:p>-4,065882</text:p>
          </table:table-cell>
          <table:table-cell table:number-columns-repeated="1019"/>
        </table:table-row>
        <table:table-row table:style-name="ro1">
          <table:table-cell office:value-type="float" office:value="288.719269">
            <text:p>288,719269</text:p>
          </table:table-cell>
          <table:table-cell office:value-type="float" office:value="-0.003233">
            <text:p>-0,003233</text:p>
          </table:table-cell>
          <table:table-cell office:value-type="float" office:value="-0.003203">
            <text:p>-0,003203</text:p>
          </table:table-cell>
          <table:table-cell office:value-type="float" office:value="0.259847">
            <text:p>0,259847</text:p>
          </table:table-cell>
          <table:table-cell office:value-type="float" office:value="-4.086176">
            <text:p>-4,086176</text:p>
          </table:table-cell>
          <table:table-cell table:number-columns-repeated="1019"/>
        </table:table-row>
        <table:table-row table:style-name="ro1">
          <table:table-cell office:value-type="float" office:value="288.719269">
            <text:p>288,719269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59847">
            <text:p>0,259847</text:p>
          </table:table-cell>
          <table:table-cell office:value-type="float" office:value="-4.086176">
            <text:p>-4,086176</text:p>
          </table:table-cell>
          <table:table-cell table:number-columns-repeated="1019"/>
        </table:table-row>
        <table:table-row table:style-name="ro1">
          <table:table-cell office:value-type="float" office:value="289.4133">
            <text:p>289,4133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60472">
            <text:p>0,260472</text:p>
          </table:table-cell>
          <table:table-cell office:value-type="float" office:value="-4.105882">
            <text:p>-4,105882</text:p>
          </table:table-cell>
          <table:table-cell table:number-columns-repeated="1019"/>
        </table:table-row>
        <table:table-row table:style-name="ro1">
          <table:table-cell office:value-type="float" office:value="289.4133">
            <text:p>289,4133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60472">
            <text:p>0,260472</text:p>
          </table:table-cell>
          <table:table-cell office:value-type="float" office:value="-4.105882">
            <text:p>-4,105882</text:p>
          </table:table-cell>
          <table:table-cell table:number-columns-repeated="1019"/>
        </table:table-row>
        <table:table-row table:style-name="ro1">
          <table:table-cell office:value-type="float" office:value="290.10733">
            <text:p>290,10733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61097">
            <text:p>0,261097</text:p>
          </table:table-cell>
          <table:table-cell office:value-type="float" office:value="-4.127059">
            <text:p>-4,127059</text:p>
          </table:table-cell>
          <table:table-cell table:number-columns-repeated="1019"/>
        </table:table-row>
        <table:table-row table:style-name="ro1">
          <table:table-cell office:value-type="float" office:value="290.10733">
            <text:p>290,10733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61097">
            <text:p>0,261097</text:p>
          </table:table-cell>
          <table:table-cell office:value-type="float" office:value="-4.127059">
            <text:p>-4,127059</text:p>
          </table:table-cell>
          <table:table-cell table:number-columns-repeated="1019"/>
        </table:table-row>
        <table:table-row table:style-name="ro1">
          <table:table-cell office:value-type="float" office:value="290.10733">
            <text:p>290,10733</text:p>
          </table:table-cell>
          <table:table-cell office:value-type="float" office:value="-0.003237">
            <text:p>-0,003237</text:p>
          </table:table-cell>
          <table:table-cell office:value-type="float" office:value="-0.003198">
            <text:p>-0,003198</text:p>
          </table:table-cell>
          <table:table-cell office:value-type="float" office:value="0.261097">
            <text:p>0,261097</text:p>
          </table:table-cell>
          <table:table-cell office:value-type="float" office:value="-4.144412">
            <text:p>-4,144412</text:p>
          </table:table-cell>
          <table:table-cell table:number-columns-repeated="1019"/>
        </table:table-row>
        <table:table-row table:style-name="ro1">
          <table:table-cell office:value-type="float" office:value="290.10733">
            <text:p>290,10733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61097">
            <text:p>0,261097</text:p>
          </table:table-cell>
          <table:table-cell office:value-type="float" office:value="-4.144412">
            <text:p>-4,144412</text:p>
          </table:table-cell>
          <table:table-cell table:number-columns-repeated="1019"/>
        </table:table-row>
        <table:table-row table:style-name="ro1">
          <table:table-cell office:value-type="float" office:value="292.883484">
            <text:p>292,883484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63595">
            <text:p>0,263595</text:p>
          </table:table-cell>
          <table:table-cell office:value-type="float" office:value="-4.164118">
            <text:p>-4,164118</text:p>
          </table:table-cell>
          <table:table-cell table:number-columns-repeated="1019"/>
        </table:table-row>
        <table:table-row table:style-name="ro1">
          <table:table-cell office:value-type="float" office:value="292.883484">
            <text:p>292,883484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263595">
            <text:p>0,263595</text:p>
          </table:table-cell>
          <table:table-cell office:value-type="float" office:value="-4.183235">
            <text:p>-4,183235</text:p>
          </table:table-cell>
          <table:table-cell table:number-columns-repeated="1019"/>
        </table:table-row>
        <table:table-row table:style-name="ro1">
          <table:table-cell office:value-type="float" office:value="294.271545">
            <text:p>294,271545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264844">
            <text:p>0,264844</text:p>
          </table:table-cell>
          <table:table-cell office:value-type="float" office:value="-4.183235">
            <text:p>-4,183235</text:p>
          </table:table-cell>
          <table:table-cell table:number-columns-repeated="1019"/>
        </table:table-row>
        <table:table-row table:style-name="ro1">
          <table:table-cell office:value-type="float" office:value="294.271545">
            <text:p>294,271545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264844">
            <text:p>0,264844</text:p>
          </table:table-cell>
          <table:table-cell office:value-type="float" office:value="-4.201765">
            <text:p>-4,201765</text:p>
          </table:table-cell>
          <table:table-cell table:number-columns-repeated="1019"/>
        </table:table-row>
        <table:table-row table:style-name="ro1">
          <table:table-cell office:value-type="float" office:value="294.271545">
            <text:p>294,271545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264844">
            <text:p>0,264844</text:p>
          </table:table-cell>
          <table:table-cell office:value-type="float" office:value="-4.201765">
            <text:p>-4,201765</text:p>
          </table:table-cell>
          <table:table-cell table:number-columns-repeated="1019"/>
        </table:table-row>
        <table:table-row table:style-name="ro1">
          <table:table-cell office:value-type="float" office:value="295.659637">
            <text:p>295,659637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66094">
            <text:p>0,266094</text:p>
          </table:table-cell>
          <table:table-cell office:value-type="float" office:value="-4.221177">
            <text:p>-4,221177</text:p>
          </table:table-cell>
          <table:table-cell table:number-columns-repeated="1019"/>
        </table:table-row>
        <table:table-row table:style-name="ro1">
          <table:table-cell office:value-type="float" office:value="295.659637">
            <text:p>295,659637</text:p>
          </table:table-cell>
          <table:table-cell office:value-type="float" office:value="-0.003232">
            <text:p>-0,003232</text:p>
          </table:table-cell>
          <table:table-cell office:value-type="float" office:value="-0.003202">
            <text:p>-0,003202</text:p>
          </table:table-cell>
          <table:table-cell office:value-type="float" office:value="0.266094">
            <text:p>0,266094</text:p>
          </table:table-cell>
          <table:table-cell office:value-type="float" office:value="-4.221177">
            <text:p>-4,221177</text:p>
          </table:table-cell>
          <table:table-cell table:number-columns-repeated="1019"/>
        </table:table-row>
        <table:table-row table:style-name="ro1">
          <table:table-cell office:value-type="float" office:value="298.435791">
            <text:p>298,435791</text:p>
          </table:table-cell>
          <table:table-cell office:value-type="float" office:value="-0.003235">
            <text:p>-0,003235</text:p>
          </table:table-cell>
          <table:table-cell office:value-type="float" office:value="-0.003203">
            <text:p>-0,003203</text:p>
          </table:table-cell>
          <table:table-cell office:value-type="float" office:value="0.268592">
            <text:p>0,268592</text:p>
          </table:table-cell>
          <table:table-cell office:value-type="float" office:value="-4.240588">
            <text:p>-4,240588</text:p>
          </table:table-cell>
          <table:table-cell table:number-columns-repeated="1019"/>
        </table:table-row>
        <table:table-row table:style-name="ro1">
          <table:table-cell office:value-type="float" office:value="298.435791">
            <text:p>298,435791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268592">
            <text:p>0,268592</text:p>
          </table:table-cell>
          <table:table-cell office:value-type="float" office:value="-4.240588">
            <text:p>-4,240588</text:p>
          </table:table-cell>
          <table:table-cell table:number-columns-repeated="1019"/>
        </table:table-row>
        <table:table-row table:style-name="ro1">
          <table:table-cell office:value-type="float" office:value="298.435791">
            <text:p>298,435791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268592">
            <text:p>0,268592</text:p>
          </table:table-cell>
          <table:table-cell office:value-type="float" office:value="-4.259118">
            <text:p>-4,259118</text:p>
          </table:table-cell>
          <table:table-cell table:number-columns-repeated="1019"/>
        </table:table-row>
        <table:table-row table:style-name="ro1">
          <table:table-cell office:value-type="float" office:value="298.435791">
            <text:p>298,435791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268592">
            <text:p>0,268592</text:p>
          </table:table-cell>
          <table:table-cell office:value-type="float" office:value="-4.259118">
            <text:p>-4,259118</text:p>
          </table:table-cell>
          <table:table-cell table:number-columns-repeated="1019"/>
        </table:table-row>
        <table:table-row table:style-name="ro1">
          <table:table-cell office:value-type="float" office:value="299.129822">
            <text:p>299,129822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69217">
            <text:p>0,269217</text:p>
          </table:table-cell>
          <table:table-cell office:value-type="float" office:value="-4.278235">
            <text:p>-4,278235</text:p>
          </table:table-cell>
          <table:table-cell table:number-columns-repeated="1019"/>
        </table:table-row>
        <table:table-row table:style-name="ro1">
          <table:table-cell office:value-type="float" office:value="299.129822">
            <text:p>299,129822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269217">
            <text:p>0,269217</text:p>
          </table:table-cell>
          <table:table-cell office:value-type="float" office:value="-4.278235">
            <text:p>-4,278235</text:p>
          </table:table-cell>
          <table:table-cell table:number-columns-repeated="1019"/>
        </table:table-row>
        <table:table-row table:style-name="ro1">
          <table:table-cell office:value-type="float" office:value="301.211914">
            <text:p>301,211914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71091">
            <text:p>0,271091</text:p>
          </table:table-cell>
          <table:table-cell office:value-type="float" office:value="-4.297647">
            <text:p>-4,297647</text:p>
          </table:table-cell>
          <table:table-cell table:number-columns-repeated="1019"/>
        </table:table-row>
        <table:table-row table:style-name="ro1">
          <table:table-cell office:value-type="float" office:value="301.211914">
            <text:p>301,211914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271091">
            <text:p>0,271091</text:p>
          </table:table-cell>
          <table:table-cell office:value-type="float" office:value="-4.297647">
            <text:p>-4,297647</text:p>
          </table:table-cell>
          <table:table-cell table:number-columns-repeated="1019"/>
        </table:table-row>
        <table:table-row table:style-name="ro1">
          <table:table-cell office:value-type="float" office:value="302.600006">
            <text:p>302,600006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7234">
            <text:p>0,27234</text:p>
          </table:table-cell>
          <table:table-cell office:value-type="float" office:value="-4.318235">
            <text:p>-4,318235</text:p>
          </table:table-cell>
          <table:table-cell table:number-columns-repeated="1019"/>
        </table:table-row>
        <table:table-row table:style-name="ro1">
          <table:table-cell office:value-type="float" office:value="302.600006">
            <text:p>302,60000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27234">
            <text:p>0,27234</text:p>
          </table:table-cell>
          <table:table-cell office:value-type="float" office:value="-4.318235">
            <text:p>-4,318235</text:p>
          </table:table-cell>
          <table:table-cell table:number-columns-repeated="1019"/>
        </table:table-row>
        <table:table-row table:style-name="ro1">
          <table:table-cell office:value-type="float" office:value="304.682098">
            <text:p>304,682098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74214">
            <text:p>0,274214</text:p>
          </table:table-cell>
          <table:table-cell office:value-type="float" office:value="-4.337647">
            <text:p>-4,337647</text:p>
          </table:table-cell>
          <table:table-cell table:number-columns-repeated="1019"/>
        </table:table-row>
        <table:table-row table:style-name="ro1">
          <table:table-cell office:value-type="float" office:value="304.682098">
            <text:p>304,682098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274214">
            <text:p>0,274214</text:p>
          </table:table-cell>
          <table:table-cell office:value-type="float" office:value="-4.337647">
            <text:p>-4,337647</text:p>
          </table:table-cell>
          <table:table-cell table:number-columns-repeated="1019"/>
        </table:table-row>
        <table:table-row table:style-name="ro1">
          <table:table-cell office:value-type="float" office:value="303.988068">
            <text:p>303,988068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273589">
            <text:p>0,273589</text:p>
          </table:table-cell>
          <table:table-cell office:value-type="float" office:value="-4.356765">
            <text:p>-4,356765</text:p>
          </table:table-cell>
          <table:table-cell table:number-columns-repeated="1019"/>
        </table:table-row>
        <table:table-row table:style-name="ro1">
          <table:table-cell office:value-type="float" office:value="303.988068">
            <text:p>303,988068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73589">
            <text:p>0,273589</text:p>
          </table:table-cell>
          <table:table-cell office:value-type="float" office:value="-4.356765">
            <text:p>-4,356765</text:p>
          </table:table-cell>
          <table:table-cell table:number-columns-repeated="1019"/>
        </table:table-row>
        <table:table-row table:style-name="ro1">
          <table:table-cell office:value-type="float" office:value="304.682098">
            <text:p>304,682098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274214">
            <text:p>0,274214</text:p>
          </table:table-cell>
          <table:table-cell office:value-type="float" office:value="-4.376176">
            <text:p>-4,376176</text:p>
          </table:table-cell>
          <table:table-cell table:number-columns-repeated="1019"/>
        </table:table-row>
        <table:table-row table:style-name="ro1">
          <table:table-cell office:value-type="float" office:value="304.682098">
            <text:p>304,682098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74214">
            <text:p>0,274214</text:p>
          </table:table-cell>
          <table:table-cell office:value-type="float" office:value="-4.376176">
            <text:p>-4,376176</text:p>
          </table:table-cell>
          <table:table-cell table:number-columns-repeated="1019"/>
        </table:table-row>
        <table:table-row table:style-name="ro1">
          <table:table-cell office:value-type="float" office:value="306.764221">
            <text:p>306,764221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76088">
            <text:p>0,276088</text:p>
          </table:table-cell>
          <table:table-cell office:value-type="float" office:value="-4.395588">
            <text:p>-4,395588</text:p>
          </table:table-cell>
          <table:table-cell table:number-columns-repeated="1019"/>
        </table:table-row>
        <table:table-row table:style-name="ro1">
          <table:table-cell office:value-type="float" office:value="306.764221">
            <text:p>306,764221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276088">
            <text:p>0,276088</text:p>
          </table:table-cell>
          <table:table-cell office:value-type="float" office:value="-4.395588">
            <text:p>-4,395588</text:p>
          </table:table-cell>
          <table:table-cell table:number-columns-repeated="1019"/>
        </table:table-row>
        <table:table-row table:style-name="ro1">
          <table:table-cell office:value-type="float" office:value="306.764221">
            <text:p>306,764221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76088">
            <text:p>0,276088</text:p>
          </table:table-cell>
          <table:table-cell office:value-type="float" office:value="-4.416471">
            <text:p>-4,416471</text:p>
          </table:table-cell>
          <table:table-cell table:number-columns-repeated="1019"/>
        </table:table-row>
        <table:table-row table:style-name="ro1">
          <table:table-cell office:value-type="float" office:value="306.764221">
            <text:p>306,764221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276088">
            <text:p>0,276088</text:p>
          </table:table-cell>
          <table:table-cell office:value-type="float" office:value="-4.416471">
            <text:p>-4,416471</text:p>
          </table:table-cell>
          <table:table-cell table:number-columns-repeated="1019"/>
        </table:table-row>
        <table:table-row table:style-name="ro1">
          <table:table-cell office:value-type="float" office:value="309.540375">
            <text:p>309,540375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78586">
            <text:p>0,278586</text:p>
          </table:table-cell>
          <table:table-cell office:value-type="float" office:value="-4.436176">
            <text:p>-4,436176</text:p>
          </table:table-cell>
          <table:table-cell table:number-columns-repeated="1019"/>
        </table:table-row>
        <table:table-row table:style-name="ro1">
          <table:table-cell office:value-type="float" office:value="309.540375">
            <text:p>309,540375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78586">
            <text:p>0,278586</text:p>
          </table:table-cell>
          <table:table-cell office:value-type="float" office:value="-4.436176">
            <text:p>-4,436176</text:p>
          </table:table-cell>
          <table:table-cell table:number-columns-repeated="1019"/>
        </table:table-row>
        <table:table-row table:style-name="ro1">
          <table:table-cell office:value-type="float" office:value="310.928436">
            <text:p>310,928436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279836">
            <text:p>0,279836</text:p>
          </table:table-cell>
          <table:table-cell office:value-type="float" office:value="-4.455883">
            <text:p>-4,455883</text:p>
          </table:table-cell>
          <table:table-cell table:number-columns-repeated="1019"/>
        </table:table-row>
        <table:table-row table:style-name="ro1">
          <table:table-cell office:value-type="float" office:value="310.928436">
            <text:p>310,928436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79836">
            <text:p>0,279836</text:p>
          </table:table-cell>
          <table:table-cell office:value-type="float" office:value="-4.455883">
            <text:p>-4,455883</text:p>
          </table:table-cell>
          <table:table-cell table:number-columns-repeated="1019"/>
        </table:table-row>
        <table:table-row table:style-name="ro1">
          <table:table-cell office:value-type="float" office:value="312.316528">
            <text:p>312,316528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81085">
            <text:p>0,281085</text:p>
          </table:table-cell>
          <table:table-cell office:value-type="float" office:value="-4.475883">
            <text:p>-4,475883</text:p>
          </table:table-cell>
          <table:table-cell table:number-columns-repeated="1019"/>
        </table:table-row>
        <table:table-row table:style-name="ro1">
          <table:table-cell office:value-type="float" office:value="312.316528">
            <text:p>312,316528</text:p>
          </table:table-cell>
          <table:table-cell office:value-type="float" office:value="-0.003236">
            <text:p>-0,003236</text:p>
          </table:table-cell>
          <table:table-cell office:value-type="float" office:value="-0.003198">
            <text:p>-0,003198</text:p>
          </table:table-cell>
          <table:table-cell office:value-type="float" office:value="0.281085">
            <text:p>0,281085</text:p>
          </table:table-cell>
          <table:table-cell office:value-type="float" office:value="-4.475883">
            <text:p>-4,475883</text:p>
          </table:table-cell>
          <table:table-cell table:number-columns-repeated="1019"/>
        </table:table-row>
        <table:table-row table:style-name="ro1">
          <table:table-cell office:value-type="float" office:value="312.316528">
            <text:p>312,316528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81085">
            <text:p>0,281085</text:p>
          </table:table-cell>
          <table:table-cell office:value-type="float" office:value="-4.496176">
            <text:p>-4,496176</text:p>
          </table:table-cell>
          <table:table-cell table:number-columns-repeated="1019"/>
        </table:table-row>
        <table:table-row table:style-name="ro1">
          <table:table-cell office:value-type="float" office:value="312.316528">
            <text:p>312,316528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81085">
            <text:p>0,281085</text:p>
          </table:table-cell>
          <table:table-cell office:value-type="float" office:value="-4.496176">
            <text:p>-4,496176</text:p>
          </table:table-cell>
          <table:table-cell table:number-columns-repeated="1019"/>
        </table:table-row>
        <table:table-row table:style-name="ro1">
          <table:table-cell office:value-type="float" office:value="314.398621">
            <text:p>314,398621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282959">
            <text:p>0,282959</text:p>
          </table:table-cell>
          <table:table-cell office:value-type="float" office:value="-4.516177">
            <text:p>-4,516177</text:p>
          </table:table-cell>
          <table:table-cell table:number-columns-repeated="1019"/>
        </table:table-row>
        <table:table-row table:style-name="ro1">
          <table:table-cell office:value-type="float" office:value="314.398621">
            <text:p>314,398621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82959">
            <text:p>0,282959</text:p>
          </table:table-cell>
          <table:table-cell office:value-type="float" office:value="-4.516177">
            <text:p>-4,516177</text:p>
          </table:table-cell>
          <table:table-cell table:number-columns-repeated="1019"/>
        </table:table-row>
        <table:table-row table:style-name="ro1">
          <table:table-cell office:value-type="float" office:value="314.398621">
            <text:p>314,398621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82959">
            <text:p>0,282959</text:p>
          </table:table-cell>
          <table:table-cell office:value-type="float" office:value="-4.536765">
            <text:p>-4,536765</text:p>
          </table:table-cell>
          <table:table-cell table:number-columns-repeated="1019"/>
        </table:table-row>
        <table:table-row table:style-name="ro1">
          <table:table-cell office:value-type="float" office:value="314.398621">
            <text:p>314,398621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82959">
            <text:p>0,282959</text:p>
          </table:table-cell>
          <table:table-cell office:value-type="float" office:value="-4.536765">
            <text:p>-4,536765</text:p>
          </table:table-cell>
          <table:table-cell table:number-columns-repeated="1019"/>
        </table:table-row>
        <table:table-row table:style-name="ro1">
          <table:table-cell office:value-type="float" office:value="315.786713">
            <text:p>315,786713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84208">
            <text:p>0,284208</text:p>
          </table:table-cell>
          <table:table-cell office:value-type="float" office:value="-4.556177">
            <text:p>-4,556177</text:p>
          </table:table-cell>
          <table:table-cell table:number-columns-repeated="1019"/>
        </table:table-row>
        <table:table-row table:style-name="ro1">
          <table:table-cell office:value-type="float" office:value="315.786713">
            <text:p>315,786713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284208">
            <text:p>0,284208</text:p>
          </table:table-cell>
          <table:table-cell office:value-type="float" office:value="-4.556177">
            <text:p>-4,556177</text:p>
          </table:table-cell>
          <table:table-cell table:number-columns-repeated="1019"/>
        </table:table-row>
        <table:table-row table:style-name="ro1">
          <table:table-cell office:value-type="float" office:value="316.480743">
            <text:p>316,480743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284833">
            <text:p>0,284833</text:p>
          </table:table-cell>
          <table:table-cell office:value-type="float" office:value="-4.575882">
            <text:p>-4,575882</text:p>
          </table:table-cell>
          <table:table-cell table:number-columns-repeated="1019"/>
        </table:table-row>
        <table:table-row table:style-name="ro1">
          <table:table-cell office:value-type="float" office:value="316.480743">
            <text:p>316,480743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84833">
            <text:p>0,284833</text:p>
          </table:table-cell>
          <table:table-cell office:value-type="float" office:value="-4.575882">
            <text:p>-4,575882</text:p>
          </table:table-cell>
          <table:table-cell table:number-columns-repeated="1019"/>
        </table:table-row>
        <table:table-row table:style-name="ro1">
          <table:table-cell office:value-type="float" office:value="318.562836">
            <text:p>318,56283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286707">
            <text:p>0,286707</text:p>
          </table:table-cell>
          <table:table-cell office:value-type="float" office:value="-4.595588">
            <text:p>-4,595588</text:p>
          </table:table-cell>
          <table:table-cell table:number-columns-repeated="1019"/>
        </table:table-row>
        <table:table-row table:style-name="ro1">
          <table:table-cell office:value-type="float" office:value="318.562836">
            <text:p>318,562836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286707">
            <text:p>0,286707</text:p>
          </table:table-cell>
          <table:table-cell office:value-type="float" office:value="-4.595588">
            <text:p>-4,595588</text:p>
          </table:table-cell>
          <table:table-cell table:number-columns-repeated="1019"/>
        </table:table-row>
        <table:table-row table:style-name="ro1">
          <table:table-cell office:value-type="float" office:value="318.562836">
            <text:p>318,562836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86707">
            <text:p>0,286707</text:p>
          </table:table-cell>
          <table:table-cell office:value-type="float" office:value="-4.615588">
            <text:p>-4,615588</text:p>
          </table:table-cell>
          <table:table-cell table:number-columns-repeated="1019"/>
        </table:table-row>
        <table:table-row table:style-name="ro1">
          <table:table-cell office:value-type="float" office:value="318.562836">
            <text:p>318,562836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86707">
            <text:p>0,286707</text:p>
          </table:table-cell>
          <table:table-cell office:value-type="float" office:value="-4.615588">
            <text:p>-4,615588</text:p>
          </table:table-cell>
          <table:table-cell table:number-columns-repeated="1019"/>
        </table:table-row>
        <table:table-row table:style-name="ro1">
          <table:table-cell office:value-type="float" office:value="319.950928">
            <text:p>319,950928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287956">
            <text:p>0,287956</text:p>
          </table:table-cell>
          <table:table-cell office:value-type="float" office:value="-4.636471">
            <text:p>-4,636471</text:p>
          </table:table-cell>
          <table:table-cell table:number-columns-repeated="1019"/>
        </table:table-row>
        <table:table-row table:style-name="ro1">
          <table:table-cell office:value-type="float" office:value="319.950928">
            <text:p>319,950928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87956">
            <text:p>0,287956</text:p>
          </table:table-cell>
          <table:table-cell office:value-type="float" office:value="-4.636471">
            <text:p>-4,636471</text:p>
          </table:table-cell>
          <table:table-cell table:number-columns-repeated="1019"/>
        </table:table-row>
        <table:table-row table:style-name="ro1">
          <table:table-cell office:value-type="float" office:value="320.644958">
            <text:p>320,644958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8858">
            <text:p>0,28858</text:p>
          </table:table-cell>
          <table:table-cell office:value-type="float" office:value="-4.655882">
            <text:p>-4,655882</text:p>
          </table:table-cell>
          <table:table-cell table:number-columns-repeated="1019"/>
        </table:table-row>
        <table:table-row table:style-name="ro1">
          <table:table-cell office:value-type="float" office:value="320.644958">
            <text:p>320,644958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28858">
            <text:p>0,28858</text:p>
          </table:table-cell>
          <table:table-cell office:value-type="float" office:value="-4.655882">
            <text:p>-4,655882</text:p>
          </table:table-cell>
          <table:table-cell table:number-columns-repeated="1019"/>
        </table:table-row>
        <table:table-row table:style-name="ro1">
          <table:table-cell office:value-type="float" office:value="321.338989">
            <text:p>321,338989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89205">
            <text:p>0,289205</text:p>
          </table:table-cell>
          <table:table-cell office:value-type="float" office:value="-4.676177">
            <text:p>-4,676177</text:p>
          </table:table-cell>
          <table:table-cell table:number-columns-repeated="1019"/>
        </table:table-row>
        <table:table-row table:style-name="ro1">
          <table:table-cell office:value-type="float" office:value="321.338989">
            <text:p>321,338989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289205">
            <text:p>0,289205</text:p>
          </table:table-cell>
          <table:table-cell office:value-type="float" office:value="-4.676177">
            <text:p>-4,676177</text:p>
          </table:table-cell>
          <table:table-cell table:number-columns-repeated="1019"/>
        </table:table-row>
        <table:table-row table:style-name="ro1">
          <table:table-cell office:value-type="float" office:value="324.115143">
            <text:p>324,115143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91704">
            <text:p>0,291704</text:p>
          </table:table-cell>
          <table:table-cell office:value-type="float" office:value="-4.695882">
            <text:p>-4,695882</text:p>
          </table:table-cell>
          <table:table-cell table:number-columns-repeated="1019"/>
        </table:table-row>
        <table:table-row table:style-name="ro1">
          <table:table-cell office:value-type="float" office:value="324.115143">
            <text:p>324,115143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291704">
            <text:p>0,291704</text:p>
          </table:table-cell>
          <table:table-cell office:value-type="float" office:value="-4.695882">
            <text:p>-4,695882</text:p>
          </table:table-cell>
          <table:table-cell table:number-columns-repeated="1019"/>
        </table:table-row>
        <table:table-row table:style-name="ro1">
          <table:table-cell office:value-type="float" office:value="325.503204">
            <text:p>325,503204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292953">
            <text:p>0,292953</text:p>
          </table:table-cell>
          <table:table-cell office:value-type="float" office:value="-4.715588">
            <text:p>-4,715588</text:p>
          </table:table-cell>
          <table:table-cell table:number-columns-repeated="1019"/>
        </table:table-row>
        <table:table-row table:style-name="ro1">
          <table:table-cell office:value-type="float" office:value="325.503204">
            <text:p>325,503204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92953">
            <text:p>0,292953</text:p>
          </table:table-cell>
          <table:table-cell office:value-type="float" office:value="-4.715588">
            <text:p>-4,715588</text:p>
          </table:table-cell>
          <table:table-cell table:number-columns-repeated="1019"/>
        </table:table-row>
        <table:table-row table:style-name="ro1">
          <table:table-cell office:value-type="float" office:value="324.809174">
            <text:p>324,809174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92328">
            <text:p>0,292328</text:p>
          </table:table-cell>
          <table:table-cell office:value-type="float" office:value="-4.736471">
            <text:p>-4,736471</text:p>
          </table:table-cell>
          <table:table-cell table:number-columns-repeated="1019"/>
        </table:table-row>
        <table:table-row table:style-name="ro1">
          <table:table-cell office:value-type="float" office:value="324.809174">
            <text:p>324,809174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92328">
            <text:p>0,292328</text:p>
          </table:table-cell>
          <table:table-cell office:value-type="float" office:value="-4.736471">
            <text:p>-4,736471</text:p>
          </table:table-cell>
          <table:table-cell table:number-columns-repeated="1019"/>
        </table:table-row>
        <table:table-row table:style-name="ro1">
          <table:table-cell office:value-type="float" office:value="326.891296">
            <text:p>326,891296</text:p>
          </table:table-cell>
          <table:table-cell office:value-type="float" office:value="-0.003231">
            <text:p>-0,003231</text:p>
          </table:table-cell>
          <table:table-cell office:value-type="float" office:value="-0.003202">
            <text:p>-0,003202</text:p>
          </table:table-cell>
          <table:table-cell office:value-type="float" office:value="0.294202">
            <text:p>0,294202</text:p>
          </table:table-cell>
          <table:table-cell office:value-type="float" office:value="-4.756176">
            <text:p>-4,756176</text:p>
          </table:table-cell>
          <table:table-cell table:number-columns-repeated="1019"/>
        </table:table-row>
        <table:table-row table:style-name="ro1">
          <table:table-cell office:value-type="float" office:value="326.891296">
            <text:p>326,89129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294202">
            <text:p>0,294202</text:p>
          </table:table-cell>
          <table:table-cell office:value-type="float" office:value="-4.756176">
            <text:p>-4,756176</text:p>
          </table:table-cell>
          <table:table-cell table:number-columns-repeated="1019"/>
        </table:table-row>
        <table:table-row table:style-name="ro1">
          <table:table-cell office:value-type="float" office:value="326.197235">
            <text:p>326,197235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93578">
            <text:p>0,293578</text:p>
          </table:table-cell>
          <table:table-cell office:value-type="float" office:value="-4.776471">
            <text:p>-4,776471</text:p>
          </table:table-cell>
          <table:table-cell table:number-columns-repeated="1019"/>
        </table:table-row>
        <table:table-row table:style-name="ro1">
          <table:table-cell office:value-type="float" office:value="326.197235">
            <text:p>326,197235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93578">
            <text:p>0,293578</text:p>
          </table:table-cell>
          <table:table-cell office:value-type="float" office:value="-4.776471">
            <text:p>-4,776471</text:p>
          </table:table-cell>
          <table:table-cell table:number-columns-repeated="1019"/>
        </table:table-row>
        <table:table-row table:style-name="ro1">
          <table:table-cell office:value-type="float" office:value="328.279358">
            <text:p>328,279358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95451">
            <text:p>0,295451</text:p>
          </table:table-cell>
          <table:table-cell office:value-type="float" office:value="-4.795294">
            <text:p>-4,795294</text:p>
          </table:table-cell>
          <table:table-cell table:number-columns-repeated="1019"/>
        </table:table-row>
        <table:table-row table:style-name="ro1">
          <table:table-cell office:value-type="float" office:value="328.279358">
            <text:p>328,279358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295451">
            <text:p>0,295451</text:p>
          </table:table-cell>
          <table:table-cell office:value-type="float" office:value="-4.795294">
            <text:p>-4,795294</text:p>
          </table:table-cell>
          <table:table-cell table:number-columns-repeated="1019"/>
        </table:table-row>
        <table:table-row table:style-name="ro1">
          <table:table-cell office:value-type="float" office:value="328.279358">
            <text:p>328,279358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295451">
            <text:p>0,295451</text:p>
          </table:table-cell>
          <table:table-cell office:value-type="float" office:value="-4.815588">
            <text:p>-4,815588</text:p>
          </table:table-cell>
          <table:table-cell table:number-columns-repeated="1019"/>
        </table:table-row>
        <table:table-row table:style-name="ro1">
          <table:table-cell office:value-type="float" office:value="328.279358">
            <text:p>328,279358</text:p>
          </table:table-cell>
          <table:table-cell office:value-type="float" office:value="-0.003232">
            <text:p>-0,003232</text:p>
          </table:table-cell>
          <table:table-cell office:value-type="float" office:value="-0.003202">
            <text:p>-0,003202</text:p>
          </table:table-cell>
          <table:table-cell office:value-type="float" office:value="0.295451">
            <text:p>0,295451</text:p>
          </table:table-cell>
          <table:table-cell office:value-type="float" office:value="-4.815588">
            <text:p>-4,815588</text:p>
          </table:table-cell>
          <table:table-cell table:number-columns-repeated="1019"/>
        </table:table-row>
        <table:table-row table:style-name="ro1">
          <table:table-cell office:value-type="float" office:value="331.055511">
            <text:p>331,055511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29795">
            <text:p>0,29795</text:p>
          </table:table-cell>
          <table:table-cell office:value-type="float" office:value="-4.834412">
            <text:p>-4,834412</text:p>
          </table:table-cell>
          <table:table-cell table:number-columns-repeated="1019"/>
        </table:table-row>
        <table:table-row table:style-name="ro1">
          <table:table-cell office:value-type="float" office:value="331.055511">
            <text:p>331,055511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9795">
            <text:p>0,29795</text:p>
          </table:table-cell>
          <table:table-cell office:value-type="float" office:value="-4.834412">
            <text:p>-4,834412</text:p>
          </table:table-cell>
          <table:table-cell table:number-columns-repeated="1019"/>
        </table:table-row>
        <table:table-row table:style-name="ro1">
          <table:table-cell office:value-type="float" office:value="331.055511">
            <text:p>331,055511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9795">
            <text:p>0,29795</text:p>
          </table:table-cell>
          <table:table-cell office:value-type="float" office:value="-4.853824">
            <text:p>-4,853824</text:p>
          </table:table-cell>
          <table:table-cell table:number-columns-repeated="1019"/>
        </table:table-row>
        <table:table-row table:style-name="ro1">
          <table:table-cell office:value-type="float" office:value="331.055511">
            <text:p>331,055511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9795">
            <text:p>0,29795</text:p>
          </table:table-cell>
          <table:table-cell office:value-type="float" office:value="-4.872941">
            <text:p>-4,872941</text:p>
          </table:table-cell>
          <table:table-cell table:number-columns-repeated="1019"/>
        </table:table-row>
        <table:table-row table:style-name="ro1">
          <table:table-cell office:value-type="float" office:value="333.831665">
            <text:p>333,831665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300448">
            <text:p>0,300448</text:p>
          </table:table-cell>
          <table:table-cell office:value-type="float" office:value="-4.872941">
            <text:p>-4,872941</text:p>
          </table:table-cell>
          <table:table-cell table:number-columns-repeated="1019"/>
        </table:table-row>
        <table:table-row table:style-name="ro1">
          <table:table-cell office:value-type="float" office:value="333.831665">
            <text:p>333,831665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00448">
            <text:p>0,300448</text:p>
          </table:table-cell>
          <table:table-cell office:value-type="float" office:value="-4.892059">
            <text:p>-4,892059</text:p>
          </table:table-cell>
          <table:table-cell table:number-columns-repeated="1019"/>
        </table:table-row>
        <table:table-row table:style-name="ro1">
          <table:table-cell office:value-type="float" office:value="334.525696">
            <text:p>334,525696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01073">
            <text:p>0,301073</text:p>
          </table:table-cell>
          <table:table-cell office:value-type="float" office:value="-4.892059">
            <text:p>-4,892059</text:p>
          </table:table-cell>
          <table:table-cell table:number-columns-repeated="1019"/>
        </table:table-row>
        <table:table-row table:style-name="ro1">
          <table:table-cell office:value-type="float" office:value="333.831665">
            <text:p>333,831665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00448">
            <text:p>0,300448</text:p>
          </table:table-cell>
          <table:table-cell office:value-type="float" office:value="-4.911177">
            <text:p>-4,911177</text:p>
          </table:table-cell>
          <table:table-cell table:number-columns-repeated="1019"/>
        </table:table-row>
        <table:table-row table:style-name="ro1">
          <table:table-cell office:value-type="float" office:value="333.831665">
            <text:p>333,831665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00448">
            <text:p>0,300448</text:p>
          </table:table-cell>
          <table:table-cell office:value-type="float" office:value="-4.911177">
            <text:p>-4,911177</text:p>
          </table:table-cell>
          <table:table-cell table:number-columns-repeated="1019"/>
        </table:table-row>
        <table:table-row table:style-name="ro1">
          <table:table-cell office:value-type="float" office:value="333.831665">
            <text:p>333,831665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300448">
            <text:p>0,300448</text:p>
          </table:table-cell>
          <table:table-cell office:value-type="float" office:value="-4.93">
            <text:p>-4,93</text:p>
          </table:table-cell>
          <table:table-cell table:number-columns-repeated="1019"/>
        </table:table-row>
        <table:table-row table:style-name="ro1">
          <table:table-cell office:value-type="float" office:value="333.831665">
            <text:p>333,831665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00448">
            <text:p>0,300448</text:p>
          </table:table-cell>
          <table:table-cell office:value-type="float" office:value="-4.93">
            <text:p>-4,93</text:p>
          </table:table-cell>
          <table:table-cell table:number-columns-repeated="1019"/>
        </table:table-row>
        <table:table-row table:style-name="ro1">
          <table:table-cell office:value-type="float" office:value="335.913757">
            <text:p>335,913757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02322">
            <text:p>0,302322</text:p>
          </table:table-cell>
          <table:table-cell office:value-type="float" office:value="-4.949118">
            <text:p>-4,949118</text:p>
          </table:table-cell>
          <table:table-cell table:number-columns-repeated="1019"/>
        </table:table-row>
        <table:table-row table:style-name="ro1">
          <table:table-cell office:value-type="float" office:value="335.913757">
            <text:p>335,913757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302322">
            <text:p>0,302322</text:p>
          </table:table-cell>
          <table:table-cell office:value-type="float" office:value="-4.949118">
            <text:p>-4,949118</text:p>
          </table:table-cell>
          <table:table-cell table:number-columns-repeated="1019"/>
        </table:table-row>
        <table:table-row table:style-name="ro1">
          <table:table-cell office:value-type="float" office:value="337.301849">
            <text:p>337,301849</text:p>
          </table:table-cell>
          <table:table-cell office:value-type="float" office:value="-0.003231">
            <text:p>-0,003231</text:p>
          </table:table-cell>
          <table:table-cell office:value-type="float" office:value="-0.003202">
            <text:p>-0,003202</text:p>
          </table:table-cell>
          <table:table-cell office:value-type="float" office:value="0.303572">
            <text:p>0,303572</text:p>
          </table:table-cell>
          <table:table-cell office:value-type="float" office:value="-4.968235">
            <text:p>-4,968235</text:p>
          </table:table-cell>
          <table:table-cell table:number-columns-repeated="1019"/>
        </table:table-row>
        <table:table-row table:style-name="ro1">
          <table:table-cell office:value-type="float" office:value="337.301849">
            <text:p>337,301849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03572">
            <text:p>0,303572</text:p>
          </table:table-cell>
          <table:table-cell office:value-type="float" office:value="-4.968235">
            <text:p>-4,968235</text:p>
          </table:table-cell>
          <table:table-cell table:number-columns-repeated="1019"/>
        </table:table-row>
        <table:table-row table:style-name="ro1">
          <table:table-cell office:value-type="float" office:value="338.689911">
            <text:p>338,689911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04821">
            <text:p>0,304821</text:p>
          </table:table-cell>
          <table:table-cell office:value-type="float" office:value="-4.987647">
            <text:p>-4,987647</text:p>
          </table:table-cell>
          <table:table-cell table:number-columns-repeated="1019"/>
        </table:table-row>
        <table:table-row table:style-name="ro1">
          <table:table-cell office:value-type="float" office:value="338.689911">
            <text:p>338,689911</text:p>
          </table:table-cell>
          <table:table-cell office:value-type="float" office:value="-0.003233">
            <text:p>-0,003233</text:p>
          </table:table-cell>
          <table:table-cell office:value-type="float" office:value="-0.003196">
            <text:p>-0,003196</text:p>
          </table:table-cell>
          <table:table-cell office:value-type="float" office:value="0.304821">
            <text:p>0,304821</text:p>
          </table:table-cell>
          <table:table-cell office:value-type="float" office:value="-4.987647">
            <text:p>-4,987647</text:p>
          </table:table-cell>
          <table:table-cell table:number-columns-repeated="1019"/>
        </table:table-row>
        <table:table-row table:style-name="ro1">
          <table:table-cell office:value-type="float" office:value="340.077972">
            <text:p>340,077972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0607">
            <text:p>0,30607</text:p>
          </table:table-cell>
          <table:table-cell office:value-type="float" office:value="-5.006471">
            <text:p>-5,006471</text:p>
          </table:table-cell>
          <table:table-cell table:number-columns-repeated="1019"/>
        </table:table-row>
        <table:table-row table:style-name="ro1">
          <table:table-cell office:value-type="float" office:value="340.077972">
            <text:p>340,077972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30607">
            <text:p>0,30607</text:p>
          </table:table-cell>
          <table:table-cell office:value-type="float" office:value="-5.006471">
            <text:p>-5,006471</text:p>
          </table:table-cell>
          <table:table-cell table:number-columns-repeated="1019"/>
        </table:table-row>
        <table:table-row table:style-name="ro1">
          <table:table-cell office:value-type="float" office:value="341.466064">
            <text:p>341,466064</text:p>
          </table:table-cell>
          <table:table-cell office:value-type="float" office:value="-0.003235">
            <text:p>-0,003235</text:p>
          </table:table-cell>
          <table:table-cell office:value-type="float" office:value="-0.003197">
            <text:p>-0,003197</text:p>
          </table:table-cell>
          <table:table-cell office:value-type="float" office:value="0.307319">
            <text:p>0,307319</text:p>
          </table:table-cell>
          <table:table-cell office:value-type="float" office:value="-5.025882">
            <text:p>-5,025882</text:p>
          </table:table-cell>
          <table:table-cell table:number-columns-repeated="1019"/>
        </table:table-row>
        <table:table-row table:style-name="ro1">
          <table:table-cell office:value-type="float" office:value="341.466064">
            <text:p>341,466064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07319">
            <text:p>0,307319</text:p>
          </table:table-cell>
          <table:table-cell office:value-type="float" office:value="-5.025882">
            <text:p>-5,025882</text:p>
          </table:table-cell>
          <table:table-cell table:number-columns-repeated="1019"/>
        </table:table-row>
        <table:table-row table:style-name="ro1">
          <table:table-cell office:value-type="float" office:value="342.160095">
            <text:p>342,160095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07944">
            <text:p>0,307944</text:p>
          </table:table-cell>
          <table:table-cell office:value-type="float" office:value="-5.045882">
            <text:p>-5,045882</text:p>
          </table:table-cell>
          <table:table-cell table:number-columns-repeated="1019"/>
        </table:table-row>
        <table:table-row table:style-name="ro1">
          <table:table-cell office:value-type="float" office:value="342.160095">
            <text:p>342,160095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307944">
            <text:p>0,307944</text:p>
          </table:table-cell>
          <table:table-cell office:value-type="float" office:value="-5.045882">
            <text:p>-5,045882</text:p>
          </table:table-cell>
          <table:table-cell table:number-columns-repeated="1019"/>
        </table:table-row>
        <table:table-row table:style-name="ro1">
          <table:table-cell office:value-type="float" office:value="340.772034">
            <text:p>340,772034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06695">
            <text:p>0,306695</text:p>
          </table:table-cell>
          <table:table-cell office:value-type="float" office:value="-5.065882">
            <text:p>-5,065882</text:p>
          </table:table-cell>
          <table:table-cell table:number-columns-repeated="1019"/>
        </table:table-row>
        <table:table-row table:style-name="ro1">
          <table:table-cell office:value-type="float" office:value="340.772034">
            <text:p>340,772034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06695">
            <text:p>0,306695</text:p>
          </table:table-cell>
          <table:table-cell office:value-type="float" office:value="-5.065882">
            <text:p>-5,065882</text:p>
          </table:table-cell>
          <table:table-cell table:number-columns-repeated="1019"/>
        </table:table-row>
        <table:table-row table:style-name="ro1">
          <table:table-cell office:value-type="float" office:value="342.854126">
            <text:p>342,854126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08569">
            <text:p>0,308569</text:p>
          </table:table-cell>
          <table:table-cell office:value-type="float" office:value="-5.085588">
            <text:p>-5,085588</text:p>
          </table:table-cell>
          <table:table-cell table:number-columns-repeated="1019"/>
        </table:table-row>
        <table:table-row table:style-name="ro1">
          <table:table-cell office:value-type="float" office:value="342.854126">
            <text:p>342,854126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08569">
            <text:p>0,308569</text:p>
          </table:table-cell>
          <table:table-cell office:value-type="float" office:value="-5.085588">
            <text:p>-5,085588</text:p>
          </table:table-cell>
          <table:table-cell table:number-columns-repeated="1019"/>
        </table:table-row>
        <table:table-row table:style-name="ro1">
          <table:table-cell office:value-type="float" office:value="344.242187">
            <text:p>344,242187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309818">
            <text:p>0,309818</text:p>
          </table:table-cell>
          <table:table-cell office:value-type="float" office:value="-5.105294">
            <text:p>-5,105294</text:p>
          </table:table-cell>
          <table:table-cell table:number-columns-repeated="1019"/>
        </table:table-row>
        <table:table-row table:style-name="ro1">
          <table:table-cell office:value-type="float" office:value="344.242187">
            <text:p>344,242187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309818">
            <text:p>0,309818</text:p>
          </table:table-cell>
          <table:table-cell office:value-type="float" office:value="-5.105294">
            <text:p>-5,105294</text:p>
          </table:table-cell>
          <table:table-cell table:number-columns-repeated="1019"/>
        </table:table-row>
        <table:table-row table:style-name="ro1">
          <table:table-cell office:value-type="float" office:value="346.32431">
            <text:p>346,32431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11692">
            <text:p>0,311692</text:p>
          </table:table-cell>
          <table:table-cell office:value-type="float" office:value="-5.126176">
            <text:p>-5,126176</text:p>
          </table:table-cell>
          <table:table-cell table:number-columns-repeated="1019"/>
        </table:table-row>
        <table:table-row table:style-name="ro1">
          <table:table-cell office:value-type="float" office:value="346.32431">
            <text:p>346,32431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311692">
            <text:p>0,311692</text:p>
          </table:table-cell>
          <table:table-cell office:value-type="float" office:value="-5.126176">
            <text:p>-5,126176</text:p>
          </table:table-cell>
          <table:table-cell table:number-columns-repeated="1019"/>
        </table:table-row>
        <table:table-row table:style-name="ro1">
          <table:table-cell office:value-type="float" office:value="347.712372">
            <text:p>347,712372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12941">
            <text:p>0,312941</text:p>
          </table:table-cell>
          <table:table-cell office:value-type="float" office:value="-5.145588">
            <text:p>-5,145588</text:p>
          </table:table-cell>
          <table:table-cell table:number-columns-repeated="1019"/>
        </table:table-row>
        <table:table-row table:style-name="ro1">
          <table:table-cell office:value-type="float" office:value="347.712372">
            <text:p>347,712372</text:p>
          </table:table-cell>
          <table:table-cell office:value-type="float" office:value="-0.003229">
            <text:p>-0,003229</text:p>
          </table:table-cell>
          <table:table-cell office:value-type="float" office:value="-0.003201">
            <text:p>-0,003201</text:p>
          </table:table-cell>
          <table:table-cell office:value-type="float" office:value="0.312941">
            <text:p>0,312941</text:p>
          </table:table-cell>
          <table:table-cell office:value-type="float" office:value="-5.145588">
            <text:p>-5,145588</text:p>
          </table:table-cell>
          <table:table-cell table:number-columns-repeated="1019"/>
        </table:table-row>
        <table:table-row table:style-name="ro1">
          <table:table-cell office:value-type="float" office:value="347.018341">
            <text:p>347,018341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12317">
            <text:p>0,312317</text:p>
          </table:table-cell>
          <table:table-cell office:value-type="float" office:value="-5.165">
            <text:p>-5,165</text:p>
          </table:table-cell>
          <table:table-cell table:number-columns-repeated="1019"/>
        </table:table-row>
        <table:table-row table:style-name="ro1">
          <table:table-cell office:value-type="float" office:value="347.018341">
            <text:p>347,018341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12317">
            <text:p>0,312317</text:p>
          </table:table-cell>
          <table:table-cell office:value-type="float" office:value="-5.165">
            <text:p>-5,165</text:p>
          </table:table-cell>
          <table:table-cell table:number-columns-repeated="1019"/>
        </table:table-row>
        <table:table-row table:style-name="ro1">
          <table:table-cell office:value-type="float" office:value="347.712372">
            <text:p>347,712372</text:p>
          </table:table-cell>
          <table:table-cell office:value-type="float" office:value="-0.003236">
            <text:p>-0,003236</text:p>
          </table:table-cell>
          <table:table-cell office:value-type="float" office:value="-0.003197">
            <text:p>-0,003197</text:p>
          </table:table-cell>
          <table:table-cell office:value-type="float" office:value="0.312941">
            <text:p>0,312941</text:p>
          </table:table-cell>
          <table:table-cell office:value-type="float" office:value="-5.185294">
            <text:p>-5,185294</text:p>
          </table:table-cell>
          <table:table-cell table:number-columns-repeated="1019"/>
        </table:table-row>
        <table:table-row table:style-name="ro1">
          <table:table-cell office:value-type="float" office:value="347.712372">
            <text:p>347,712372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12941">
            <text:p>0,312941</text:p>
          </table:table-cell>
          <table:table-cell office:value-type="float" office:value="-5.185294">
            <text:p>-5,185294</text:p>
          </table:table-cell>
          <table:table-cell table:number-columns-repeated="1019"/>
        </table:table-row>
        <table:table-row table:style-name="ro1">
          <table:table-cell office:value-type="float" office:value="349.100464">
            <text:p>349,100464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31419">
            <text:p>0,31419</text:p>
          </table:table-cell>
          <table:table-cell office:value-type="float" office:value="-5.205588">
            <text:p>-5,205588</text:p>
          </table:table-cell>
          <table:table-cell table:number-columns-repeated="1019"/>
        </table:table-row>
        <table:table-row table:style-name="ro1">
          <table:table-cell office:value-type="float" office:value="349.100464">
            <text:p>349,100464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1419">
            <text:p>0,31419</text:p>
          </table:table-cell>
          <table:table-cell office:value-type="float" office:value="-5.205588">
            <text:p>-5,205588</text:p>
          </table:table-cell>
          <table:table-cell table:number-columns-repeated="1019"/>
        </table:table-row>
        <table:table-row table:style-name="ro1">
          <table:table-cell office:value-type="float" office:value="349.794495">
            <text:p>349,794495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14815">
            <text:p>0,314815</text:p>
          </table:table-cell>
          <table:table-cell office:value-type="float" office:value="-5.22647">
            <text:p>-5,22647</text:p>
          </table:table-cell>
          <table:table-cell table:number-columns-repeated="1019"/>
        </table:table-row>
        <table:table-row table:style-name="ro1">
          <table:table-cell office:value-type="float" office:value="349.794495">
            <text:p>349,794495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14815">
            <text:p>0,314815</text:p>
          </table:table-cell>
          <table:table-cell office:value-type="float" office:value="-5.22647">
            <text:p>-5,22647</text:p>
          </table:table-cell>
          <table:table-cell table:number-columns-repeated="1019"/>
        </table:table-row>
        <table:table-row table:style-name="ro1">
          <table:table-cell office:value-type="float" office:value="350.488525">
            <text:p>350,488525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1544">
            <text:p>0,31544</text:p>
          </table:table-cell>
          <table:table-cell office:value-type="float" office:value="-5.245883">
            <text:p>-5,245883</text:p>
          </table:table-cell>
          <table:table-cell table:number-columns-repeated="1019"/>
        </table:table-row>
        <table:table-row table:style-name="ro1">
          <table:table-cell office:value-type="float" office:value="350.488525">
            <text:p>350,488525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1544">
            <text:p>0,31544</text:p>
          </table:table-cell>
          <table:table-cell office:value-type="float" office:value="-5.245883">
            <text:p>-5,245883</text:p>
          </table:table-cell>
          <table:table-cell table:number-columns-repeated="1019"/>
        </table:table-row>
        <table:table-row table:style-name="ro1">
          <table:table-cell office:value-type="float" office:value="351.182556">
            <text:p>351,182556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16064">
            <text:p>0,316064</text:p>
          </table:table-cell>
          <table:table-cell office:value-type="float" office:value="-5.267059">
            <text:p>-5,267059</text:p>
          </table:table-cell>
          <table:table-cell table:number-columns-repeated="1019"/>
        </table:table-row>
        <table:table-row table:style-name="ro1">
          <table:table-cell office:value-type="float" office:value="351.182556">
            <text:p>351,182556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16064">
            <text:p>0,316064</text:p>
          </table:table-cell>
          <table:table-cell office:value-type="float" office:value="-5.267059">
            <text:p>-5,267059</text:p>
          </table:table-cell>
          <table:table-cell table:number-columns-repeated="1019"/>
        </table:table-row>
        <table:table-row table:style-name="ro1">
          <table:table-cell office:value-type="float" office:value="353.95871">
            <text:p>353,95871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18563">
            <text:p>0,318563</text:p>
          </table:table-cell>
          <table:table-cell office:value-type="float" office:value="-5.283529">
            <text:p>-5,283529</text:p>
          </table:table-cell>
          <table:table-cell table:number-columns-repeated="1019"/>
        </table:table-row>
        <table:table-row table:style-name="ro1">
          <table:table-cell office:value-type="float" office:value="353.95871">
            <text:p>353,95871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18563">
            <text:p>0,318563</text:p>
          </table:table-cell>
          <table:table-cell office:value-type="float" office:value="-5.283529">
            <text:p>-5,283529</text:p>
          </table:table-cell>
          <table:table-cell table:number-columns-repeated="1019"/>
        </table:table-row>
        <table:table-row table:style-name="ro1">
          <table:table-cell office:value-type="float" office:value="351.182556">
            <text:p>351,182556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16064">
            <text:p>0,316064</text:p>
          </table:table-cell>
          <table:table-cell office:value-type="float" office:value="-5.303529">
            <text:p>-5,303529</text:p>
          </table:table-cell>
          <table:table-cell table:number-columns-repeated="1019"/>
        </table:table-row>
        <table:table-row table:style-name="ro1">
          <table:table-cell office:value-type="float" office:value="351.182556">
            <text:p>351,182556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16064">
            <text:p>0,316064</text:p>
          </table:table-cell>
          <table:table-cell office:value-type="float" office:value="-5.303529">
            <text:p>-5,303529</text:p>
          </table:table-cell>
          <table:table-cell table:number-columns-repeated="1019"/>
        </table:table-row>
        <table:table-row table:style-name="ro1">
          <table:table-cell office:value-type="float" office:value="352.570648">
            <text:p>352,570648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17314">
            <text:p>0,317314</text:p>
          </table:table-cell>
          <table:table-cell office:value-type="float" office:value="-5.322647">
            <text:p>-5,322647</text:p>
          </table:table-cell>
          <table:table-cell table:number-columns-repeated="1019"/>
        </table:table-row>
        <table:table-row table:style-name="ro1">
          <table:table-cell office:value-type="float" office:value="352.570648">
            <text:p>352,570648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17314">
            <text:p>0,317314</text:p>
          </table:table-cell>
          <table:table-cell office:value-type="float" office:value="-5.342059">
            <text:p>-5,342059</text:p>
          </table:table-cell>
          <table:table-cell table:number-columns-repeated="1019"/>
        </table:table-row>
        <table:table-row table:style-name="ro1">
          <table:table-cell office:value-type="float" office:value="352.570648">
            <text:p>352,570648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17314">
            <text:p>0,317314</text:p>
          </table:table-cell>
          <table:table-cell office:value-type="float" office:value="-5.342059">
            <text:p>-5,342059</text:p>
          </table:table-cell>
          <table:table-cell table:number-columns-repeated="1019"/>
        </table:table-row>
        <table:table-row table:style-name="ro1">
          <table:table-cell office:value-type="float" office:value="355.346802">
            <text:p>355,346802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19812">
            <text:p>0,319812</text:p>
          </table:table-cell>
          <table:table-cell office:value-type="float" office:value="-5.360882">
            <text:p>-5,360882</text:p>
          </table:table-cell>
          <table:table-cell table:number-columns-repeated="1019"/>
        </table:table-row>
        <table:table-row table:style-name="ro1">
          <table:table-cell office:value-type="float" office:value="355.346802">
            <text:p>355,346802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19812">
            <text:p>0,319812</text:p>
          </table:table-cell>
          <table:table-cell office:value-type="float" office:value="-5.360882">
            <text:p>-5,360882</text:p>
          </table:table-cell>
          <table:table-cell table:number-columns-repeated="1019"/>
        </table:table-row>
        <table:table-row table:style-name="ro1">
          <table:table-cell office:value-type="float" office:value="355.346802">
            <text:p>355,346802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319812">
            <text:p>0,319812</text:p>
          </table:table-cell>
          <table:table-cell office:value-type="float" office:value="-5.38">
            <text:p>-5,38</text:p>
          </table:table-cell>
          <table:table-cell table:number-columns-repeated="1019"/>
        </table:table-row>
        <table:table-row table:style-name="ro1">
          <table:table-cell office:value-type="float" office:value="355.346802">
            <text:p>355,346802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19812">
            <text:p>0,319812</text:p>
          </table:table-cell>
          <table:table-cell office:value-type="float" office:value="-5.38">
            <text:p>-5,38</text:p>
          </table:table-cell>
          <table:table-cell table:number-columns-repeated="1019"/>
        </table:table-row>
        <table:table-row table:style-name="ro1">
          <table:table-cell office:value-type="float" office:value="356.734863">
            <text:p>356,734863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21061">
            <text:p>0,321061</text:p>
          </table:table-cell>
          <table:table-cell office:value-type="float" office:value="-5.399117">
            <text:p>-5,399117</text:p>
          </table:table-cell>
          <table:table-cell table:number-columns-repeated="1019"/>
        </table:table-row>
        <table:table-row table:style-name="ro1">
          <table:table-cell office:value-type="float" office:value="356.734863">
            <text:p>356,734863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21061">
            <text:p>0,321061</text:p>
          </table:table-cell>
          <table:table-cell office:value-type="float" office:value="-5.399117">
            <text:p>-5,399117</text:p>
          </table:table-cell>
          <table:table-cell table:number-columns-repeated="1019"/>
        </table:table-row>
        <table:table-row table:style-name="ro1">
          <table:table-cell office:value-type="float" office:value="356.734863">
            <text:p>356,734863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21061">
            <text:p>0,321061</text:p>
          </table:table-cell>
          <table:table-cell office:value-type="float" office:value="-5.418235">
            <text:p>-5,418235</text:p>
          </table:table-cell>
          <table:table-cell table:number-columns-repeated="1019"/>
        </table:table-row>
        <table:table-row table:style-name="ro1">
          <table:table-cell office:value-type="float" office:value="356.734863">
            <text:p>356,734863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21061">
            <text:p>0,321061</text:p>
          </table:table-cell>
          <table:table-cell office:value-type="float" office:value="-5.418235">
            <text:p>-5,418235</text:p>
          </table:table-cell>
          <table:table-cell table:number-columns-repeated="1019"/>
        </table:table-row>
        <table:table-row table:style-name="ro1">
          <table:table-cell office:value-type="float" office:value="359.511017">
            <text:p>359,511017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2356">
            <text:p>0,32356</text:p>
          </table:table-cell>
          <table:table-cell office:value-type="float" office:value="-5.437059">
            <text:p>-5,437059</text:p>
          </table:table-cell>
          <table:table-cell table:number-columns-repeated="1019"/>
        </table:table-row>
        <table:table-row table:style-name="ro1">
          <table:table-cell office:value-type="float" office:value="359.511017">
            <text:p>359,511017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2356">
            <text:p>0,32356</text:p>
          </table:table-cell>
          <table:table-cell office:value-type="float" office:value="-5.437059">
            <text:p>-5,437059</text:p>
          </table:table-cell>
          <table:table-cell table:number-columns-repeated="1019"/>
        </table:table-row>
        <table:table-row table:style-name="ro1">
          <table:table-cell office:value-type="float" office:value="359.511017">
            <text:p>359,511017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2356">
            <text:p>0,32356</text:p>
          </table:table-cell>
          <table:table-cell office:value-type="float" office:value="-5.456176">
            <text:p>-5,456176</text:p>
          </table:table-cell>
          <table:table-cell table:number-columns-repeated="1019"/>
        </table:table-row>
        <table:table-row table:style-name="ro1">
          <table:table-cell office:value-type="float" office:value="359.511017">
            <text:p>359,511017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2356">
            <text:p>0,32356</text:p>
          </table:table-cell>
          <table:table-cell office:value-type="float" office:value="-5.456176">
            <text:p>-5,456176</text:p>
          </table:table-cell>
          <table:table-cell table:number-columns-repeated="1019"/>
        </table:table-row>
        <table:table-row table:style-name="ro1">
          <table:table-cell office:value-type="float" office:value="359.511017">
            <text:p>359,511017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2356">
            <text:p>0,32356</text:p>
          </table:table-cell>
          <table:table-cell office:value-type="float" office:value="-5.475294">
            <text:p>-5,475294</text:p>
          </table:table-cell>
          <table:table-cell table:number-columns-repeated="1019"/>
        </table:table-row>
        <table:table-row table:style-name="ro1">
          <table:table-cell office:value-type="float" office:value="359.511017">
            <text:p>359,511017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2356">
            <text:p>0,32356</text:p>
          </table:table-cell>
          <table:table-cell office:value-type="float" office:value="-5.475294">
            <text:p>-5,475294</text:p>
          </table:table-cell>
          <table:table-cell table:number-columns-repeated="1019"/>
        </table:table-row>
        <table:table-row table:style-name="ro1">
          <table:table-cell office:value-type="float" office:value="362.28717">
            <text:p>362,28717</text:p>
          </table:table-cell>
          <table:table-cell office:value-type="float" office:value="-0.003235">
            <text:p>-0,003235</text:p>
          </table:table-cell>
          <table:table-cell office:value-type="float" office:value="-0.003197">
            <text:p>-0,003197</text:p>
          </table:table-cell>
          <table:table-cell office:value-type="float" office:value="0.326058">
            <text:p>0,326058</text:p>
          </table:table-cell>
          <table:table-cell office:value-type="float" office:value="-5.495">
            <text:p>-5,495</text:p>
          </table:table-cell>
          <table:table-cell table:number-columns-repeated="1019"/>
        </table:table-row>
        <table:table-row table:style-name="ro1">
          <table:table-cell office:value-type="float" office:value="362.28717">
            <text:p>362,28717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26058">
            <text:p>0,326058</text:p>
          </table:table-cell>
          <table:table-cell office:value-type="float" office:value="-5.495">
            <text:p>-5,495</text:p>
          </table:table-cell>
          <table:table-cell table:number-columns-repeated="1019"/>
        </table:table-row>
        <table:table-row table:style-name="ro1">
          <table:table-cell office:value-type="float" office:value="362.28717">
            <text:p>362,28717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26058">
            <text:p>0,326058</text:p>
          </table:table-cell>
          <table:table-cell office:value-type="float" office:value="-5.515294">
            <text:p>-5,515294</text:p>
          </table:table-cell>
          <table:table-cell table:number-columns-repeated="1019"/>
        </table:table-row>
        <table:table-row table:style-name="ro1">
          <table:table-cell office:value-type="float" office:value="362.28717">
            <text:p>362,28717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26058">
            <text:p>0,326058</text:p>
          </table:table-cell>
          <table:table-cell office:value-type="float" office:value="-5.515294">
            <text:p>-5,515294</text:p>
          </table:table-cell>
          <table:table-cell table:number-columns-repeated="1019"/>
        </table:table-row>
        <table:table-row table:style-name="ro1">
          <table:table-cell office:value-type="float" office:value="362.981201">
            <text:p>362,981201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26683">
            <text:p>0,326683</text:p>
          </table:table-cell>
          <table:table-cell office:value-type="float" office:value="-5.535882">
            <text:p>-5,535882</text:p>
          </table:table-cell>
          <table:table-cell table:number-columns-repeated="1019"/>
        </table:table-row>
        <table:table-row table:style-name="ro1">
          <table:table-cell office:value-type="float" office:value="362.981201">
            <text:p>362,981201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26683">
            <text:p>0,326683</text:p>
          </table:table-cell>
          <table:table-cell office:value-type="float" office:value="-5.535882">
            <text:p>-5,535882</text:p>
          </table:table-cell>
          <table:table-cell table:number-columns-repeated="1019"/>
        </table:table-row>
        <table:table-row table:style-name="ro1">
          <table:table-cell office:value-type="float" office:value="362.981201">
            <text:p>362,981201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26683">
            <text:p>0,326683</text:p>
          </table:table-cell>
          <table:table-cell office:value-type="float" office:value="-5.555588">
            <text:p>-5,555588</text:p>
          </table:table-cell>
          <table:table-cell table:number-columns-repeated="1019"/>
        </table:table-row>
        <table:table-row table:style-name="ro1">
          <table:table-cell office:value-type="float" office:value="362.981201">
            <text:p>362,981201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26683">
            <text:p>0,326683</text:p>
          </table:table-cell>
          <table:table-cell office:value-type="float" office:value="-5.555588">
            <text:p>-5,555588</text:p>
          </table:table-cell>
          <table:table-cell table:number-columns-repeated="1019"/>
        </table:table-row>
        <table:table-row table:style-name="ro1">
          <table:table-cell office:value-type="float" office:value="363.675232">
            <text:p>363,675232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27308">
            <text:p>0,327308</text:p>
          </table:table-cell>
          <table:table-cell office:value-type="float" office:value="-5.575">
            <text:p>-5,575</text:p>
          </table:table-cell>
          <table:table-cell table:number-columns-repeated="1019"/>
        </table:table-row>
        <table:table-row table:style-name="ro1">
          <table:table-cell office:value-type="float" office:value="363.675232">
            <text:p>363,675232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27308">
            <text:p>0,327308</text:p>
          </table:table-cell>
          <table:table-cell office:value-type="float" office:value="-5.575">
            <text:p>-5,575</text:p>
          </table:table-cell>
          <table:table-cell table:number-columns-repeated="1019"/>
        </table:table-row>
        <table:table-row table:style-name="ro1">
          <table:table-cell office:value-type="float" office:value="365.063293">
            <text:p>365,063293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28557">
            <text:p>0,328557</text:p>
          </table:table-cell>
          <table:table-cell office:value-type="float" office:value="-5.595294">
            <text:p>-5,595294</text:p>
          </table:table-cell>
          <table:table-cell table:number-columns-repeated="1019"/>
        </table:table-row>
        <table:table-row table:style-name="ro1">
          <table:table-cell office:value-type="float" office:value="365.063293">
            <text:p>365,063293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28557">
            <text:p>0,328557</text:p>
          </table:table-cell>
          <table:table-cell office:value-type="float" office:value="-5.595294">
            <text:p>-5,595294</text:p>
          </table:table-cell>
          <table:table-cell table:number-columns-repeated="1019"/>
        </table:table-row>
        <table:table-row table:style-name="ro1">
          <table:table-cell office:value-type="float" office:value="365.757355">
            <text:p>365,757355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29182">
            <text:p>0,329182</text:p>
          </table:table-cell>
          <table:table-cell office:value-type="float" office:value="-5.614706">
            <text:p>-5,614706</text:p>
          </table:table-cell>
          <table:table-cell table:number-columns-repeated="1019"/>
        </table:table-row>
        <table:table-row table:style-name="ro1">
          <table:table-cell office:value-type="float" office:value="365.757355">
            <text:p>365,757355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29182">
            <text:p>0,329182</text:p>
          </table:table-cell>
          <table:table-cell office:value-type="float" office:value="-5.614706">
            <text:p>-5,614706</text:p>
          </table:table-cell>
          <table:table-cell table:number-columns-repeated="1019"/>
        </table:table-row>
        <table:table-row table:style-name="ro1">
          <table:table-cell office:value-type="float" office:value="366.451385">
            <text:p>366,451385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329806">
            <text:p>0,329806</text:p>
          </table:table-cell>
          <table:table-cell office:value-type="float" office:value="-5.632941">
            <text:p>-5,632941</text:p>
          </table:table-cell>
          <table:table-cell table:number-columns-repeated="1019"/>
        </table:table-row>
        <table:table-row table:style-name="ro1">
          <table:table-cell office:value-type="float" office:value="366.451385">
            <text:p>366,451385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29806">
            <text:p>0,329806</text:p>
          </table:table-cell>
          <table:table-cell office:value-type="float" office:value="-5.651765">
            <text:p>-5,651765</text:p>
          </table:table-cell>
          <table:table-cell table:number-columns-repeated="1019"/>
        </table:table-row>
        <table:table-row table:style-name="ro1">
          <table:table-cell office:value-type="float" office:value="367.145416">
            <text:p>367,14541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30431">
            <text:p>0,330431</text:p>
          </table:table-cell>
          <table:table-cell office:value-type="float" office:value="-5.651765">
            <text:p>-5,651765</text:p>
          </table:table-cell>
          <table:table-cell table:number-columns-repeated="1019"/>
        </table:table-row>
        <table:table-row table:style-name="ro1">
          <table:table-cell office:value-type="float" office:value="367.145416">
            <text:p>367,145416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30431">
            <text:p>0,330431</text:p>
          </table:table-cell>
          <table:table-cell office:value-type="float" office:value="-5.671176">
            <text:p>-5,671176</text:p>
          </table:table-cell>
          <table:table-cell table:number-columns-repeated="1019"/>
        </table:table-row>
        <table:table-row table:style-name="ro1">
          <table:table-cell office:value-type="float" office:value="369.227509">
            <text:p>369,227509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32305">
            <text:p>0,332305</text:p>
          </table:table-cell>
          <table:table-cell office:value-type="float" office:value="-5.671176">
            <text:p>-5,671176</text:p>
          </table:table-cell>
          <table:table-cell table:number-columns-repeated="1019"/>
        </table:table-row>
        <table:table-row table:style-name="ro1">
          <table:table-cell office:value-type="float" office:value="369.227509">
            <text:p>369,227509</text:p>
          </table:table-cell>
          <table:table-cell office:value-type="float" office:value="-0.003231">
            <text:p>-0,003231</text:p>
          </table:table-cell>
          <table:table-cell office:value-type="float" office:value="-0.003202">
            <text:p>-0,003202</text:p>
          </table:table-cell>
          <table:table-cell office:value-type="float" office:value="0.332305">
            <text:p>0,332305</text:p>
          </table:table-cell>
          <table:table-cell office:value-type="float" office:value="-5.690294">
            <text:p>-5,690294</text:p>
          </table:table-cell>
          <table:table-cell table:number-columns-repeated="1019"/>
        </table:table-row>
        <table:table-row table:style-name="ro1">
          <table:table-cell office:value-type="float" office:value="369.227509">
            <text:p>369,227509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332305">
            <text:p>0,332305</text:p>
          </table:table-cell>
          <table:table-cell office:value-type="float" office:value="-5.690294">
            <text:p>-5,690294</text:p>
          </table:table-cell>
          <table:table-cell table:number-columns-repeated="1019"/>
        </table:table-row>
        <table:table-row table:style-name="ro1">
          <table:table-cell office:value-type="float" office:value="369.227509">
            <text:p>369,227509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32305">
            <text:p>0,332305</text:p>
          </table:table-cell>
          <table:table-cell office:value-type="float" office:value="-5.709412">
            <text:p>-5,709412</text:p>
          </table:table-cell>
          <table:table-cell table:number-columns-repeated="1019"/>
        </table:table-row>
        <table:table-row table:style-name="ro1">
          <table:table-cell office:value-type="float" office:value="369.227509">
            <text:p>369,227509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32305">
            <text:p>0,332305</text:p>
          </table:table-cell>
          <table:table-cell office:value-type="float" office:value="-5.709412">
            <text:p>-5,709412</text:p>
          </table:table-cell>
          <table:table-cell table:number-columns-repeated="1019"/>
        </table:table-row>
        <table:table-row table:style-name="ro1">
          <table:table-cell office:value-type="float" office:value="369.92157">
            <text:p>369,92157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32929">
            <text:p>0,332929</text:p>
          </table:table-cell>
          <table:table-cell office:value-type="float" office:value="-5.728824">
            <text:p>-5,728824</text:p>
          </table:table-cell>
          <table:table-cell table:number-columns-repeated="1019"/>
        </table:table-row>
        <table:table-row table:style-name="ro1">
          <table:table-cell office:value-type="float" office:value="369.92157">
            <text:p>369,92157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32929">
            <text:p>0,332929</text:p>
          </table:table-cell>
          <table:table-cell office:value-type="float" office:value="-5.728824">
            <text:p>-5,728824</text:p>
          </table:table-cell>
          <table:table-cell table:number-columns-repeated="1019"/>
        </table:table-row>
        <table:table-row table:style-name="ro1">
          <table:table-cell office:value-type="float" office:value="369.92157">
            <text:p>369,92157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32929">
            <text:p>0,332929</text:p>
          </table:table-cell>
          <table:table-cell office:value-type="float" office:value="-5.747647">
            <text:p>-5,747647</text:p>
          </table:table-cell>
          <table:table-cell table:number-columns-repeated="1019"/>
        </table:table-row>
        <table:table-row table:style-name="ro1">
          <table:table-cell office:value-type="float" office:value="369.92157">
            <text:p>369,92157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32929">
            <text:p>0,332929</text:p>
          </table:table-cell>
          <table:table-cell office:value-type="float" office:value="-5.747647">
            <text:p>-5,747647</text:p>
          </table:table-cell>
          <table:table-cell table:number-columns-repeated="1019"/>
        </table:table-row>
        <table:table-row table:style-name="ro1">
          <table:table-cell office:value-type="float" office:value="370.615601">
            <text:p>370,615601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333554">
            <text:p>0,333554</text:p>
          </table:table-cell>
          <table:table-cell office:value-type="float" office:value="-5.766765">
            <text:p>-5,766765</text:p>
          </table:table-cell>
          <table:table-cell table:number-columns-repeated="1019"/>
        </table:table-row>
        <table:table-row table:style-name="ro1">
          <table:table-cell office:value-type="float" office:value="370.615601">
            <text:p>370,615601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33554">
            <text:p>0,333554</text:p>
          </table:table-cell>
          <table:table-cell office:value-type="float" office:value="-5.766765">
            <text:p>-5,766765</text:p>
          </table:table-cell>
          <table:table-cell table:number-columns-repeated="1019"/>
        </table:table-row>
        <table:table-row table:style-name="ro1">
          <table:table-cell office:value-type="float" office:value="371.309631">
            <text:p>371,309631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334179">
            <text:p>0,334179</text:p>
          </table:table-cell>
          <table:table-cell office:value-type="float" office:value="-5.785882">
            <text:p>-5,785882</text:p>
          </table:table-cell>
          <table:table-cell table:number-columns-repeated="1019"/>
        </table:table-row>
        <table:table-row table:style-name="ro1">
          <table:table-cell office:value-type="float" office:value="371.309631">
            <text:p>371,309631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34179">
            <text:p>0,334179</text:p>
          </table:table-cell>
          <table:table-cell office:value-type="float" office:value="-5.785882">
            <text:p>-5,785882</text:p>
          </table:table-cell>
          <table:table-cell table:number-columns-repeated="1019"/>
        </table:table-row>
        <table:table-row table:style-name="ro1">
          <table:table-cell office:value-type="float" office:value="372.697693">
            <text:p>372,697693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335428">
            <text:p>0,335428</text:p>
          </table:table-cell>
          <table:table-cell office:value-type="float" office:value="-5.805294">
            <text:p>-5,805294</text:p>
          </table:table-cell>
          <table:table-cell table:number-columns-repeated="1019"/>
        </table:table-row>
        <table:table-row table:style-name="ro1">
          <table:table-cell office:value-type="float" office:value="372.697693">
            <text:p>372,697693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335428">
            <text:p>0,335428</text:p>
          </table:table-cell>
          <table:table-cell office:value-type="float" office:value="-5.805294">
            <text:p>-5,805294</text:p>
          </table:table-cell>
          <table:table-cell table:number-columns-repeated="1019"/>
        </table:table-row>
        <table:table-row table:style-name="ro1">
          <table:table-cell office:value-type="float" office:value="372.697693">
            <text:p>372,697693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35428">
            <text:p>0,335428</text:p>
          </table:table-cell>
          <table:table-cell office:value-type="float" office:value="-5.825294">
            <text:p>-5,825294</text:p>
          </table:table-cell>
          <table:table-cell table:number-columns-repeated="1019"/>
        </table:table-row>
        <table:table-row table:style-name="ro1">
          <table:table-cell office:value-type="float" office:value="372.697693">
            <text:p>372,697693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35428">
            <text:p>0,335428</text:p>
          </table:table-cell>
          <table:table-cell office:value-type="float" office:value="-5.825294">
            <text:p>-5,825294</text:p>
          </table:table-cell>
          <table:table-cell table:number-columns-repeated="1019"/>
        </table:table-row>
        <table:table-row table:style-name="ro1">
          <table:table-cell office:value-type="float" office:value="372.697693">
            <text:p>372,697693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335428">
            <text:p>0,335428</text:p>
          </table:table-cell>
          <table:table-cell office:value-type="float" office:value="-5.845">
            <text:p>-5,845</text:p>
          </table:table-cell>
          <table:table-cell table:number-columns-repeated="1019"/>
        </table:table-row>
        <table:table-row table:style-name="ro1">
          <table:table-cell office:value-type="float" office:value="372.697693">
            <text:p>372,697693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35428">
            <text:p>0,335428</text:p>
          </table:table-cell>
          <table:table-cell office:value-type="float" office:value="-5.845">
            <text:p>-5,845</text:p>
          </table:table-cell>
          <table:table-cell table:number-columns-repeated="1019"/>
        </table:table-row>
        <table:table-row table:style-name="ro1">
          <table:table-cell office:value-type="float" office:value="374.779816">
            <text:p>374,779816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37302">
            <text:p>0,337302</text:p>
          </table:table-cell>
          <table:table-cell office:value-type="float" office:value="-5.865294">
            <text:p>-5,865294</text:p>
          </table:table-cell>
          <table:table-cell table:number-columns-repeated="1019"/>
        </table:table-row>
        <table:table-row table:style-name="ro1">
          <table:table-cell office:value-type="float" office:value="374.779816">
            <text:p>374,77981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37302">
            <text:p>0,337302</text:p>
          </table:table-cell>
          <table:table-cell office:value-type="float" office:value="-5.865294">
            <text:p>-5,865294</text:p>
          </table:table-cell>
          <table:table-cell table:number-columns-repeated="1019"/>
        </table:table-row>
        <table:table-row table:style-name="ro1">
          <table:table-cell office:value-type="float" office:value="374.779816">
            <text:p>374,779816</text:p>
          </table:table-cell>
          <table:table-cell office:value-type="float" office:value="-0.003236">
            <text:p>-0,003236</text:p>
          </table:table-cell>
          <table:table-cell office:value-type="float" office:value="-0.003202">
            <text:p>-0,003202</text:p>
          </table:table-cell>
          <table:table-cell office:value-type="float" office:value="0.337302">
            <text:p>0,337302</text:p>
          </table:table-cell>
          <table:table-cell office:value-type="float" office:value="-5.885294">
            <text:p>-5,885294</text:p>
          </table:table-cell>
          <table:table-cell table:number-columns-repeated="1019"/>
        </table:table-row>
        <table:table-row table:style-name="ro1">
          <table:table-cell office:value-type="float" office:value="374.779816">
            <text:p>374,77981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37302">
            <text:p>0,337302</text:p>
          </table:table-cell>
          <table:table-cell office:value-type="float" office:value="-5.885294">
            <text:p>-5,885294</text:p>
          </table:table-cell>
          <table:table-cell table:number-columns-repeated="1019"/>
        </table:table-row>
        <table:table-row table:style-name="ro1">
          <table:table-cell office:value-type="float" office:value="374.779816">
            <text:p>374,779816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37302">
            <text:p>0,337302</text:p>
          </table:table-cell>
          <table:table-cell office:value-type="float" office:value="-5.905294">
            <text:p>-5,905294</text:p>
          </table:table-cell>
          <table:table-cell table:number-columns-repeated="1019"/>
        </table:table-row>
        <table:table-row table:style-name="ro1">
          <table:table-cell office:value-type="float" office:value="374.779816">
            <text:p>374,779816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337302">
            <text:p>0,337302</text:p>
          </table:table-cell>
          <table:table-cell office:value-type="float" office:value="-5.905294">
            <text:p>-5,905294</text:p>
          </table:table-cell>
          <table:table-cell table:number-columns-repeated="1019"/>
        </table:table-row>
        <table:table-row table:style-name="ro1">
          <table:table-cell office:value-type="float" office:value="376.861938">
            <text:p>376,861938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39176">
            <text:p>0,339176</text:p>
          </table:table-cell>
          <table:table-cell office:value-type="float" office:value="-5.925588">
            <text:p>-5,925588</text:p>
          </table:table-cell>
          <table:table-cell table:number-columns-repeated="1019"/>
        </table:table-row>
        <table:table-row table:style-name="ro1">
          <table:table-cell office:value-type="float" office:value="376.861938">
            <text:p>376,861938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39176">
            <text:p>0,339176</text:p>
          </table:table-cell>
          <table:table-cell office:value-type="float" office:value="-5.925588">
            <text:p>-5,925588</text:p>
          </table:table-cell>
          <table:table-cell table:number-columns-repeated="1019"/>
        </table:table-row>
        <table:table-row table:style-name="ro1">
          <table:table-cell office:value-type="float" office:value="376.167877">
            <text:p>376,167877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338551">
            <text:p>0,338551</text:p>
          </table:table-cell>
          <table:table-cell office:value-type="float" office:value="-5.943235">
            <text:p>-5,943235</text:p>
          </table:table-cell>
          <table:table-cell table:number-columns-repeated="1019"/>
        </table:table-row>
        <table:table-row table:style-name="ro1">
          <table:table-cell office:value-type="float" office:value="376.167877">
            <text:p>376,167877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38551">
            <text:p>0,338551</text:p>
          </table:table-cell>
          <table:table-cell office:value-type="float" office:value="-5.962059">
            <text:p>-5,962059</text:p>
          </table:table-cell>
          <table:table-cell table:number-columns-repeated="1019"/>
        </table:table-row>
        <table:table-row table:style-name="ro1">
          <table:table-cell office:value-type="float" office:value="378.25">
            <text:p>378,25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40425">
            <text:p>0,340425</text:p>
          </table:table-cell>
          <table:table-cell office:value-type="float" office:value="-5.962059">
            <text:p>-5,962059</text:p>
          </table:table-cell>
          <table:table-cell table:number-columns-repeated="1019"/>
        </table:table-row>
        <table:table-row table:style-name="ro1">
          <table:table-cell office:value-type="float" office:value="378.25">
            <text:p>378,25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40425">
            <text:p>0,340425</text:p>
          </table:table-cell>
          <table:table-cell office:value-type="float" office:value="-5.981176">
            <text:p>-5,981176</text:p>
          </table:table-cell>
          <table:table-cell table:number-columns-repeated="1019"/>
        </table:table-row>
        <table:table-row table:style-name="ro1">
          <table:table-cell office:value-type="float" office:value="378.25">
            <text:p>378,25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40425">
            <text:p>0,340425</text:p>
          </table:table-cell>
          <table:table-cell office:value-type="float" office:value="-5.981176">
            <text:p>-5,981176</text:p>
          </table:table-cell>
          <table:table-cell table:number-columns-repeated="1019"/>
        </table:table-row>
        <table:table-row table:style-name="ro1">
          <table:table-cell office:value-type="float" office:value="379.638062">
            <text:p>379,638062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41674">
            <text:p>0,341674</text:p>
          </table:table-cell>
          <table:table-cell office:value-type="float" office:value="-6.000294">
            <text:p>-6,000294</text:p>
          </table:table-cell>
          <table:table-cell table:number-columns-repeated="1019"/>
        </table:table-row>
        <table:table-row table:style-name="ro1">
          <table:table-cell office:value-type="float" office:value="379.638062">
            <text:p>379,638062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41674">
            <text:p>0,341674</text:p>
          </table:table-cell>
          <table:table-cell office:value-type="float" office:value="-6.000294">
            <text:p>-6,000294</text:p>
          </table:table-cell>
          <table:table-cell table:number-columns-repeated="1019"/>
        </table:table-row>
        <table:table-row table:style-name="ro1">
          <table:table-cell office:value-type="float" office:value="378.25">
            <text:p>378,25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40425">
            <text:p>0,340425</text:p>
          </table:table-cell>
          <table:table-cell office:value-type="float" office:value="-6.019706">
            <text:p>-6,019706</text:p>
          </table:table-cell>
          <table:table-cell table:number-columns-repeated="1019"/>
        </table:table-row>
        <table:table-row table:style-name="ro1">
          <table:table-cell office:value-type="float" office:value="378.25">
            <text:p>378,25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40425">
            <text:p>0,340425</text:p>
          </table:table-cell>
          <table:table-cell office:value-type="float" office:value="-6.019706">
            <text:p>-6,019706</text:p>
          </table:table-cell>
          <table:table-cell table:number-columns-repeated="1019"/>
        </table:table-row>
        <table:table-row table:style-name="ro1">
          <table:table-cell office:value-type="float" office:value="381.026154">
            <text:p>381,026154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42924">
            <text:p>0,342924</text:p>
          </table:table-cell>
          <table:table-cell office:value-type="float" office:value="-6.039118">
            <text:p>-6,039118</text:p>
          </table:table-cell>
          <table:table-cell table:number-columns-repeated="1019"/>
        </table:table-row>
        <table:table-row table:style-name="ro1">
          <table:table-cell office:value-type="float" office:value="381.026154">
            <text:p>381,026154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42924">
            <text:p>0,342924</text:p>
          </table:table-cell>
          <table:table-cell office:value-type="float" office:value="-6.039118">
            <text:p>-6,039118</text:p>
          </table:table-cell>
          <table:table-cell table:number-columns-repeated="1019"/>
        </table:table-row>
        <table:table-row table:style-name="ro1">
          <table:table-cell office:value-type="float" office:value="380.332123">
            <text:p>380,332123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42299">
            <text:p>0,342299</text:p>
          </table:table-cell>
          <table:table-cell office:value-type="float" office:value="-6.057647">
            <text:p>-6,057647</text:p>
          </table:table-cell>
          <table:table-cell table:number-columns-repeated="1019"/>
        </table:table-row>
        <table:table-row table:style-name="ro1">
          <table:table-cell office:value-type="float" office:value="380.332123">
            <text:p>380,332123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42299">
            <text:p>0,342299</text:p>
          </table:table-cell>
          <table:table-cell office:value-type="float" office:value="-6.057647">
            <text:p>-6,057647</text:p>
          </table:table-cell>
          <table:table-cell table:number-columns-repeated="1019"/>
        </table:table-row>
        <table:table-row table:style-name="ro1">
          <table:table-cell office:value-type="float" office:value="381.720184">
            <text:p>381,720184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43548">
            <text:p>0,343548</text:p>
          </table:table-cell>
          <table:table-cell office:value-type="float" office:value="-6.077353">
            <text:p>-6,077353</text:p>
          </table:table-cell>
          <table:table-cell table:number-columns-repeated="1019"/>
        </table:table-row>
        <table:table-row table:style-name="ro1">
          <table:table-cell office:value-type="float" office:value="381.720184">
            <text:p>381,720184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43548">
            <text:p>0,343548</text:p>
          </table:table-cell>
          <table:table-cell office:value-type="float" office:value="-6.077353">
            <text:p>-6,077353</text:p>
          </table:table-cell>
          <table:table-cell table:number-columns-repeated="1019"/>
        </table:table-row>
        <table:table-row table:style-name="ro1">
          <table:table-cell office:value-type="float" office:value="382.414215">
            <text:p>382,414215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44173">
            <text:p>0,344173</text:p>
          </table:table-cell>
          <table:table-cell office:value-type="float" office:value="-6.095588">
            <text:p>-6,095588</text:p>
          </table:table-cell>
          <table:table-cell table:number-columns-repeated="1019"/>
        </table:table-row>
        <table:table-row table:style-name="ro1">
          <table:table-cell office:value-type="float" office:value="382.414215">
            <text:p>382,414215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44173">
            <text:p>0,344173</text:p>
          </table:table-cell>
          <table:table-cell office:value-type="float" office:value="-6.095588">
            <text:p>-6,095588</text:p>
          </table:table-cell>
          <table:table-cell table:number-columns-repeated="1019"/>
        </table:table-row>
        <table:table-row table:style-name="ro1">
          <table:table-cell office:value-type="float" office:value="383.802307">
            <text:p>383,802307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45422">
            <text:p>0,345422</text:p>
          </table:table-cell>
          <table:table-cell office:value-type="float" office:value="-6.115">
            <text:p>-6,115</text:p>
          </table:table-cell>
          <table:table-cell table:number-columns-repeated="1019"/>
        </table:table-row>
        <table:table-row table:style-name="ro1">
          <table:table-cell office:value-type="float" office:value="383.802307">
            <text:p>383,802307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45422">
            <text:p>0,345422</text:p>
          </table:table-cell>
          <table:table-cell office:value-type="float" office:value="-6.115">
            <text:p>-6,115</text:p>
          </table:table-cell>
          <table:table-cell table:number-columns-repeated="1019"/>
        </table:table-row>
        <table:table-row table:style-name="ro1">
          <table:table-cell office:value-type="float" office:value="382.414215">
            <text:p>382,414215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44173">
            <text:p>0,344173</text:p>
          </table:table-cell>
          <table:table-cell office:value-type="float" office:value="-6.135294">
            <text:p>-6,135294</text:p>
          </table:table-cell>
          <table:table-cell table:number-columns-repeated="1019"/>
        </table:table-row>
        <table:table-row table:style-name="ro1">
          <table:table-cell office:value-type="float" office:value="382.414215">
            <text:p>382,414215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44173">
            <text:p>0,344173</text:p>
          </table:table-cell>
          <table:table-cell office:value-type="float" office:value="-6.135294">
            <text:p>-6,135294</text:p>
          </table:table-cell>
          <table:table-cell table:number-columns-repeated="1019"/>
        </table:table-row>
        <table:table-row table:style-name="ro1">
          <table:table-cell office:value-type="float" office:value="383.802307">
            <text:p>383,802307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45422">
            <text:p>0,345422</text:p>
          </table:table-cell>
          <table:table-cell office:value-type="float" office:value="-6.155">
            <text:p>-6,155</text:p>
          </table:table-cell>
          <table:table-cell table:number-columns-repeated="1019"/>
        </table:table-row>
        <table:table-row table:style-name="ro1">
          <table:table-cell office:value-type="float" office:value="383.802307">
            <text:p>383,802307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345422">
            <text:p>0,345422</text:p>
          </table:table-cell>
          <table:table-cell office:value-type="float" office:value="-6.155">
            <text:p>-6,155</text:p>
          </table:table-cell>
          <table:table-cell table:number-columns-repeated="1019"/>
        </table:table-row>
        <table:table-row table:style-name="ro1">
          <table:table-cell office:value-type="float" office:value="385.190369">
            <text:p>385,19036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46671">
            <text:p>0,346671</text:p>
          </table:table-cell>
          <table:table-cell office:value-type="float" office:value="-6.174706">
            <text:p>-6,174706</text:p>
          </table:table-cell>
          <table:table-cell table:number-columns-repeated="1019"/>
        </table:table-row>
        <table:table-row table:style-name="ro1">
          <table:table-cell office:value-type="float" office:value="385.190369">
            <text:p>385,190369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46671">
            <text:p>0,346671</text:p>
          </table:table-cell>
          <table:table-cell office:value-type="float" office:value="-6.174706">
            <text:p>-6,174706</text:p>
          </table:table-cell>
          <table:table-cell table:number-columns-repeated="1019"/>
        </table:table-row>
        <table:table-row table:style-name="ro1">
          <table:table-cell office:value-type="float" office:value="385.190369">
            <text:p>385,190369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46671">
            <text:p>0,346671</text:p>
          </table:table-cell>
          <table:table-cell office:value-type="float" office:value="-6.195294">
            <text:p>-6,195294</text:p>
          </table:table-cell>
          <table:table-cell table:number-columns-repeated="1019"/>
        </table:table-row>
        <table:table-row table:style-name="ro1">
          <table:table-cell office:value-type="float" office:value="385.190369">
            <text:p>385,19036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46671">
            <text:p>0,346671</text:p>
          </table:table-cell>
          <table:table-cell office:value-type="float" office:value="-6.195294">
            <text:p>-6,195294</text:p>
          </table:table-cell>
          <table:table-cell table:number-columns-repeated="1019"/>
        </table:table-row>
        <table:table-row table:style-name="ro1">
          <table:table-cell office:value-type="float" office:value="384.496338">
            <text:p>384,496338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46047">
            <text:p>0,346047</text:p>
          </table:table-cell>
          <table:table-cell office:value-type="float" office:value="-6.215294">
            <text:p>-6,215294</text:p>
          </table:table-cell>
          <table:table-cell table:number-columns-repeated="1019"/>
        </table:table-row>
        <table:table-row table:style-name="ro1">
          <table:table-cell office:value-type="float" office:value="384.496338">
            <text:p>384,496338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46047">
            <text:p>0,346047</text:p>
          </table:table-cell>
          <table:table-cell office:value-type="float" office:value="-6.215294">
            <text:p>-6,215294</text:p>
          </table:table-cell>
          <table:table-cell table:number-columns-repeated="1019"/>
        </table:table-row>
        <table:table-row table:style-name="ro1">
          <table:table-cell office:value-type="float" office:value="387.272491">
            <text:p>387,272491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48545">
            <text:p>0,348545</text:p>
          </table:table-cell>
          <table:table-cell office:value-type="float" office:value="-6.235">
            <text:p>-6,235</text:p>
          </table:table-cell>
          <table:table-cell table:number-columns-repeated="1019"/>
        </table:table-row>
        <table:table-row table:style-name="ro1">
          <table:table-cell office:value-type="float" office:value="387.272491">
            <text:p>387,272491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48545">
            <text:p>0,348545</text:p>
          </table:table-cell>
          <table:table-cell office:value-type="float" office:value="-6.235">
            <text:p>-6,235</text:p>
          </table:table-cell>
          <table:table-cell table:number-columns-repeated="1019"/>
        </table:table-row>
        <table:table-row table:style-name="ro1">
          <table:table-cell office:value-type="float" office:value="387.272491">
            <text:p>387,272491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48545">
            <text:p>0,348545</text:p>
          </table:table-cell>
          <table:table-cell office:value-type="float" office:value="-6.254706">
            <text:p>-6,254706</text:p>
          </table:table-cell>
          <table:table-cell table:number-columns-repeated="1019"/>
        </table:table-row>
        <table:table-row table:style-name="ro1">
          <table:table-cell office:value-type="float" office:value="387.272491">
            <text:p>387,272491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48545">
            <text:p>0,348545</text:p>
          </table:table-cell>
          <table:table-cell office:value-type="float" office:value="-6.254706">
            <text:p>-6,254706</text:p>
          </table:table-cell>
          <table:table-cell table:number-columns-repeated="1019"/>
        </table:table-row>
        <table:table-row table:style-name="ro1">
          <table:table-cell office:value-type="float" office:value="387.272491">
            <text:p>387,272491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48545">
            <text:p>0,348545</text:p>
          </table:table-cell>
          <table:table-cell office:value-type="float" office:value="-6.274706">
            <text:p>-6,274706</text:p>
          </table:table-cell>
          <table:table-cell table:number-columns-repeated="1019"/>
        </table:table-row>
        <table:table-row table:style-name="ro1">
          <table:table-cell office:value-type="float" office:value="387.272491">
            <text:p>387,272491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48545">
            <text:p>0,348545</text:p>
          </table:table-cell>
          <table:table-cell office:value-type="float" office:value="-6.274706">
            <text:p>-6,274706</text:p>
          </table:table-cell>
          <table:table-cell table:number-columns-repeated="1019"/>
        </table:table-row>
        <table:table-row table:style-name="ro1">
          <table:table-cell office:value-type="float" office:value="389.354584">
            <text:p>389,354584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50419">
            <text:p>0,350419</text:p>
          </table:table-cell>
          <table:table-cell office:value-type="float" office:value="-6.294117">
            <text:p>-6,294117</text:p>
          </table:table-cell>
          <table:table-cell table:number-columns-repeated="1019"/>
        </table:table-row>
        <table:table-row table:style-name="ro1">
          <table:table-cell office:value-type="float" office:value="389.354584">
            <text:p>389,354584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50419">
            <text:p>0,350419</text:p>
          </table:table-cell>
          <table:table-cell office:value-type="float" office:value="-6.294117">
            <text:p>-6,294117</text:p>
          </table:table-cell>
          <table:table-cell table:number-columns-repeated="1019"/>
        </table:table-row>
        <table:table-row table:style-name="ro1">
          <table:table-cell office:value-type="float" office:value="387.966522">
            <text:p>387,966522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4917">
            <text:p>0,34917</text:p>
          </table:table-cell>
          <table:table-cell office:value-type="float" office:value="-6.312941">
            <text:p>-6,312941</text:p>
          </table:table-cell>
          <table:table-cell table:number-columns-repeated="1019"/>
        </table:table-row>
        <table:table-row table:style-name="ro1">
          <table:table-cell office:value-type="float" office:value="387.966522">
            <text:p>387,966522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4917">
            <text:p>0,34917</text:p>
          </table:table-cell>
          <table:table-cell office:value-type="float" office:value="-6.312941">
            <text:p>-6,312941</text:p>
          </table:table-cell>
          <table:table-cell table:number-columns-repeated="1019"/>
        </table:table-row>
        <table:table-row table:style-name="ro1">
          <table:table-cell office:value-type="float" office:value="388.660553">
            <text:p>388,660553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49795">
            <text:p>0,349795</text:p>
          </table:table-cell>
          <table:table-cell office:value-type="float" office:value="-6.332353">
            <text:p>-6,332353</text:p>
          </table:table-cell>
          <table:table-cell table:number-columns-repeated="1019"/>
        </table:table-row>
        <table:table-row table:style-name="ro1">
          <table:table-cell office:value-type="float" office:value="388.660553">
            <text:p>388,660553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49795">
            <text:p>0,349795</text:p>
          </table:table-cell>
          <table:table-cell office:value-type="float" office:value="-6.35147">
            <text:p>-6,35147</text:p>
          </table:table-cell>
          <table:table-cell table:number-columns-repeated="1019"/>
        </table:table-row>
        <table:table-row table:style-name="ro1">
          <table:table-cell office:value-type="float" office:value="388.660553">
            <text:p>388,660553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49795">
            <text:p>0,349795</text:p>
          </table:table-cell>
          <table:table-cell office:value-type="float" office:value="-6.35147">
            <text:p>-6,35147</text:p>
          </table:table-cell>
          <table:table-cell table:number-columns-repeated="1019"/>
        </table:table-row>
        <table:table-row table:style-name="ro1">
          <table:table-cell office:value-type="float" office:value="388.660553">
            <text:p>388,660553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349795">
            <text:p>0,349795</text:p>
          </table:table-cell>
          <table:table-cell office:value-type="float" office:value="-6.370588">
            <text:p>-6,370588</text:p>
          </table:table-cell>
          <table:table-cell table:number-columns-repeated="1019"/>
        </table:table-row>
        <table:table-row table:style-name="ro1">
          <table:table-cell office:value-type="float" office:value="390.742676">
            <text:p>390,742676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51668">
            <text:p>0,351668</text:p>
          </table:table-cell>
          <table:table-cell office:value-type="float" office:value="-6.370588">
            <text:p>-6,370588</text:p>
          </table:table-cell>
          <table:table-cell table:number-columns-repeated="1019"/>
        </table:table-row>
        <table:table-row table:style-name="ro1">
          <table:table-cell office:value-type="float" office:value="390.742676">
            <text:p>390,742676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51668">
            <text:p>0,351668</text:p>
          </table:table-cell>
          <table:table-cell office:value-type="float" office:value="-6.389412">
            <text:p>-6,389412</text:p>
          </table:table-cell>
          <table:table-cell table:number-columns-repeated="1019"/>
        </table:table-row>
        <table:table-row table:style-name="ro1">
          <table:table-cell office:value-type="float" office:value="390.742676">
            <text:p>390,742676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51668">
            <text:p>0,351668</text:p>
          </table:table-cell>
          <table:table-cell office:value-type="float" office:value="-6.389412">
            <text:p>-6,389412</text:p>
          </table:table-cell>
          <table:table-cell table:number-columns-repeated="1019"/>
        </table:table-row>
        <table:table-row table:style-name="ro1">
          <table:table-cell office:value-type="float" office:value="391.436707">
            <text:p>391,436707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52293">
            <text:p>0,352293</text:p>
          </table:table-cell>
          <table:table-cell office:value-type="float" office:value="-6.409118">
            <text:p>-6,409118</text:p>
          </table:table-cell>
          <table:table-cell table:number-columns-repeated="1019"/>
        </table:table-row>
        <table:table-row table:style-name="ro1">
          <table:table-cell office:value-type="float" office:value="391.436707">
            <text:p>391,436707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52293">
            <text:p>0,352293</text:p>
          </table:table-cell>
          <table:table-cell office:value-type="float" office:value="-6.409118">
            <text:p>-6,409118</text:p>
          </table:table-cell>
          <table:table-cell table:number-columns-repeated="1019"/>
        </table:table-row>
        <table:table-row table:style-name="ro1">
          <table:table-cell office:value-type="float" office:value="390.048615">
            <text:p>390,048615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51044">
            <text:p>0,351044</text:p>
          </table:table-cell>
          <table:table-cell office:value-type="float" office:value="-6.427941">
            <text:p>-6,427941</text:p>
          </table:table-cell>
          <table:table-cell table:number-columns-repeated="1019"/>
        </table:table-row>
        <table:table-row table:style-name="ro1">
          <table:table-cell office:value-type="float" office:value="390.048615">
            <text:p>390,048615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51044">
            <text:p>0,351044</text:p>
          </table:table-cell>
          <table:table-cell office:value-type="float" office:value="-6.427941">
            <text:p>-6,427941</text:p>
          </table:table-cell>
          <table:table-cell table:number-columns-repeated="1019"/>
        </table:table-row>
        <table:table-row table:style-name="ro1">
          <table:table-cell office:value-type="float" office:value="391.436707">
            <text:p>391,436707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52293">
            <text:p>0,352293</text:p>
          </table:table-cell>
          <table:table-cell office:value-type="float" office:value="-6.446471">
            <text:p>-6,446471</text:p>
          </table:table-cell>
          <table:table-cell table:number-columns-repeated="1019"/>
        </table:table-row>
        <table:table-row table:style-name="ro1">
          <table:table-cell office:value-type="float" office:value="391.436707">
            <text:p>391,436707</text:p>
          </table:table-cell>
          <table:table-cell office:value-type="float" office:value="-0.003231">
            <text:p>-0,003231</text:p>
          </table:table-cell>
          <table:table-cell office:value-type="float" office:value="-0.003202">
            <text:p>-0,003202</text:p>
          </table:table-cell>
          <table:table-cell office:value-type="float" office:value="0.352293">
            <text:p>0,352293</text:p>
          </table:table-cell>
          <table:table-cell office:value-type="float" office:value="-6.446471">
            <text:p>-6,446471</text:p>
          </table:table-cell>
          <table:table-cell table:number-columns-repeated="1019"/>
        </table:table-row>
        <table:table-row table:style-name="ro1">
          <table:table-cell office:value-type="float" office:value="392.130737">
            <text:p>392,130737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52918">
            <text:p>0,352918</text:p>
          </table:table-cell>
          <table:table-cell office:value-type="float" office:value="-6.465588">
            <text:p>-6,465588</text:p>
          </table:table-cell>
          <table:table-cell table:number-columns-repeated="1019"/>
        </table:table-row>
        <table:table-row table:style-name="ro1">
          <table:table-cell office:value-type="float" office:value="392.130737">
            <text:p>392,130737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52918">
            <text:p>0,352918</text:p>
          </table:table-cell>
          <table:table-cell office:value-type="float" office:value="-6.465588">
            <text:p>-6,465588</text:p>
          </table:table-cell>
          <table:table-cell table:number-columns-repeated="1019"/>
        </table:table-row>
        <table:table-row table:style-name="ro1">
          <table:table-cell office:value-type="float" office:value="394.21283">
            <text:p>394,21283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54792">
            <text:p>0,354792</text:p>
          </table:table-cell>
          <table:table-cell office:value-type="float" office:value="-6.485">
            <text:p>-6,485</text:p>
          </table:table-cell>
          <table:table-cell table:number-columns-repeated="1019"/>
        </table:table-row>
        <table:table-row table:style-name="ro1">
          <table:table-cell office:value-type="float" office:value="394.21283">
            <text:p>394,21283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54792">
            <text:p>0,354792</text:p>
          </table:table-cell>
          <table:table-cell office:value-type="float" office:value="-6.485">
            <text:p>-6,485</text:p>
          </table:table-cell>
          <table:table-cell table:number-columns-repeated="1019"/>
        </table:table-row>
        <table:table-row table:style-name="ro1">
          <table:table-cell office:value-type="float" office:value="394.906891">
            <text:p>394,906891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55416">
            <text:p>0,355416</text:p>
          </table:table-cell>
          <table:table-cell office:value-type="float" office:value="-6.504706">
            <text:p>-6,504706</text:p>
          </table:table-cell>
          <table:table-cell table:number-columns-repeated="1019"/>
        </table:table-row>
        <table:table-row table:style-name="ro1">
          <table:table-cell office:value-type="float" office:value="394.906891">
            <text:p>394,906891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55416">
            <text:p>0,355416</text:p>
          </table:table-cell>
          <table:table-cell office:value-type="float" office:value="-6.504706">
            <text:p>-6,504706</text:p>
          </table:table-cell>
          <table:table-cell table:number-columns-repeated="1019"/>
        </table:table-row>
        <table:table-row table:style-name="ro1">
          <table:table-cell office:value-type="float" office:value="392.824768">
            <text:p>392,824768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53542">
            <text:p>0,353542</text:p>
          </table:table-cell>
          <table:table-cell office:value-type="float" office:value="-6.524706">
            <text:p>-6,524706</text:p>
          </table:table-cell>
          <table:table-cell table:number-columns-repeated="1019"/>
        </table:table-row>
        <table:table-row table:style-name="ro1">
          <table:table-cell office:value-type="float" office:value="392.824768">
            <text:p>392,824768</text:p>
          </table:table-cell>
          <table:table-cell office:value-type="float" office:value="-0.003235">
            <text:p>-0,003235</text:p>
          </table:table-cell>
          <table:table-cell office:value-type="float" office:value="-0.003197">
            <text:p>-0,003197</text:p>
          </table:table-cell>
          <table:table-cell office:value-type="float" office:value="0.353542">
            <text:p>0,353542</text:p>
          </table:table-cell>
          <table:table-cell office:value-type="float" office:value="-6.524706">
            <text:p>-6,524706</text:p>
          </table:table-cell>
          <table:table-cell table:number-columns-repeated="1019"/>
        </table:table-row>
        <table:table-row table:style-name="ro1">
          <table:table-cell office:value-type="float" office:value="392.824768">
            <text:p>392,824768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53542">
            <text:p>0,353542</text:p>
          </table:table-cell>
          <table:table-cell office:value-type="float" office:value="-6.544706">
            <text:p>-6,544706</text:p>
          </table:table-cell>
          <table:table-cell table:number-columns-repeated="1019"/>
        </table:table-row>
        <table:table-row table:style-name="ro1">
          <table:table-cell office:value-type="float" office:value="392.824768">
            <text:p>392,824768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53542">
            <text:p>0,353542</text:p>
          </table:table-cell>
          <table:table-cell office:value-type="float" office:value="-6.544706">
            <text:p>-6,544706</text:p>
          </table:table-cell>
          <table:table-cell table:number-columns-repeated="1019"/>
        </table:table-row>
        <table:table-row table:style-name="ro1">
          <table:table-cell office:value-type="float" office:value="394.21283">
            <text:p>394,21283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54792">
            <text:p>0,354792</text:p>
          </table:table-cell>
          <table:table-cell office:value-type="float" office:value="-6.564706">
            <text:p>-6,564706</text:p>
          </table:table-cell>
          <table:table-cell table:number-columns-repeated="1019"/>
        </table:table-row>
        <table:table-row table:style-name="ro1">
          <table:table-cell office:value-type="float" office:value="394.21283">
            <text:p>394,21283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54792">
            <text:p>0,354792</text:p>
          </table:table-cell>
          <table:table-cell office:value-type="float" office:value="-6.564706">
            <text:p>-6,564706</text:p>
          </table:table-cell>
          <table:table-cell table:number-columns-repeated="1019"/>
        </table:table-row>
        <table:table-row table:style-name="ro1">
          <table:table-cell office:value-type="float" office:value="395.600922">
            <text:p>395,600922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56041">
            <text:p>0,356041</text:p>
          </table:table-cell>
          <table:table-cell office:value-type="float" office:value="-6.585">
            <text:p>-6,585</text:p>
          </table:table-cell>
          <table:table-cell table:number-columns-repeated="1019"/>
        </table:table-row>
        <table:table-row table:style-name="ro1">
          <table:table-cell office:value-type="float" office:value="395.600922">
            <text:p>395,600922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56041">
            <text:p>0,356041</text:p>
          </table:table-cell>
          <table:table-cell office:value-type="float" office:value="-6.585">
            <text:p>-6,585</text:p>
          </table:table-cell>
          <table:table-cell table:number-columns-repeated="1019"/>
        </table:table-row>
        <table:table-row table:style-name="ro1">
          <table:table-cell office:value-type="float" office:value="396.988983">
            <text:p>396,988983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5729">
            <text:p>0,35729</text:p>
          </table:table-cell>
          <table:table-cell office:value-type="float" office:value="-6.604412">
            <text:p>-6,604412</text:p>
          </table:table-cell>
          <table:table-cell table:number-columns-repeated="1019"/>
        </table:table-row>
        <table:table-row table:style-name="ro1">
          <table:table-cell office:value-type="float" office:value="396.988983">
            <text:p>396,988983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5729">
            <text:p>0,35729</text:p>
          </table:table-cell>
          <table:table-cell office:value-type="float" office:value="-6.604412">
            <text:p>-6,604412</text:p>
          </table:table-cell>
          <table:table-cell table:number-columns-repeated="1019"/>
        </table:table-row>
        <table:table-row table:style-name="ro1">
          <table:table-cell office:value-type="float" office:value="396.294952">
            <text:p>396,294952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56665">
            <text:p>0,356665</text:p>
          </table:table-cell>
          <table:table-cell office:value-type="float" office:value="-6.625294">
            <text:p>-6,625294</text:p>
          </table:table-cell>
          <table:table-cell table:number-columns-repeated="1019"/>
        </table:table-row>
        <table:table-row table:style-name="ro1">
          <table:table-cell office:value-type="float" office:value="396.294952">
            <text:p>396,294952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56665">
            <text:p>0,356665</text:p>
          </table:table-cell>
          <table:table-cell office:value-type="float" office:value="-6.625294">
            <text:p>-6,625294</text:p>
          </table:table-cell>
          <table:table-cell table:number-columns-repeated="1019"/>
        </table:table-row>
        <table:table-row table:style-name="ro1">
          <table:table-cell office:value-type="float" office:value="394.906891">
            <text:p>394,906891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55416">
            <text:p>0,355416</text:p>
          </table:table-cell>
          <table:table-cell office:value-type="float" office:value="-6.644118">
            <text:p>-6,644118</text:p>
          </table:table-cell>
          <table:table-cell table:number-columns-repeated="1019"/>
        </table:table-row>
        <table:table-row table:style-name="ro1">
          <table:table-cell office:value-type="float" office:value="394.906891">
            <text:p>394,906891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55416">
            <text:p>0,355416</text:p>
          </table:table-cell>
          <table:table-cell office:value-type="float" office:value="-6.644118">
            <text:p>-6,644118</text:p>
          </table:table-cell>
          <table:table-cell table:number-columns-repeated="1019"/>
        </table:table-row>
        <table:table-row table:style-name="ro1">
          <table:table-cell office:value-type="float" office:value="396.988983">
            <text:p>396,988983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5729">
            <text:p>0,35729</text:p>
          </table:table-cell>
          <table:table-cell office:value-type="float" office:value="-6.662353">
            <text:p>-6,662353</text:p>
          </table:table-cell>
          <table:table-cell table:number-columns-repeated="1019"/>
        </table:table-row>
        <table:table-row table:style-name="ro1">
          <table:table-cell office:value-type="float" office:value="396.988983">
            <text:p>396,988983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5729">
            <text:p>0,35729</text:p>
          </table:table-cell>
          <table:table-cell office:value-type="float" office:value="-6.681765">
            <text:p>-6,681765</text:p>
          </table:table-cell>
          <table:table-cell table:number-columns-repeated="1019"/>
        </table:table-row>
        <table:table-row table:style-name="ro1">
          <table:table-cell office:value-type="float" office:value="396.988983">
            <text:p>396,988983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5729">
            <text:p>0,35729</text:p>
          </table:table-cell>
          <table:table-cell office:value-type="float" office:value="-6.681765">
            <text:p>-6,681765</text:p>
          </table:table-cell>
          <table:table-cell table:number-columns-repeated="1019"/>
        </table:table-row>
        <table:table-row table:style-name="ro1">
          <table:table-cell office:value-type="float" office:value="396.988983">
            <text:p>396,988983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5729">
            <text:p>0,35729</text:p>
          </table:table-cell>
          <table:table-cell office:value-type="float" office:value="-6.700588">
            <text:p>-6,700588</text:p>
          </table:table-cell>
          <table:table-cell table:number-columns-repeated="1019"/>
        </table:table-row>
        <table:table-row table:style-name="ro1">
          <table:table-cell office:value-type="float" office:value="398.377075">
            <text:p>398,377075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58539">
            <text:p>0,358539</text:p>
          </table:table-cell>
          <table:table-cell office:value-type="float" office:value="-6.700588">
            <text:p>-6,700588</text:p>
          </table:table-cell>
          <table:table-cell table:number-columns-repeated="1019"/>
        </table:table-row>
        <table:table-row table:style-name="ro1">
          <table:table-cell office:value-type="float" office:value="398.377075">
            <text:p>398,377075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58539">
            <text:p>0,358539</text:p>
          </table:table-cell>
          <table:table-cell office:value-type="float" office:value="-6.72">
            <text:p>-6,72</text:p>
          </table:table-cell>
          <table:table-cell table:number-columns-repeated="1019"/>
        </table:table-row>
        <table:table-row table:style-name="ro1">
          <table:table-cell office:value-type="float" office:value="398.377075">
            <text:p>398,377075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58539">
            <text:p>0,358539</text:p>
          </table:table-cell>
          <table:table-cell office:value-type="float" office:value="-6.72">
            <text:p>-6,72</text:p>
          </table:table-cell>
          <table:table-cell table:number-columns-repeated="1019"/>
        </table:table-row>
        <table:table-row table:style-name="ro1">
          <table:table-cell office:value-type="float" office:value="399.765137">
            <text:p>399,765137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59789">
            <text:p>0,359789</text:p>
          </table:table-cell>
          <table:table-cell office:value-type="float" office:value="-6.738529">
            <text:p>-6,738529</text:p>
          </table:table-cell>
          <table:table-cell table:number-columns-repeated="1019"/>
        </table:table-row>
        <table:table-row table:style-name="ro1">
          <table:table-cell office:value-type="float" office:value="399.765137">
            <text:p>399,765137</text:p>
          </table:table-cell>
          <table:table-cell office:value-type="float" office:value="-0.003236">
            <text:p>-0,003236</text:p>
          </table:table-cell>
          <table:table-cell office:value-type="float" office:value="-0.003197">
            <text:p>-0,003197</text:p>
          </table:table-cell>
          <table:table-cell office:value-type="float" office:value="0.359789">
            <text:p>0,359789</text:p>
          </table:table-cell>
          <table:table-cell office:value-type="float" office:value="-6.738529">
            <text:p>-6,738529</text:p>
          </table:table-cell>
          <table:table-cell table:number-columns-repeated="1019"/>
        </table:table-row>
        <table:table-row table:style-name="ro1">
          <table:table-cell office:value-type="float" office:value="397.683014">
            <text:p>397,683014</text:p>
          </table:table-cell>
          <table:table-cell office:value-type="float" office:value="-0.003236">
            <text:p>-0,003236</text:p>
          </table:table-cell>
          <table:table-cell office:value-type="float" office:value="-0.003197">
            <text:p>-0,003197</text:p>
          </table:table-cell>
          <table:table-cell office:value-type="float" office:value="0.357915">
            <text:p>0,357915</text:p>
          </table:table-cell>
          <table:table-cell office:value-type="float" office:value="-6.757647">
            <text:p>-6,757647</text:p>
          </table:table-cell>
          <table:table-cell table:number-columns-repeated="1019"/>
        </table:table-row>
        <table:table-row table:style-name="ro1">
          <table:table-cell office:value-type="float" office:value="397.683014">
            <text:p>397,683014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57915">
            <text:p>0,357915</text:p>
          </table:table-cell>
          <table:table-cell office:value-type="float" office:value="-6.757647">
            <text:p>-6,757647</text:p>
          </table:table-cell>
          <table:table-cell table:number-columns-repeated="1019"/>
        </table:table-row>
        <table:table-row table:style-name="ro1">
          <table:table-cell office:value-type="float" office:value="399.071106">
            <text:p>399,071106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59164">
            <text:p>0,359164</text:p>
          </table:table-cell>
          <table:table-cell office:value-type="float" office:value="-6.776765">
            <text:p>-6,776765</text:p>
          </table:table-cell>
          <table:table-cell table:number-columns-repeated="1019"/>
        </table:table-row>
        <table:table-row table:style-name="ro1">
          <table:table-cell office:value-type="float" office:value="399.071106">
            <text:p>399,071106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59164">
            <text:p>0,359164</text:p>
          </table:table-cell>
          <table:table-cell office:value-type="float" office:value="-6.776765">
            <text:p>-6,776765</text:p>
          </table:table-cell>
          <table:table-cell table:number-columns-repeated="1019"/>
        </table:table-row>
        <table:table-row table:style-name="ro1">
          <table:table-cell office:value-type="float" office:value="399.071106">
            <text:p>399,071106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59164">
            <text:p>0,359164</text:p>
          </table:table-cell>
          <table:table-cell office:value-type="float" office:value="-6.795882">
            <text:p>-6,795882</text:p>
          </table:table-cell>
          <table:table-cell table:number-columns-repeated="1019"/>
        </table:table-row>
        <table:table-row table:style-name="ro1">
          <table:table-cell office:value-type="float" office:value="399.071106">
            <text:p>399,071106</text:p>
          </table:table-cell>
          <table:table-cell office:value-type="float" office:value="-0.003236">
            <text:p>-0,003236</text:p>
          </table:table-cell>
          <table:table-cell office:value-type="float" office:value="-0.003198">
            <text:p>-0,003198</text:p>
          </table:table-cell>
          <table:table-cell office:value-type="float" office:value="0.359164">
            <text:p>0,359164</text:p>
          </table:table-cell>
          <table:table-cell office:value-type="float" office:value="-6.795882">
            <text:p>-6,795882</text:p>
          </table:table-cell>
          <table:table-cell table:number-columns-repeated="1019"/>
        </table:table-row>
        <table:table-row table:style-name="ro1">
          <table:table-cell office:value-type="float" office:value="400.459167">
            <text:p>400,459167</text:p>
          </table:table-cell>
          <table:table-cell office:value-type="float" office:value="-0.003236">
            <text:p>-0,003236</text:p>
          </table:table-cell>
          <table:table-cell office:value-type="float" office:value="-0.003198">
            <text:p>-0,003198</text:p>
          </table:table-cell>
          <table:table-cell office:value-type="float" office:value="0.360413">
            <text:p>0,360413</text:p>
          </table:table-cell>
          <table:table-cell office:value-type="float" office:value="-6.815294">
            <text:p>-6,815294</text:p>
          </table:table-cell>
          <table:table-cell table:number-columns-repeated="1019"/>
        </table:table-row>
        <table:table-row table:style-name="ro1">
          <table:table-cell office:value-type="float" office:value="400.459167">
            <text:p>400,459167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360413">
            <text:p>0,360413</text:p>
          </table:table-cell>
          <table:table-cell office:value-type="float" office:value="-6.815294">
            <text:p>-6,815294</text:p>
          </table:table-cell>
          <table:table-cell table:number-columns-repeated="1019"/>
        </table:table-row>
        <table:table-row table:style-name="ro1">
          <table:table-cell office:value-type="float" office:value="401.153198">
            <text:p>401,153198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61038">
            <text:p>0,361038</text:p>
          </table:table-cell>
          <table:table-cell office:value-type="float" office:value="-6.836471">
            <text:p>-6,836471</text:p>
          </table:table-cell>
          <table:table-cell table:number-columns-repeated="1019"/>
        </table:table-row>
        <table:table-row table:style-name="ro1">
          <table:table-cell office:value-type="float" office:value="401.153198">
            <text:p>401,153198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61038">
            <text:p>0,361038</text:p>
          </table:table-cell>
          <table:table-cell office:value-type="float" office:value="-6.836471">
            <text:p>-6,836471</text:p>
          </table:table-cell>
          <table:table-cell table:number-columns-repeated="1019"/>
        </table:table-row>
        <table:table-row table:style-name="ro1">
          <table:table-cell office:value-type="float" office:value="402.54129">
            <text:p>402,54129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62287">
            <text:p>0,362287</text:p>
          </table:table-cell>
          <table:table-cell office:value-type="float" office:value="-6.855588">
            <text:p>-6,855588</text:p>
          </table:table-cell>
          <table:table-cell table:number-columns-repeated="1019"/>
        </table:table-row>
        <table:table-row table:style-name="ro1">
          <table:table-cell office:value-type="float" office:value="402.54129">
            <text:p>402,54129</text:p>
          </table:table-cell>
          <table:table-cell office:value-type="float" office:value="-0.003236">
            <text:p>-0,003236</text:p>
          </table:table-cell>
          <table:table-cell office:value-type="float" office:value="-0.003198">
            <text:p>-0,003198</text:p>
          </table:table-cell>
          <table:table-cell office:value-type="float" office:value="0.362287">
            <text:p>0,362287</text:p>
          </table:table-cell>
          <table:table-cell office:value-type="float" office:value="-6.855588">
            <text:p>-6,855588</text:p>
          </table:table-cell>
          <table:table-cell table:number-columns-repeated="1019"/>
        </table:table-row>
        <table:table-row table:style-name="ro1">
          <table:table-cell office:value-type="float" office:value="402.54129">
            <text:p>402,54129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62287">
            <text:p>0,362287</text:p>
          </table:table-cell>
          <table:table-cell office:value-type="float" office:value="-6.874706">
            <text:p>-6,874706</text:p>
          </table:table-cell>
          <table:table-cell table:number-columns-repeated="1019"/>
        </table:table-row>
        <table:table-row table:style-name="ro1">
          <table:table-cell office:value-type="float" office:value="402.54129">
            <text:p>402,54129</text:p>
          </table:table-cell>
          <table:table-cell office:value-type="float" office:value="-0.003235">
            <text:p>-0,003235</text:p>
          </table:table-cell>
          <table:table-cell office:value-type="float" office:value="-0.003197">
            <text:p>-0,003197</text:p>
          </table:table-cell>
          <table:table-cell office:value-type="float" office:value="0.362287">
            <text:p>0,362287</text:p>
          </table:table-cell>
          <table:table-cell office:value-type="float" office:value="-6.874706">
            <text:p>-6,874706</text:p>
          </table:table-cell>
          <table:table-cell table:number-columns-repeated="1019"/>
        </table:table-row>
        <table:table-row table:style-name="ro1">
          <table:table-cell office:value-type="float" office:value="402.54129">
            <text:p>402,54129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62287">
            <text:p>0,362287</text:p>
          </table:table-cell>
          <table:table-cell office:value-type="float" office:value="-6.894118">
            <text:p>-6,894118</text:p>
          </table:table-cell>
          <table:table-cell table:number-columns-repeated="1019"/>
        </table:table-row>
        <table:table-row table:style-name="ro1">
          <table:table-cell office:value-type="float" office:value="402.54129">
            <text:p>402,5412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62287">
            <text:p>0,362287</text:p>
          </table:table-cell>
          <table:table-cell office:value-type="float" office:value="-6.894118">
            <text:p>-6,894118</text:p>
          </table:table-cell>
          <table:table-cell table:number-columns-repeated="1019"/>
        </table:table-row>
        <table:table-row table:style-name="ro1">
          <table:table-cell office:value-type="float" office:value="401.84726">
            <text:p>401,8472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61663">
            <text:p>0,361663</text:p>
          </table:table-cell>
          <table:table-cell office:value-type="float" office:value="-6.915">
            <text:p>-6,915</text:p>
          </table:table-cell>
          <table:table-cell table:number-columns-repeated="1019"/>
        </table:table-row>
        <table:table-row table:style-name="ro1">
          <table:table-cell office:value-type="float" office:value="401.84726">
            <text:p>401,8472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61663">
            <text:p>0,361663</text:p>
          </table:table-cell>
          <table:table-cell office:value-type="float" office:value="-6.915">
            <text:p>-6,915</text:p>
          </table:table-cell>
          <table:table-cell table:number-columns-repeated="1019"/>
        </table:table-row>
        <table:table-row table:style-name="ro1">
          <table:table-cell office:value-type="float" office:value="402.54129">
            <text:p>402,54129</text:p>
          </table:table-cell>
          <table:table-cell office:value-type="float" office:value="-0.003237">
            <text:p>-0,003237</text:p>
          </table:table-cell>
          <table:table-cell office:value-type="float" office:value="-0.003198">
            <text:p>-0,003198</text:p>
          </table:table-cell>
          <table:table-cell office:value-type="float" office:value="0.362287">
            <text:p>0,362287</text:p>
          </table:table-cell>
          <table:table-cell office:value-type="float" office:value="-6.934412">
            <text:p>-6,934412</text:p>
          </table:table-cell>
          <table:table-cell table:number-columns-repeated="1019"/>
        </table:table-row>
        <table:table-row table:style-name="ro1">
          <table:table-cell office:value-type="float" office:value="402.54129">
            <text:p>402,54129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62287">
            <text:p>0,362287</text:p>
          </table:table-cell>
          <table:table-cell office:value-type="float" office:value="-6.934412">
            <text:p>-6,934412</text:p>
          </table:table-cell>
          <table:table-cell table:number-columns-repeated="1019"/>
        </table:table-row>
        <table:table-row table:style-name="ro1">
          <table:table-cell office:value-type="float" office:value="403.235321">
            <text:p>403,235321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62912">
            <text:p>0,362912</text:p>
          </table:table-cell>
          <table:table-cell office:value-type="float" office:value="-6.954412">
            <text:p>-6,954412</text:p>
          </table:table-cell>
          <table:table-cell table:number-columns-repeated="1019"/>
        </table:table-row>
        <table:table-row table:style-name="ro1">
          <table:table-cell office:value-type="float" office:value="403.235321">
            <text:p>403,235321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62912">
            <text:p>0,362912</text:p>
          </table:table-cell>
          <table:table-cell office:value-type="float" office:value="-6.954412">
            <text:p>-6,954412</text:p>
          </table:table-cell>
          <table:table-cell table:number-columns-repeated="1019"/>
        </table:table-row>
        <table:table-row table:style-name="ro1">
          <table:table-cell office:value-type="float" office:value="403.235321">
            <text:p>403,235321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62912">
            <text:p>0,362912</text:p>
          </table:table-cell>
          <table:table-cell office:value-type="float" office:value="-6.974412">
            <text:p>-6,974412</text:p>
          </table:table-cell>
          <table:table-cell table:number-columns-repeated="1019"/>
        </table:table-row>
        <table:table-row table:style-name="ro1">
          <table:table-cell office:value-type="float" office:value="403.235321">
            <text:p>403,235321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62912">
            <text:p>0,362912</text:p>
          </table:table-cell>
          <table:table-cell office:value-type="float" office:value="-6.974412">
            <text:p>-6,974412</text:p>
          </table:table-cell>
          <table:table-cell table:number-columns-repeated="1019"/>
        </table:table-row>
        <table:table-row table:style-name="ro1">
          <table:table-cell office:value-type="float" office:value="402.54129">
            <text:p>402,54129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62287">
            <text:p>0,362287</text:p>
          </table:table-cell>
          <table:table-cell office:value-type="float" office:value="-6.994118">
            <text:p>-6,994118</text:p>
          </table:table-cell>
          <table:table-cell table:number-columns-repeated="1019"/>
        </table:table-row>
        <table:table-row table:style-name="ro1">
          <table:table-cell office:value-type="float" office:value="402.54129">
            <text:p>402,54129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62287">
            <text:p>0,362287</text:p>
          </table:table-cell>
          <table:table-cell office:value-type="float" office:value="-6.994118">
            <text:p>-6,994118</text:p>
          </table:table-cell>
          <table:table-cell table:number-columns-repeated="1019"/>
        </table:table-row>
        <table:table-row table:style-name="ro1">
          <table:table-cell office:value-type="float" office:value="403.929352">
            <text:p>403,929352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63536">
            <text:p>0,363536</text:p>
          </table:table-cell>
          <table:table-cell office:value-type="float" office:value="-7.014412">
            <text:p>-7,014412</text:p>
          </table:table-cell>
          <table:table-cell table:number-columns-repeated="1019"/>
        </table:table-row>
        <table:table-row table:style-name="ro1">
          <table:table-cell office:value-type="float" office:value="403.929352">
            <text:p>403,929352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63536">
            <text:p>0,363536</text:p>
          </table:table-cell>
          <table:table-cell office:value-type="float" office:value="-7.014412">
            <text:p>-7,014412</text:p>
          </table:table-cell>
          <table:table-cell table:number-columns-repeated="1019"/>
        </table:table-row>
        <table:table-row table:style-name="ro1">
          <table:table-cell office:value-type="float" office:value="403.929352">
            <text:p>403,929352</text:p>
          </table:table-cell>
          <table:table-cell office:value-type="float" office:value="-0.003236">
            <text:p>-0,003236</text:p>
          </table:table-cell>
          <table:table-cell office:value-type="float" office:value="-0.003198">
            <text:p>-0,003198</text:p>
          </table:table-cell>
          <table:table-cell office:value-type="float" office:value="0.363536">
            <text:p>0,363536</text:p>
          </table:table-cell>
          <table:table-cell office:value-type="float" office:value="-7.035">
            <text:p>-7,035</text:p>
          </table:table-cell>
          <table:table-cell table:number-columns-repeated="1019"/>
        </table:table-row>
        <table:table-row table:style-name="ro1">
          <table:table-cell office:value-type="float" office:value="403.929352">
            <text:p>403,929352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63536">
            <text:p>0,363536</text:p>
          </table:table-cell>
          <table:table-cell office:value-type="float" office:value="-7.035">
            <text:p>-7,035</text:p>
          </table:table-cell>
          <table:table-cell table:number-columns-repeated="1019"/>
        </table:table-row>
        <table:table-row table:style-name="ro1">
          <table:table-cell office:value-type="float" office:value="403.929352">
            <text:p>403,929352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63536">
            <text:p>0,363536</text:p>
          </table:table-cell>
          <table:table-cell office:value-type="float" office:value="-7.054706">
            <text:p>-7,054706</text:p>
          </table:table-cell>
          <table:table-cell table:number-columns-repeated="1019"/>
        </table:table-row>
        <table:table-row table:style-name="ro1">
          <table:table-cell office:value-type="float" office:value="403.929352">
            <text:p>403,929352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63536">
            <text:p>0,363536</text:p>
          </table:table-cell>
          <table:table-cell office:value-type="float" office:value="-7.054706">
            <text:p>-7,054706</text:p>
          </table:table-cell>
          <table:table-cell table:number-columns-repeated="1019"/>
        </table:table-row>
        <table:table-row table:style-name="ro1">
          <table:table-cell office:value-type="float" office:value="405.317444">
            <text:p>405,317444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64786">
            <text:p>0,364786</text:p>
          </table:table-cell>
          <table:table-cell office:value-type="float" office:value="-7.074412">
            <text:p>-7,074412</text:p>
          </table:table-cell>
          <table:table-cell table:number-columns-repeated="1019"/>
        </table:table-row>
        <table:table-row table:style-name="ro1">
          <table:table-cell office:value-type="float" office:value="405.317444">
            <text:p>405,317444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64786">
            <text:p>0,364786</text:p>
          </table:table-cell>
          <table:table-cell office:value-type="float" office:value="-7.074412">
            <text:p>-7,074412</text:p>
          </table:table-cell>
          <table:table-cell table:number-columns-repeated="1019"/>
        </table:table-row>
        <table:table-row table:style-name="ro1">
          <table:table-cell office:value-type="float" office:value="404.623383">
            <text:p>404,623383</text:p>
          </table:table-cell>
          <table:table-cell office:value-type="float" office:value="-0.003236">
            <text:p>-0,003236</text:p>
          </table:table-cell>
          <table:table-cell office:value-type="float" office:value="-0.003197">
            <text:p>-0,003197</text:p>
          </table:table-cell>
          <table:table-cell office:value-type="float" office:value="0.364161">
            <text:p>0,364161</text:p>
          </table:table-cell>
          <table:table-cell office:value-type="float" office:value="-7.094118">
            <text:p>-7,094118</text:p>
          </table:table-cell>
          <table:table-cell table:number-columns-repeated="1019"/>
        </table:table-row>
        <table:table-row table:style-name="ro1">
          <table:table-cell office:value-type="float" office:value="404.623383">
            <text:p>404,623383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64161">
            <text:p>0,364161</text:p>
          </table:table-cell>
          <table:table-cell office:value-type="float" office:value="-7.094118">
            <text:p>-7,094118</text:p>
          </table:table-cell>
          <table:table-cell table:number-columns-repeated="1019"/>
        </table:table-row>
        <table:table-row table:style-name="ro1">
          <table:table-cell office:value-type="float" office:value="406.011475">
            <text:p>406,011475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6541">
            <text:p>0,36541</text:p>
          </table:table-cell>
          <table:table-cell office:value-type="float" office:value="-7.113823">
            <text:p>-7,113823</text:p>
          </table:table-cell>
          <table:table-cell table:number-columns-repeated="1019"/>
        </table:table-row>
        <table:table-row table:style-name="ro1">
          <table:table-cell office:value-type="float" office:value="406.011475">
            <text:p>406,011475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6541">
            <text:p>0,36541</text:p>
          </table:table-cell>
          <table:table-cell office:value-type="float" office:value="-7.113823">
            <text:p>-7,113823</text:p>
          </table:table-cell>
          <table:table-cell table:number-columns-repeated="1019"/>
        </table:table-row>
        <table:table-row table:style-name="ro1">
          <table:table-cell office:value-type="float" office:value="405.317444">
            <text:p>405,317444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64786">
            <text:p>0,364786</text:p>
          </table:table-cell>
          <table:table-cell office:value-type="float" office:value="-7.132353">
            <text:p>-7,132353</text:p>
          </table:table-cell>
          <table:table-cell table:number-columns-repeated="1019"/>
        </table:table-row>
        <table:table-row table:style-name="ro1">
          <table:table-cell office:value-type="float" office:value="405.317444">
            <text:p>405,317444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64786">
            <text:p>0,364786</text:p>
          </table:table-cell>
          <table:table-cell office:value-type="float" office:value="-7.150882">
            <text:p>-7,150882</text:p>
          </table:table-cell>
          <table:table-cell table:number-columns-repeated="1019"/>
        </table:table-row>
        <table:table-row table:style-name="ro1">
          <table:table-cell office:value-type="float" office:value="406.011475">
            <text:p>406,011475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36541">
            <text:p>0,36541</text:p>
          </table:table-cell>
          <table:table-cell office:value-type="float" office:value="-7.150882">
            <text:p>-7,150882</text:p>
          </table:table-cell>
          <table:table-cell table:number-columns-repeated="1019"/>
        </table:table-row>
        <table:table-row table:style-name="ro1">
          <table:table-cell office:value-type="float" office:value="406.011475">
            <text:p>406,011475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6541">
            <text:p>0,36541</text:p>
          </table:table-cell>
          <table:table-cell office:value-type="float" office:value="-7.170294">
            <text:p>-7,170294</text:p>
          </table:table-cell>
          <table:table-cell table:number-columns-repeated="1019"/>
        </table:table-row>
        <table:table-row table:style-name="ro1">
          <table:table-cell office:value-type="float" office:value="406.705505">
            <text:p>406,705505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66035">
            <text:p>0,366035</text:p>
          </table:table-cell>
          <table:table-cell office:value-type="float" office:value="-7.170294">
            <text:p>-7,170294</text:p>
          </table:table-cell>
          <table:table-cell table:number-columns-repeated="1019"/>
        </table:table-row>
        <table:table-row table:style-name="ro1">
          <table:table-cell office:value-type="float" office:value="406.705505">
            <text:p>406,705505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66035">
            <text:p>0,366035</text:p>
          </table:table-cell>
          <table:table-cell office:value-type="float" office:value="-7.189412">
            <text:p>-7,189412</text:p>
          </table:table-cell>
          <table:table-cell table:number-columns-repeated="1019"/>
        </table:table-row>
        <table:table-row table:style-name="ro1">
          <table:table-cell office:value-type="float" office:value="406.011475">
            <text:p>406,011475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6541">
            <text:p>0,36541</text:p>
          </table:table-cell>
          <table:table-cell office:value-type="float" office:value="-7.189412">
            <text:p>-7,189412</text:p>
          </table:table-cell>
          <table:table-cell table:number-columns-repeated="1019"/>
        </table:table-row>
        <table:table-row table:style-name="ro1">
          <table:table-cell office:value-type="float" office:value="407.399536">
            <text:p>407,399536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6666">
            <text:p>0,36666</text:p>
          </table:table-cell>
          <table:table-cell office:value-type="float" office:value="-7.208529">
            <text:p>-7,208529</text:p>
          </table:table-cell>
          <table:table-cell table:number-columns-repeated="1019"/>
        </table:table-row>
        <table:table-row table:style-name="ro1">
          <table:table-cell office:value-type="float" office:value="407.399536">
            <text:p>407,399536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6666">
            <text:p>0,36666</text:p>
          </table:table-cell>
          <table:table-cell office:value-type="float" office:value="-7.208529">
            <text:p>-7,208529</text:p>
          </table:table-cell>
          <table:table-cell table:number-columns-repeated="1019"/>
        </table:table-row>
        <table:table-row table:style-name="ro1">
          <table:table-cell office:value-type="float" office:value="408.093567">
            <text:p>408,093567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67284">
            <text:p>0,367284</text:p>
          </table:table-cell>
          <table:table-cell office:value-type="float" office:value="-7.227647">
            <text:p>-7,227647</text:p>
          </table:table-cell>
          <table:table-cell table:number-columns-repeated="1019"/>
        </table:table-row>
        <table:table-row table:style-name="ro1">
          <table:table-cell office:value-type="float" office:value="408.093567">
            <text:p>408,093567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367284">
            <text:p>0,367284</text:p>
          </table:table-cell>
          <table:table-cell office:value-type="float" office:value="-7.227647">
            <text:p>-7,227647</text:p>
          </table:table-cell>
          <table:table-cell table:number-columns-repeated="1019"/>
        </table:table-row>
        <table:table-row table:style-name="ro1">
          <table:table-cell office:value-type="float" office:value="408.093567">
            <text:p>408,093567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67284">
            <text:p>0,367284</text:p>
          </table:table-cell>
          <table:table-cell office:value-type="float" office:value="-7.247059">
            <text:p>-7,247059</text:p>
          </table:table-cell>
          <table:table-cell table:number-columns-repeated="1019"/>
        </table:table-row>
        <table:table-row table:style-name="ro1">
          <table:table-cell office:value-type="float" office:value="408.093567">
            <text:p>408,093567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367284">
            <text:p>0,367284</text:p>
          </table:table-cell>
          <table:table-cell office:value-type="float" office:value="-7.247059">
            <text:p>-7,247059</text:p>
          </table:table-cell>
          <table:table-cell table:number-columns-repeated="1019"/>
        </table:table-row>
        <table:table-row table:style-name="ro1">
          <table:table-cell office:value-type="float" office:value="407.399536">
            <text:p>407,399536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6666">
            <text:p>0,36666</text:p>
          </table:table-cell>
          <table:table-cell office:value-type="float" office:value="-7.265588">
            <text:p>-7,265588</text:p>
          </table:table-cell>
          <table:table-cell table:number-columns-repeated="1019"/>
        </table:table-row>
        <table:table-row table:style-name="ro1">
          <table:table-cell office:value-type="float" office:value="407.399536">
            <text:p>407,399536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6666">
            <text:p>0,36666</text:p>
          </table:table-cell>
          <table:table-cell office:value-type="float" office:value="-7.265588">
            <text:p>-7,265588</text:p>
          </table:table-cell>
          <table:table-cell table:number-columns-repeated="1019"/>
        </table:table-row>
        <table:table-row table:style-name="ro1">
          <table:table-cell office:value-type="float" office:value="408.787628">
            <text:p>408,787628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67909">
            <text:p>0,367909</text:p>
          </table:table-cell>
          <table:table-cell office:value-type="float" office:value="-7.285">
            <text:p>-7,285</text:p>
          </table:table-cell>
          <table:table-cell table:number-columns-repeated="1019"/>
        </table:table-row>
        <table:table-row table:style-name="ro1">
          <table:table-cell office:value-type="float" office:value="408.787628">
            <text:p>408,787628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67909">
            <text:p>0,367909</text:p>
          </table:table-cell>
          <table:table-cell office:value-type="float" office:value="-7.285">
            <text:p>-7,285</text:p>
          </table:table-cell>
          <table:table-cell table:number-columns-repeated="1019"/>
        </table:table-row>
        <table:table-row table:style-name="ro1">
          <table:table-cell office:value-type="float" office:value="406.705505">
            <text:p>406,705505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66035">
            <text:p>0,366035</text:p>
          </table:table-cell>
          <table:table-cell office:value-type="float" office:value="-7.304118">
            <text:p>-7,304118</text:p>
          </table:table-cell>
          <table:table-cell table:number-columns-repeated="1019"/>
        </table:table-row>
        <table:table-row table:style-name="ro1">
          <table:table-cell office:value-type="float" office:value="406.705505">
            <text:p>406,705505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66035">
            <text:p>0,366035</text:p>
          </table:table-cell>
          <table:table-cell office:value-type="float" office:value="-7.304118">
            <text:p>-7,304118</text:p>
          </table:table-cell>
          <table:table-cell table:number-columns-repeated="1019"/>
        </table:table-row>
        <table:table-row table:style-name="ro1">
          <table:table-cell office:value-type="float" office:value="409.481659">
            <text:p>409,481659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68533">
            <text:p>0,368533</text:p>
          </table:table-cell>
          <table:table-cell office:value-type="float" office:value="-7.324412">
            <text:p>-7,324412</text:p>
          </table:table-cell>
          <table:table-cell table:number-columns-repeated="1019"/>
        </table:table-row>
        <table:table-row table:style-name="ro1">
          <table:table-cell office:value-type="float" office:value="409.481659">
            <text:p>409,481659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68533">
            <text:p>0,368533</text:p>
          </table:table-cell>
          <table:table-cell office:value-type="float" office:value="-7.324412">
            <text:p>-7,324412</text:p>
          </table:table-cell>
          <table:table-cell table:number-columns-repeated="1019"/>
        </table:table-row>
        <table:table-row table:style-name="ro1">
          <table:table-cell office:value-type="float" office:value="409.481659">
            <text:p>409,481659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68533">
            <text:p>0,368533</text:p>
          </table:table-cell>
          <table:table-cell office:value-type="float" office:value="-7.344412">
            <text:p>-7,344412</text:p>
          </table:table-cell>
          <table:table-cell table:number-columns-repeated="1019"/>
        </table:table-row>
        <table:table-row table:style-name="ro1">
          <table:table-cell office:value-type="float" office:value="409.481659">
            <text:p>409,481659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68533">
            <text:p>0,368533</text:p>
          </table:table-cell>
          <table:table-cell office:value-type="float" office:value="-7.344412">
            <text:p>-7,344412</text:p>
          </table:table-cell>
          <table:table-cell table:number-columns-repeated="1019"/>
        </table:table-row>
        <table:table-row table:style-name="ro1">
          <table:table-cell office:value-type="float" office:value="410.17569">
            <text:p>410,17569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69158">
            <text:p>0,369158</text:p>
          </table:table-cell>
          <table:table-cell office:value-type="float" office:value="-7.364412">
            <text:p>-7,364412</text:p>
          </table:table-cell>
          <table:table-cell table:number-columns-repeated="1019"/>
        </table:table-row>
        <table:table-row table:style-name="ro1">
          <table:table-cell office:value-type="float" office:value="410.17569">
            <text:p>410,17569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69158">
            <text:p>0,369158</text:p>
          </table:table-cell>
          <table:table-cell office:value-type="float" office:value="-7.364412">
            <text:p>-7,364412</text:p>
          </table:table-cell>
          <table:table-cell table:number-columns-repeated="1019"/>
        </table:table-row>
        <table:table-row table:style-name="ro1">
          <table:table-cell office:value-type="float" office:value="408.787628">
            <text:p>408,787628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67909">
            <text:p>0,367909</text:p>
          </table:table-cell>
          <table:table-cell office:value-type="float" office:value="-7.384412">
            <text:p>-7,384412</text:p>
          </table:table-cell>
          <table:table-cell table:number-columns-repeated="1019"/>
        </table:table-row>
        <table:table-row table:style-name="ro1">
          <table:table-cell office:value-type="float" office:value="408.787628">
            <text:p>408,787628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67909">
            <text:p>0,367909</text:p>
          </table:table-cell>
          <table:table-cell office:value-type="float" office:value="-7.384412">
            <text:p>-7,384412</text:p>
          </table:table-cell>
          <table:table-cell table:number-columns-repeated="1019"/>
        </table:table-row>
        <table:table-row table:style-name="ro1">
          <table:table-cell office:value-type="float" office:value="409.481659">
            <text:p>409,481659</text:p>
          </table:table-cell>
          <table:table-cell office:value-type="float" office:value="-0.00323">
            <text:p>-0,00323</text:p>
          </table:table-cell>
          <table:table-cell office:value-type="float" office:value="-0.003201">
            <text:p>-0,003201</text:p>
          </table:table-cell>
          <table:table-cell office:value-type="float" office:value="0.368533">
            <text:p>0,368533</text:p>
          </table:table-cell>
          <table:table-cell office:value-type="float" office:value="-7.403823">
            <text:p>-7,403823</text:p>
          </table:table-cell>
          <table:table-cell table:number-columns-repeated="1019"/>
        </table:table-row>
        <table:table-row table:style-name="ro1">
          <table:table-cell office:value-type="float" office:value="409.481659">
            <text:p>409,481659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68533">
            <text:p>0,368533</text:p>
          </table:table-cell>
          <table:table-cell office:value-type="float" office:value="-7.403823">
            <text:p>-7,403823</text:p>
          </table:table-cell>
          <table:table-cell table:number-columns-repeated="1019"/>
        </table:table-row>
        <table:table-row table:style-name="ro1">
          <table:table-cell office:value-type="float" office:value="408.787628">
            <text:p>408,787628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67909">
            <text:p>0,367909</text:p>
          </table:table-cell>
          <table:table-cell office:value-type="float" office:value="-7.425">
            <text:p>-7,425</text:p>
          </table:table-cell>
          <table:table-cell table:number-columns-repeated="1019"/>
        </table:table-row>
        <table:table-row table:style-name="ro1">
          <table:table-cell office:value-type="float" office:value="408.787628">
            <text:p>408,787628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67909">
            <text:p>0,367909</text:p>
          </table:table-cell>
          <table:table-cell office:value-type="float" office:value="-7.425">
            <text:p>-7,425</text:p>
          </table:table-cell>
          <table:table-cell table:number-columns-repeated="1019"/>
        </table:table-row>
        <table:table-row table:style-name="ro1">
          <table:table-cell office:value-type="float" office:value="410.86972">
            <text:p>410,86972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369783">
            <text:p>0,369783</text:p>
          </table:table-cell>
          <table:table-cell office:value-type="float" office:value="-7.444412">
            <text:p>-7,444412</text:p>
          </table:table-cell>
          <table:table-cell table:number-columns-repeated="1019"/>
        </table:table-row>
        <table:table-row table:style-name="ro1">
          <table:table-cell office:value-type="float" office:value="410.86972">
            <text:p>410,86972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69783">
            <text:p>0,369783</text:p>
          </table:table-cell>
          <table:table-cell office:value-type="float" office:value="-7.444412">
            <text:p>-7,444412</text:p>
          </table:table-cell>
          <table:table-cell table:number-columns-repeated="1019"/>
        </table:table-row>
        <table:table-row table:style-name="ro1">
          <table:table-cell office:value-type="float" office:value="409.481659">
            <text:p>409,481659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68533">
            <text:p>0,368533</text:p>
          </table:table-cell>
          <table:table-cell office:value-type="float" office:value="-7.463823">
            <text:p>-7,463823</text:p>
          </table:table-cell>
          <table:table-cell table:number-columns-repeated="1019"/>
        </table:table-row>
        <table:table-row table:style-name="ro1">
          <table:table-cell office:value-type="float" office:value="409.481659">
            <text:p>409,481659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68533">
            <text:p>0,368533</text:p>
          </table:table-cell>
          <table:table-cell office:value-type="float" office:value="-7.463823">
            <text:p>-7,463823</text:p>
          </table:table-cell>
          <table:table-cell table:number-columns-repeated="1019"/>
        </table:table-row>
        <table:table-row table:style-name="ro1">
          <table:table-cell office:value-type="float" office:value="410.86972">
            <text:p>410,86972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69783">
            <text:p>0,369783</text:p>
          </table:table-cell>
          <table:table-cell office:value-type="float" office:value="-7.483823">
            <text:p>-7,483823</text:p>
          </table:table-cell>
          <table:table-cell table:number-columns-repeated="1019"/>
        </table:table-row>
        <table:table-row table:style-name="ro1">
          <table:table-cell office:value-type="float" office:value="410.86972">
            <text:p>410,86972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69783">
            <text:p>0,369783</text:p>
          </table:table-cell>
          <table:table-cell office:value-type="float" office:value="-7.483823">
            <text:p>-7,483823</text:p>
          </table:table-cell>
          <table:table-cell table:number-columns-repeated="1019"/>
        </table:table-row>
        <table:table-row table:style-name="ro1">
          <table:table-cell office:value-type="float" office:value="410.86972">
            <text:p>410,86972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69783">
            <text:p>0,369783</text:p>
          </table:table-cell>
          <table:table-cell office:value-type="float" office:value="-7.504117">
            <text:p>-7,504117</text:p>
          </table:table-cell>
          <table:table-cell table:number-columns-repeated="1019"/>
        </table:table-row>
        <table:table-row table:style-name="ro1">
          <table:table-cell office:value-type="float" office:value="410.86972">
            <text:p>410,86972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69783">
            <text:p>0,369783</text:p>
          </table:table-cell>
          <table:table-cell office:value-type="float" office:value="-7.504117">
            <text:p>-7,504117</text:p>
          </table:table-cell>
          <table:table-cell table:number-columns-repeated="1019"/>
        </table:table-row>
        <table:table-row table:style-name="ro1">
          <table:table-cell office:value-type="float" office:value="411.563751">
            <text:p>411,563751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70407">
            <text:p>0,370407</text:p>
          </table:table-cell>
          <table:table-cell office:value-type="float" office:value="-7.525">
            <text:p>-7,525</text:p>
          </table:table-cell>
          <table:table-cell table:number-columns-repeated="1019"/>
        </table:table-row>
        <table:table-row table:style-name="ro1">
          <table:table-cell office:value-type="float" office:value="411.563751">
            <text:p>411,563751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70407">
            <text:p>0,370407</text:p>
          </table:table-cell>
          <table:table-cell office:value-type="float" office:value="-7.525">
            <text:p>-7,525</text:p>
          </table:table-cell>
          <table:table-cell table:number-columns-repeated="1019"/>
        </table:table-row>
        <table:table-row table:style-name="ro1">
          <table:table-cell office:value-type="float" office:value="411.563751">
            <text:p>411,563751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70407">
            <text:p>0,370407</text:p>
          </table:table-cell>
          <table:table-cell office:value-type="float" office:value="-7.544117">
            <text:p>-7,544117</text:p>
          </table:table-cell>
          <table:table-cell table:number-columns-repeated="1019"/>
        </table:table-row>
        <table:table-row table:style-name="ro1">
          <table:table-cell office:value-type="float" office:value="411.563751">
            <text:p>411,563751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70407">
            <text:p>0,370407</text:p>
          </table:table-cell>
          <table:table-cell office:value-type="float" office:value="-7.544117">
            <text:p>-7,544117</text:p>
          </table:table-cell>
          <table:table-cell table:number-columns-repeated="1019"/>
        </table:table-row>
        <table:table-row table:style-name="ro1">
          <table:table-cell office:value-type="float" office:value="412.257812">
            <text:p>412,257812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71032">
            <text:p>0,371032</text:p>
          </table:table-cell>
          <table:table-cell office:value-type="float" office:value="-7.564117">
            <text:p>-7,564117</text:p>
          </table:table-cell>
          <table:table-cell table:number-columns-repeated="1019"/>
        </table:table-row>
        <table:table-row table:style-name="ro1">
          <table:table-cell office:value-type="float" office:value="412.257812">
            <text:p>412,257812</text:p>
          </table:table-cell>
          <table:table-cell office:value-type="float" office:value="-0.003236">
            <text:p>-0,003236</text:p>
          </table:table-cell>
          <table:table-cell office:value-type="float" office:value="-0.003198">
            <text:p>-0,003198</text:p>
          </table:table-cell>
          <table:table-cell office:value-type="float" office:value="0.371032">
            <text:p>0,371032</text:p>
          </table:table-cell>
          <table:table-cell office:value-type="float" office:value="-7.564117">
            <text:p>-7,564117</text:p>
          </table:table-cell>
          <table:table-cell table:number-columns-repeated="1019"/>
        </table:table-row>
        <table:table-row table:style-name="ro1">
          <table:table-cell office:value-type="float" office:value="412.257812">
            <text:p>412,257812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71032">
            <text:p>0,371032</text:p>
          </table:table-cell>
          <table:table-cell office:value-type="float" office:value="-7.584117">
            <text:p>-7,584117</text:p>
          </table:table-cell>
          <table:table-cell table:number-columns-repeated="1019"/>
        </table:table-row>
        <table:table-row table:style-name="ro1">
          <table:table-cell office:value-type="float" office:value="412.257812">
            <text:p>412,257812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71032">
            <text:p>0,371032</text:p>
          </table:table-cell>
          <table:table-cell office:value-type="float" office:value="-7.584117">
            <text:p>-7,584117</text:p>
          </table:table-cell>
          <table:table-cell table:number-columns-repeated="1019"/>
        </table:table-row>
        <table:table-row table:style-name="ro1">
          <table:table-cell office:value-type="float" office:value="412.257812">
            <text:p>412,257812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71032">
            <text:p>0,371032</text:p>
          </table:table-cell>
          <table:table-cell office:value-type="float" office:value="-7.603824">
            <text:p>-7,603824</text:p>
          </table:table-cell>
          <table:table-cell table:number-columns-repeated="1019"/>
        </table:table-row>
        <table:table-row table:style-name="ro1">
          <table:table-cell office:value-type="float" office:value="412.257812">
            <text:p>412,257812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71032">
            <text:p>0,371032</text:p>
          </table:table-cell>
          <table:table-cell office:value-type="float" office:value="-7.603824">
            <text:p>-7,603824</text:p>
          </table:table-cell>
          <table:table-cell table:number-columns-repeated="1019"/>
        </table:table-row>
        <table:table-row table:style-name="ro1">
          <table:table-cell office:value-type="float" office:value="412.951843">
            <text:p>412,951843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71657">
            <text:p>0,371657</text:p>
          </table:table-cell>
          <table:table-cell office:value-type="float" office:value="-7.624706">
            <text:p>-7,624706</text:p>
          </table:table-cell>
          <table:table-cell table:number-columns-repeated="1019"/>
        </table:table-row>
        <table:table-row table:style-name="ro1">
          <table:table-cell office:value-type="float" office:value="412.951843">
            <text:p>412,951843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71657">
            <text:p>0,371657</text:p>
          </table:table-cell>
          <table:table-cell office:value-type="float" office:value="-7.624706">
            <text:p>-7,624706</text:p>
          </table:table-cell>
          <table:table-cell table:number-columns-repeated="1019"/>
        </table:table-row>
        <table:table-row table:style-name="ro1">
          <table:table-cell office:value-type="float" office:value="412.951843">
            <text:p>412,951843</text:p>
          </table:table-cell>
          <table:table-cell office:value-type="float" office:value="-0.003235">
            <text:p>-0,003235</text:p>
          </table:table-cell>
          <table:table-cell office:value-type="float" office:value="-0.003197">
            <text:p>-0,003197</text:p>
          </table:table-cell>
          <table:table-cell office:value-type="float" office:value="0.371657">
            <text:p>0,371657</text:p>
          </table:table-cell>
          <table:table-cell office:value-type="float" office:value="-7.643529">
            <text:p>-7,643529</text:p>
          </table:table-cell>
          <table:table-cell table:number-columns-repeated="1019"/>
        </table:table-row>
        <table:table-row table:style-name="ro1">
          <table:table-cell office:value-type="float" office:value="412.951843">
            <text:p>412,951843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371657">
            <text:p>0,371657</text:p>
          </table:table-cell>
          <table:table-cell office:value-type="float" office:value="-7.643529">
            <text:p>-7,643529</text:p>
          </table:table-cell>
          <table:table-cell table:number-columns-repeated="1019"/>
        </table:table-row>
        <table:table-row table:style-name="ro1">
          <table:table-cell office:value-type="float" office:value="412.257812">
            <text:p>412,257812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371032">
            <text:p>0,371032</text:p>
          </table:table-cell>
          <table:table-cell office:value-type="float" office:value="-7.663824">
            <text:p>-7,663824</text:p>
          </table:table-cell>
          <table:table-cell table:number-columns-repeated="1019"/>
        </table:table-row>
        <table:table-row table:style-name="ro1">
          <table:table-cell office:value-type="float" office:value="412.257812">
            <text:p>412,257812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71032">
            <text:p>0,371032</text:p>
          </table:table-cell>
          <table:table-cell office:value-type="float" office:value="-7.663824">
            <text:p>-7,663824</text:p>
          </table:table-cell>
          <table:table-cell table:number-columns-repeated="1019"/>
        </table:table-row>
        <table:table-row table:style-name="ro1">
          <table:table-cell office:value-type="float" office:value="415.033936">
            <text:p>415,033936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73531">
            <text:p>0,373531</text:p>
          </table:table-cell>
          <table:table-cell office:value-type="float" office:value="-7.683824">
            <text:p>-7,683824</text:p>
          </table:table-cell>
          <table:table-cell table:number-columns-repeated="1019"/>
        </table:table-row>
        <table:table-row table:style-name="ro1">
          <table:table-cell office:value-type="float" office:value="415.033936">
            <text:p>415,033936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73531">
            <text:p>0,373531</text:p>
          </table:table-cell>
          <table:table-cell office:value-type="float" office:value="-7.683824">
            <text:p>-7,683824</text:p>
          </table:table-cell>
          <table:table-cell table:number-columns-repeated="1019"/>
        </table:table-row>
        <table:table-row table:style-name="ro1">
          <table:table-cell office:value-type="float" office:value="411.563751">
            <text:p>411,563751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70407">
            <text:p>0,370407</text:p>
          </table:table-cell>
          <table:table-cell office:value-type="float" office:value="-7.704118">
            <text:p>-7,704118</text:p>
          </table:table-cell>
          <table:table-cell table:number-columns-repeated="1019"/>
        </table:table-row>
        <table:table-row table:style-name="ro1">
          <table:table-cell office:value-type="float" office:value="411.563751">
            <text:p>411,563751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70407">
            <text:p>0,370407</text:p>
          </table:table-cell>
          <table:table-cell office:value-type="float" office:value="-7.704118">
            <text:p>-7,704118</text:p>
          </table:table-cell>
          <table:table-cell table:number-columns-repeated="1019"/>
        </table:table-row>
        <table:table-row table:style-name="ro1">
          <table:table-cell office:value-type="float" office:value="413.645874">
            <text:p>413,645874</text:p>
          </table:table-cell>
          <table:table-cell office:value-type="float" office:value="-0.003228">
            <text:p>-0,003228</text:p>
          </table:table-cell>
          <table:table-cell office:value-type="float" office:value="-0.003202">
            <text:p>-0,003202</text:p>
          </table:table-cell>
          <table:table-cell office:value-type="float" office:value="0.372281">
            <text:p>0,372281</text:p>
          </table:table-cell>
          <table:table-cell office:value-type="float" office:value="-7.724706">
            <text:p>-7,724706</text:p>
          </table:table-cell>
          <table:table-cell table:number-columns-repeated="1019"/>
        </table:table-row>
        <table:table-row table:style-name="ro1">
          <table:table-cell office:value-type="float" office:value="413.645874">
            <text:p>413,645874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72281">
            <text:p>0,372281</text:p>
          </table:table-cell>
          <table:table-cell office:value-type="float" office:value="-7.724706">
            <text:p>-7,724706</text:p>
          </table:table-cell>
          <table:table-cell table:number-columns-repeated="1019"/>
        </table:table-row>
        <table:table-row table:style-name="ro1">
          <table:table-cell office:value-type="float" office:value="413.645874">
            <text:p>413,645874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72281">
            <text:p>0,372281</text:p>
          </table:table-cell>
          <table:table-cell office:value-type="float" office:value="-7.744706">
            <text:p>-7,744706</text:p>
          </table:table-cell>
          <table:table-cell table:number-columns-repeated="1019"/>
        </table:table-row>
        <table:table-row table:style-name="ro1">
          <table:table-cell office:value-type="float" office:value="413.645874">
            <text:p>413,645874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72281">
            <text:p>0,372281</text:p>
          </table:table-cell>
          <table:table-cell office:value-type="float" office:value="-7.744706">
            <text:p>-7,744706</text:p>
          </table:table-cell>
          <table:table-cell table:number-columns-repeated="1019"/>
        </table:table-row>
        <table:table-row table:style-name="ro1">
          <table:table-cell office:value-type="float" office:value="413.645874">
            <text:p>413,645874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72281">
            <text:p>0,372281</text:p>
          </table:table-cell>
          <table:table-cell office:value-type="float" office:value="-7.764118">
            <text:p>-7,764118</text:p>
          </table:table-cell>
          <table:table-cell table:number-columns-repeated="1019"/>
        </table:table-row>
        <table:table-row table:style-name="ro1">
          <table:table-cell office:value-type="float" office:value="413.645874">
            <text:p>413,645874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72281">
            <text:p>0,372281</text:p>
          </table:table-cell>
          <table:table-cell office:value-type="float" office:value="-7.764118">
            <text:p>-7,764118</text:p>
          </table:table-cell>
          <table:table-cell table:number-columns-repeated="1019"/>
        </table:table-row>
        <table:table-row table:style-name="ro1">
          <table:table-cell office:value-type="float" office:value="416.422028">
            <text:p>416,422028</text:p>
          </table:table-cell>
          <table:table-cell office:value-type="float" office:value="-0.00323">
            <text:p>-0,00323</text:p>
          </table:table-cell>
          <table:table-cell office:value-type="float" office:value="-0.003201">
            <text:p>-0,003201</text:p>
          </table:table-cell>
          <table:table-cell office:value-type="float" office:value="0.37478">
            <text:p>0,37478</text:p>
          </table:table-cell>
          <table:table-cell office:value-type="float" office:value="-7.783823">
            <text:p>-7,783823</text:p>
          </table:table-cell>
          <table:table-cell table:number-columns-repeated="1019"/>
        </table:table-row>
        <table:table-row table:style-name="ro1">
          <table:table-cell office:value-type="float" office:value="416.422028">
            <text:p>416,422028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7478">
            <text:p>0,37478</text:p>
          </table:table-cell>
          <table:table-cell office:value-type="float" office:value="-7.783823">
            <text:p>-7,783823</text:p>
          </table:table-cell>
          <table:table-cell table:number-columns-repeated="1019"/>
        </table:table-row>
        <table:table-row table:style-name="ro1">
          <table:table-cell office:value-type="float" office:value="415.727997">
            <text:p>415,727997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74155">
            <text:p>0,374155</text:p>
          </table:table-cell>
          <table:table-cell office:value-type="float" office:value="-7.803823">
            <text:p>-7,803823</text:p>
          </table:table-cell>
          <table:table-cell table:number-columns-repeated="1019"/>
        </table:table-row>
        <table:table-row table:style-name="ro1">
          <table:table-cell office:value-type="float" office:value="415.727997">
            <text:p>415,727997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74155">
            <text:p>0,374155</text:p>
          </table:table-cell>
          <table:table-cell office:value-type="float" office:value="-7.803823">
            <text:p>-7,803823</text:p>
          </table:table-cell>
          <table:table-cell table:number-columns-repeated="1019"/>
        </table:table-row>
        <table:table-row table:style-name="ro1">
          <table:table-cell office:value-type="float" office:value="416.422028">
            <text:p>416,422028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7478">
            <text:p>0,37478</text:p>
          </table:table-cell>
          <table:table-cell office:value-type="float" office:value="-7.824706">
            <text:p>-7,824706</text:p>
          </table:table-cell>
          <table:table-cell table:number-columns-repeated="1019"/>
        </table:table-row>
        <table:table-row table:style-name="ro1">
          <table:table-cell office:value-type="float" office:value="416.422028">
            <text:p>416,422028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7478">
            <text:p>0,37478</text:p>
          </table:table-cell>
          <table:table-cell office:value-type="float" office:value="-7.824706">
            <text:p>-7,824706</text:p>
          </table:table-cell>
          <table:table-cell table:number-columns-repeated="1019"/>
        </table:table-row>
        <table:table-row table:style-name="ro1">
          <table:table-cell office:value-type="float" office:value="415.727997">
            <text:p>415,727997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74155">
            <text:p>0,374155</text:p>
          </table:table-cell>
          <table:table-cell office:value-type="float" office:value="-7.844118">
            <text:p>-7,844118</text:p>
          </table:table-cell>
          <table:table-cell table:number-columns-repeated="1019"/>
        </table:table-row>
        <table:table-row table:style-name="ro1">
          <table:table-cell office:value-type="float" office:value="415.727997">
            <text:p>415,727997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74155">
            <text:p>0,374155</text:p>
          </table:table-cell>
          <table:table-cell office:value-type="float" office:value="-7.844118">
            <text:p>-7,844118</text:p>
          </table:table-cell>
          <table:table-cell table:number-columns-repeated="1019"/>
        </table:table-row>
        <table:table-row table:style-name="ro1">
          <table:table-cell office:value-type="float" office:value="417.116058">
            <text:p>417,116058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75404">
            <text:p>0,375404</text:p>
          </table:table-cell>
          <table:table-cell office:value-type="float" office:value="-7.863823">
            <text:p>-7,863823</text:p>
          </table:table-cell>
          <table:table-cell table:number-columns-repeated="1019"/>
        </table:table-row>
        <table:table-row table:style-name="ro1">
          <table:table-cell office:value-type="float" office:value="417.116058">
            <text:p>417,116058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75404">
            <text:p>0,375404</text:p>
          </table:table-cell>
          <table:table-cell office:value-type="float" office:value="-7.863823">
            <text:p>-7,863823</text:p>
          </table:table-cell>
          <table:table-cell table:number-columns-repeated="1019"/>
        </table:table-row>
        <table:table-row table:style-name="ro1">
          <table:table-cell office:value-type="float" office:value="415.727997">
            <text:p>415,727997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74155">
            <text:p>0,374155</text:p>
          </table:table-cell>
          <table:table-cell office:value-type="float" office:value="-7.884118">
            <text:p>-7,884118</text:p>
          </table:table-cell>
          <table:table-cell table:number-columns-repeated="1019"/>
        </table:table-row>
        <table:table-row table:style-name="ro1">
          <table:table-cell office:value-type="float" office:value="415.727997">
            <text:p>415,727997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74155">
            <text:p>0,374155</text:p>
          </table:table-cell>
          <table:table-cell office:value-type="float" office:value="-7.884118">
            <text:p>-7,884118</text:p>
          </table:table-cell>
          <table:table-cell table:number-columns-repeated="1019"/>
        </table:table-row>
        <table:table-row table:style-name="ro1">
          <table:table-cell office:value-type="float" office:value="416.422028">
            <text:p>416,422028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7478">
            <text:p>0,37478</text:p>
          </table:table-cell>
          <table:table-cell office:value-type="float" office:value="-7.904118">
            <text:p>-7,904118</text:p>
          </table:table-cell>
          <table:table-cell table:number-columns-repeated="1019"/>
        </table:table-row>
        <table:table-row table:style-name="ro1">
          <table:table-cell office:value-type="float" office:value="416.422028">
            <text:p>416,422028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7478">
            <text:p>0,37478</text:p>
          </table:table-cell>
          <table:table-cell office:value-type="float" office:value="-7.904118">
            <text:p>-7,904118</text:p>
          </table:table-cell>
          <table:table-cell table:number-columns-repeated="1019"/>
        </table:table-row>
        <table:table-row table:style-name="ro1">
          <table:table-cell office:value-type="float" office:value="417.116058">
            <text:p>417,116058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75404">
            <text:p>0,375404</text:p>
          </table:table-cell>
          <table:table-cell office:value-type="float" office:value="-7.924706">
            <text:p>-7,924706</text:p>
          </table:table-cell>
          <table:table-cell table:number-columns-repeated="1019"/>
        </table:table-row>
        <table:table-row table:style-name="ro1">
          <table:table-cell office:value-type="float" office:value="417.116058">
            <text:p>417,116058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75404">
            <text:p>0,375404</text:p>
          </table:table-cell>
          <table:table-cell office:value-type="float" office:value="-7.924706">
            <text:p>-7,924706</text:p>
          </table:table-cell>
          <table:table-cell table:number-columns-repeated="1019"/>
        </table:table-row>
        <table:table-row table:style-name="ro1">
          <table:table-cell office:value-type="float" office:value="417.810089">
            <text:p>417,810089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76029">
            <text:p>0,376029</text:p>
          </table:table-cell>
          <table:table-cell office:value-type="float" office:value="-7.943823">
            <text:p>-7,943823</text:p>
          </table:table-cell>
          <table:table-cell table:number-columns-repeated="1019"/>
        </table:table-row>
        <table:table-row table:style-name="ro1">
          <table:table-cell office:value-type="float" office:value="417.810089">
            <text:p>417,810089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76029">
            <text:p>0,376029</text:p>
          </table:table-cell>
          <table:table-cell office:value-type="float" office:value="-7.943823">
            <text:p>-7,943823</text:p>
          </table:table-cell>
          <table:table-cell table:number-columns-repeated="1019"/>
        </table:table-row>
        <table:table-row table:style-name="ro1">
          <table:table-cell office:value-type="float" office:value="417.116058">
            <text:p>417,116058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75404">
            <text:p>0,375404</text:p>
          </table:table-cell>
          <table:table-cell office:value-type="float" office:value="-7.96353">
            <text:p>-7,96353</text:p>
          </table:table-cell>
          <table:table-cell table:number-columns-repeated="1019"/>
        </table:table-row>
        <table:table-row table:style-name="ro1">
          <table:table-cell office:value-type="float" office:value="417.116058">
            <text:p>417,116058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375404">
            <text:p>0,375404</text:p>
          </table:table-cell>
          <table:table-cell office:value-type="float" office:value="-7.96353">
            <text:p>-7,96353</text:p>
          </table:table-cell>
          <table:table-cell table:number-columns-repeated="1019"/>
        </table:table-row>
        <table:table-row table:style-name="ro1">
          <table:table-cell office:value-type="float" office:value="417.810089">
            <text:p>417,810089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76029">
            <text:p>0,376029</text:p>
          </table:table-cell>
          <table:table-cell office:value-type="float" office:value="-7.983823">
            <text:p>-7,983823</text:p>
          </table:table-cell>
          <table:table-cell table:number-columns-repeated="1019"/>
        </table:table-row>
        <table:table-row table:style-name="ro1">
          <table:table-cell office:value-type="float" office:value="417.810089">
            <text:p>417,810089</text:p>
          </table:table-cell>
          <table:table-cell office:value-type="float" office:value="-0.003236">
            <text:p>-0,003236</text:p>
          </table:table-cell>
          <table:table-cell office:value-type="float" office:value="-0.003198">
            <text:p>-0,003198</text:p>
          </table:table-cell>
          <table:table-cell office:value-type="float" office:value="0.376029">
            <text:p>0,376029</text:p>
          </table:table-cell>
          <table:table-cell office:value-type="float" office:value="-7.983823">
            <text:p>-7,983823</text:p>
          </table:table-cell>
          <table:table-cell table:number-columns-repeated="1019"/>
        </table:table-row>
        <table:table-row table:style-name="ro1">
          <table:table-cell office:value-type="float" office:value="417.810089">
            <text:p>417,810089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76029">
            <text:p>0,376029</text:p>
          </table:table-cell>
          <table:table-cell office:value-type="float" office:value="-8.003823">
            <text:p>-8,003823</text:p>
          </table:table-cell>
          <table:table-cell table:number-columns-repeated="1019"/>
        </table:table-row>
        <table:table-row table:style-name="ro1">
          <table:table-cell office:value-type="float" office:value="417.810089">
            <text:p>417,81008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76029">
            <text:p>0,376029</text:p>
          </table:table-cell>
          <table:table-cell office:value-type="float" office:value="-8.003823">
            <text:p>-8,003823</text:p>
          </table:table-cell>
          <table:table-cell table:number-columns-repeated="1019"/>
        </table:table-row>
        <table:table-row table:style-name="ro1">
          <table:table-cell office:value-type="float" office:value="418.50412">
            <text:p>418,50412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76654">
            <text:p>0,376654</text:p>
          </table:table-cell>
          <table:table-cell office:value-type="float" office:value="-8.024412">
            <text:p>-8,024412</text:p>
          </table:table-cell>
          <table:table-cell table:number-columns-repeated="1019"/>
        </table:table-row>
        <table:table-row table:style-name="ro1">
          <table:table-cell office:value-type="float" office:value="418.50412">
            <text:p>418,50412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76654">
            <text:p>0,376654</text:p>
          </table:table-cell>
          <table:table-cell office:value-type="float" office:value="-8.024412">
            <text:p>-8,024412</text:p>
          </table:table-cell>
          <table:table-cell table:number-columns-repeated="1019"/>
        </table:table-row>
        <table:table-row table:style-name="ro1">
          <table:table-cell office:value-type="float" office:value="416.422028">
            <text:p>416,422028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7478">
            <text:p>0,37478</text:p>
          </table:table-cell>
          <table:table-cell office:value-type="float" office:value="-8.04353">
            <text:p>-8,04353</text:p>
          </table:table-cell>
          <table:table-cell table:number-columns-repeated="1019"/>
        </table:table-row>
        <table:table-row table:style-name="ro1">
          <table:table-cell office:value-type="float" office:value="416.422028">
            <text:p>416,422028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7478">
            <text:p>0,37478</text:p>
          </table:table-cell>
          <table:table-cell office:value-type="float" office:value="-8.04353">
            <text:p>-8,04353</text:p>
          </table:table-cell>
          <table:table-cell table:number-columns-repeated="1019"/>
        </table:table-row>
        <table:table-row table:style-name="ro1">
          <table:table-cell office:value-type="float" office:value="417.810089">
            <text:p>417,810089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76029">
            <text:p>0,376029</text:p>
          </table:table-cell>
          <table:table-cell office:value-type="float" office:value="-8.063824">
            <text:p>-8,063824</text:p>
          </table:table-cell>
          <table:table-cell table:number-columns-repeated="1019"/>
        </table:table-row>
        <table:table-row table:style-name="ro1">
          <table:table-cell office:value-type="float" office:value="417.810089">
            <text:p>417,810089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76029">
            <text:p>0,376029</text:p>
          </table:table-cell>
          <table:table-cell office:value-type="float" office:value="-8.063824">
            <text:p>-8,063824</text:p>
          </table:table-cell>
          <table:table-cell table:number-columns-repeated="1019"/>
        </table:table-row>
        <table:table-row table:style-name="ro1">
          <table:table-cell office:value-type="float" office:value="417.116058">
            <text:p>417,116058</text:p>
          </table:table-cell>
          <table:table-cell office:value-type="float" office:value="-0.003236">
            <text:p>-0,003236</text:p>
          </table:table-cell>
          <table:table-cell office:value-type="float" office:value="-0.003196">
            <text:p>-0,003196</text:p>
          </table:table-cell>
          <table:table-cell office:value-type="float" office:value="0.375404">
            <text:p>0,375404</text:p>
          </table:table-cell>
          <table:table-cell office:value-type="float" office:value="-8.083529">
            <text:p>-8,083529</text:p>
          </table:table-cell>
          <table:table-cell table:number-columns-repeated="1019"/>
        </table:table-row>
        <table:table-row table:style-name="ro1">
          <table:table-cell office:value-type="float" office:value="417.116058">
            <text:p>417,116058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75404">
            <text:p>0,375404</text:p>
          </table:table-cell>
          <table:table-cell office:value-type="float" office:value="-8.083529">
            <text:p>-8,083529</text:p>
          </table:table-cell>
          <table:table-cell table:number-columns-repeated="1019"/>
        </table:table-row>
        <table:table-row table:style-name="ro1">
          <table:table-cell office:value-type="float" office:value="418.50412">
            <text:p>418,50412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76654">
            <text:p>0,376654</text:p>
          </table:table-cell>
          <table:table-cell office:value-type="float" office:value="-8.101765">
            <text:p>-8,101765</text:p>
          </table:table-cell>
          <table:table-cell table:number-columns-repeated="1019"/>
        </table:table-row>
        <table:table-row table:style-name="ro1">
          <table:table-cell office:value-type="float" office:value="418.50412">
            <text:p>418,50412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76654">
            <text:p>0,376654</text:p>
          </table:table-cell>
          <table:table-cell office:value-type="float" office:value="-8.12">
            <text:p>-8,12</text:p>
          </table:table-cell>
          <table:table-cell table:number-columns-repeated="1019"/>
        </table:table-row>
        <table:table-row table:style-name="ro1">
          <table:table-cell office:value-type="float" office:value="417.810089">
            <text:p>417,810089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76029">
            <text:p>0,376029</text:p>
          </table:table-cell>
          <table:table-cell office:value-type="float" office:value="-8.12">
            <text:p>-8,12</text:p>
          </table:table-cell>
          <table:table-cell table:number-columns-repeated="1019"/>
        </table:table-row>
        <table:table-row table:style-name="ro1">
          <table:table-cell office:value-type="float" office:value="417.810089">
            <text:p>417,810089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76029">
            <text:p>0,376029</text:p>
          </table:table-cell>
          <table:table-cell office:value-type="float" office:value="-8.139412">
            <text:p>-8,139412</text:p>
          </table:table-cell>
          <table:table-cell table:number-columns-repeated="1019"/>
        </table:table-row>
        <table:table-row table:style-name="ro1">
          <table:table-cell office:value-type="float" office:value="419.892212">
            <text:p>419,892212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77903">
            <text:p>0,377903</text:p>
          </table:table-cell>
          <table:table-cell office:value-type="float" office:value="-8.139412">
            <text:p>-8,139412</text:p>
          </table:table-cell>
          <table:table-cell table:number-columns-repeated="1019"/>
        </table:table-row>
        <table:table-row table:style-name="ro1">
          <table:table-cell office:value-type="float" office:value="419.892212">
            <text:p>419,892212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77903">
            <text:p>0,377903</text:p>
          </table:table-cell>
          <table:table-cell office:value-type="float" office:value="-8.158824">
            <text:p>-8,158824</text:p>
          </table:table-cell>
          <table:table-cell table:number-columns-repeated="1019"/>
        </table:table-row>
        <table:table-row table:style-name="ro1">
          <table:table-cell office:value-type="float" office:value="417.810089">
            <text:p>417,810089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76029">
            <text:p>0,376029</text:p>
          </table:table-cell>
          <table:table-cell office:value-type="float" office:value="-8.158824">
            <text:p>-8,158824</text:p>
          </table:table-cell>
          <table:table-cell table:number-columns-repeated="1019"/>
        </table:table-row>
        <table:table-row table:style-name="ro1">
          <table:table-cell office:value-type="float" office:value="417.810089">
            <text:p>417,810089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76029">
            <text:p>0,376029</text:p>
          </table:table-cell>
          <table:table-cell office:value-type="float" office:value="-8.178235">
            <text:p>-8,178235</text:p>
          </table:table-cell>
          <table:table-cell table:number-columns-repeated="1019"/>
        </table:table-row>
        <table:table-row table:style-name="ro1">
          <table:table-cell office:value-type="float" office:value="417.810089">
            <text:p>417,81008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76029">
            <text:p>0,376029</text:p>
          </table:table-cell>
          <table:table-cell office:value-type="float" office:value="-8.178235">
            <text:p>-8,178235</text:p>
          </table:table-cell>
          <table:table-cell table:number-columns-repeated="1019"/>
        </table:table-row>
        <table:table-row table:style-name="ro1">
          <table:table-cell office:value-type="float" office:value="419.198151">
            <text:p>419,198151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377278">
            <text:p>0,377278</text:p>
          </table:table-cell>
          <table:table-cell office:value-type="float" office:value="-8.197353">
            <text:p>-8,197353</text:p>
          </table:table-cell>
          <table:table-cell table:number-columns-repeated="1019"/>
        </table:table-row>
        <table:table-row table:style-name="ro1">
          <table:table-cell office:value-type="float" office:value="419.198151">
            <text:p>419,198151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77278">
            <text:p>0,377278</text:p>
          </table:table-cell>
          <table:table-cell office:value-type="float" office:value="-8.197353">
            <text:p>-8,197353</text:p>
          </table:table-cell>
          <table:table-cell table:number-columns-repeated="1019"/>
        </table:table-row>
        <table:table-row table:style-name="ro1">
          <table:table-cell office:value-type="float" office:value="418.50412">
            <text:p>418,50412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76654">
            <text:p>0,376654</text:p>
          </table:table-cell>
          <table:table-cell office:value-type="float" office:value="-8.216176">
            <text:p>-8,216176</text:p>
          </table:table-cell>
          <table:table-cell table:number-columns-repeated="1019"/>
        </table:table-row>
        <table:table-row table:style-name="ro1">
          <table:table-cell office:value-type="float" office:value="418.50412">
            <text:p>418,50412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76654">
            <text:p>0,376654</text:p>
          </table:table-cell>
          <table:table-cell office:value-type="float" office:value="-8.216176">
            <text:p>-8,216176</text:p>
          </table:table-cell>
          <table:table-cell table:number-columns-repeated="1019"/>
        </table:table-row>
        <table:table-row table:style-name="ro1">
          <table:table-cell office:value-type="float" office:value="419.892212">
            <text:p>419,892212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77903">
            <text:p>0,377903</text:p>
          </table:table-cell>
          <table:table-cell office:value-type="float" office:value="-8.235588">
            <text:p>-8,235588</text:p>
          </table:table-cell>
          <table:table-cell table:number-columns-repeated="1019"/>
        </table:table-row>
        <table:table-row table:style-name="ro1">
          <table:table-cell office:value-type="float" office:value="419.892212">
            <text:p>419,892212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77903">
            <text:p>0,377903</text:p>
          </table:table-cell>
          <table:table-cell office:value-type="float" office:value="-8.235588">
            <text:p>-8,235588</text:p>
          </table:table-cell>
          <table:table-cell table:number-columns-repeated="1019"/>
        </table:table-row>
        <table:table-row table:style-name="ro1">
          <table:table-cell office:value-type="float" office:value="419.892212">
            <text:p>419,892212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77903">
            <text:p>0,377903</text:p>
          </table:table-cell>
          <table:table-cell office:value-type="float" office:value="-8.254412">
            <text:p>-8,254412</text:p>
          </table:table-cell>
          <table:table-cell table:number-columns-repeated="1019"/>
        </table:table-row>
        <table:table-row table:style-name="ro1">
          <table:table-cell office:value-type="float" office:value="419.892212">
            <text:p>419,892212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77903">
            <text:p>0,377903</text:p>
          </table:table-cell>
          <table:table-cell office:value-type="float" office:value="-8.254412">
            <text:p>-8,254412</text:p>
          </table:table-cell>
          <table:table-cell table:number-columns-repeated="1019"/>
        </table:table-row>
        <table:table-row table:style-name="ro1">
          <table:table-cell office:value-type="float" office:value="418.50412">
            <text:p>418,50412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76654">
            <text:p>0,376654</text:p>
          </table:table-cell>
          <table:table-cell office:value-type="float" office:value="-8.273529">
            <text:p>-8,273529</text:p>
          </table:table-cell>
          <table:table-cell table:number-columns-repeated="1019"/>
        </table:table-row>
        <table:table-row table:style-name="ro1">
          <table:table-cell office:value-type="float" office:value="418.50412">
            <text:p>418,50412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76654">
            <text:p>0,376654</text:p>
          </table:table-cell>
          <table:table-cell office:value-type="float" office:value="-8.273529">
            <text:p>-8,273529</text:p>
          </table:table-cell>
          <table:table-cell table:number-columns-repeated="1019"/>
        </table:table-row>
        <table:table-row table:style-name="ro1">
          <table:table-cell office:value-type="float" office:value="420.586243">
            <text:p>420,586243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78528">
            <text:p>0,378528</text:p>
          </table:table-cell>
          <table:table-cell office:value-type="float" office:value="-8.29353">
            <text:p>-8,29353</text:p>
          </table:table-cell>
          <table:table-cell table:number-columns-repeated="1019"/>
        </table:table-row>
        <table:table-row table:style-name="ro1">
          <table:table-cell office:value-type="float" office:value="420.586243">
            <text:p>420,586243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78528">
            <text:p>0,378528</text:p>
          </table:table-cell>
          <table:table-cell office:value-type="float" office:value="-8.29353">
            <text:p>-8,29353</text:p>
          </table:table-cell>
          <table:table-cell table:number-columns-repeated="1019"/>
        </table:table-row>
        <table:table-row table:style-name="ro1">
          <table:table-cell office:value-type="float" office:value="419.198151">
            <text:p>419,198151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77278">
            <text:p>0,377278</text:p>
          </table:table-cell>
          <table:table-cell office:value-type="float" office:value="-8.313235">
            <text:p>-8,313235</text:p>
          </table:table-cell>
          <table:table-cell table:number-columns-repeated="1019"/>
        </table:table-row>
        <table:table-row table:style-name="ro1">
          <table:table-cell office:value-type="float" office:value="419.198151">
            <text:p>419,198151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77278">
            <text:p>0,377278</text:p>
          </table:table-cell>
          <table:table-cell office:value-type="float" office:value="-8.313235">
            <text:p>-8,313235</text:p>
          </table:table-cell>
          <table:table-cell table:number-columns-repeated="1019"/>
        </table:table-row>
        <table:table-row table:style-name="ro1">
          <table:table-cell office:value-type="float" office:value="418.50412">
            <text:p>418,50412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76654">
            <text:p>0,376654</text:p>
          </table:table-cell>
          <table:table-cell office:value-type="float" office:value="-8.333823">
            <text:p>-8,333823</text:p>
          </table:table-cell>
          <table:table-cell table:number-columns-repeated="1019"/>
        </table:table-row>
        <table:table-row table:style-name="ro1">
          <table:table-cell office:value-type="float" office:value="418.50412">
            <text:p>418,50412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76654">
            <text:p>0,376654</text:p>
          </table:table-cell>
          <table:table-cell office:value-type="float" office:value="-8.333823">
            <text:p>-8,333823</text:p>
          </table:table-cell>
          <table:table-cell table:number-columns-repeated="1019"/>
        </table:table-row>
        <table:table-row table:style-name="ro1">
          <table:table-cell office:value-type="float" office:value="420.586243">
            <text:p>420,586243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78528">
            <text:p>0,378528</text:p>
          </table:table-cell>
          <table:table-cell office:value-type="float" office:value="-8.353529">
            <text:p>-8,353529</text:p>
          </table:table-cell>
          <table:table-cell table:number-columns-repeated="1019"/>
        </table:table-row>
        <table:table-row table:style-name="ro1">
          <table:table-cell office:value-type="float" office:value="420.586243">
            <text:p>420,586243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78528">
            <text:p>0,378528</text:p>
          </table:table-cell>
          <table:table-cell office:value-type="float" office:value="-8.353529">
            <text:p>-8,353529</text:p>
          </table:table-cell>
          <table:table-cell table:number-columns-repeated="1019"/>
        </table:table-row>
        <table:table-row table:style-name="ro1">
          <table:table-cell office:value-type="float" office:value="418.50412">
            <text:p>418,50412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76654">
            <text:p>0,376654</text:p>
          </table:table-cell>
          <table:table-cell office:value-type="float" office:value="-8.373823">
            <text:p>-8,373823</text:p>
          </table:table-cell>
          <table:table-cell table:number-columns-repeated="1019"/>
        </table:table-row>
        <table:table-row table:style-name="ro1">
          <table:table-cell office:value-type="float" office:value="418.50412">
            <text:p>418,50412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76654">
            <text:p>0,376654</text:p>
          </table:table-cell>
          <table:table-cell office:value-type="float" office:value="-8.373823">
            <text:p>-8,373823</text:p>
          </table:table-cell>
          <table:table-cell table:number-columns-repeated="1019"/>
        </table:table-row>
        <table:table-row table:style-name="ro1">
          <table:table-cell office:value-type="float" office:value="419.892212">
            <text:p>419,892212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77903">
            <text:p>0,377903</text:p>
          </table:table-cell>
          <table:table-cell office:value-type="float" office:value="-8.393235">
            <text:p>-8,393235</text:p>
          </table:table-cell>
          <table:table-cell table:number-columns-repeated="1019"/>
        </table:table-row>
        <table:table-row table:style-name="ro1">
          <table:table-cell office:value-type="float" office:value="419.892212">
            <text:p>419,892212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77903">
            <text:p>0,377903</text:p>
          </table:table-cell>
          <table:table-cell office:value-type="float" office:value="-8.393235">
            <text:p>-8,393235</text:p>
          </table:table-cell>
          <table:table-cell table:number-columns-repeated="1019"/>
        </table:table-row>
        <table:table-row table:style-name="ro1">
          <table:table-cell office:value-type="float" office:value="419.892212">
            <text:p>419,892212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77903">
            <text:p>0,377903</text:p>
          </table:table-cell>
          <table:table-cell office:value-type="float" office:value="-8.413529">
            <text:p>-8,413529</text:p>
          </table:table-cell>
          <table:table-cell table:number-columns-repeated="1019"/>
        </table:table-row>
        <table:table-row table:style-name="ro1">
          <table:table-cell office:value-type="float" office:value="419.892212">
            <text:p>419,892212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77903">
            <text:p>0,377903</text:p>
          </table:table-cell>
          <table:table-cell office:value-type="float" office:value="-8.413529">
            <text:p>-8,413529</text:p>
          </table:table-cell>
          <table:table-cell table:number-columns-repeated="1019"/>
        </table:table-row>
        <table:table-row table:style-name="ro1">
          <table:table-cell office:value-type="float" office:value="420.586243">
            <text:p>420,586243</text:p>
          </table:table-cell>
          <table:table-cell office:value-type="float" office:value="-0.003236">
            <text:p>-0,003236</text:p>
          </table:table-cell>
          <table:table-cell office:value-type="float" office:value="-0.003197">
            <text:p>-0,003197</text:p>
          </table:table-cell>
          <table:table-cell office:value-type="float" office:value="0.378528">
            <text:p>0,378528</text:p>
          </table:table-cell>
          <table:table-cell office:value-type="float" office:value="-8.434117">
            <text:p>-8,434117</text:p>
          </table:table-cell>
          <table:table-cell table:number-columns-repeated="1019"/>
        </table:table-row>
        <table:table-row table:style-name="ro1">
          <table:table-cell office:value-type="float" office:value="420.586243">
            <text:p>420,586243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78528">
            <text:p>0,378528</text:p>
          </table:table-cell>
          <table:table-cell office:value-type="float" office:value="-8.434117">
            <text:p>-8,434117</text:p>
          </table:table-cell>
          <table:table-cell table:number-columns-repeated="1019"/>
        </table:table-row>
        <table:table-row table:style-name="ro1">
          <table:table-cell office:value-type="float" office:value="420.586243">
            <text:p>420,586243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78528">
            <text:p>0,378528</text:p>
          </table:table-cell>
          <table:table-cell office:value-type="float" office:value="-8.453529">
            <text:p>-8,453529</text:p>
          </table:table-cell>
          <table:table-cell table:number-columns-repeated="1019"/>
        </table:table-row>
        <table:table-row table:style-name="ro1">
          <table:table-cell office:value-type="float" office:value="420.586243">
            <text:p>420,586243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78528">
            <text:p>0,378528</text:p>
          </table:table-cell>
          <table:table-cell office:value-type="float" office:value="-8.453529">
            <text:p>-8,453529</text:p>
          </table:table-cell>
          <table:table-cell table:number-columns-repeated="1019"/>
        </table:table-row>
        <table:table-row table:style-name="ro1">
          <table:table-cell office:value-type="float" office:value="421.280273">
            <text:p>421,280273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79152">
            <text:p>0,379152</text:p>
          </table:table-cell>
          <table:table-cell office:value-type="float" office:value="-8.473235">
            <text:p>-8,473235</text:p>
          </table:table-cell>
          <table:table-cell table:number-columns-repeated="1019"/>
        </table:table-row>
        <table:table-row table:style-name="ro1">
          <table:table-cell office:value-type="float" office:value="421.280273">
            <text:p>421,280273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79152">
            <text:p>0,379152</text:p>
          </table:table-cell>
          <table:table-cell office:value-type="float" office:value="-8.473235">
            <text:p>-8,473235</text:p>
          </table:table-cell>
          <table:table-cell table:number-columns-repeated="1019"/>
        </table:table-row>
        <table:table-row table:style-name="ro1">
          <table:table-cell office:value-type="float" office:value="420.586243">
            <text:p>420,586243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78528">
            <text:p>0,378528</text:p>
          </table:table-cell>
          <table:table-cell office:value-type="float" office:value="-8.493236">
            <text:p>-8,493236</text:p>
          </table:table-cell>
          <table:table-cell table:number-columns-repeated="1019"/>
        </table:table-row>
        <table:table-row table:style-name="ro1">
          <table:table-cell office:value-type="float" office:value="420.586243">
            <text:p>420,586243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78528">
            <text:p>0,378528</text:p>
          </table:table-cell>
          <table:table-cell office:value-type="float" office:value="-8.493236">
            <text:p>-8,493236</text:p>
          </table:table-cell>
          <table:table-cell table:number-columns-repeated="1019"/>
        </table:table-row>
        <table:table-row table:style-name="ro1">
          <table:table-cell office:value-type="float" office:value="421.280273">
            <text:p>421,280273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79152">
            <text:p>0,379152</text:p>
          </table:table-cell>
          <table:table-cell office:value-type="float" office:value="-8.51353">
            <text:p>-8,51353</text:p>
          </table:table-cell>
          <table:table-cell table:number-columns-repeated="1019"/>
        </table:table-row>
        <table:table-row table:style-name="ro1">
          <table:table-cell office:value-type="float" office:value="421.280273">
            <text:p>421,280273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79152">
            <text:p>0,379152</text:p>
          </table:table-cell>
          <table:table-cell office:value-type="float" office:value="-8.51353">
            <text:p>-8,51353</text:p>
          </table:table-cell>
          <table:table-cell table:number-columns-repeated="1019"/>
        </table:table-row>
        <table:table-row table:style-name="ro1">
          <table:table-cell office:value-type="float" office:value="422.668335">
            <text:p>422,668335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0402">
            <text:p>0,380402</text:p>
          </table:table-cell>
          <table:table-cell office:value-type="float" office:value="-8.534411">
            <text:p>-8,534411</text:p>
          </table:table-cell>
          <table:table-cell table:number-columns-repeated="1019"/>
        </table:table-row>
        <table:table-row table:style-name="ro1">
          <table:table-cell office:value-type="float" office:value="422.668335">
            <text:p>422,668335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0402">
            <text:p>0,380402</text:p>
          </table:table-cell>
          <table:table-cell office:value-type="float" office:value="-8.534411">
            <text:p>-8,534411</text:p>
          </table:table-cell>
          <table:table-cell table:number-columns-repeated="1019"/>
        </table:table-row>
        <table:table-row table:style-name="ro1">
          <table:table-cell office:value-type="float" office:value="422.668335">
            <text:p>422,668335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380402">
            <text:p>0,380402</text:p>
          </table:table-cell>
          <table:table-cell office:value-type="float" office:value="-8.553235">
            <text:p>-8,553235</text:p>
          </table:table-cell>
          <table:table-cell table:number-columns-repeated="1019"/>
        </table:table-row>
        <table:table-row table:style-name="ro1">
          <table:table-cell office:value-type="float" office:value="422.668335">
            <text:p>422,668335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80402">
            <text:p>0,380402</text:p>
          </table:table-cell>
          <table:table-cell office:value-type="float" office:value="-8.553235">
            <text:p>-8,553235</text:p>
          </table:table-cell>
          <table:table-cell table:number-columns-repeated="1019"/>
        </table:table-row>
        <table:table-row table:style-name="ro1">
          <table:table-cell office:value-type="float" office:value="422.668335">
            <text:p>422,668335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80402">
            <text:p>0,380402</text:p>
          </table:table-cell>
          <table:table-cell office:value-type="float" office:value="-8.573529">
            <text:p>-8,573529</text:p>
          </table:table-cell>
          <table:table-cell table:number-columns-repeated="1019"/>
        </table:table-row>
        <table:table-row table:style-name="ro1">
          <table:table-cell office:value-type="float" office:value="422.668335">
            <text:p>422,668335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80402">
            <text:p>0,380402</text:p>
          </table:table-cell>
          <table:table-cell office:value-type="float" office:value="-8.573529">
            <text:p>-8,573529</text:p>
          </table:table-cell>
          <table:table-cell table:number-columns-repeated="1019"/>
        </table:table-row>
        <table:table-row table:style-name="ro1">
          <table:table-cell office:value-type="float" office:value="421.974304">
            <text:p>421,974304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79777">
            <text:p>0,379777</text:p>
          </table:table-cell>
          <table:table-cell office:value-type="float" office:value="-8.593235">
            <text:p>-8,593235</text:p>
          </table:table-cell>
          <table:table-cell table:number-columns-repeated="1019"/>
        </table:table-row>
        <table:table-row table:style-name="ro1">
          <table:table-cell office:value-type="float" office:value="421.974304">
            <text:p>421,974304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379777">
            <text:p>0,379777</text:p>
          </table:table-cell>
          <table:table-cell office:value-type="float" office:value="-8.593235">
            <text:p>-8,593235</text:p>
          </table:table-cell>
          <table:table-cell table:number-columns-repeated="1019"/>
        </table:table-row>
        <table:table-row table:style-name="ro1">
          <table:table-cell office:value-type="float" office:value="422.668335">
            <text:p>422,668335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80402">
            <text:p>0,380402</text:p>
          </table:table-cell>
          <table:table-cell office:value-type="float" office:value="-8.611176">
            <text:p>-8,611176</text:p>
          </table:table-cell>
          <table:table-cell table:number-columns-repeated="1019"/>
        </table:table-row>
        <table:table-row table:style-name="ro1">
          <table:table-cell office:value-type="float" office:value="422.668335">
            <text:p>422,668335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80402">
            <text:p>0,380402</text:p>
          </table:table-cell>
          <table:table-cell office:value-type="float" office:value="-8.611176">
            <text:p>-8,611176</text:p>
          </table:table-cell>
          <table:table-cell table:number-columns-repeated="1019"/>
        </table:table-row>
        <table:table-row table:style-name="ro1">
          <table:table-cell office:value-type="float" office:value="423.362396">
            <text:p>423,362396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1026">
            <text:p>0,381026</text:p>
          </table:table-cell>
          <table:table-cell office:value-type="float" office:value="-8.630589">
            <text:p>-8,630589</text:p>
          </table:table-cell>
          <table:table-cell table:number-columns-repeated="1019"/>
        </table:table-row>
        <table:table-row table:style-name="ro1">
          <table:table-cell office:value-type="float" office:value="423.362396">
            <text:p>423,36239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1026">
            <text:p>0,381026</text:p>
          </table:table-cell>
          <table:table-cell office:value-type="float" office:value="-8.650294">
            <text:p>-8,650294</text:p>
          </table:table-cell>
          <table:table-cell table:number-columns-repeated="1019"/>
        </table:table-row>
        <table:table-row table:style-name="ro1">
          <table:table-cell office:value-type="float" office:value="423.362396">
            <text:p>423,362396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1026">
            <text:p>0,381026</text:p>
          </table:table-cell>
          <table:table-cell office:value-type="float" office:value="-8.650294">
            <text:p>-8,650294</text:p>
          </table:table-cell>
          <table:table-cell table:number-columns-repeated="1019"/>
        </table:table-row>
        <table:table-row table:style-name="ro1">
          <table:table-cell office:value-type="float" office:value="423.362396">
            <text:p>423,362396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1026">
            <text:p>0,381026</text:p>
          </table:table-cell>
          <table:table-cell office:value-type="float" office:value="-8.669118">
            <text:p>-8,669118</text:p>
          </table:table-cell>
          <table:table-cell table:number-columns-repeated="1019"/>
        </table:table-row>
        <table:table-row table:style-name="ro1">
          <table:table-cell office:value-type="float" office:value="423.362396">
            <text:p>423,362396</text:p>
          </table:table-cell>
          <table:table-cell office:value-type="float" office:value="-0.003235">
            <text:p>-0,003235</text:p>
          </table:table-cell>
          <table:table-cell office:value-type="float" office:value="-0.003196">
            <text:p>-0,003196</text:p>
          </table:table-cell>
          <table:table-cell office:value-type="float" office:value="0.381026">
            <text:p>0,381026</text:p>
          </table:table-cell>
          <table:table-cell office:value-type="float" office:value="-8.669118">
            <text:p>-8,669118</text:p>
          </table:table-cell>
          <table:table-cell table:number-columns-repeated="1019"/>
        </table:table-row>
        <table:table-row table:style-name="ro1">
          <table:table-cell office:value-type="float" office:value="423.362396">
            <text:p>423,362396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1026">
            <text:p>0,381026</text:p>
          </table:table-cell>
          <table:table-cell office:value-type="float" office:value="-8.688235">
            <text:p>-8,688235</text:p>
          </table:table-cell>
          <table:table-cell table:number-columns-repeated="1019"/>
        </table:table-row>
        <table:table-row table:style-name="ro1">
          <table:table-cell office:value-type="float" office:value="423.362396">
            <text:p>423,362396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81026">
            <text:p>0,381026</text:p>
          </table:table-cell>
          <table:table-cell office:value-type="float" office:value="-8.688235">
            <text:p>-8,688235</text:p>
          </table:table-cell>
          <table:table-cell table:number-columns-repeated="1019"/>
        </table:table-row>
        <table:table-row table:style-name="ro1">
          <table:table-cell office:value-type="float" office:value="423.362396">
            <text:p>423,362396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81026">
            <text:p>0,381026</text:p>
          </table:table-cell>
          <table:table-cell office:value-type="float" office:value="-8.707647">
            <text:p>-8,707647</text:p>
          </table:table-cell>
          <table:table-cell table:number-columns-repeated="1019"/>
        </table:table-row>
        <table:table-row table:style-name="ro1">
          <table:table-cell office:value-type="float" office:value="423.362396">
            <text:p>423,362396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81026">
            <text:p>0,381026</text:p>
          </table:table-cell>
          <table:table-cell office:value-type="float" office:value="-8.707647">
            <text:p>-8,707647</text:p>
          </table:table-cell>
          <table:table-cell table:number-columns-repeated="1019"/>
        </table:table-row>
        <table:table-row table:style-name="ro1">
          <table:table-cell office:value-type="float" office:value="424.056427">
            <text:p>424,056427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1651">
            <text:p>0,381651</text:p>
          </table:table-cell>
          <table:table-cell office:value-type="float" office:value="-8.726765">
            <text:p>-8,726765</text:p>
          </table:table-cell>
          <table:table-cell table:number-columns-repeated="1019"/>
        </table:table-row>
        <table:table-row table:style-name="ro1">
          <table:table-cell office:value-type="float" office:value="424.056427">
            <text:p>424,056427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381651">
            <text:p>0,381651</text:p>
          </table:table-cell>
          <table:table-cell office:value-type="float" office:value="-8.726765">
            <text:p>-8,726765</text:p>
          </table:table-cell>
          <table:table-cell table:number-columns-repeated="1019"/>
        </table:table-row>
        <table:table-row table:style-name="ro1">
          <table:table-cell office:value-type="float" office:value="424.056427">
            <text:p>424,056427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81651">
            <text:p>0,381651</text:p>
          </table:table-cell>
          <table:table-cell office:value-type="float" office:value="-8.745882">
            <text:p>-8,745882</text:p>
          </table:table-cell>
          <table:table-cell table:number-columns-repeated="1019"/>
        </table:table-row>
        <table:table-row table:style-name="ro1">
          <table:table-cell office:value-type="float" office:value="424.056427">
            <text:p>424,056427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1651">
            <text:p>0,381651</text:p>
          </table:table-cell>
          <table:table-cell office:value-type="float" office:value="-8.745882">
            <text:p>-8,745882</text:p>
          </table:table-cell>
          <table:table-cell table:number-columns-repeated="1019"/>
        </table:table-row>
        <table:table-row table:style-name="ro1">
          <table:table-cell office:value-type="float" office:value="422.668335">
            <text:p>422,668335</text:p>
          </table:table-cell>
          <table:table-cell office:value-type="float" office:value="-0.003235">
            <text:p>-0,003235</text:p>
          </table:table-cell>
          <table:table-cell office:value-type="float" office:value="-0.003197">
            <text:p>-0,003197</text:p>
          </table:table-cell>
          <table:table-cell office:value-type="float" office:value="0.380402">
            <text:p>0,380402</text:p>
          </table:table-cell>
          <table:table-cell office:value-type="float" office:value="-8.764706">
            <text:p>-8,764706</text:p>
          </table:table-cell>
          <table:table-cell table:number-columns-repeated="1019"/>
        </table:table-row>
        <table:table-row table:style-name="ro1">
          <table:table-cell office:value-type="float" office:value="422.668335">
            <text:p>422,668335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0402">
            <text:p>0,380402</text:p>
          </table:table-cell>
          <table:table-cell office:value-type="float" office:value="-8.764706">
            <text:p>-8,764706</text:p>
          </table:table-cell>
          <table:table-cell table:number-columns-repeated="1019"/>
        </table:table-row>
        <table:table-row table:style-name="ro1">
          <table:table-cell office:value-type="float" office:value="422.668335">
            <text:p>422,668335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0402">
            <text:p>0,380402</text:p>
          </table:table-cell>
          <table:table-cell office:value-type="float" office:value="-8.783824">
            <text:p>-8,783824</text:p>
          </table:table-cell>
          <table:table-cell table:number-columns-repeated="1019"/>
        </table:table-row>
        <table:table-row table:style-name="ro1">
          <table:table-cell office:value-type="float" office:value="422.668335">
            <text:p>422,668335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0402">
            <text:p>0,380402</text:p>
          </table:table-cell>
          <table:table-cell office:value-type="float" office:value="-8.783824">
            <text:p>-8,783824</text:p>
          </table:table-cell>
          <table:table-cell table:number-columns-repeated="1019"/>
        </table:table-row>
        <table:table-row table:style-name="ro1">
          <table:table-cell office:value-type="float" office:value="423.362396">
            <text:p>423,362396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381026">
            <text:p>0,381026</text:p>
          </table:table-cell>
          <table:table-cell office:value-type="float" office:value="-8.802941">
            <text:p>-8,802941</text:p>
          </table:table-cell>
          <table:table-cell table:number-columns-repeated="1019"/>
        </table:table-row>
        <table:table-row table:style-name="ro1">
          <table:table-cell office:value-type="float" office:value="423.362396">
            <text:p>423,362396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81026">
            <text:p>0,381026</text:p>
          </table:table-cell>
          <table:table-cell office:value-type="float" office:value="-8.802941">
            <text:p>-8,802941</text:p>
          </table:table-cell>
          <table:table-cell table:number-columns-repeated="1019"/>
        </table:table-row>
        <table:table-row table:style-name="ro1">
          <table:table-cell office:value-type="float" office:value="421.974304">
            <text:p>421,974304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79777">
            <text:p>0,379777</text:p>
          </table:table-cell>
          <table:table-cell office:value-type="float" office:value="-8.823236">
            <text:p>-8,823236</text:p>
          </table:table-cell>
          <table:table-cell table:number-columns-repeated="1019"/>
        </table:table-row>
        <table:table-row table:style-name="ro1">
          <table:table-cell office:value-type="float" office:value="421.974304">
            <text:p>421,974304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79777">
            <text:p>0,379777</text:p>
          </table:table-cell>
          <table:table-cell office:value-type="float" office:value="-8.823236">
            <text:p>-8,823236</text:p>
          </table:table-cell>
          <table:table-cell table:number-columns-repeated="1019"/>
        </table:table-row>
        <table:table-row table:style-name="ro1">
          <table:table-cell office:value-type="float" office:value="424.750458">
            <text:p>424,750458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2275">
            <text:p>0,382275</text:p>
          </table:table-cell>
          <table:table-cell office:value-type="float" office:value="-8.84353">
            <text:p>-8,84353</text:p>
          </table:table-cell>
          <table:table-cell table:number-columns-repeated="1019"/>
        </table:table-row>
        <table:table-row table:style-name="ro1">
          <table:table-cell office:value-type="float" office:value="424.750458">
            <text:p>424,750458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382275">
            <text:p>0,382275</text:p>
          </table:table-cell>
          <table:table-cell office:value-type="float" office:value="-8.84353">
            <text:p>-8,84353</text:p>
          </table:table-cell>
          <table:table-cell table:number-columns-repeated="1019"/>
        </table:table-row>
        <table:table-row table:style-name="ro1">
          <table:table-cell office:value-type="float" office:value="423.362396">
            <text:p>423,362396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81026">
            <text:p>0,381026</text:p>
          </table:table-cell>
          <table:table-cell office:value-type="float" office:value="-8.863529">
            <text:p>-8,863529</text:p>
          </table:table-cell>
          <table:table-cell table:number-columns-repeated="1019"/>
        </table:table-row>
        <table:table-row table:style-name="ro1">
          <table:table-cell office:value-type="float" office:value="423.362396">
            <text:p>423,362396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81026">
            <text:p>0,381026</text:p>
          </table:table-cell>
          <table:table-cell office:value-type="float" office:value="-8.863529">
            <text:p>-8,863529</text:p>
          </table:table-cell>
          <table:table-cell table:number-columns-repeated="1019"/>
        </table:table-row>
        <table:table-row table:style-name="ro1">
          <table:table-cell office:value-type="float" office:value="424.750458">
            <text:p>424,750458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2275">
            <text:p>0,382275</text:p>
          </table:table-cell>
          <table:table-cell office:value-type="float" office:value="-8.88353">
            <text:p>-8,88353</text:p>
          </table:table-cell>
          <table:table-cell table:number-columns-repeated="1019"/>
        </table:table-row>
        <table:table-row table:style-name="ro1">
          <table:table-cell office:value-type="float" office:value="424.750458">
            <text:p>424,750458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2275">
            <text:p>0,382275</text:p>
          </table:table-cell>
          <table:table-cell office:value-type="float" office:value="-8.88353">
            <text:p>-8,88353</text:p>
          </table:table-cell>
          <table:table-cell table:number-columns-repeated="1019"/>
        </table:table-row>
        <table:table-row table:style-name="ro1">
          <table:table-cell office:value-type="float" office:value="424.750458">
            <text:p>424,750458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2275">
            <text:p>0,382275</text:p>
          </table:table-cell>
          <table:table-cell office:value-type="float" office:value="-8.903529">
            <text:p>-8,903529</text:p>
          </table:table-cell>
          <table:table-cell table:number-columns-repeated="1019"/>
        </table:table-row>
        <table:table-row table:style-name="ro1">
          <table:table-cell office:value-type="float" office:value="424.750458">
            <text:p>424,750458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82275">
            <text:p>0,382275</text:p>
          </table:table-cell>
          <table:table-cell office:value-type="float" office:value="-8.903529">
            <text:p>-8,903529</text:p>
          </table:table-cell>
          <table:table-cell table:number-columns-repeated="1019"/>
        </table:table-row>
        <table:table-row table:style-name="ro1">
          <table:table-cell office:value-type="float" office:value="424.056427">
            <text:p>424,056427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1651">
            <text:p>0,381651</text:p>
          </table:table-cell>
          <table:table-cell office:value-type="float" office:value="-8.92353">
            <text:p>-8,92353</text:p>
          </table:table-cell>
          <table:table-cell table:number-columns-repeated="1019"/>
        </table:table-row>
        <table:table-row table:style-name="ro1">
          <table:table-cell office:value-type="float" office:value="424.056427">
            <text:p>424,056427</text:p>
          </table:table-cell>
          <table:table-cell office:value-type="float" office:value="-0.00323">
            <text:p>-0,00323</text:p>
          </table:table-cell>
          <table:table-cell office:value-type="float" office:value="-0.003201">
            <text:p>-0,003201</text:p>
          </table:table-cell>
          <table:table-cell office:value-type="float" office:value="0.381651">
            <text:p>0,381651</text:p>
          </table:table-cell>
          <table:table-cell office:value-type="float" office:value="-8.92353">
            <text:p>-8,92353</text:p>
          </table:table-cell>
          <table:table-cell table:number-columns-repeated="1019"/>
        </table:table-row>
        <table:table-row table:style-name="ro1">
          <table:table-cell office:value-type="float" office:value="424.056427">
            <text:p>424,056427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1651">
            <text:p>0,381651</text:p>
          </table:table-cell>
          <table:table-cell office:value-type="float" office:value="-8.941176">
            <text:p>-8,941176</text:p>
          </table:table-cell>
          <table:table-cell table:number-columns-repeated="1019"/>
        </table:table-row>
        <table:table-row table:style-name="ro1">
          <table:table-cell office:value-type="float" office:value="424.056427">
            <text:p>424,056427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81651">
            <text:p>0,381651</text:p>
          </table:table-cell>
          <table:table-cell office:value-type="float" office:value="-8.96">
            <text:p>-8,96</text:p>
          </table:table-cell>
          <table:table-cell table:number-columns-repeated="1019"/>
        </table:table-row>
        <table:table-row table:style-name="ro1">
          <table:table-cell office:value-type="float" office:value="423.362396">
            <text:p>423,362396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81026">
            <text:p>0,381026</text:p>
          </table:table-cell>
          <table:table-cell office:value-type="float" office:value="-8.96">
            <text:p>-8,96</text:p>
          </table:table-cell>
          <table:table-cell table:number-columns-repeated="1019"/>
        </table:table-row>
        <table:table-row table:style-name="ro1">
          <table:table-cell office:value-type="float" office:value="423.362396">
            <text:p>423,362396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81026">
            <text:p>0,381026</text:p>
          </table:table-cell>
          <table:table-cell office:value-type="float" office:value="-8.979117">
            <text:p>-8,979117</text:p>
          </table:table-cell>
          <table:table-cell table:number-columns-repeated="1019"/>
        </table:table-row>
        <table:table-row table:style-name="ro1">
          <table:table-cell office:value-type="float" office:value="424.056427">
            <text:p>424,056427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381651">
            <text:p>0,381651</text:p>
          </table:table-cell>
          <table:table-cell office:value-type="float" office:value="-8.979117">
            <text:p>-8,979117</text:p>
          </table:table-cell>
          <table:table-cell table:number-columns-repeated="1019"/>
        </table:table-row>
        <table:table-row table:style-name="ro1">
          <table:table-cell office:value-type="float" office:value="425.444489">
            <text:p>425,444489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3829">
            <text:p>0,3829</text:p>
          </table:table-cell>
          <table:table-cell office:value-type="float" office:value="-8.998236">
            <text:p>-8,998236</text:p>
          </table:table-cell>
          <table:table-cell table:number-columns-repeated="1019"/>
        </table:table-row>
        <table:table-row table:style-name="ro1">
          <table:table-cell office:value-type="float" office:value="425.444489">
            <text:p>425,44448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29">
            <text:p>0,3829</text:p>
          </table:table-cell>
          <table:table-cell office:value-type="float" office:value="-8.998236">
            <text:p>-8,998236</text:p>
          </table:table-cell>
          <table:table-cell table:number-columns-repeated="1019"/>
        </table:table-row>
        <table:table-row table:style-name="ro1">
          <table:table-cell office:value-type="float" office:value="424.056427">
            <text:p>424,056427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1651">
            <text:p>0,381651</text:p>
          </table:table-cell>
          <table:table-cell office:value-type="float" office:value="-9.017353">
            <text:p>-9,017353</text:p>
          </table:table-cell>
          <table:table-cell table:number-columns-repeated="1019"/>
        </table:table-row>
        <table:table-row table:style-name="ro1">
          <table:table-cell office:value-type="float" office:value="424.056427">
            <text:p>424,056427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81651">
            <text:p>0,381651</text:p>
          </table:table-cell>
          <table:table-cell office:value-type="float" office:value="-9.017353">
            <text:p>-9,017353</text:p>
          </table:table-cell>
          <table:table-cell table:number-columns-repeated="1019"/>
        </table:table-row>
        <table:table-row table:style-name="ro1">
          <table:table-cell office:value-type="float" office:value="425.444489">
            <text:p>425,44448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29">
            <text:p>0,3829</text:p>
          </table:table-cell>
          <table:table-cell office:value-type="float" office:value="-9.037059">
            <text:p>-9,037059</text:p>
          </table:table-cell>
          <table:table-cell table:number-columns-repeated="1019"/>
        </table:table-row>
        <table:table-row table:style-name="ro1">
          <table:table-cell office:value-type="float" office:value="425.444489">
            <text:p>425,444489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829">
            <text:p>0,3829</text:p>
          </table:table-cell>
          <table:table-cell office:value-type="float" office:value="-9.037059">
            <text:p>-9,037059</text:p>
          </table:table-cell>
          <table:table-cell table:number-columns-repeated="1019"/>
        </table:table-row>
        <table:table-row table:style-name="ro1">
          <table:table-cell office:value-type="float" office:value="425.444489">
            <text:p>425,444489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29">
            <text:p>0,3829</text:p>
          </table:table-cell>
          <table:table-cell office:value-type="float" office:value="-9.056176">
            <text:p>-9,056176</text:p>
          </table:table-cell>
          <table:table-cell table:number-columns-repeated="1019"/>
        </table:table-row>
        <table:table-row table:style-name="ro1">
          <table:table-cell office:value-type="float" office:value="425.444489">
            <text:p>425,444489</text:p>
          </table:table-cell>
          <table:table-cell office:value-type="float" office:value="-0.003237">
            <text:p>-0,003237</text:p>
          </table:table-cell>
          <table:table-cell office:value-type="float" office:value="-0.003198">
            <text:p>-0,003198</text:p>
          </table:table-cell>
          <table:table-cell office:value-type="float" office:value="0.3829">
            <text:p>0,3829</text:p>
          </table:table-cell>
          <table:table-cell office:value-type="float" office:value="-9.056176">
            <text:p>-9,056176</text:p>
          </table:table-cell>
          <table:table-cell table:number-columns-repeated="1019"/>
        </table:table-row>
        <table:table-row table:style-name="ro1">
          <table:table-cell office:value-type="float" office:value="424.750458">
            <text:p>424,750458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82275">
            <text:p>0,382275</text:p>
          </table:table-cell>
          <table:table-cell office:value-type="float" office:value="-9.075">
            <text:p>-9,075</text:p>
          </table:table-cell>
          <table:table-cell table:number-columns-repeated="1019"/>
        </table:table-row>
        <table:table-row table:style-name="ro1">
          <table:table-cell office:value-type="float" office:value="424.750458">
            <text:p>424,750458</text:p>
          </table:table-cell>
          <table:table-cell office:value-type="float" office:value="-0.003233">
            <text:p>-0,003233</text:p>
          </table:table-cell>
          <table:table-cell office:value-type="float" office:value="-0.003196">
            <text:p>-0,003196</text:p>
          </table:table-cell>
          <table:table-cell office:value-type="float" office:value="0.382275">
            <text:p>0,382275</text:p>
          </table:table-cell>
          <table:table-cell office:value-type="float" office:value="-9.075">
            <text:p>-9,075</text:p>
          </table:table-cell>
          <table:table-cell table:number-columns-repeated="1019"/>
        </table:table-row>
        <table:table-row table:style-name="ro1">
          <table:table-cell office:value-type="float" office:value="426.138519">
            <text:p>426,138519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83525">
            <text:p>0,383525</text:p>
          </table:table-cell>
          <table:table-cell office:value-type="float" office:value="-9.094118">
            <text:p>-9,094118</text:p>
          </table:table-cell>
          <table:table-cell table:number-columns-repeated="1019"/>
        </table:table-row>
        <table:table-row table:style-name="ro1">
          <table:table-cell office:value-type="float" office:value="426.138519">
            <text:p>426,138519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3525">
            <text:p>0,383525</text:p>
          </table:table-cell>
          <table:table-cell office:value-type="float" office:value="-9.094118">
            <text:p>-9,094118</text:p>
          </table:table-cell>
          <table:table-cell table:number-columns-repeated="1019"/>
        </table:table-row>
        <table:table-row table:style-name="ro1">
          <table:table-cell office:value-type="float" office:value="424.750458">
            <text:p>424,750458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2275">
            <text:p>0,382275</text:p>
          </table:table-cell>
          <table:table-cell office:value-type="float" office:value="-9.113235">
            <text:p>-9,113235</text:p>
          </table:table-cell>
          <table:table-cell table:number-columns-repeated="1019"/>
        </table:table-row>
        <table:table-row table:style-name="ro1">
          <table:table-cell office:value-type="float" office:value="424.750458">
            <text:p>424,750458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82275">
            <text:p>0,382275</text:p>
          </table:table-cell>
          <table:table-cell office:value-type="float" office:value="-9.113235">
            <text:p>-9,113235</text:p>
          </table:table-cell>
          <table:table-cell table:number-columns-repeated="1019"/>
        </table:table-row>
        <table:table-row table:style-name="ro1">
          <table:table-cell office:value-type="float" office:value="426.138519">
            <text:p>426,138519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83525">
            <text:p>0,383525</text:p>
          </table:table-cell>
          <table:table-cell office:value-type="float" office:value="-9.133235">
            <text:p>-9,133235</text:p>
          </table:table-cell>
          <table:table-cell table:number-columns-repeated="1019"/>
        </table:table-row>
        <table:table-row table:style-name="ro1">
          <table:table-cell office:value-type="float" office:value="426.138519">
            <text:p>426,13851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3525">
            <text:p>0,383525</text:p>
          </table:table-cell>
          <table:table-cell office:value-type="float" office:value="-9.133235">
            <text:p>-9,133235</text:p>
          </table:table-cell>
          <table:table-cell table:number-columns-repeated="1019"/>
        </table:table-row>
        <table:table-row table:style-name="ro1">
          <table:table-cell office:value-type="float" office:value="425.444489">
            <text:p>425,44448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29">
            <text:p>0,3829</text:p>
          </table:table-cell>
          <table:table-cell office:value-type="float" office:value="-9.152941">
            <text:p>-9,152941</text:p>
          </table:table-cell>
          <table:table-cell table:number-columns-repeated="1019"/>
        </table:table-row>
        <table:table-row table:style-name="ro1">
          <table:table-cell office:value-type="float" office:value="425.444489">
            <text:p>425,444489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829">
            <text:p>0,3829</text:p>
          </table:table-cell>
          <table:table-cell office:value-type="float" office:value="-9.152941">
            <text:p>-9,152941</text:p>
          </table:table-cell>
          <table:table-cell table:number-columns-repeated="1019"/>
        </table:table-row>
        <table:table-row table:style-name="ro1">
          <table:table-cell office:value-type="float" office:value="425.444489">
            <text:p>425,444489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829">
            <text:p>0,3829</text:p>
          </table:table-cell>
          <table:table-cell office:value-type="float" office:value="-9.172941">
            <text:p>-9,172941</text:p>
          </table:table-cell>
          <table:table-cell table:number-columns-repeated="1019"/>
        </table:table-row>
        <table:table-row table:style-name="ro1">
          <table:table-cell office:value-type="float" office:value="425.444489">
            <text:p>425,44448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29">
            <text:p>0,3829</text:p>
          </table:table-cell>
          <table:table-cell office:value-type="float" office:value="-9.172941">
            <text:p>-9,172941</text:p>
          </table:table-cell>
          <table:table-cell table:number-columns-repeated="1019"/>
        </table:table-row>
        <table:table-row table:style-name="ro1">
          <table:table-cell office:value-type="float" office:value="424.750458">
            <text:p>424,750458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82275">
            <text:p>0,382275</text:p>
          </table:table-cell>
          <table:table-cell office:value-type="float" office:value="-9.192647">
            <text:p>-9,192647</text:p>
          </table:table-cell>
          <table:table-cell table:number-columns-repeated="1019"/>
        </table:table-row>
        <table:table-row table:style-name="ro1">
          <table:table-cell office:value-type="float" office:value="424.750458">
            <text:p>424,750458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82275">
            <text:p>0,382275</text:p>
          </table:table-cell>
          <table:table-cell office:value-type="float" office:value="-9.192647">
            <text:p>-9,192647</text:p>
          </table:table-cell>
          <table:table-cell table:number-columns-repeated="1019"/>
        </table:table-row>
        <table:table-row table:style-name="ro1">
          <table:table-cell office:value-type="float" office:value="425.444489">
            <text:p>425,444489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829">
            <text:p>0,3829</text:p>
          </table:table-cell>
          <table:table-cell office:value-type="float" office:value="-9.213235">
            <text:p>-9,213235</text:p>
          </table:table-cell>
          <table:table-cell table:number-columns-repeated="1019"/>
        </table:table-row>
        <table:table-row table:style-name="ro1">
          <table:table-cell office:value-type="float" office:value="425.444489">
            <text:p>425,444489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829">
            <text:p>0,3829</text:p>
          </table:table-cell>
          <table:table-cell office:value-type="float" office:value="-9.213235">
            <text:p>-9,213235</text:p>
          </table:table-cell>
          <table:table-cell table:number-columns-repeated="1019"/>
        </table:table-row>
        <table:table-row table:style-name="ro1">
          <table:table-cell office:value-type="float" office:value="425.444489">
            <text:p>425,44448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29">
            <text:p>0,3829</text:p>
          </table:table-cell>
          <table:table-cell office:value-type="float" office:value="-9.233824">
            <text:p>-9,233824</text:p>
          </table:table-cell>
          <table:table-cell table:number-columns-repeated="1019"/>
        </table:table-row>
        <table:table-row table:style-name="ro1">
          <table:table-cell office:value-type="float" office:value="425.444489">
            <text:p>425,444489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829">
            <text:p>0,3829</text:p>
          </table:table-cell>
          <table:table-cell office:value-type="float" office:value="-9.233824">
            <text:p>-9,233824</text:p>
          </table:table-cell>
          <table:table-cell table:number-columns-repeated="1019"/>
        </table:table-row>
        <table:table-row table:style-name="ro1">
          <table:table-cell office:value-type="float" office:value="426.832581">
            <text:p>426,832581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84149">
            <text:p>0,384149</text:p>
          </table:table-cell>
          <table:table-cell office:value-type="float" office:value="-9.252647">
            <text:p>-9,252647</text:p>
          </table:table-cell>
          <table:table-cell table:number-columns-repeated="1019"/>
        </table:table-row>
        <table:table-row table:style-name="ro1">
          <table:table-cell office:value-type="float" office:value="426.832581">
            <text:p>426,832581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84149">
            <text:p>0,384149</text:p>
          </table:table-cell>
          <table:table-cell office:value-type="float" office:value="-9.252647">
            <text:p>-9,252647</text:p>
          </table:table-cell>
          <table:table-cell table:number-columns-repeated="1019"/>
        </table:table-row>
        <table:table-row table:style-name="ro1">
          <table:table-cell office:value-type="float" office:value="426.832581">
            <text:p>426,832581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84149">
            <text:p>0,384149</text:p>
          </table:table-cell>
          <table:table-cell office:value-type="float" office:value="-9.272942">
            <text:p>-9,272942</text:p>
          </table:table-cell>
          <table:table-cell table:number-columns-repeated="1019"/>
        </table:table-row>
        <table:table-row table:style-name="ro1">
          <table:table-cell office:value-type="float" office:value="426.832581">
            <text:p>426,832581</text:p>
          </table:table-cell>
          <table:table-cell office:value-type="float" office:value="-0.003233">
            <text:p>-0,003233</text:p>
          </table:table-cell>
          <table:table-cell office:value-type="float" office:value="-0.003196">
            <text:p>-0,003196</text:p>
          </table:table-cell>
          <table:table-cell office:value-type="float" office:value="0.384149">
            <text:p>0,384149</text:p>
          </table:table-cell>
          <table:table-cell office:value-type="float" office:value="-9.272942">
            <text:p>-9,272942</text:p>
          </table:table-cell>
          <table:table-cell table:number-columns-repeated="1019"/>
        </table:table-row>
        <table:table-row table:style-name="ro1">
          <table:table-cell office:value-type="float" office:value="426.138519">
            <text:p>426,13851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3525">
            <text:p>0,383525</text:p>
          </table:table-cell>
          <table:table-cell office:value-type="float" office:value="-9.292059">
            <text:p>-9,292059</text:p>
          </table:table-cell>
          <table:table-cell table:number-columns-repeated="1019"/>
        </table:table-row>
        <table:table-row table:style-name="ro1">
          <table:table-cell office:value-type="float" office:value="426.138519">
            <text:p>426,138519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3525">
            <text:p>0,383525</text:p>
          </table:table-cell>
          <table:table-cell office:value-type="float" office:value="-9.292059">
            <text:p>-9,292059</text:p>
          </table:table-cell>
          <table:table-cell table:number-columns-repeated="1019"/>
        </table:table-row>
        <table:table-row table:style-name="ro1">
          <table:table-cell office:value-type="float" office:value="424.750458">
            <text:p>424,750458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382275">
            <text:p>0,382275</text:p>
          </table:table-cell>
          <table:table-cell office:value-type="float" office:value="-9.311176">
            <text:p>-9,311176</text:p>
          </table:table-cell>
          <table:table-cell table:number-columns-repeated="1019"/>
        </table:table-row>
        <table:table-row table:style-name="ro1">
          <table:table-cell office:value-type="float" office:value="424.750458">
            <text:p>424,750458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82275">
            <text:p>0,382275</text:p>
          </table:table-cell>
          <table:table-cell office:value-type="float" office:value="-9.311176">
            <text:p>-9,311176</text:p>
          </table:table-cell>
          <table:table-cell table:number-columns-repeated="1019"/>
        </table:table-row>
        <table:table-row table:style-name="ro1">
          <table:table-cell office:value-type="float" office:value="426.138519">
            <text:p>426,138519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83525">
            <text:p>0,383525</text:p>
          </table:table-cell>
          <table:table-cell office:value-type="float" office:value="-9.330294">
            <text:p>-9,330294</text:p>
          </table:table-cell>
          <table:table-cell table:number-columns-repeated="1019"/>
        </table:table-row>
        <table:table-row table:style-name="ro1">
          <table:table-cell office:value-type="float" office:value="426.138519">
            <text:p>426,138519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83525">
            <text:p>0,383525</text:p>
          </table:table-cell>
          <table:table-cell office:value-type="float" office:value="-9.349706">
            <text:p>-9,349706</text:p>
          </table:table-cell>
          <table:table-cell table:number-columns-repeated="1019"/>
        </table:table-row>
        <table:table-row table:style-name="ro1">
          <table:table-cell office:value-type="float" office:value="425.444489">
            <text:p>425,44448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29">
            <text:p>0,3829</text:p>
          </table:table-cell>
          <table:table-cell office:value-type="float" office:value="-9.349706">
            <text:p>-9,349706</text:p>
          </table:table-cell>
          <table:table-cell table:number-columns-repeated="1019"/>
        </table:table-row>
        <table:table-row table:style-name="ro1">
          <table:table-cell office:value-type="float" office:value="425.444489">
            <text:p>425,444489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829">
            <text:p>0,3829</text:p>
          </table:table-cell>
          <table:table-cell office:value-type="float" office:value="-9.368824">
            <text:p>-9,368824</text:p>
          </table:table-cell>
          <table:table-cell table:number-columns-repeated="1019"/>
        </table:table-row>
        <table:table-row table:style-name="ro1">
          <table:table-cell office:value-type="float" office:value="425.444489">
            <text:p>425,444489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829">
            <text:p>0,3829</text:p>
          </table:table-cell>
          <table:table-cell office:value-type="float" office:value="-9.368824">
            <text:p>-9,368824</text:p>
          </table:table-cell>
          <table:table-cell table:number-columns-repeated="1019"/>
        </table:table-row>
        <table:table-row table:style-name="ro1">
          <table:table-cell office:value-type="float" office:value="426.832581">
            <text:p>426,832581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4149">
            <text:p>0,384149</text:p>
          </table:table-cell>
          <table:table-cell office:value-type="float" office:value="-9.388235">
            <text:p>-9,388235</text:p>
          </table:table-cell>
          <table:table-cell table:number-columns-repeated="1019"/>
        </table:table-row>
        <table:table-row table:style-name="ro1">
          <table:table-cell office:value-type="float" office:value="426.832581">
            <text:p>426,832581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4149">
            <text:p>0,384149</text:p>
          </table:table-cell>
          <table:table-cell office:value-type="float" office:value="-9.388235">
            <text:p>-9,388235</text:p>
          </table:table-cell>
          <table:table-cell table:number-columns-repeated="1019"/>
        </table:table-row>
        <table:table-row table:style-name="ro1">
          <table:table-cell office:value-type="float" office:value="426.832581">
            <text:p>426,832581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4149">
            <text:p>0,384149</text:p>
          </table:table-cell>
          <table:table-cell office:value-type="float" office:value="-9.407059">
            <text:p>-9,407059</text:p>
          </table:table-cell>
          <table:table-cell table:number-columns-repeated="1019"/>
        </table:table-row>
        <table:table-row table:style-name="ro1">
          <table:table-cell office:value-type="float" office:value="426.832581">
            <text:p>426,832581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84149">
            <text:p>0,384149</text:p>
          </table:table-cell>
          <table:table-cell office:value-type="float" office:value="-9.407059">
            <text:p>-9,407059</text:p>
          </table:table-cell>
          <table:table-cell table:number-columns-repeated="1019"/>
        </table:table-row>
        <table:table-row table:style-name="ro1">
          <table:table-cell office:value-type="float" office:value="427.526611">
            <text:p>427,526611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84774">
            <text:p>0,384774</text:p>
          </table:table-cell>
          <table:table-cell office:value-type="float" office:value="-9.426176">
            <text:p>-9,426176</text:p>
          </table:table-cell>
          <table:table-cell table:number-columns-repeated="1019"/>
        </table:table-row>
        <table:table-row table:style-name="ro1">
          <table:table-cell office:value-type="float" office:value="427.526611">
            <text:p>427,526611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84774">
            <text:p>0,384774</text:p>
          </table:table-cell>
          <table:table-cell office:value-type="float" office:value="-9.426176">
            <text:p>-9,426176</text:p>
          </table:table-cell>
          <table:table-cell table:number-columns-repeated="1019"/>
        </table:table-row>
        <table:table-row table:style-name="ro1">
          <table:table-cell office:value-type="float" office:value="428.220642">
            <text:p>428,220642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85399">
            <text:p>0,385399</text:p>
          </table:table-cell>
          <table:table-cell office:value-type="float" office:value="-9.445294">
            <text:p>-9,445294</text:p>
          </table:table-cell>
          <table:table-cell table:number-columns-repeated="1019"/>
        </table:table-row>
        <table:table-row table:style-name="ro1">
          <table:table-cell office:value-type="float" office:value="428.220642">
            <text:p>428,220642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5399">
            <text:p>0,385399</text:p>
          </table:table-cell>
          <table:table-cell office:value-type="float" office:value="-9.445294">
            <text:p>-9,445294</text:p>
          </table:table-cell>
          <table:table-cell table:number-columns-repeated="1019"/>
        </table:table-row>
        <table:table-row table:style-name="ro1">
          <table:table-cell office:value-type="float" office:value="425.444489">
            <text:p>425,444489</text:p>
          </table:table-cell>
          <table:table-cell office:value-type="float" office:value="-0.003232">
            <text:p>-0,003232</text:p>
          </table:table-cell>
          <table:table-cell office:value-type="float" office:value="-0.003202">
            <text:p>-0,003202</text:p>
          </table:table-cell>
          <table:table-cell office:value-type="float" office:value="0.3829">
            <text:p>0,3829</text:p>
          </table:table-cell>
          <table:table-cell office:value-type="float" office:value="-9.464118">
            <text:p>-9,464118</text:p>
          </table:table-cell>
          <table:table-cell table:number-columns-repeated="1019"/>
        </table:table-row>
        <table:table-row table:style-name="ro1">
          <table:table-cell office:value-type="float" office:value="425.444489">
            <text:p>425,444489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29">
            <text:p>0,3829</text:p>
          </table:table-cell>
          <table:table-cell office:value-type="float" office:value="-9.464118">
            <text:p>-9,464118</text:p>
          </table:table-cell>
          <table:table-cell table:number-columns-repeated="1019"/>
        </table:table-row>
        <table:table-row table:style-name="ro1">
          <table:table-cell office:value-type="float" office:value="426.138519">
            <text:p>426,138519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3525">
            <text:p>0,383525</text:p>
          </table:table-cell>
          <table:table-cell office:value-type="float" office:value="-9.483529">
            <text:p>-9,483529</text:p>
          </table:table-cell>
          <table:table-cell table:number-columns-repeated="1019"/>
        </table:table-row>
        <table:table-row table:style-name="ro1">
          <table:table-cell office:value-type="float" office:value="426.138519">
            <text:p>426,13851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3525">
            <text:p>0,383525</text:p>
          </table:table-cell>
          <table:table-cell office:value-type="float" office:value="-9.483529">
            <text:p>-9,483529</text:p>
          </table:table-cell>
          <table:table-cell table:number-columns-repeated="1019"/>
        </table:table-row>
        <table:table-row table:style-name="ro1">
          <table:table-cell office:value-type="float" office:value="426.138519">
            <text:p>426,13851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3525">
            <text:p>0,383525</text:p>
          </table:table-cell>
          <table:table-cell office:value-type="float" office:value="-9.502647">
            <text:p>-9,502647</text:p>
          </table:table-cell>
          <table:table-cell table:number-columns-repeated="1019"/>
        </table:table-row>
        <table:table-row table:style-name="ro1">
          <table:table-cell office:value-type="float" office:value="426.138519">
            <text:p>426,138519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83525">
            <text:p>0,383525</text:p>
          </table:table-cell>
          <table:table-cell office:value-type="float" office:value="-9.502647">
            <text:p>-9,502647</text:p>
          </table:table-cell>
          <table:table-cell table:number-columns-repeated="1019"/>
        </table:table-row>
        <table:table-row table:style-name="ro1">
          <table:table-cell office:value-type="float" office:value="426.832581">
            <text:p>426,832581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84149">
            <text:p>0,384149</text:p>
          </table:table-cell>
          <table:table-cell office:value-type="float" office:value="-9.522647">
            <text:p>-9,522647</text:p>
          </table:table-cell>
          <table:table-cell table:number-columns-repeated="1019"/>
        </table:table-row>
        <table:table-row table:style-name="ro1">
          <table:table-cell office:value-type="float" office:value="426.832581">
            <text:p>426,832581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4149">
            <text:p>0,384149</text:p>
          </table:table-cell>
          <table:table-cell office:value-type="float" office:value="-9.522647">
            <text:p>-9,522647</text:p>
          </table:table-cell>
          <table:table-cell table:number-columns-repeated="1019"/>
        </table:table-row>
        <table:table-row table:style-name="ro1">
          <table:table-cell office:value-type="float" office:value="426.832581">
            <text:p>426,832581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4149">
            <text:p>0,384149</text:p>
          </table:table-cell>
          <table:table-cell office:value-type="float" office:value="-9.542941">
            <text:p>-9,542941</text:p>
          </table:table-cell>
          <table:table-cell table:number-columns-repeated="1019"/>
        </table:table-row>
        <table:table-row table:style-name="ro1">
          <table:table-cell office:value-type="float" office:value="426.832581">
            <text:p>426,832581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4149">
            <text:p>0,384149</text:p>
          </table:table-cell>
          <table:table-cell office:value-type="float" office:value="-9.542941">
            <text:p>-9,542941</text:p>
          </table:table-cell>
          <table:table-cell table:number-columns-repeated="1019"/>
        </table:table-row>
        <table:table-row table:style-name="ro1">
          <table:table-cell office:value-type="float" office:value="428.220642">
            <text:p>428,220642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5399">
            <text:p>0,385399</text:p>
          </table:table-cell>
          <table:table-cell office:value-type="float" office:value="-9.562647">
            <text:p>-9,562647</text:p>
          </table:table-cell>
          <table:table-cell table:number-columns-repeated="1019"/>
        </table:table-row>
        <table:table-row table:style-name="ro1">
          <table:table-cell office:value-type="float" office:value="428.220642">
            <text:p>428,220642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5399">
            <text:p>0,385399</text:p>
          </table:table-cell>
          <table:table-cell office:value-type="float" office:value="-9.562647">
            <text:p>-9,562647</text:p>
          </table:table-cell>
          <table:table-cell table:number-columns-repeated="1019"/>
        </table:table-row>
        <table:table-row table:style-name="ro1">
          <table:table-cell office:value-type="float" office:value="426.138519">
            <text:p>426,138519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3525">
            <text:p>0,383525</text:p>
          </table:table-cell>
          <table:table-cell office:value-type="float" office:value="-9.582941">
            <text:p>-9,582941</text:p>
          </table:table-cell>
          <table:table-cell table:number-columns-repeated="1019"/>
        </table:table-row>
        <table:table-row table:style-name="ro1">
          <table:table-cell office:value-type="float" office:value="426.138519">
            <text:p>426,13851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3525">
            <text:p>0,383525</text:p>
          </table:table-cell>
          <table:table-cell office:value-type="float" office:value="-9.582941">
            <text:p>-9,582941</text:p>
          </table:table-cell>
          <table:table-cell table:number-columns-repeated="1019"/>
        </table:table-row>
        <table:table-row table:style-name="ro1">
          <table:table-cell office:value-type="float" office:value="426.138519">
            <text:p>426,13851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3525">
            <text:p>0,383525</text:p>
          </table:table-cell>
          <table:table-cell office:value-type="float" office:value="-9.602647">
            <text:p>-9,602647</text:p>
          </table:table-cell>
          <table:table-cell table:number-columns-repeated="1019"/>
        </table:table-row>
        <table:table-row table:style-name="ro1">
          <table:table-cell office:value-type="float" office:value="426.138519">
            <text:p>426,138519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83525">
            <text:p>0,383525</text:p>
          </table:table-cell>
          <table:table-cell office:value-type="float" office:value="-9.602647">
            <text:p>-9,602647</text:p>
          </table:table-cell>
          <table:table-cell table:number-columns-repeated="1019"/>
        </table:table-row>
        <table:table-row table:style-name="ro1">
          <table:table-cell office:value-type="float" office:value="426.832581">
            <text:p>426,832581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84149">
            <text:p>0,384149</text:p>
          </table:table-cell>
          <table:table-cell office:value-type="float" office:value="-9.623529">
            <text:p>-9,623529</text:p>
          </table:table-cell>
          <table:table-cell table:number-columns-repeated="1019"/>
        </table:table-row>
        <table:table-row table:style-name="ro1">
          <table:table-cell office:value-type="float" office:value="426.832581">
            <text:p>426,832581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84149">
            <text:p>0,384149</text:p>
          </table:table-cell>
          <table:table-cell office:value-type="float" office:value="-9.623529">
            <text:p>-9,623529</text:p>
          </table:table-cell>
          <table:table-cell table:number-columns-repeated="1019"/>
        </table:table-row>
        <table:table-row table:style-name="ro1">
          <table:table-cell office:value-type="float" office:value="427.526611">
            <text:p>427,526611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384774">
            <text:p>0,384774</text:p>
          </table:table-cell>
          <table:table-cell office:value-type="float" office:value="-9.643235">
            <text:p>-9,643235</text:p>
          </table:table-cell>
          <table:table-cell table:number-columns-repeated="1019"/>
        </table:table-row>
        <table:table-row table:style-name="ro1">
          <table:table-cell office:value-type="float" office:value="427.526611">
            <text:p>427,526611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4774">
            <text:p>0,384774</text:p>
          </table:table-cell>
          <table:table-cell office:value-type="float" office:value="-9.643235">
            <text:p>-9,643235</text:p>
          </table:table-cell>
          <table:table-cell table:number-columns-repeated="1019"/>
        </table:table-row>
        <table:table-row table:style-name="ro1">
          <table:table-cell office:value-type="float" office:value="428.914673">
            <text:p>428,914673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86023">
            <text:p>0,386023</text:p>
          </table:table-cell>
          <table:table-cell office:value-type="float" office:value="-9.662647">
            <text:p>-9,662647</text:p>
          </table:table-cell>
          <table:table-cell table:number-columns-repeated="1019"/>
        </table:table-row>
        <table:table-row table:style-name="ro1">
          <table:table-cell office:value-type="float" office:value="428.914673">
            <text:p>428,914673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86023">
            <text:p>0,386023</text:p>
          </table:table-cell>
          <table:table-cell office:value-type="float" office:value="-9.662647">
            <text:p>-9,662647</text:p>
          </table:table-cell>
          <table:table-cell table:number-columns-repeated="1019"/>
        </table:table-row>
        <table:table-row table:style-name="ro1">
          <table:table-cell office:value-type="float" office:value="429.608704">
            <text:p>429,608704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86648">
            <text:p>0,386648</text:p>
          </table:table-cell>
          <table:table-cell office:value-type="float" office:value="-9.683235">
            <text:p>-9,683235</text:p>
          </table:table-cell>
          <table:table-cell table:number-columns-repeated="1019"/>
        </table:table-row>
        <table:table-row table:style-name="ro1">
          <table:table-cell office:value-type="float" office:value="429.608704">
            <text:p>429,608704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386648">
            <text:p>0,386648</text:p>
          </table:table-cell>
          <table:table-cell office:value-type="float" office:value="-9.683235">
            <text:p>-9,683235</text:p>
          </table:table-cell>
          <table:table-cell table:number-columns-repeated="1019"/>
        </table:table-row>
        <table:table-row table:style-name="ro1">
          <table:table-cell office:value-type="float" office:value="428.220642">
            <text:p>428,220642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85399">
            <text:p>0,385399</text:p>
          </table:table-cell>
          <table:table-cell office:value-type="float" office:value="-9.702647">
            <text:p>-9,702647</text:p>
          </table:table-cell>
          <table:table-cell table:number-columns-repeated="1019"/>
        </table:table-row>
        <table:table-row table:style-name="ro1">
          <table:table-cell office:value-type="float" office:value="428.220642">
            <text:p>428,220642</text:p>
          </table:table-cell>
          <table:table-cell office:value-type="float" office:value="-0.003235">
            <text:p>-0,003235</text:p>
          </table:table-cell>
          <table:table-cell office:value-type="float" office:value="-0.003197">
            <text:p>-0,003197</text:p>
          </table:table-cell>
          <table:table-cell office:value-type="float" office:value="0.385399">
            <text:p>0,385399</text:p>
          </table:table-cell>
          <table:table-cell office:value-type="float" office:value="-9.702647">
            <text:p>-9,702647</text:p>
          </table:table-cell>
          <table:table-cell table:number-columns-repeated="1019"/>
        </table:table-row>
        <table:table-row table:style-name="ro1">
          <table:table-cell office:value-type="float" office:value="429.608704">
            <text:p>429,608704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386648">
            <text:p>0,386648</text:p>
          </table:table-cell>
          <table:table-cell office:value-type="float" office:value="-9.723824">
            <text:p>-9,723824</text:p>
          </table:table-cell>
          <table:table-cell table:number-columns-repeated="1019"/>
        </table:table-row>
        <table:table-row table:style-name="ro1">
          <table:table-cell office:value-type="float" office:value="429.608704">
            <text:p>429,608704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86648">
            <text:p>0,386648</text:p>
          </table:table-cell>
          <table:table-cell office:value-type="float" office:value="-9.723824">
            <text:p>-9,723824</text:p>
          </table:table-cell>
          <table:table-cell table:number-columns-repeated="1019"/>
        </table:table-row>
        <table:table-row table:style-name="ro1">
          <table:table-cell office:value-type="float" office:value="426.832581">
            <text:p>426,832581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4149">
            <text:p>0,384149</text:p>
          </table:table-cell>
          <table:table-cell office:value-type="float" office:value="-9.742941">
            <text:p>-9,742941</text:p>
          </table:table-cell>
          <table:table-cell table:number-columns-repeated="1019"/>
        </table:table-row>
        <table:table-row table:style-name="ro1">
          <table:table-cell office:value-type="float" office:value="426.832581">
            <text:p>426,832581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84149">
            <text:p>0,384149</text:p>
          </table:table-cell>
          <table:table-cell office:value-type="float" office:value="-9.742941">
            <text:p>-9,742941</text:p>
          </table:table-cell>
          <table:table-cell table:number-columns-repeated="1019"/>
        </table:table-row>
        <table:table-row table:style-name="ro1">
          <table:table-cell office:value-type="float" office:value="429.608704">
            <text:p>429,608704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6648">
            <text:p>0,386648</text:p>
          </table:table-cell>
          <table:table-cell office:value-type="float" office:value="-9.762353">
            <text:p>-9,762353</text:p>
          </table:table-cell>
          <table:table-cell table:number-columns-repeated="1019"/>
        </table:table-row>
        <table:table-row table:style-name="ro1">
          <table:table-cell office:value-type="float" office:value="429.608704">
            <text:p>429,608704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86648">
            <text:p>0,386648</text:p>
          </table:table-cell>
          <table:table-cell office:value-type="float" office:value="-9.762353">
            <text:p>-9,762353</text:p>
          </table:table-cell>
          <table:table-cell table:number-columns-repeated="1019"/>
        </table:table-row>
        <table:table-row table:style-name="ro1">
          <table:table-cell office:value-type="float" office:value="428.220642">
            <text:p>428,220642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5399">
            <text:p>0,385399</text:p>
          </table:table-cell>
          <table:table-cell office:value-type="float" office:value="-9.782353">
            <text:p>-9,782353</text:p>
          </table:table-cell>
          <table:table-cell table:number-columns-repeated="1019"/>
        </table:table-row>
        <table:table-row table:style-name="ro1">
          <table:table-cell office:value-type="float" office:value="428.220642">
            <text:p>428,220642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5399">
            <text:p>0,385399</text:p>
          </table:table-cell>
          <table:table-cell office:value-type="float" office:value="-9.782353">
            <text:p>-9,782353</text:p>
          </table:table-cell>
          <table:table-cell table:number-columns-repeated="1019"/>
        </table:table-row>
        <table:table-row table:style-name="ro1">
          <table:table-cell office:value-type="float" office:value="428.914673">
            <text:p>428,914673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86023">
            <text:p>0,386023</text:p>
          </table:table-cell>
          <table:table-cell office:value-type="float" office:value="-9.802353">
            <text:p>-9,802353</text:p>
          </table:table-cell>
          <table:table-cell table:number-columns-repeated="1019"/>
        </table:table-row>
        <table:table-row table:style-name="ro1">
          <table:table-cell office:value-type="float" office:value="428.914673">
            <text:p>428,914673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6023">
            <text:p>0,386023</text:p>
          </table:table-cell>
          <table:table-cell office:value-type="float" office:value="-9.802353">
            <text:p>-9,802353</text:p>
          </table:table-cell>
          <table:table-cell table:number-columns-repeated="1019"/>
        </table:table-row>
        <table:table-row table:style-name="ro1">
          <table:table-cell office:value-type="float" office:value="426.832581">
            <text:p>426,832581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4149">
            <text:p>0,384149</text:p>
          </table:table-cell>
          <table:table-cell office:value-type="float" office:value="-9.823236">
            <text:p>-9,823236</text:p>
          </table:table-cell>
          <table:table-cell table:number-columns-repeated="1019"/>
        </table:table-row>
        <table:table-row table:style-name="ro1">
          <table:table-cell office:value-type="float" office:value="426.832581">
            <text:p>426,832581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84149">
            <text:p>0,384149</text:p>
          </table:table-cell>
          <table:table-cell office:value-type="float" office:value="-9.823236">
            <text:p>-9,823236</text:p>
          </table:table-cell>
          <table:table-cell table:number-columns-repeated="1019"/>
        </table:table-row>
        <table:table-row table:style-name="ro1">
          <table:table-cell office:value-type="float" office:value="428.914673">
            <text:p>428,914673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6023">
            <text:p>0,386023</text:p>
          </table:table-cell>
          <table:table-cell office:value-type="float" office:value="-9.842941">
            <text:p>-9,842941</text:p>
          </table:table-cell>
          <table:table-cell table:number-columns-repeated="1019"/>
        </table:table-row>
        <table:table-row table:style-name="ro1">
          <table:table-cell office:value-type="float" office:value="428.914673">
            <text:p>428,914673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6023">
            <text:p>0,386023</text:p>
          </table:table-cell>
          <table:table-cell office:value-type="float" office:value="-9.842941">
            <text:p>-9,842941</text:p>
          </table:table-cell>
          <table:table-cell table:number-columns-repeated="1019"/>
        </table:table-row>
        <table:table-row table:style-name="ro1">
          <table:table-cell office:value-type="float" office:value="428.220642">
            <text:p>428,220642</text:p>
          </table:table-cell>
          <table:table-cell office:value-type="float" office:value="-0.003232">
            <text:p>-0,003232</text:p>
          </table:table-cell>
          <table:table-cell office:value-type="float" office:value="-0.003202">
            <text:p>-0,003202</text:p>
          </table:table-cell>
          <table:table-cell office:value-type="float" office:value="0.385399">
            <text:p>0,385399</text:p>
          </table:table-cell>
          <table:table-cell office:value-type="float" office:value="-9.862647">
            <text:p>-9,862647</text:p>
          </table:table-cell>
          <table:table-cell table:number-columns-repeated="1019"/>
        </table:table-row>
        <table:table-row table:style-name="ro1">
          <table:table-cell office:value-type="float" office:value="428.220642">
            <text:p>428,220642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5399">
            <text:p>0,385399</text:p>
          </table:table-cell>
          <table:table-cell office:value-type="float" office:value="-9.862647">
            <text:p>-9,862647</text:p>
          </table:table-cell>
          <table:table-cell table:number-columns-repeated="1019"/>
        </table:table-row>
        <table:table-row table:style-name="ro1">
          <table:table-cell office:value-type="float" office:value="427.526611">
            <text:p>427,526611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4774">
            <text:p>0,384774</text:p>
          </table:table-cell>
          <table:table-cell office:value-type="float" office:value="-9.882648">
            <text:p>-9,882648</text:p>
          </table:table-cell>
          <table:table-cell table:number-columns-repeated="1019"/>
        </table:table-row>
        <table:table-row table:style-name="ro1">
          <table:table-cell office:value-type="float" office:value="427.526611">
            <text:p>427,526611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84774">
            <text:p>0,384774</text:p>
          </table:table-cell>
          <table:table-cell office:value-type="float" office:value="-9.882648">
            <text:p>-9,882648</text:p>
          </table:table-cell>
          <table:table-cell table:number-columns-repeated="1019"/>
        </table:table-row>
        <table:table-row table:style-name="ro1">
          <table:table-cell office:value-type="float" office:value="426.832581">
            <text:p>426,832581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4149">
            <text:p>0,384149</text:p>
          </table:table-cell>
          <table:table-cell office:value-type="float" office:value="-9.902647">
            <text:p>-9,902647</text:p>
          </table:table-cell>
          <table:table-cell table:number-columns-repeated="1019"/>
        </table:table-row>
        <table:table-row table:style-name="ro1">
          <table:table-cell office:value-type="float" office:value="426.832581">
            <text:p>426,832581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4149">
            <text:p>0,384149</text:p>
          </table:table-cell>
          <table:table-cell office:value-type="float" office:value="-9.902647">
            <text:p>-9,902647</text:p>
          </table:table-cell>
          <table:table-cell table:number-columns-repeated="1019"/>
        </table:table-row>
        <table:table-row table:style-name="ro1">
          <table:table-cell office:value-type="float" office:value="427.526611">
            <text:p>427,526611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384774">
            <text:p>0,384774</text:p>
          </table:table-cell>
          <table:table-cell office:value-type="float" office:value="-9.923235">
            <text:p>-9,923235</text:p>
          </table:table-cell>
          <table:table-cell table:number-columns-repeated="1019"/>
        </table:table-row>
        <table:table-row table:style-name="ro1">
          <table:table-cell office:value-type="float" office:value="427.526611">
            <text:p>427,526611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4774">
            <text:p>0,384774</text:p>
          </table:table-cell>
          <table:table-cell office:value-type="float" office:value="-9.923235">
            <text:p>-9,923235</text:p>
          </table:table-cell>
          <table:table-cell table:number-columns-repeated="1019"/>
        </table:table-row>
        <table:table-row table:style-name="ro1">
          <table:table-cell office:value-type="float" office:value="428.220642">
            <text:p>428,220642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85399">
            <text:p>0,385399</text:p>
          </table:table-cell>
          <table:table-cell office:value-type="float" office:value="-9.942647">
            <text:p>-9,942647</text:p>
          </table:table-cell>
          <table:table-cell table:number-columns-repeated="1019"/>
        </table:table-row>
        <table:table-row table:style-name="ro1">
          <table:table-cell office:value-type="float" office:value="428.220642">
            <text:p>428,220642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85399">
            <text:p>0,385399</text:p>
          </table:table-cell>
          <table:table-cell office:value-type="float" office:value="-9.942647">
            <text:p>-9,942647</text:p>
          </table:table-cell>
          <table:table-cell table:number-columns-repeated="1019"/>
        </table:table-row>
        <table:table-row table:style-name="ro1">
          <table:table-cell office:value-type="float" office:value="426.832581">
            <text:p>426,832581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84149">
            <text:p>0,384149</text:p>
          </table:table-cell>
          <table:table-cell office:value-type="float" office:value="-9.962059">
            <text:p>-9,962059</text:p>
          </table:table-cell>
          <table:table-cell table:number-columns-repeated="1019"/>
        </table:table-row>
        <table:table-row table:style-name="ro1">
          <table:table-cell office:value-type="float" office:value="426.832581">
            <text:p>426,832581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4149">
            <text:p>0,384149</text:p>
          </table:table-cell>
          <table:table-cell office:value-type="float" office:value="-9.962059">
            <text:p>-9,962059</text:p>
          </table:table-cell>
          <table:table-cell table:number-columns-repeated="1019"/>
        </table:table-row>
        <table:table-row table:style-name="ro1">
          <table:table-cell office:value-type="float" office:value="428.220642">
            <text:p>428,220642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5399">
            <text:p>0,385399</text:p>
          </table:table-cell>
          <table:table-cell office:value-type="float" office:value="-9.982353">
            <text:p>-9,982353</text:p>
          </table:table-cell>
          <table:table-cell table:number-columns-repeated="1019"/>
        </table:table-row>
        <table:table-row table:style-name="ro1">
          <table:table-cell office:value-type="float" office:value="428.220642">
            <text:p>428,220642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5399">
            <text:p>0,385399</text:p>
          </table:table-cell>
          <table:table-cell office:value-type="float" office:value="-9.982353">
            <text:p>-9,982353</text:p>
          </table:table-cell>
          <table:table-cell table:number-columns-repeated="1019"/>
        </table:table-row>
        <table:table-row table:style-name="ro1">
          <table:table-cell office:value-type="float" office:value="429.608704">
            <text:p>429,608704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6648">
            <text:p>0,386648</text:p>
          </table:table-cell>
          <table:table-cell office:value-type="float" office:value="-10.002353">
            <text:p>-10,002353</text:p>
          </table:table-cell>
          <table:table-cell table:number-columns-repeated="1019"/>
        </table:table-row>
        <table:table-row table:style-name="ro1">
          <table:table-cell office:value-type="float" office:value="429.608704">
            <text:p>429,608704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6648">
            <text:p>0,386648</text:p>
          </table:table-cell>
          <table:table-cell office:value-type="float" office:value="-10.002353">
            <text:p>-10,002353</text:p>
          </table:table-cell>
          <table:table-cell table:number-columns-repeated="1019"/>
        </table:table-row>
        <table:table-row table:style-name="ro1">
          <table:table-cell office:value-type="float" office:value="429.608704">
            <text:p>429,608704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6648">
            <text:p>0,386648</text:p>
          </table:table-cell>
          <table:table-cell office:value-type="float" office:value="-10.023529">
            <text:p>-10,023529</text:p>
          </table:table-cell>
          <table:table-cell table:number-columns-repeated="1019"/>
        </table:table-row>
        <table:table-row table:style-name="ro1">
          <table:table-cell office:value-type="float" office:value="429.608704">
            <text:p>429,608704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86648">
            <text:p>0,386648</text:p>
          </table:table-cell>
          <table:table-cell office:value-type="float" office:value="-10.023529">
            <text:p>-10,023529</text:p>
          </table:table-cell>
          <table:table-cell table:number-columns-repeated="1019"/>
        </table:table-row>
        <table:table-row table:style-name="ro1">
          <table:table-cell office:value-type="float" office:value="428.914673">
            <text:p>428,914673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6023">
            <text:p>0,386023</text:p>
          </table:table-cell>
          <table:table-cell office:value-type="float" office:value="-10.042941">
            <text:p>-10,042941</text:p>
          </table:table-cell>
          <table:table-cell table:number-columns-repeated="1019"/>
        </table:table-row>
        <table:table-row table:style-name="ro1">
          <table:table-cell office:value-type="float" office:value="428.914673">
            <text:p>428,914673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6023">
            <text:p>0,386023</text:p>
          </table:table-cell>
          <table:table-cell office:value-type="float" office:value="-10.042941">
            <text:p>-10,042941</text:p>
          </table:table-cell>
          <table:table-cell table:number-columns-repeated="1019"/>
        </table:table-row>
        <table:table-row table:style-name="ro1">
          <table:table-cell office:value-type="float" office:value="428.914673">
            <text:p>428,914673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86023">
            <text:p>0,386023</text:p>
          </table:table-cell>
          <table:table-cell office:value-type="float" office:value="-10.062353">
            <text:p>-10,062353</text:p>
          </table:table-cell>
          <table:table-cell table:number-columns-repeated="1019"/>
        </table:table-row>
        <table:table-row table:style-name="ro1">
          <table:table-cell office:value-type="float" office:value="428.914673">
            <text:p>428,914673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6023">
            <text:p>0,386023</text:p>
          </table:table-cell>
          <table:table-cell office:value-type="float" office:value="-10.062353">
            <text:p>-10,062353</text:p>
          </table:table-cell>
          <table:table-cell table:number-columns-repeated="1019"/>
        </table:table-row>
        <table:table-row table:style-name="ro1">
          <table:table-cell office:value-type="float" office:value="428.220642">
            <text:p>428,220642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85399">
            <text:p>0,385399</text:p>
          </table:table-cell>
          <table:table-cell office:value-type="float" office:value="-10.082353">
            <text:p>-10,082353</text:p>
          </table:table-cell>
          <table:table-cell table:number-columns-repeated="1019"/>
        </table:table-row>
        <table:table-row table:style-name="ro1">
          <table:table-cell office:value-type="float" office:value="428.220642">
            <text:p>428,220642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5399">
            <text:p>0,385399</text:p>
          </table:table-cell>
          <table:table-cell office:value-type="float" office:value="-10.082353">
            <text:p>-10,082353</text:p>
          </table:table-cell>
          <table:table-cell table:number-columns-repeated="1019"/>
        </table:table-row>
        <table:table-row table:style-name="ro1">
          <table:table-cell office:value-type="float" office:value="428.914673">
            <text:p>428,914673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86023">
            <text:p>0,386023</text:p>
          </table:table-cell>
          <table:table-cell office:value-type="float" office:value="-10.102058">
            <text:p>-10,102058</text:p>
          </table:table-cell>
          <table:table-cell table:number-columns-repeated="1019"/>
        </table:table-row>
        <table:table-row table:style-name="ro1">
          <table:table-cell office:value-type="float" office:value="428.914673">
            <text:p>428,914673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6023">
            <text:p>0,386023</text:p>
          </table:table-cell>
          <table:table-cell office:value-type="float" office:value="-10.102058">
            <text:p>-10,102058</text:p>
          </table:table-cell>
          <table:table-cell table:number-columns-repeated="1019"/>
        </table:table-row>
        <table:table-row table:style-name="ro1">
          <table:table-cell office:value-type="float" office:value="429.608704">
            <text:p>429,608704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6648">
            <text:p>0,386648</text:p>
          </table:table-cell>
          <table:table-cell office:value-type="float" office:value="-10.122647">
            <text:p>-10,122647</text:p>
          </table:table-cell>
          <table:table-cell table:number-columns-repeated="1019"/>
        </table:table-row>
        <table:table-row table:style-name="ro1">
          <table:table-cell office:value-type="float" office:value="429.608704">
            <text:p>429,608704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6648">
            <text:p>0,386648</text:p>
          </table:table-cell>
          <table:table-cell office:value-type="float" office:value="-10.122647">
            <text:p>-10,122647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7272">
            <text:p>0,387272</text:p>
          </table:table-cell>
          <table:table-cell office:value-type="float" office:value="-10.141765">
            <text:p>-10,141765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87272">
            <text:p>0,387272</text:p>
          </table:table-cell>
          <table:table-cell office:value-type="float" office:value="-10.141765">
            <text:p>-10,141765</text:p>
          </table:table-cell>
          <table:table-cell table:number-columns-repeated="1019"/>
        </table:table-row>
        <table:table-row table:style-name="ro1">
          <table:table-cell office:value-type="float" office:value="428.914673">
            <text:p>428,914673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86023">
            <text:p>0,386023</text:p>
          </table:table-cell>
          <table:table-cell office:value-type="float" office:value="-10.160588">
            <text:p>-10,160588</text:p>
          </table:table-cell>
          <table:table-cell table:number-columns-repeated="1019"/>
        </table:table-row>
        <table:table-row table:style-name="ro1">
          <table:table-cell office:value-type="float" office:value="428.914673">
            <text:p>428,914673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86023">
            <text:p>0,386023</text:p>
          </table:table-cell>
          <table:table-cell office:value-type="float" office:value="-10.160588">
            <text:p>-10,160588</text:p>
          </table:table-cell>
          <table:table-cell table:number-columns-repeated="1019"/>
        </table:table-row>
        <table:table-row table:style-name="ro1">
          <table:table-cell office:value-type="float" office:value="428.914673">
            <text:p>428,914673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6023">
            <text:p>0,386023</text:p>
          </table:table-cell>
          <table:table-cell office:value-type="float" office:value="-10.180294">
            <text:p>-10,180294</text:p>
          </table:table-cell>
          <table:table-cell table:number-columns-repeated="1019"/>
        </table:table-row>
        <table:table-row table:style-name="ro1">
          <table:table-cell office:value-type="float" office:value="428.914673">
            <text:p>428,914673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6023">
            <text:p>0,386023</text:p>
          </table:table-cell>
          <table:table-cell office:value-type="float" office:value="-10.199118">
            <text:p>-10,199118</text:p>
          </table:table-cell>
          <table:table-cell table:number-columns-repeated="1019"/>
        </table:table-row>
        <table:table-row table:style-name="ro1">
          <table:table-cell office:value-type="float" office:value="427.526611">
            <text:p>427,526611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4774">
            <text:p>0,384774</text:p>
          </table:table-cell>
          <table:table-cell office:value-type="float" office:value="-10.199118">
            <text:p>-10,199118</text:p>
          </table:table-cell>
          <table:table-cell table:number-columns-repeated="1019"/>
        </table:table-row>
        <table:table-row table:style-name="ro1">
          <table:table-cell office:value-type="float" office:value="427.526611">
            <text:p>427,526611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84774">
            <text:p>0,384774</text:p>
          </table:table-cell>
          <table:table-cell office:value-type="float" office:value="-10.218235">
            <text:p>-10,218235</text:p>
          </table:table-cell>
          <table:table-cell table:number-columns-repeated="1019"/>
        </table:table-row>
        <table:table-row table:style-name="ro1">
          <table:table-cell office:value-type="float" office:value="428.220642">
            <text:p>428,220642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85399">
            <text:p>0,385399</text:p>
          </table:table-cell>
          <table:table-cell office:value-type="float" office:value="-10.218235">
            <text:p>-10,218235</text:p>
          </table:table-cell>
          <table:table-cell table:number-columns-repeated="1019"/>
        </table:table-row>
        <table:table-row table:style-name="ro1">
          <table:table-cell office:value-type="float" office:value="429.608704">
            <text:p>429,608704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386648">
            <text:p>0,386648</text:p>
          </table:table-cell>
          <table:table-cell office:value-type="float" office:value="-10.237647">
            <text:p>-10,237647</text:p>
          </table:table-cell>
          <table:table-cell table:number-columns-repeated="1019"/>
        </table:table-row>
        <table:table-row table:style-name="ro1">
          <table:table-cell office:value-type="float" office:value="429.608704">
            <text:p>429,608704</text:p>
          </table:table-cell>
          <table:table-cell office:value-type="float" office:value="-0.00323">
            <text:p>-0,00323</text:p>
          </table:table-cell>
          <table:table-cell office:value-type="float" office:value="-0.003201">
            <text:p>-0,003201</text:p>
          </table:table-cell>
          <table:table-cell office:value-type="float" office:value="0.386648">
            <text:p>0,386648</text:p>
          </table:table-cell>
          <table:table-cell office:value-type="float" office:value="-10.237647">
            <text:p>-10,237647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7897">
            <text:p>0,387897</text:p>
          </table:table-cell>
          <table:table-cell office:value-type="float" office:value="-10.256176">
            <text:p>-10,256176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87897">
            <text:p>0,387897</text:p>
          </table:table-cell>
          <table:table-cell office:value-type="float" office:value="-10.256176">
            <text:p>-10,256176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7272">
            <text:p>0,387272</text:p>
          </table:table-cell>
          <table:table-cell office:value-type="float" office:value="-10.275294">
            <text:p>-10,275294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7272">
            <text:p>0,387272</text:p>
          </table:table-cell>
          <table:table-cell office:value-type="float" office:value="-10.275294">
            <text:p>-10,275294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7897">
            <text:p>0,387897</text:p>
          </table:table-cell>
          <table:table-cell office:value-type="float" office:value="-10.295">
            <text:p>-10,295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87897">
            <text:p>0,387897</text:p>
          </table:table-cell>
          <table:table-cell office:value-type="float" office:value="-10.295">
            <text:p>-10,295</text:p>
          </table:table-cell>
          <table:table-cell table:number-columns-repeated="1019"/>
        </table:table-row>
        <table:table-row table:style-name="ro1">
          <table:table-cell office:value-type="float" office:value="428.914673">
            <text:p>428,914673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86023">
            <text:p>0,386023</text:p>
          </table:table-cell>
          <table:table-cell office:value-type="float" office:value="-10.313824">
            <text:p>-10,313824</text:p>
          </table:table-cell>
          <table:table-cell table:number-columns-repeated="1019"/>
        </table:table-row>
        <table:table-row table:style-name="ro1">
          <table:table-cell office:value-type="float" office:value="428.914673">
            <text:p>428,914673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86023">
            <text:p>0,386023</text:p>
          </table:table-cell>
          <table:table-cell office:value-type="float" office:value="-10.313824">
            <text:p>-10,313824</text:p>
          </table:table-cell>
          <table:table-cell table:number-columns-repeated="1019"/>
        </table:table-row>
        <table:table-row table:style-name="ro1">
          <table:table-cell office:value-type="float" office:value="428.914673">
            <text:p>428,914673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386023">
            <text:p>0,386023</text:p>
          </table:table-cell>
          <table:table-cell office:value-type="float" office:value="-10.333236">
            <text:p>-10,333236</text:p>
          </table:table-cell>
          <table:table-cell table:number-columns-repeated="1019"/>
        </table:table-row>
        <table:table-row table:style-name="ro1">
          <table:table-cell office:value-type="float" office:value="428.914673">
            <text:p>428,914673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6023">
            <text:p>0,386023</text:p>
          </table:table-cell>
          <table:table-cell office:value-type="float" office:value="-10.333236">
            <text:p>-10,333236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87272">
            <text:p>0,387272</text:p>
          </table:table-cell>
          <table:table-cell office:value-type="float" office:value="-10.352353">
            <text:p>-10,352353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7272">
            <text:p>0,387272</text:p>
          </table:table-cell>
          <table:table-cell office:value-type="float" office:value="-10.352353">
            <text:p>-10,352353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87272">
            <text:p>0,387272</text:p>
          </table:table-cell>
          <table:table-cell office:value-type="float" office:value="-10.372353">
            <text:p>-10,372353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87272">
            <text:p>0,387272</text:p>
          </table:table-cell>
          <table:table-cell office:value-type="float" office:value="-10.372353">
            <text:p>-10,372353</text:p>
          </table:table-cell>
          <table:table-cell table:number-columns-repeated="1019"/>
        </table:table-row>
        <table:table-row table:style-name="ro1">
          <table:table-cell office:value-type="float" office:value="429.608704">
            <text:p>429,608704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86648">
            <text:p>0,386648</text:p>
          </table:table-cell>
          <table:table-cell office:value-type="float" office:value="-10.392353">
            <text:p>-10,392353</text:p>
          </table:table-cell>
          <table:table-cell table:number-columns-repeated="1019"/>
        </table:table-row>
        <table:table-row table:style-name="ro1">
          <table:table-cell office:value-type="float" office:value="429.608704">
            <text:p>429,608704</text:p>
          </table:table-cell>
          <table:table-cell office:value-type="float" office:value="-0.003232">
            <text:p>-0,003232</text:p>
          </table:table-cell>
          <table:table-cell office:value-type="float" office:value="-0.003195">
            <text:p>-0,003195</text:p>
          </table:table-cell>
          <table:table-cell office:value-type="float" office:value="0.386648">
            <text:p>0,386648</text:p>
          </table:table-cell>
          <table:table-cell office:value-type="float" office:value="-10.392353">
            <text:p>-10,392353</text:p>
          </table:table-cell>
          <table:table-cell table:number-columns-repeated="1019"/>
        </table:table-row>
        <table:table-row table:style-name="ro1">
          <table:table-cell office:value-type="float" office:value="429.608704">
            <text:p>429,608704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86648">
            <text:p>0,386648</text:p>
          </table:table-cell>
          <table:table-cell office:value-type="float" office:value="-10.412647">
            <text:p>-10,412647</text:p>
          </table:table-cell>
          <table:table-cell table:number-columns-repeated="1019"/>
        </table:table-row>
        <table:table-row table:style-name="ro1">
          <table:table-cell office:value-type="float" office:value="429.608704">
            <text:p>429,608704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86648">
            <text:p>0,386648</text:p>
          </table:table-cell>
          <table:table-cell office:value-type="float" office:value="-10.412647">
            <text:p>-10,412647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6">
            <text:p>-0,003236</text:p>
          </table:table-cell>
          <table:table-cell office:value-type="float" office:value="-0.003197">
            <text:p>-0,003197</text:p>
          </table:table-cell>
          <table:table-cell office:value-type="float" office:value="0.387272">
            <text:p>0,387272</text:p>
          </table:table-cell>
          <table:table-cell office:value-type="float" office:value="-10.432941">
            <text:p>-10,432941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87272">
            <text:p>0,387272</text:p>
          </table:table-cell>
          <table:table-cell office:value-type="float" office:value="-10.432941">
            <text:p>-10,432941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87272">
            <text:p>0,387272</text:p>
          </table:table-cell>
          <table:table-cell office:value-type="float" office:value="-10.451765">
            <text:p>-10,451765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7272">
            <text:p>0,387272</text:p>
          </table:table-cell>
          <table:table-cell office:value-type="float" office:value="-10.451765">
            <text:p>-10,451765</text:p>
          </table:table-cell>
          <table:table-cell table:number-columns-repeated="1019"/>
        </table:table-row>
        <table:table-row table:style-name="ro1">
          <table:table-cell office:value-type="float" office:value="429.608704">
            <text:p>429,608704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6648">
            <text:p>0,386648</text:p>
          </table:table-cell>
          <table:table-cell office:value-type="float" office:value="-10.472059">
            <text:p>-10,472059</text:p>
          </table:table-cell>
          <table:table-cell table:number-columns-repeated="1019"/>
        </table:table-row>
        <table:table-row table:style-name="ro1">
          <table:table-cell office:value-type="float" office:value="429.608704">
            <text:p>429,608704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86648">
            <text:p>0,386648</text:p>
          </table:table-cell>
          <table:table-cell office:value-type="float" office:value="-10.472059">
            <text:p>-10,472059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87272">
            <text:p>0,387272</text:p>
          </table:table-cell>
          <table:table-cell office:value-type="float" office:value="-10.491765">
            <text:p>-10,491765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7272">
            <text:p>0,387272</text:p>
          </table:table-cell>
          <table:table-cell office:value-type="float" office:value="-10.491765">
            <text:p>-10,491765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7272">
            <text:p>0,387272</text:p>
          </table:table-cell>
          <table:table-cell office:value-type="float" office:value="-10.512059">
            <text:p>-10,512059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7272">
            <text:p>0,387272</text:p>
          </table:table-cell>
          <table:table-cell office:value-type="float" office:value="-10.512059">
            <text:p>-10,512059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7">
            <text:p>-0,003237</text:p>
          </table:table-cell>
          <table:table-cell office:value-type="float" office:value="-0.003201">
            <text:p>-0,003201</text:p>
          </table:table-cell>
          <table:table-cell office:value-type="float" office:value="0.388522">
            <text:p>0,388522</text:p>
          </table:table-cell>
          <table:table-cell office:value-type="float" office:value="-10.532941">
            <text:p>-10,532941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88522">
            <text:p>0,388522</text:p>
          </table:table-cell>
          <table:table-cell office:value-type="float" office:value="-10.532941">
            <text:p>-10,532941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87272">
            <text:p>0,387272</text:p>
          </table:table-cell>
          <table:table-cell office:value-type="float" office:value="-10.552353">
            <text:p>-10,552353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87272">
            <text:p>0,387272</text:p>
          </table:table-cell>
          <table:table-cell office:value-type="float" office:value="-10.552353">
            <text:p>-10,552353</text:p>
          </table:table-cell>
          <table:table-cell table:number-columns-repeated="1019"/>
        </table:table-row>
        <table:table-row table:style-name="ro1">
          <table:table-cell office:value-type="float" office:value="428.914673">
            <text:p>428,914673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6023">
            <text:p>0,386023</text:p>
          </table:table-cell>
          <table:table-cell office:value-type="float" office:value="-10.572059">
            <text:p>-10,572059</text:p>
          </table:table-cell>
          <table:table-cell table:number-columns-repeated="1019"/>
        </table:table-row>
        <table:table-row table:style-name="ro1">
          <table:table-cell office:value-type="float" office:value="428.914673">
            <text:p>428,914673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6023">
            <text:p>0,386023</text:p>
          </table:table-cell>
          <table:table-cell office:value-type="float" office:value="-10.572059">
            <text:p>-10,572059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5">
            <text:p>-0,003235</text:p>
          </table:table-cell>
          <table:table-cell office:value-type="float" office:value="-0.003196">
            <text:p>-0,003196</text:p>
          </table:table-cell>
          <table:table-cell office:value-type="float" office:value="0.387272">
            <text:p>0,387272</text:p>
          </table:table-cell>
          <table:table-cell office:value-type="float" office:value="-10.591764">
            <text:p>-10,591764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87272">
            <text:p>0,387272</text:p>
          </table:table-cell>
          <table:table-cell office:value-type="float" office:value="-10.609118">
            <text:p>-10,609118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7272">
            <text:p>0,387272</text:p>
          </table:table-cell>
          <table:table-cell office:value-type="float" office:value="-10.609118">
            <text:p>-10,609118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7272">
            <text:p>0,387272</text:p>
          </table:table-cell>
          <table:table-cell office:value-type="float" office:value="-10.628235">
            <text:p>-10,628235</text:p>
          </table:table-cell>
          <table:table-cell table:number-columns-repeated="1019"/>
        </table:table-row>
        <table:table-row table:style-name="ro1">
          <table:table-cell office:value-type="float" office:value="429.608704">
            <text:p>429,608704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86648">
            <text:p>0,386648</text:p>
          </table:table-cell>
          <table:table-cell office:value-type="float" office:value="-10.628235">
            <text:p>-10,628235</text:p>
          </table:table-cell>
          <table:table-cell table:number-columns-repeated="1019"/>
        </table:table-row>
        <table:table-row table:style-name="ro1">
          <table:table-cell office:value-type="float" office:value="429.608704">
            <text:p>429,608704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86648">
            <text:p>0,386648</text:p>
          </table:table-cell>
          <table:table-cell office:value-type="float" office:value="-10.647647">
            <text:p>-10,647647</text:p>
          </table:table-cell>
          <table:table-cell table:number-columns-repeated="1019"/>
        </table:table-row>
        <table:table-row table:style-name="ro1">
          <table:table-cell office:value-type="float" office:value="429.608704">
            <text:p>429,608704</text:p>
          </table:table-cell>
          <table:table-cell office:value-type="float" office:value="-0.003236">
            <text:p>-0,003236</text:p>
          </table:table-cell>
          <table:table-cell office:value-type="float" office:value="-0.003198">
            <text:p>-0,003198</text:p>
          </table:table-cell>
          <table:table-cell office:value-type="float" office:value="0.386648">
            <text:p>0,386648</text:p>
          </table:table-cell>
          <table:table-cell office:value-type="float" office:value="-10.647647">
            <text:p>-10,647647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7272">
            <text:p>0,387272</text:p>
          </table:table-cell>
          <table:table-cell office:value-type="float" office:value="-10.666764">
            <text:p>-10,666764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87272">
            <text:p>0,387272</text:p>
          </table:table-cell>
          <table:table-cell office:value-type="float" office:value="-10.666764">
            <text:p>-10,666764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7272">
            <text:p>0,387272</text:p>
          </table:table-cell>
          <table:table-cell office:value-type="float" office:value="-10.686176">
            <text:p>-10,686176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87272">
            <text:p>0,387272</text:p>
          </table:table-cell>
          <table:table-cell office:value-type="float" office:value="-10.686176">
            <text:p>-10,686176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87897">
            <text:p>0,387897</text:p>
          </table:table-cell>
          <table:table-cell office:value-type="float" office:value="-10.705">
            <text:p>-10,705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87897">
            <text:p>0,387897</text:p>
          </table:table-cell>
          <table:table-cell office:value-type="float" office:value="-10.705">
            <text:p>-10,705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87272">
            <text:p>0,387272</text:p>
          </table:table-cell>
          <table:table-cell office:value-type="float" office:value="-10.724412">
            <text:p>-10,724412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6">
            <text:p>-0,003236</text:p>
          </table:table-cell>
          <table:table-cell office:value-type="float" office:value="-0.003198">
            <text:p>-0,003198</text:p>
          </table:table-cell>
          <table:table-cell office:value-type="float" office:value="0.387272">
            <text:p>0,387272</text:p>
          </table:table-cell>
          <table:table-cell office:value-type="float" office:value="-10.724412">
            <text:p>-10,724412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87897">
            <text:p>0,387897</text:p>
          </table:table-cell>
          <table:table-cell office:value-type="float" office:value="-10.743824">
            <text:p>-10,743824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87897">
            <text:p>0,387897</text:p>
          </table:table-cell>
          <table:table-cell office:value-type="float" office:value="-10.743824">
            <text:p>-10,743824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87897">
            <text:p>0,387897</text:p>
          </table:table-cell>
          <table:table-cell office:value-type="float" office:value="-10.762941">
            <text:p>-10,762941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387897">
            <text:p>0,387897</text:p>
          </table:table-cell>
          <table:table-cell office:value-type="float" office:value="-10.762941">
            <text:p>-10,762941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7897">
            <text:p>0,387897</text:p>
          </table:table-cell>
          <table:table-cell office:value-type="float" office:value="-10.782353">
            <text:p>-10,782353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87897">
            <text:p>0,387897</text:p>
          </table:table-cell>
          <table:table-cell office:value-type="float" office:value="-10.782353">
            <text:p>-10,782353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2">
            <text:p>-0,003232</text:p>
          </table:table-cell>
          <table:table-cell office:value-type="float" office:value="-0.003202">
            <text:p>-0,003202</text:p>
          </table:table-cell>
          <table:table-cell office:value-type="float" office:value="0.387272">
            <text:p>0,387272</text:p>
          </table:table-cell>
          <table:table-cell office:value-type="float" office:value="-10.802059">
            <text:p>-10,802059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87272">
            <text:p>0,387272</text:p>
          </table:table-cell>
          <table:table-cell office:value-type="float" office:value="-10.802059">
            <text:p>-10,802059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9146">
            <text:p>0,389146</text:p>
          </table:table-cell>
          <table:table-cell office:value-type="float" office:value="-10.822647">
            <text:p>-10,822647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89146">
            <text:p>0,389146</text:p>
          </table:table-cell>
          <table:table-cell office:value-type="float" office:value="-10.822647">
            <text:p>-10,822647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2">
            <text:p>-0,003232</text:p>
          </table:table-cell>
          <table:table-cell office:value-type="float" office:value="-0.003202">
            <text:p>-0,003202</text:p>
          </table:table-cell>
          <table:table-cell office:value-type="float" office:value="0.388522">
            <text:p>0,388522</text:p>
          </table:table-cell>
          <table:table-cell office:value-type="float" office:value="-10.842059">
            <text:p>-10,842059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8522">
            <text:p>0,388522</text:p>
          </table:table-cell>
          <table:table-cell office:value-type="float" office:value="-10.842059">
            <text:p>-10,842059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8522">
            <text:p>0,388522</text:p>
          </table:table-cell>
          <table:table-cell office:value-type="float" office:value="-10.861765">
            <text:p>-10,861765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8522">
            <text:p>0,388522</text:p>
          </table:table-cell>
          <table:table-cell office:value-type="float" office:value="-10.861765">
            <text:p>-10,861765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8522">
            <text:p>0,388522</text:p>
          </table:table-cell>
          <table:table-cell office:value-type="float" office:value="-10.881764">
            <text:p>-10,881764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388522">
            <text:p>0,388522</text:p>
          </table:table-cell>
          <table:table-cell office:value-type="float" office:value="-10.881764">
            <text:p>-10,881764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389146">
            <text:p>0,389146</text:p>
          </table:table-cell>
          <table:table-cell office:value-type="float" office:value="-10.902059">
            <text:p>-10,902059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89146">
            <text:p>0,389146</text:p>
          </table:table-cell>
          <table:table-cell office:value-type="float" office:value="-10.902059">
            <text:p>-10,902059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89146">
            <text:p>0,389146</text:p>
          </table:table-cell>
          <table:table-cell office:value-type="float" office:value="-10.922647">
            <text:p>-10,922647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9146">
            <text:p>0,389146</text:p>
          </table:table-cell>
          <table:table-cell office:value-type="float" office:value="-10.922647">
            <text:p>-10,922647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5">
            <text:p>-0,003235</text:p>
          </table:table-cell>
          <table:table-cell office:value-type="float" office:value="-0.003197">
            <text:p>-0,003197</text:p>
          </table:table-cell>
          <table:table-cell office:value-type="float" office:value="0.388522">
            <text:p>0,388522</text:p>
          </table:table-cell>
          <table:table-cell office:value-type="float" office:value="-10.941765">
            <text:p>-10,941765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8522">
            <text:p>0,388522</text:p>
          </table:table-cell>
          <table:table-cell office:value-type="float" office:value="-10.941765">
            <text:p>-10,941765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7897">
            <text:p>0,387897</text:p>
          </table:table-cell>
          <table:table-cell office:value-type="float" office:value="-10.961764">
            <text:p>-10,961764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7897">
            <text:p>0,387897</text:p>
          </table:table-cell>
          <table:table-cell office:value-type="float" office:value="-10.961764">
            <text:p>-10,961764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87897">
            <text:p>0,387897</text:p>
          </table:table-cell>
          <table:table-cell office:value-type="float" office:value="-10.981765">
            <text:p>-10,981765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87897">
            <text:p>0,387897</text:p>
          </table:table-cell>
          <table:table-cell office:value-type="float" office:value="-10.981765">
            <text:p>-10,981765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87897">
            <text:p>0,387897</text:p>
          </table:table-cell>
          <table:table-cell office:value-type="float" office:value="-11.001764">
            <text:p>-11,001764</text:p>
          </table:table-cell>
          <table:table-cell table:number-columns-repeated="1019"/>
        </table:table-row>
        <table:table-row table:style-name="ro1">
          <table:table-cell office:value-type="float" office:value="430.996796">
            <text:p>430,996796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87897">
            <text:p>0,387897</text:p>
          </table:table-cell>
          <table:table-cell office:value-type="float" office:value="-11.001764">
            <text:p>-11,001764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8522">
            <text:p>0,388522</text:p>
          </table:table-cell>
          <table:table-cell office:value-type="float" office:value="-11.022353">
            <text:p>-11,022353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8522">
            <text:p>0,388522</text:p>
          </table:table-cell>
          <table:table-cell office:value-type="float" office:value="-11.022353">
            <text:p>-11,022353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89146">
            <text:p>0,389146</text:p>
          </table:table-cell>
          <table:table-cell office:value-type="float" office:value="-11.042059">
            <text:p>-11,042059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9146">
            <text:p>0,389146</text:p>
          </table:table-cell>
          <table:table-cell office:value-type="float" office:value="-11.042059">
            <text:p>-11,042059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8522">
            <text:p>0,388522</text:p>
          </table:table-cell>
          <table:table-cell office:value-type="float" office:value="-11.061765">
            <text:p>-11,061765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88522">
            <text:p>0,388522</text:p>
          </table:table-cell>
          <table:table-cell office:value-type="float" office:value="-11.061765">
            <text:p>-11,061765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8522">
            <text:p>0,388522</text:p>
          </table:table-cell>
          <table:table-cell office:value-type="float" office:value="-11.081765">
            <text:p>-11,081765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8522">
            <text:p>0,388522</text:p>
          </table:table-cell>
          <table:table-cell office:value-type="float" office:value="-11.081765">
            <text:p>-11,081765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87272">
            <text:p>0,387272</text:p>
          </table:table-cell>
          <table:table-cell office:value-type="float" office:value="-11.101765">
            <text:p>-11,101765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7272">
            <text:p>0,387272</text:p>
          </table:table-cell>
          <table:table-cell office:value-type="float" office:value="-11.101765">
            <text:p>-11,101765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88522">
            <text:p>0,388522</text:p>
          </table:table-cell>
          <table:table-cell office:value-type="float" office:value="-11.122647">
            <text:p>-11,122647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8522">
            <text:p>0,388522</text:p>
          </table:table-cell>
          <table:table-cell office:value-type="float" office:value="-11.122647">
            <text:p>-11,122647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89771">
            <text:p>0,389771</text:p>
          </table:table-cell>
          <table:table-cell office:value-type="float" office:value="-11.141765">
            <text:p>-11,141765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9771">
            <text:p>0,389771</text:p>
          </table:table-cell>
          <table:table-cell office:value-type="float" office:value="-11.141765">
            <text:p>-11,141765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89146">
            <text:p>0,389146</text:p>
          </table:table-cell>
          <table:table-cell office:value-type="float" office:value="-11.16147">
            <text:p>-11,16147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89146">
            <text:p>0,389146</text:p>
          </table:table-cell>
          <table:table-cell office:value-type="float" office:value="-11.16147">
            <text:p>-11,16147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8522">
            <text:p>0,388522</text:p>
          </table:table-cell>
          <table:table-cell office:value-type="float" office:value="-11.181471">
            <text:p>-11,181471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3">
            <text:p>-0,003233</text:p>
          </table:table-cell>
          <table:table-cell office:value-type="float" office:value="-0.003196">
            <text:p>-0,003196</text:p>
          </table:table-cell>
          <table:table-cell office:value-type="float" office:value="0.388522">
            <text:p>0,388522</text:p>
          </table:table-cell>
          <table:table-cell office:value-type="float" office:value="-11.181471">
            <text:p>-11,181471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88522">
            <text:p>0,388522</text:p>
          </table:table-cell>
          <table:table-cell office:value-type="float" office:value="-11.202059">
            <text:p>-11,202059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88522">
            <text:p>0,388522</text:p>
          </table:table-cell>
          <table:table-cell office:value-type="float" office:value="-11.202059">
            <text:p>-11,202059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88522">
            <text:p>0,388522</text:p>
          </table:table-cell>
          <table:table-cell office:value-type="float" office:value="-11.222647">
            <text:p>-11,222647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88522">
            <text:p>0,388522</text:p>
          </table:table-cell>
          <table:table-cell office:value-type="float" office:value="-11.222647">
            <text:p>-11,222647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88522">
            <text:p>0,388522</text:p>
          </table:table-cell>
          <table:table-cell office:value-type="float" office:value="-11.239706">
            <text:p>-11,239706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88522">
            <text:p>0,388522</text:p>
          </table:table-cell>
          <table:table-cell office:value-type="float" office:value="-11.258823">
            <text:p>-11,258823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89146">
            <text:p>0,389146</text:p>
          </table:table-cell>
          <table:table-cell office:value-type="float" office:value="-11.258823">
            <text:p>-11,258823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389146">
            <text:p>0,389146</text:p>
          </table:table-cell>
          <table:table-cell office:value-type="float" office:value="-11.277647">
            <text:p>-11,277647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89146">
            <text:p>0,389146</text:p>
          </table:table-cell>
          <table:table-cell office:value-type="float" office:value="-11.277647">
            <text:p>-11,277647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8522">
            <text:p>0,388522</text:p>
          </table:table-cell>
          <table:table-cell office:value-type="float" office:value="-11.296471">
            <text:p>-11,296471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388522">
            <text:p>0,388522</text:p>
          </table:table-cell>
          <table:table-cell office:value-type="float" office:value="-11.296471">
            <text:p>-11,296471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89771">
            <text:p>0,389771</text:p>
          </table:table-cell>
          <table:table-cell office:value-type="float" office:value="-11.315588">
            <text:p>-11,315588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9771">
            <text:p>0,389771</text:p>
          </table:table-cell>
          <table:table-cell office:value-type="float" office:value="-11.315588">
            <text:p>-11,315588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88522">
            <text:p>0,388522</text:p>
          </table:table-cell>
          <table:table-cell office:value-type="float" office:value="-11.334706">
            <text:p>-11,334706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8522">
            <text:p>0,388522</text:p>
          </table:table-cell>
          <table:table-cell office:value-type="float" office:value="-11.334706">
            <text:p>-11,334706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88522">
            <text:p>0,388522</text:p>
          </table:table-cell>
          <table:table-cell office:value-type="float" office:value="-11.354117">
            <text:p>-11,354117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88522">
            <text:p>0,388522</text:p>
          </table:table-cell>
          <table:table-cell office:value-type="float" office:value="-11.354117">
            <text:p>-11,354117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90396">
            <text:p>0,390396</text:p>
          </table:table-cell>
          <table:table-cell office:value-type="float" office:value="-11.372941">
            <text:p>-11,372941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90396">
            <text:p>0,390396</text:p>
          </table:table-cell>
          <table:table-cell office:value-type="float" office:value="-11.372941">
            <text:p>-11,372941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88522">
            <text:p>0,388522</text:p>
          </table:table-cell>
          <table:table-cell office:value-type="float" office:value="-11.392647">
            <text:p>-11,392647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88522">
            <text:p>0,388522</text:p>
          </table:table-cell>
          <table:table-cell office:value-type="float" office:value="-11.392647">
            <text:p>-11,392647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9146">
            <text:p>0,389146</text:p>
          </table:table-cell>
          <table:table-cell office:value-type="float" office:value="-11.41147">
            <text:p>-11,41147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6">
            <text:p>-0,003236</text:p>
          </table:table-cell>
          <table:table-cell office:value-type="float" office:value="-0.003198">
            <text:p>-0,003198</text:p>
          </table:table-cell>
          <table:table-cell office:value-type="float" office:value="0.389146">
            <text:p>0,389146</text:p>
          </table:table-cell>
          <table:table-cell office:value-type="float" office:value="-11.41147">
            <text:p>-11,41147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88522">
            <text:p>0,388522</text:p>
          </table:table-cell>
          <table:table-cell office:value-type="float" office:value="-11.432353">
            <text:p>-11,432353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88522">
            <text:p>0,388522</text:p>
          </table:table-cell>
          <table:table-cell office:value-type="float" office:value="-11.432353">
            <text:p>-11,432353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9146">
            <text:p>0,389146</text:p>
          </table:table-cell>
          <table:table-cell office:value-type="float" office:value="-11.45147">
            <text:p>-11,45147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9146">
            <text:p>0,389146</text:p>
          </table:table-cell>
          <table:table-cell office:value-type="float" office:value="-11.45147">
            <text:p>-11,45147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89146">
            <text:p>0,389146</text:p>
          </table:table-cell>
          <table:table-cell office:value-type="float" office:value="-11.471471">
            <text:p>-11,471471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89146">
            <text:p>0,389146</text:p>
          </table:table-cell>
          <table:table-cell office:value-type="float" office:value="-11.471471">
            <text:p>-11,471471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88522">
            <text:p>0,388522</text:p>
          </table:table-cell>
          <table:table-cell office:value-type="float" office:value="-11.491177">
            <text:p>-11,491177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388522">
            <text:p>0,388522</text:p>
          </table:table-cell>
          <table:table-cell office:value-type="float" office:value="-11.491177">
            <text:p>-11,491177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89771">
            <text:p>0,389771</text:p>
          </table:table-cell>
          <table:table-cell office:value-type="float" office:value="-11.511471">
            <text:p>-11,511471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9771">
            <text:p>0,389771</text:p>
          </table:table-cell>
          <table:table-cell office:value-type="float" office:value="-11.511471">
            <text:p>-11,511471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8522">
            <text:p>0,388522</text:p>
          </table:table-cell>
          <table:table-cell office:value-type="float" office:value="-11.532353">
            <text:p>-11,532353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88522">
            <text:p>0,388522</text:p>
          </table:table-cell>
          <table:table-cell office:value-type="float" office:value="-11.532353">
            <text:p>-11,532353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88522">
            <text:p>0,388522</text:p>
          </table:table-cell>
          <table:table-cell office:value-type="float" office:value="-11.551471">
            <text:p>-11,551471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88522">
            <text:p>0,388522</text:p>
          </table:table-cell>
          <table:table-cell office:value-type="float" office:value="-11.551471">
            <text:p>-11,551471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9146">
            <text:p>0,389146</text:p>
          </table:table-cell>
          <table:table-cell office:value-type="float" office:value="-11.57147">
            <text:p>-11,57147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9146">
            <text:p>0,389146</text:p>
          </table:table-cell>
          <table:table-cell office:value-type="float" office:value="-11.57147">
            <text:p>-11,57147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88522">
            <text:p>0,388522</text:p>
          </table:table-cell>
          <table:table-cell office:value-type="float" office:value="-11.591471">
            <text:p>-11,591471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88522">
            <text:p>0,388522</text:p>
          </table:table-cell>
          <table:table-cell office:value-type="float" office:value="-11.591471">
            <text:p>-11,591471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9146">
            <text:p>0,389146</text:p>
          </table:table-cell>
          <table:table-cell office:value-type="float" office:value="-11.609412">
            <text:p>-11,609412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9146">
            <text:p>0,389146</text:p>
          </table:table-cell>
          <table:table-cell office:value-type="float" office:value="-11.609412">
            <text:p>-11,609412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9146">
            <text:p>0,389146</text:p>
          </table:table-cell>
          <table:table-cell office:value-type="float" office:value="-11.629118">
            <text:p>-11,629118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9146">
            <text:p>0,389146</text:p>
          </table:table-cell>
          <table:table-cell office:value-type="float" office:value="-11.647942">
            <text:p>-11,647942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9146">
            <text:p>0,389146</text:p>
          </table:table-cell>
          <table:table-cell office:value-type="float" office:value="-11.647942">
            <text:p>-11,647942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9146">
            <text:p>0,389146</text:p>
          </table:table-cell>
          <table:table-cell office:value-type="float" office:value="-11.666471">
            <text:p>-11,666471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90396">
            <text:p>0,390396</text:p>
          </table:table-cell>
          <table:table-cell office:value-type="float" office:value="-11.666471">
            <text:p>-11,666471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9771">
            <text:p>0,389771</text:p>
          </table:table-cell>
          <table:table-cell office:value-type="float" office:value="-11.686176">
            <text:p>-11,686176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89771">
            <text:p>0,389771</text:p>
          </table:table-cell>
          <table:table-cell office:value-type="float" office:value="-11.686176">
            <text:p>-11,686176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">
            <text:p>-0,00323</text:p>
          </table:table-cell>
          <table:table-cell office:value-type="float" office:value="-0.003201">
            <text:p>-0,003201</text:p>
          </table:table-cell>
          <table:table-cell office:value-type="float" office:value="0.388522">
            <text:p>0,388522</text:p>
          </table:table-cell>
          <table:table-cell office:value-type="float" office:value="-11.705882">
            <text:p>-11,705882</text:p>
          </table:table-cell>
          <table:table-cell table:number-columns-repeated="1019"/>
        </table:table-row>
        <table:table-row table:style-name="ro1">
          <table:table-cell office:value-type="float" office:value="431.690826">
            <text:p>431,690826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388522">
            <text:p>0,388522</text:p>
          </table:table-cell>
          <table:table-cell office:value-type="float" office:value="-11.705882">
            <text:p>-11,705882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89146">
            <text:p>0,389146</text:p>
          </table:table-cell>
          <table:table-cell office:value-type="float" office:value="-11.724412">
            <text:p>-11,724412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89146">
            <text:p>0,389146</text:p>
          </table:table-cell>
          <table:table-cell office:value-type="float" office:value="-11.724412">
            <text:p>-11,724412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9146">
            <text:p>0,389146</text:p>
          </table:table-cell>
          <table:table-cell office:value-type="float" office:value="-11.743529">
            <text:p>-11,743529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89146">
            <text:p>0,389146</text:p>
          </table:table-cell>
          <table:table-cell office:value-type="float" office:value="-11.743529">
            <text:p>-11,743529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6">
            <text:p>-0,003236</text:p>
          </table:table-cell>
          <table:table-cell office:value-type="float" office:value="-0.003198">
            <text:p>-0,003198</text:p>
          </table:table-cell>
          <table:table-cell office:value-type="float" office:value="0.389771">
            <text:p>0,389771</text:p>
          </table:table-cell>
          <table:table-cell office:value-type="float" office:value="-11.762647">
            <text:p>-11,762647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89771">
            <text:p>0,389771</text:p>
          </table:table-cell>
          <table:table-cell office:value-type="float" office:value="-11.762647">
            <text:p>-11,762647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89146">
            <text:p>0,389146</text:p>
          </table:table-cell>
          <table:table-cell office:value-type="float" office:value="-11.781765">
            <text:p>-11,781765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89146">
            <text:p>0,389146</text:p>
          </table:table-cell>
          <table:table-cell office:value-type="float" office:value="-11.781765">
            <text:p>-11,781765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9146">
            <text:p>0,389146</text:p>
          </table:table-cell>
          <table:table-cell office:value-type="float" office:value="-11.801176">
            <text:p>-11,801176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89146">
            <text:p>0,389146</text:p>
          </table:table-cell>
          <table:table-cell office:value-type="float" office:value="-11.801176">
            <text:p>-11,801176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89771">
            <text:p>0,389771</text:p>
          </table:table-cell>
          <table:table-cell office:value-type="float" office:value="-11.821177">
            <text:p>-11,821177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89771">
            <text:p>0,389771</text:p>
          </table:table-cell>
          <table:table-cell office:value-type="float" office:value="-11.821177">
            <text:p>-11,821177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9146">
            <text:p>0,389146</text:p>
          </table:table-cell>
          <table:table-cell office:value-type="float" office:value="-11.841176">
            <text:p>-11,841176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9146">
            <text:p>0,389146</text:p>
          </table:table-cell>
          <table:table-cell office:value-type="float" office:value="-11.841176">
            <text:p>-11,841176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9771">
            <text:p>0,389771</text:p>
          </table:table-cell>
          <table:table-cell office:value-type="float" office:value="-11.86147">
            <text:p>-11,86147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89771">
            <text:p>0,389771</text:p>
          </table:table-cell>
          <table:table-cell office:value-type="float" office:value="-11.86147">
            <text:p>-11,86147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89146">
            <text:p>0,389146</text:p>
          </table:table-cell>
          <table:table-cell office:value-type="float" office:value="-11.881471">
            <text:p>-11,881471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9146">
            <text:p>0,389146</text:p>
          </table:table-cell>
          <table:table-cell office:value-type="float" office:value="-11.881471">
            <text:p>-11,881471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89146">
            <text:p>0,389146</text:p>
          </table:table-cell>
          <table:table-cell office:value-type="float" office:value="-11.90147">
            <text:p>-11,90147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89146">
            <text:p>0,389146</text:p>
          </table:table-cell>
          <table:table-cell office:value-type="float" office:value="-11.90147">
            <text:p>-11,90147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89146">
            <text:p>0,389146</text:p>
          </table:table-cell>
          <table:table-cell office:value-type="float" office:value="-11.922059">
            <text:p>-11,922059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389146">
            <text:p>0,389146</text:p>
          </table:table-cell>
          <table:table-cell office:value-type="float" office:value="-11.922059">
            <text:p>-11,922059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89146">
            <text:p>0,389146</text:p>
          </table:table-cell>
          <table:table-cell office:value-type="float" office:value="-11.941176">
            <text:p>-11,941176</text:p>
          </table:table-cell>
          <table:table-cell table:number-columns-repeated="1019"/>
        </table:table-row>
        <table:table-row table:style-name="ro1">
          <table:table-cell office:value-type="float" office:value="432.384857">
            <text:p>432,384857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89146">
            <text:p>0,389146</text:p>
          </table:table-cell>
          <table:table-cell office:value-type="float" office:value="-11.941176">
            <text:p>-11,941176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90396">
            <text:p>0,390396</text:p>
          </table:table-cell>
          <table:table-cell office:value-type="float" office:value="-11.960882">
            <text:p>-11,960882</text:p>
          </table:table-cell>
          <table:table-cell table:number-columns-repeated="1019"/>
        </table:table-row>
        <table:table-row table:style-name="ro1">
          <table:table-cell office:value-type="float" office:value="433.772949">
            <text:p>433,772949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90396">
            <text:p>0,390396</text:p>
          </table:table-cell>
          <table:table-cell office:value-type="float" office:value="-11.960882">
            <text:p>-11,960882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9771">
            <text:p>0,389771</text:p>
          </table:table-cell>
          <table:table-cell office:value-type="float" office:value="-11.981176">
            <text:p>-11,981176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389771">
            <text:p>0,389771</text:p>
          </table:table-cell>
          <table:table-cell office:value-type="float" office:value="-11.981176">
            <text:p>-11,981176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89771">
            <text:p>0,389771</text:p>
          </table:table-cell>
          <table:table-cell office:value-type="float" office:value="-12.001177">
            <text:p>-12,001177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89771">
            <text:p>0,389771</text:p>
          </table:table-cell>
          <table:table-cell office:value-type="float" office:value="-12.001177">
            <text:p>-12,001177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89771">
            <text:p>0,389771</text:p>
          </table:table-cell>
          <table:table-cell office:value-type="float" office:value="-12.022058">
            <text:p>-12,022058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89771">
            <text:p>0,389771</text:p>
          </table:table-cell>
          <table:table-cell office:value-type="float" office:value="-12.022058">
            <text:p>-12,022058</text:p>
          </table:table-cell>
          <table:table-cell table:number-columns-repeated="1019"/>
        </table:table-row>
        <table:table-row table:style-name="ro1">
          <table:table-cell office:value-type="float" office:value="429.608704">
            <text:p>429,608704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86648">
            <text:p>0,386648</text:p>
          </table:table-cell>
          <table:table-cell office:value-type="float" office:value="-12.041471">
            <text:p>-12,041471</text:p>
          </table:table-cell>
          <table:table-cell table:number-columns-repeated="1019"/>
        </table:table-row>
        <table:table-row table:style-name="ro1">
          <table:table-cell office:value-type="float" office:value="429.608704">
            <text:p>429,608704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86648">
            <text:p>0,386648</text:p>
          </table:table-cell>
          <table:table-cell office:value-type="float" office:value="-12.041471">
            <text:p>-12,041471</text:p>
          </table:table-cell>
          <table:table-cell table:number-columns-repeated="1019"/>
        </table:table-row>
        <table:table-row table:style-name="ro1">
          <table:table-cell office:value-type="float" office:value="45.112385">
            <text:p>45,112385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040601">
            <text:p>0,040601</text:p>
          </table:table-cell>
          <table:table-cell office:value-type="float" office:value="-12.061471">
            <text:p>-12,061471</text:p>
          </table:table-cell>
          <table:table-cell table:number-columns-repeated="1019"/>
        </table:table-row>
        <table:table-row table:style-name="ro1">
          <table:table-cell office:value-type="float" office:value="45.112385">
            <text:p>45,112385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40601">
            <text:p>0,040601</text:p>
          </table:table-cell>
          <table:table-cell office:value-type="float" office:value="-12.061471">
            <text:p>-12,061471</text:p>
          </table:table-cell>
          <table:table-cell table:number-columns-repeated="1019"/>
        </table:table-row>
        <table:table-row table:style-name="ro1">
          <table:table-cell office:value-type="float" office:value="6.940367">
            <text:p>6,940367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06246">
            <text:p>0,006246</text:p>
          </table:table-cell>
          <table:table-cell office:value-type="float" office:value="-12.08147">
            <text:p>-12,08147</text:p>
          </table:table-cell>
          <table:table-cell table:number-columns-repeated="1019"/>
        </table:table-row>
        <table:table-row table:style-name="ro1">
          <table:table-cell office:value-type="float" office:value="6.940367">
            <text:p>6,940367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06246">
            <text:p>0,006246</text:p>
          </table:table-cell>
          <table:table-cell office:value-type="float" office:value="-12.08147">
            <text:p>-12,08147</text:p>
          </table:table-cell>
          <table:table-cell table:number-columns-repeated="1019"/>
        </table:table-row>
        <table:table-row table:style-name="ro1">
          <table:table-cell office:value-type="float" office:value="2.08211">
            <text:p>2,08211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001874">
            <text:p>0,001874</text:p>
          </table:table-cell>
          <table:table-cell office:value-type="float" office:value="-12.101471">
            <text:p>-12,101471</text:p>
          </table:table-cell>
          <table:table-cell table:number-columns-repeated="1019"/>
        </table:table-row>
        <table:table-row table:style-name="ro1">
          <table:table-cell office:value-type="float" office:value="2.08211">
            <text:p>2,08211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01874">
            <text:p>0,001874</text:p>
          </table:table-cell>
          <table:table-cell office:value-type="float" office:value="-12.101471">
            <text:p>-12,101471</text:p>
          </table:table-cell>
          <table:table-cell table:number-columns-repeated="1019"/>
        </table:table-row>
        <table:table-row table:style-name="ro1">
          <table:table-cell office:value-type="float" office:value="-0.694037">
            <text:p>-0,694037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-0.000625">
            <text:p>-0,000625</text:p>
          </table:table-cell>
          <table:table-cell office:value-type="float" office:value="-12.121765">
            <text:p>-12,121765</text:p>
          </table:table-cell>
          <table:table-cell table:number-columns-repeated="1019"/>
        </table:table-row>
        <table:table-row table:style-name="ro1">
          <table:table-cell office:value-type="float" office:value="-0.694037">
            <text:p>-0,694037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-0.000625">
            <text:p>-0,000625</text:p>
          </table:table-cell>
          <table:table-cell office:value-type="float" office:value="-12.121765">
            <text:p>-12,121765</text:p>
          </table:table-cell>
          <table:table-cell table:number-columns-repeated="1019"/>
        </table:table-row>
        <table:table-row table:style-name="ro1">
          <table:table-cell office:value-type="float" office:value="0.694037">
            <text:p>0,694037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00625">
            <text:p>0,000625</text:p>
          </table:table-cell>
          <table:table-cell office:value-type="float" office:value="-12.144117">
            <text:p>-12,144117</text:p>
          </table:table-cell>
          <table:table-cell table:number-columns-repeated="1019"/>
        </table:table-row>
        <table:table-row table:style-name="ro1">
          <table:table-cell office:value-type="float" office:value="0.694037">
            <text:p>0,694037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00625">
            <text:p>0,000625</text:p>
          </table:table-cell>
          <table:table-cell office:value-type="float" office:value="-12.144117">
            <text:p>-12,144117</text:p>
          </table:table-cell>
          <table:table-cell table:number-columns-repeated="1019"/>
        </table:table-row>
        <table:table-row table:style-name="ro1">
          <table:table-cell office:value-type="float" office:value="0.694037">
            <text:p>0,694037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00625">
            <text:p>0,000625</text:p>
          </table:table-cell>
          <table:table-cell office:value-type="float" office:value="-12.163529">
            <text:p>-12,163529</text:p>
          </table:table-cell>
          <table:table-cell table:number-columns-repeated="1019"/>
        </table:table-row>
        <table:table-row table:style-name="ro1">
          <table:table-cell office:value-type="float" office:value="0.694037">
            <text:p>0,694037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000625">
            <text:p>0,000625</text:p>
          </table:table-cell>
          <table:table-cell office:value-type="float" office:value="-12.163529">
            <text:p>-12,163529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">
            <text:p>0</text:p>
          </table:table-cell>
          <table:table-cell office:value-type="float" office:value="-12.182647">
            <text:p>-12,182647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">
            <text:p>0</text:p>
          </table:table-cell>
          <table:table-cell office:value-type="float" office:value="-12.182647">
            <text:p>-12,182647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">
            <text:p>0</text:p>
          </table:table-cell>
          <table:table-cell office:value-type="float" office:value="-12.20147">
            <text:p>-12,20147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">
            <text:p>0</text:p>
          </table:table-cell>
          <table:table-cell office:value-type="float" office:value="-12.20147">
            <text:p>-12,20147</text:p>
          </table:table-cell>
          <table:table-cell table:number-columns-repeated="1019"/>
        </table:table-row>
        <table:table-row table:style-name="ro1">
          <table:table-cell office:value-type="float" office:value="0.694037">
            <text:p>0,694037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000625">
            <text:p>0,000625</text:p>
          </table:table-cell>
          <table:table-cell office:value-type="float" office:value="-12.222059">
            <text:p>-12,222059</text:p>
          </table:table-cell>
          <table:table-cell table:number-columns-repeated="1019"/>
        </table:table-row>
        <table:table-row table:style-name="ro1">
          <table:table-cell office:value-type="float" office:value="0.694037">
            <text:p>0,694037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000625">
            <text:p>0,000625</text:p>
          </table:table-cell>
          <table:table-cell office:value-type="float" office:value="-12.222059">
            <text:p>-12,222059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">
            <text:p>0</text:p>
          </table:table-cell>
          <table:table-cell office:value-type="float" office:value="-12.240882">
            <text:p>-12,240882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">
            <text:p>0</text:p>
          </table:table-cell>
          <table:table-cell office:value-type="float" office:value="-12.240882">
            <text:p>-12,240882</text:p>
          </table:table-cell>
          <table:table-cell table:number-columns-repeated="1019"/>
        </table:table-row>
        <table:table-row table:style-name="ro1">
          <table:table-cell office:value-type="float" office:value="-0.694037">
            <text:p>-0,694037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-0.000625">
            <text:p>-0,000625</text:p>
          </table:table-cell>
          <table:table-cell office:value-type="float" office:value="-12.261471">
            <text:p>-12,261471</text:p>
          </table:table-cell>
          <table:table-cell table:number-columns-repeated="1019"/>
        </table:table-row>
        <table:table-row table:style-name="ro1">
          <table:table-cell office:value-type="float" office:value="-0.694037">
            <text:p>-0,694037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-0.000625">
            <text:p>-0,000625</text:p>
          </table:table-cell>
          <table:table-cell office:value-type="float" office:value="-12.261471">
            <text:p>-12,261471</text:p>
          </table:table-cell>
          <table:table-cell table:number-columns-repeated="1019"/>
        </table:table-row>
        <table:table-row table:style-name="ro1">
          <table:table-cell office:value-type="float" office:value="0.694037">
            <text:p>0,694037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00625">
            <text:p>0,000625</text:p>
          </table:table-cell>
          <table:table-cell office:value-type="float" office:value="-12.281177">
            <text:p>-12,281177</text:p>
          </table:table-cell>
          <table:table-cell table:number-columns-repeated="1019"/>
        </table:table-row>
        <table:table-row table:style-name="ro1">
          <table:table-cell office:value-type="float" office:value="0.694037">
            <text:p>0,694037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00625">
            <text:p>0,000625</text:p>
          </table:table-cell>
          <table:table-cell office:value-type="float" office:value="-12.281177">
            <text:p>-12,281177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">
            <text:p>0</text:p>
          </table:table-cell>
          <table:table-cell office:value-type="float" office:value="-12.300882">
            <text:p>-12,300882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">
            <text:p>0</text:p>
          </table:table-cell>
          <table:table-cell office:value-type="float" office:value="-12.300882">
            <text:p>-12,300882</text:p>
          </table:table-cell>
          <table:table-cell table:number-columns-repeated="1019"/>
        </table:table-row>
        <table:table-row table:style-name="ro1">
          <table:table-cell office:value-type="float" office:value="0.694037">
            <text:p>0,694037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000625">
            <text:p>0,000625</text:p>
          </table:table-cell>
          <table:table-cell office:value-type="float" office:value="-12.32147">
            <text:p>-12,32147</text:p>
          </table:table-cell>
          <table:table-cell table:number-columns-repeated="1019"/>
        </table:table-row>
        <table:table-row table:style-name="ro1">
          <table:table-cell office:value-type="float" office:value="0.694037">
            <text:p>0,694037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00625">
            <text:p>0,000625</text:p>
          </table:table-cell>
          <table:table-cell office:value-type="float" office:value="-12.32147">
            <text:p>-12,32147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">
            <text:p>0</text:p>
          </table:table-cell>
          <table:table-cell office:value-type="float" office:value="-12.340589">
            <text:p>-12,340589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">
            <text:p>0</text:p>
          </table:table-cell>
          <table:table-cell office:value-type="float" office:value="-12.340589">
            <text:p>-12,340589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01249">
            <text:p>0,001249</text:p>
          </table:table-cell>
          <table:table-cell office:value-type="float" office:value="-12.360883">
            <text:p>-12,360883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01249">
            <text:p>0,001249</text:p>
          </table:table-cell>
          <table:table-cell office:value-type="float" office:value="-12.360883">
            <text:p>-12,360883</text:p>
          </table:table-cell>
          <table:table-cell table:number-columns-repeated="1019"/>
        </table:table-row>
        <table:table-row table:style-name="ro1">
          <table:table-cell office:value-type="float" office:value="0.694037">
            <text:p>0,694037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00625">
            <text:p>0,000625</text:p>
          </table:table-cell>
          <table:table-cell office:value-type="float" office:value="-12.380882">
            <text:p>-12,380882</text:p>
          </table:table-cell>
          <table:table-cell table:number-columns-repeated="1019"/>
        </table:table-row>
        <table:table-row table:style-name="ro1">
          <table:table-cell office:value-type="float" office:value="0.694037">
            <text:p>0,694037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00625">
            <text:p>0,000625</text:p>
          </table:table-cell>
          <table:table-cell office:value-type="float" office:value="-12.380882">
            <text:p>-12,380882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">
            <text:p>0</text:p>
          </table:table-cell>
          <table:table-cell office:value-type="float" office:value="-12.401176">
            <text:p>-12,401176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">
            <text:p>0</text:p>
          </table:table-cell>
          <table:table-cell office:value-type="float" office:value="-12.401176">
            <text:p>-12,401176</text:p>
          </table:table-cell>
          <table:table-cell table:number-columns-repeated="1019"/>
        </table:table-row>
        <table:table-row table:style-name="ro1">
          <table:table-cell office:value-type="float" office:value="0.694037">
            <text:p>0,694037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000625">
            <text:p>0,000625</text:p>
          </table:table-cell>
          <table:table-cell office:value-type="float" office:value="-12.421764">
            <text:p>-12,421764</text:p>
          </table:table-cell>
          <table:table-cell table:number-columns-repeated="1019"/>
        </table:table-row>
        <table:table-row table:style-name="ro1">
          <table:table-cell office:value-type="float" office:value="0.694037">
            <text:p>0,694037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00625">
            <text:p>0,000625</text:p>
          </table:table-cell>
          <table:table-cell office:value-type="float" office:value="-12.421764">
            <text:p>-12,421764</text:p>
          </table:table-cell>
          <table:table-cell table:number-columns-repeated="1019"/>
        </table:table-row>
        <table:table-row table:style-name="ro1">
          <table:table-cell office:value-type="float" office:value="0.694037">
            <text:p>0,694037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00625">
            <text:p>0,000625</text:p>
          </table:table-cell>
          <table:table-cell office:value-type="float" office:value="-12.440883">
            <text:p>-12,440883</text:p>
          </table:table-cell>
          <table:table-cell table:number-columns-repeated="1019"/>
        </table:table-row>
        <table:table-row table:style-name="ro1">
          <table:table-cell office:value-type="float" office:value="0.694037">
            <text:p>0,694037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00625">
            <text:p>0,000625</text:p>
          </table:table-cell>
          <table:table-cell office:value-type="float" office:value="-12.440883">
            <text:p>-12,440883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">
            <text:p>0</text:p>
          </table:table-cell>
          <table:table-cell office:value-type="float" office:value="-12.460882">
            <text:p>-12,460882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">
            <text:p>0</text:p>
          </table:table-cell>
          <table:table-cell office:value-type="float" office:value="-12.460882">
            <text:p>-12,460882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001249">
            <text:p>0,001249</text:p>
          </table:table-cell>
          <table:table-cell office:value-type="float" office:value="-12.480883">
            <text:p>-12,480883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01249">
            <text:p>0,001249</text:p>
          </table:table-cell>
          <table:table-cell office:value-type="float" office:value="-12.480883">
            <text:p>-12,480883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">
            <text:p>0</text:p>
          </table:table-cell>
          <table:table-cell office:value-type="float" office:value="-12.500588">
            <text:p>-12,500588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">
            <text:p>0</text:p>
          </table:table-cell>
          <table:table-cell office:value-type="float" office:value="-12.500588">
            <text:p>-12,500588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">
            <text:p>0</text:p>
          </table:table-cell>
          <table:table-cell office:value-type="float" office:value="-12.521471">
            <text:p>-12,521471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">
            <text:p>0</text:p>
          </table:table-cell>
          <table:table-cell office:value-type="float" office:value="-12.521471">
            <text:p>-12,521471</text:p>
          </table:table-cell>
          <table:table-cell table:number-columns-repeated="1019"/>
        </table:table-row>
        <table:table-row table:style-name="ro1">
          <table:table-cell office:value-type="float" office:value="-0.694037">
            <text:p>-0,694037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-0.000625">
            <text:p>-0,000625</text:p>
          </table:table-cell>
          <table:table-cell office:value-type="float" office:value="-12.541177">
            <text:p>-12,541177</text:p>
          </table:table-cell>
          <table:table-cell table:number-columns-repeated="1019"/>
        </table:table-row>
        <table:table-row table:style-name="ro1">
          <table:table-cell office:value-type="float" office:value="-0.694037">
            <text:p>-0,694037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-0.000625">
            <text:p>-0,000625</text:p>
          </table:table-cell>
          <table:table-cell office:value-type="float" office:value="-12.541177">
            <text:p>-12,541177</text:p>
          </table:table-cell>
          <table:table-cell table:number-columns-repeated="1019"/>
        </table:table-row>
        <table:table-row table:style-name="ro1">
          <table:table-cell office:value-type="float" office:value="0.694037">
            <text:p>0,694037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00625">
            <text:p>0,000625</text:p>
          </table:table-cell>
          <table:table-cell office:value-type="float" office:value="-12.560883">
            <text:p>-12,560883</text:p>
          </table:table-cell>
          <table:table-cell table:number-columns-repeated="1019"/>
        </table:table-row>
        <table:table-row table:style-name="ro1">
          <table:table-cell office:value-type="float" office:value="0.694037">
            <text:p>0,694037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00625">
            <text:p>0,000625</text:p>
          </table:table-cell>
          <table:table-cell office:value-type="float" office:value="-12.560883">
            <text:p>-12,560883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02499">
            <text:p>0,002499</text:p>
          </table:table-cell>
          <table:table-cell office:value-type="float" office:value="-12.580882">
            <text:p>-12,580882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002499">
            <text:p>0,002499</text:p>
          </table:table-cell>
          <table:table-cell office:value-type="float" office:value="-12.580882">
            <text:p>-12,580882</text:p>
          </table:table-cell>
          <table:table-cell table:number-columns-repeated="1019"/>
        </table:table-row>
        <table:table-row table:style-name="ro1">
          <table:table-cell office:value-type="float" office:value="4.16422">
            <text:p>4,16422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003748">
            <text:p>0,003748</text:p>
          </table:table-cell>
          <table:table-cell office:value-type="float" office:value="-12.600883">
            <text:p>-12,600883</text:p>
          </table:table-cell>
          <table:table-cell table:number-columns-repeated="1019"/>
        </table:table-row>
        <table:table-row table:style-name="ro1">
          <table:table-cell office:value-type="float" office:value="4.16422">
            <text:p>4,16422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003748">
            <text:p>0,003748</text:p>
          </table:table-cell>
          <table:table-cell office:value-type="float" office:value="-12.600883">
            <text:p>-12,600883</text:p>
          </table:table-cell>
          <table:table-cell table:number-columns-repeated="1019"/>
        </table:table-row>
        <table:table-row table:style-name="ro1">
          <table:table-cell office:value-type="float" office:value="4.858257">
            <text:p>4,858257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04372">
            <text:p>0,004372</text:p>
          </table:table-cell>
          <table:table-cell office:value-type="float" office:value="-12.62147">
            <text:p>-12,62147</text:p>
          </table:table-cell>
          <table:table-cell table:number-columns-repeated="1019"/>
        </table:table-row>
        <table:table-row table:style-name="ro1">
          <table:table-cell office:value-type="float" office:value="4.858257">
            <text:p>4,858257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04372">
            <text:p>0,004372</text:p>
          </table:table-cell>
          <table:table-cell office:value-type="float" office:value="-12.62147">
            <text:p>-12,62147</text:p>
          </table:table-cell>
          <table:table-cell table:number-columns-repeated="1019"/>
        </table:table-row>
        <table:table-row table:style-name="ro1">
          <table:table-cell office:value-type="float" office:value="3.470183">
            <text:p>3,470183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03123">
            <text:p>0,003123</text:p>
          </table:table-cell>
          <table:table-cell office:value-type="float" office:value="-12.640588">
            <text:p>-12,640588</text:p>
          </table:table-cell>
          <table:table-cell table:number-columns-repeated="1019"/>
        </table:table-row>
        <table:table-row table:style-name="ro1">
          <table:table-cell office:value-type="float" office:value="3.470183">
            <text:p>3,470183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03123">
            <text:p>0,003123</text:p>
          </table:table-cell>
          <table:table-cell office:value-type="float" office:value="-12.640588">
            <text:p>-12,640588</text:p>
          </table:table-cell>
          <table:table-cell table:number-columns-repeated="1019"/>
        </table:table-row>
        <table:table-row table:style-name="ro1">
          <table:table-cell office:value-type="float" office:value="3.470183">
            <text:p>3,470183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003123">
            <text:p>0,003123</text:p>
          </table:table-cell>
          <table:table-cell office:value-type="float" office:value="-12.660588">
            <text:p>-12,660588</text:p>
          </table:table-cell>
          <table:table-cell table:number-columns-repeated="1019"/>
        </table:table-row>
        <table:table-row table:style-name="ro1">
          <table:table-cell office:value-type="float" office:value="3.470183">
            <text:p>3,470183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003123">
            <text:p>0,003123</text:p>
          </table:table-cell>
          <table:table-cell office:value-type="float" office:value="-12.660588">
            <text:p>-12,660588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01249">
            <text:p>0,001249</text:p>
          </table:table-cell>
          <table:table-cell office:value-type="float" office:value="-12.680588">
            <text:p>-12,680588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01249">
            <text:p>0,001249</text:p>
          </table:table-cell>
          <table:table-cell office:value-type="float" office:value="-12.680588">
            <text:p>-12,680588</text:p>
          </table:table-cell>
          <table:table-cell table:number-columns-repeated="1019"/>
        </table:table-row>
        <table:table-row table:style-name="ro1">
          <table:table-cell office:value-type="float" office:value="2.08211">
            <text:p>2,08211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01874">
            <text:p>0,001874</text:p>
          </table:table-cell>
          <table:table-cell office:value-type="float" office:value="-12.700882">
            <text:p>-12,700882</text:p>
          </table:table-cell>
          <table:table-cell table:number-columns-repeated="1019"/>
        </table:table-row>
        <table:table-row table:style-name="ro1">
          <table:table-cell office:value-type="float" office:value="2.08211">
            <text:p>2,08211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001874">
            <text:p>0,001874</text:p>
          </table:table-cell>
          <table:table-cell office:value-type="float" office:value="-12.700882">
            <text:p>-12,700882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001249">
            <text:p>0,001249</text:p>
          </table:table-cell>
          <table:table-cell office:value-type="float" office:value="-12.722647">
            <text:p>-12,722647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01249">
            <text:p>0,001249</text:p>
          </table:table-cell>
          <table:table-cell office:value-type="float" office:value="-12.722647">
            <text:p>-12,722647</text:p>
          </table:table-cell>
          <table:table-cell table:number-columns-repeated="1019"/>
        </table:table-row>
        <table:table-row table:style-name="ro1">
          <table:table-cell office:value-type="float" office:value="2.08211">
            <text:p>2,08211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01874">
            <text:p>0,001874</text:p>
          </table:table-cell>
          <table:table-cell office:value-type="float" office:value="-12.742059">
            <text:p>-12,742059</text:p>
          </table:table-cell>
          <table:table-cell table:number-columns-repeated="1019"/>
        </table:table-row>
        <table:table-row table:style-name="ro1">
          <table:table-cell office:value-type="float" office:value="2.08211">
            <text:p>2,08211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001874">
            <text:p>0,001874</text:p>
          </table:table-cell>
          <table:table-cell office:value-type="float" office:value="-12.742059">
            <text:p>-12,742059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001249">
            <text:p>0,001249</text:p>
          </table:table-cell>
          <table:table-cell office:value-type="float" office:value="-12.761176">
            <text:p>-12,761176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01249">
            <text:p>0,001249</text:p>
          </table:table-cell>
          <table:table-cell office:value-type="float" office:value="-12.761176">
            <text:p>-12,761176</text:p>
          </table:table-cell>
          <table:table-cell table:number-columns-repeated="1019"/>
        </table:table-row>
        <table:table-row table:style-name="ro1">
          <table:table-cell office:value-type="float" office:value="2.08211">
            <text:p>2,08211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01874">
            <text:p>0,001874</text:p>
          </table:table-cell>
          <table:table-cell office:value-type="float" office:value="-12.781177">
            <text:p>-12,781177</text:p>
          </table:table-cell>
          <table:table-cell table:number-columns-repeated="1019"/>
        </table:table-row>
        <table:table-row table:style-name="ro1">
          <table:table-cell office:value-type="float" office:value="2.08211">
            <text:p>2,08211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01874">
            <text:p>0,001874</text:p>
          </table:table-cell>
          <table:table-cell office:value-type="float" office:value="-12.781177">
            <text:p>-12,781177</text:p>
          </table:table-cell>
          <table:table-cell table:number-columns-repeated="1019"/>
        </table:table-row>
        <table:table-row table:style-name="ro1">
          <table:table-cell office:value-type="float" office:value="2.08211">
            <text:p>2,08211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01874">
            <text:p>0,001874</text:p>
          </table:table-cell>
          <table:table-cell office:value-type="float" office:value="-12.781177">
            <text:p>-12,781177</text:p>
          </table:table-cell>
          <table:table-cell table:number-columns-repeated="1019"/>
        </table:table-row>
        <table:table-row table:style-name="ro1">
          <table:table-cell office:value-type="float" office:value="2.08211">
            <text:p>2,08211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01874">
            <text:p>0,001874</text:p>
          </table:table-cell>
          <table:table-cell office:value-type="float" office:value="-12.80853">
            <text:p>-12,80853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01249">
            <text:p>0,001249</text:p>
          </table:table-cell>
          <table:table-cell office:value-type="float" office:value="-12.823529">
            <text:p>-12,823529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01249">
            <text:p>0,001249</text:p>
          </table:table-cell>
          <table:table-cell office:value-type="float" office:value="-12.823529">
            <text:p>-12,823529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02499">
            <text:p>0,002499</text:p>
          </table:table-cell>
          <table:table-cell office:value-type="float" office:value="-12.842353">
            <text:p>-12,842353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02499">
            <text:p>0,002499</text:p>
          </table:table-cell>
          <table:table-cell office:value-type="float" office:value="-12.842353">
            <text:p>-12,842353</text:p>
          </table:table-cell>
          <table:table-cell table:number-columns-repeated="1019"/>
        </table:table-row>
        <table:table-row table:style-name="ro1">
          <table:table-cell office:value-type="float" office:value="2.08211">
            <text:p>2,08211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01874">
            <text:p>0,001874</text:p>
          </table:table-cell>
          <table:table-cell office:value-type="float" office:value="-12.861765">
            <text:p>-12,861765</text:p>
          </table:table-cell>
          <table:table-cell table:number-columns-repeated="1019"/>
        </table:table-row>
        <table:table-row table:style-name="ro1">
          <table:table-cell office:value-type="float" office:value="2.08211">
            <text:p>2,08211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001874">
            <text:p>0,001874</text:p>
          </table:table-cell>
          <table:table-cell office:value-type="float" office:value="-12.861765">
            <text:p>-12,861765</text:p>
          </table:table-cell>
          <table:table-cell table:number-columns-repeated="1019"/>
        </table:table-row>
        <table:table-row table:style-name="ro1">
          <table:table-cell office:value-type="float" office:value="3.470183">
            <text:p>3,470183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003123">
            <text:p>0,003123</text:p>
          </table:table-cell>
          <table:table-cell office:value-type="float" office:value="-12.886176">
            <text:p>-12,886176</text:p>
          </table:table-cell>
          <table:table-cell table:number-columns-repeated="1019"/>
        </table:table-row>
        <table:table-row table:style-name="ro1">
          <table:table-cell office:value-type="float" office:value="3.470183">
            <text:p>3,470183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03123">
            <text:p>0,003123</text:p>
          </table:table-cell>
          <table:table-cell office:value-type="float" office:value="-12.886176">
            <text:p>-12,886176</text:p>
          </table:table-cell>
          <table:table-cell table:number-columns-repeated="1019"/>
        </table:table-row>
        <table:table-row table:style-name="ro1">
          <table:table-cell office:value-type="float" office:value="4.858257">
            <text:p>4,858257</text:p>
          </table:table-cell>
          <table:table-cell office:value-type="float" office:value="-0.003236">
            <text:p>-0,003236</text:p>
          </table:table-cell>
          <table:table-cell office:value-type="float" office:value="-0.003197">
            <text:p>-0,003197</text:p>
          </table:table-cell>
          <table:table-cell office:value-type="float" office:value="0.004372">
            <text:p>0,004372</text:p>
          </table:table-cell>
          <table:table-cell office:value-type="float" office:value="-12.895">
            <text:p>-12,895</text:p>
          </table:table-cell>
          <table:table-cell table:number-columns-repeated="1019"/>
        </table:table-row>
        <table:table-row table:style-name="ro1">
          <table:table-cell office:value-type="float" office:value="4.858257">
            <text:p>4,858257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04372">
            <text:p>0,004372</text:p>
          </table:table-cell>
          <table:table-cell office:value-type="float" office:value="-12.895">
            <text:p>-12,895</text:p>
          </table:table-cell>
          <table:table-cell table:number-columns-repeated="1019"/>
        </table:table-row>
        <table:table-row table:style-name="ro1">
          <table:table-cell office:value-type="float" office:value="4.16422">
            <text:p>4,16422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03748">
            <text:p>0,003748</text:p>
          </table:table-cell>
          <table:table-cell office:value-type="float" office:value="-12.895">
            <text:p>-12,895</text:p>
          </table:table-cell>
          <table:table-cell table:number-columns-repeated="1019"/>
        </table:table-row>
        <table:table-row table:style-name="ro1">
          <table:table-cell office:value-type="float" office:value="4.16422">
            <text:p>4,16422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03748">
            <text:p>0,003748</text:p>
          </table:table-cell>
          <table:table-cell office:value-type="float" office:value="-12.895">
            <text:p>-12,895</text:p>
          </table:table-cell>
          <table:table-cell table:number-columns-repeated="1019"/>
        </table:table-row>
        <table:table-row table:style-name="ro1">
          <table:table-cell office:value-type="float" office:value="5.552294">
            <text:p>5,552294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004997">
            <text:p>0,004997</text:p>
          </table:table-cell>
          <table:table-cell office:value-type="float" office:value="-12.895">
            <text:p>-12,895</text:p>
          </table:table-cell>
          <table:table-cell table:number-columns-repeated="1019"/>
        </table:table-row>
        <table:table-row table:style-name="ro1">
          <table:table-cell office:value-type="float" office:value="5.552294">
            <text:p>5,552294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004997">
            <text:p>0,004997</text:p>
          </table:table-cell>
          <table:table-cell office:value-type="float" office:value="-12.895">
            <text:p>-12,895</text:p>
          </table:table-cell>
          <table:table-cell table:number-columns-repeated="1019"/>
        </table:table-row>
        <table:table-row table:style-name="ro1">
          <table:table-cell office:value-type="float" office:value="4.16422">
            <text:p>4,16422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03748">
            <text:p>0,003748</text:p>
          </table:table-cell>
          <table:table-cell office:value-type="float" office:value="-12.895">
            <text:p>-12,895</text:p>
          </table:table-cell>
          <table:table-cell table:number-columns-repeated="1019"/>
        </table:table-row>
        <table:table-row table:style-name="ro1">
          <table:table-cell office:value-type="float" office:value="4.16422">
            <text:p>4,16422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003748">
            <text:p>0,003748</text:p>
          </table:table-cell>
          <table:table-cell office:value-type="float" office:value="-12.895">
            <text:p>-12,895</text:p>
          </table:table-cell>
          <table:table-cell table:number-columns-repeated="1019"/>
        </table:table-row>
        <table:table-row table:style-name="ro1" table:number-rows-repeated="10472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31T23:38:07.53</dc:date>
    <meta:document-statistic meta:table-count="1" meta:cell-count="6641" meta:object-count="0"/>
    <meta:generator>LibreOffice/4.0.4.2$Windows_x86 LibreOffice_project/9e9821abd0ffdbc09cd8c52eaa574fa09eb08f2</meta:generator>
  </office:meta>
</office:document-meta>
</file>